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Docs-Roboto" svg:font-family="Docs-Roboto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Normalny_32_2" style:data-style-name="N30">
      <style:table-cell-properties fo:border="thin solid #000000" fo:background-color="transparent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Normalny_32_3" style:data-style-name="N30">
      <style:table-cell-properties fo:border="thin solid #000000" fo:background-color="transparent"/>
      <style:text-properties style:font-name="Calibri" style:font-name-asian="Calibri" style:font-name-complex="Calibri"/>
    </style:style>
    <style:style style:name="ce6" style:family="table-cell" style:parent-style-name="Normalny_32_2" style:data-style-name="N30">
      <style:table-cell-properties fo:border="thin solid #000000" fo:background-color="transparent"/>
    </style:style>
    <style:style style:name="ce7" style:family="table-cell" style:parent-style-name="Normalny_32_3" style:data-style-name="N30">
      <style:table-cell-properties fo:border="thin solid #000000" fo:background-color="transparent"/>
    </style:style>
    <style:style style:name="ce8" style:family="table-cell" style:parent-style-name="Default" style:data-style-name="N0"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/>
      <style:text-properties fo:color="#434343" style:font-name="Docs-Roboto" style:font-name-asian="Docs-Roboto" style:font-name-complex="Docs-Roboto" fo:font-size="10pt" style:font-size-asian="10pt" style:font-size-complex="10pt"/>
    </style:style>
    <style:style style:name="ce15" style:family="table-cell" style:parent-style-name="Default" style:data-style-name="N0">
      <style:text-properties fo:color="#434343" style:font-name="Docs-Roboto" style:font-name-asian="Docs-Roboto" style:font-name-complex="Docs-Roboto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/>
      <style:text-properties style:font-name="Docs-Roboto" style:font-name-asian="Docs-Roboto" style:font-name-complex="Docs-Roboto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8" style:family="table-cell" style:parent-style-name="Normalny_32_3" style:data-style-name="N3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9" style:family="table-cell" style:parent-style-name="Normalny_32_3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20" style:family="table-cell" style:parent-style-name="Normalny_32_2" style:data-style-name="N30">
      <style:table-cell-properties fo:border="thin solid #000000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/>
      <style:text-properties fo:color="#434343"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/>
      <style:text-properties fo:font-style="italic" style:font-style-asian="italic" style:font-style-complex="italic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24" style:family="table-cell" style:parent-style-name="Normalny_32_2" style:data-style-name="N30">
      <style:table-cell-properties fo:border-top="thin solid #000000" fo:border-bottom="thin solid #000000" fo:border-left="thin solid #000000" fo:border-right="none" fo:background-color="transparent"/>
    </style:style>
    <style:style style:name="ce25" style:family="table-cell" style:parent-style-name="Normalny_32_2" style:data-style-name="N30">
      <style:table-cell-properties fo:border-top="thin solid #000000" fo:border-bottom="thin solid #000000" fo:border-left="thin solid #000000" fo:border-right="none" fo:background-color="transparent"/>
      <style:text-properties style:font-name="Calibri" style:font-name-asian="Calibri" style:font-name-complex="Calibri"/>
    </style:style>
    <style:style style:name="ce26" style:family="table-cell" style:parent-style-name="Normalny_32_3" style:data-style-name="N30">
      <style:table-cell-properties fo:border-top="thin solid #000000" fo:border-bottom="thin solid #000000" fo:border-left="thin solid #000000" fo:border-right="none" fo:background-color="transparen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tyle="italic" style:font-style-asian="italic" style:font-style-complex="italic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style="italic" style:font-style-asian="italic" style:font-style-complex="italic"/>
    </style:style>
    <style:style style:name="ce32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33" style:family="table-cell" style:parent-style-name="Default" style:data-style-name="N0">
      <style:text-properties fo:font-style="italic" style:font-style-asian="italic" style:font-style-complex="italic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0" style:family="table-cell" style:parent-style-name="Normalny_32_3" style:data-style-name="N3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1" style:family="table-cell" style:parent-style-name="Normalny_32_2" style:data-style-name="N30">
      <style:table-cell-properties fo:border-top="none" fo:border-bottom="thin solid #000000" fo:border-left="thin solid #000000" fo:border-right="thin solid #000000" fo:background-color="transparent"/>
      <style:text-properties style:font-name="Calibri" style:font-name-asian="Calibri" style:font-name-complex="Calibri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5" style:family="table-cell" style:parent-style-name="Normalny_32_3" style:data-style-name="N30">
      <style:table-cell-properties fo:border="thin solid #000000" style:vertical-align="automatic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8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49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</style:style>
    <style:style style:name="ce5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end" fo:margin-right="0cm"/>
    </style:style>
    <style:style style:name="ce53" style:family="table-cell" style:parent-style-name="Normalny_32_2" style:data-style-name="N30">
      <style:table-cell-properties fo:border="thin solid #000000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54" style:family="table-cell" style:parent-style-name="Normalny_32_2" style:data-style-name="N30">
      <style:table-cell-properties fo:border-top="thin solid #000000" fo:border-bottom="none" fo:border-left="thin solid #000000" fo:border-right="thin solid #000000" fo:background-color="transparent"/>
      <style:text-properties style:font-name="Calibri" style:font-name-asian="Calibri" style:font-name-complex="Calibri"/>
    </style:style>
    <style:style style:name="ce55" style:family="table-cell" style:parent-style-name="Normalny_32_2" style:data-style-name="N2">
      <style:table-cell-properties fo:border="thin solid #000000" fo:background-color="transparent"/>
    </style:style>
    <style:style style:name="ce56" style:family="table-cell" style:parent-style-name="Normalny_32_2" style:data-style-name="N30">
      <style:table-cell-properties fo:border-top="none" fo:border-bottom="none" fo:border-left="thin solid #000000" fo:border-right="none" fo:background-color="transparent"/>
      <style:text-properties style:font-name="Calibri" style:font-name-asian="Calibri" style:font-name-complex="Calibri"/>
    </style:style>
    <style:style style:name="ce57" style:family="table-cell" style:parent-style-name="Normalny_32_2" style:data-style-name="N0">
      <style:table-cell-properties fo:border="thin solid #000000" fo:background-color="transparent"/>
    </style:style>
    <style:style style:name="ce58" style:family="table-cell" style:parent-style-name="Normalny_32_2" style:data-style-name="N30">
      <style:table-cell-properties fo:border="thin solid #000000" fo:background-color="transparent"/>
      <style:text-properties fo:color="#FF0000" style:font-name="Calibri" style:font-name-asian="Calibri" style:font-name-complex="Calibri"/>
    </style:style>
    <style:style style:name="ce59" style:family="table-cell" style:parent-style-name="Normalny_32_2" style:data-style-name="N30">
      <style:table-cell-properties fo:border-top="thin solid #000000" fo:border-bottom="thin solid #000000" fo:border-left="thin solid #000000" fo:border-right="none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60" style:family="table-cell" style:parent-style-name="Normalny_32_2" style:data-style-name="N30">
      <style:table-cell-properties fo:border-top="thin solid #000000" fo:border-bottom="thin solid #000000" fo:border-left="none" fo:border-right="none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61" style:family="table-cell" style:parent-style-name="Normalny_32_2" style:data-style-name="N30">
      <style:table-cell-properties fo:border-top="thin solid #000000" fo:border-bottom="thin solid #000000" fo:border-left="none" fo:border-right="thin solid #000000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62" style:family="table-cell" style:parent-style-name="Normalny_32_2" style:data-style-name="N30">
      <style:table-cell-properties fo:border-top="none" fo:border-bottom="none" fo:border-left="thin solid #000000" fo:border-right="thin solid #000000" fo:background-color="transparent"/>
      <style:text-properties style:font-name="Calibri" style:font-name-asian="Calibri" style:font-name-complex="Calibri"/>
    </style:style>
    <style:style style:name="ce63" style:family="table-cell" style:parent-style-name="Normalny_32_2" style:data-style-name="N30">
      <style:table-cell-properties fo:border-top="thin solid #000000" fo:border-bottom="thin solid #000000" fo:border-left="none" fo:border-right="thin solid #000000" fo:background-color="transparent"/>
      <style:text-properties style:font-name="Calibri" style:font-name-asian="Calibri" style:font-name-complex="Calibri"/>
    </style:style>
    <style:style style:name="ce64" style:family="table-cell" style:parent-style-name="Normalny_32_2" style:data-style-name="N2">
      <style:table-cell-properties fo:border="thin solid #000000" fo:background-color="transparent"/>
      <style:text-properties style:font-name="Calibri" style:font-name-asian="Calibri" style:font-name-complex="Calibri"/>
    </style:style>
    <style:style style:name="ce65" style:family="table-cell" style:parent-style-name="Normalny_32_2" style:data-style-name="N0">
      <style:table-cell-properties fo:border="thin solid #000000" fo:background-color="transparent"/>
      <style:text-properties style:font-name="Calibri" style:font-name-asian="Calibri" style:font-name-complex="Calibri"/>
    </style:style>
    <style:style style:name="ce66" style:family="table-cell" style:parent-style-name="Normalny_32_2" style:data-style-name="N30">
      <style:table-cell-properties fo:border-top="none" fo:border-bottom="none" fo:border-left="thin solid #000000" fo:border-right="none" fo:background-color="transparent"/>
    </style:style>
    <style:style style:name="ce67" style:family="table-cell" style:parent-style-name="Normalny_32_2" style:data-style-name="N30">
      <style:table-cell-properties fo:border-top="thin solid #000000" fo:border-bottom="none" fo:border-left="thin solid #000000" fo:border-right="none" fo:background-color="transparent"/>
      <style:text-properties style:font-name="Calibri" style:font-name-asian="Calibri" style:font-name-complex="Calibri"/>
    </style:style>
    <style:style style:name="ce68" style:family="table-cell" style:parent-style-name="Default" style:data-style-name="N2">
      <style:table-cell-properties fo:border="thin solid #000000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/>
    </style:style>
    <style:style style:name="ce70" style:family="table-cell" style:parent-style-name="Normalny_32_2" style:data-style-name="N30">
      <style:table-cell-properties fo:background-color="transparent"/>
      <style:text-properties style:font-name="Calibri" style:font-name-asian="Calibri" style:font-name-complex="Calibri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/>
    </style:style>
    <style:style style:name="ce72" style:family="table-cell" style:parent-style-name="Default" style:data-style-name="N2">
      <style:table-cell-properties fo:border="thin solid #000000"/>
      <style:text-properties style:font-name="Calibri" style:font-name-asian="Calibri" style:font-name-complex="Calibri"/>
    </style:style>
    <style:style style:name="ce73" style:family="table-cell" style:parent-style-name="Normalny_32_3" style:data-style-name="N30">
      <style:table-cell-properties fo:border="thin solid #000000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74" style:family="table-cell" style:parent-style-name="Normalny_32_3" style:data-style-name="N2">
      <style:table-cell-properties fo:border="thin solid #000000" fo:background-color="transparent"/>
      <style:text-properties style:font-name="Calibri" style:font-name-asian="Calibri" style:font-name-complex="Calibri"/>
    </style:style>
    <style:style style:name="ce75" style:family="table-cell" style:parent-style-name="Normalny_32_3" style:data-style-name="N0">
      <style:table-cell-properties fo:border="thin solid #000000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5.291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25966666666667cm"/>
    </style:style>
    <style:style style:name="co4" style:family="table-column">
      <style:table-column-properties fo:break-before="auto" style:column-width="4.52966666666667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3495cm"/>
    </style:style>
    <style:style style:name="co7" style:family="table-column">
      <style:table-column-properties fo:break-before="auto" style:column-width="5.207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94216666666667cm"/>
    </style:style>
    <style:style style:name="co11" style:family="table-column">
      <style:table-column-properties fo:break-before="auto" style:column-width="3.09033333333333cm"/>
    </style:style>
    <style:style style:name="co12" style:family="table-column">
      <style:table-column-properties fo:break-before="auto" style:column-width="5.18583333333333cm"/>
    </style:style>
    <style:style style:name="co13" style:family="table-column">
      <style:table-column-properties fo:break-before="auto" style:column-width="3.302cm"/>
    </style:style>
    <style:style style:name="co14" style:family="table-column">
      <style:table-column-properties fo:break-before="auto" style:column-width="3.15383333333333cm"/>
    </style:style>
    <style:style style:name="co15" style:family="table-column">
      <style:table-column-properties fo:break-before="auto" style:column-width="4.953cm"/>
    </style:style>
    <style:style style:name="co16" style:family="table-column">
      <style:table-column-properties fo:break-before="auto" style:column-width="5.3975cm"/>
    </style:style>
    <style:style style:name="co17" style:family="table-column">
      <style:table-column-properties fo:break-before="auto" style:column-width="4.8895cm"/>
    </style:style>
    <style:style style:name="co18" style:family="table-column">
      <style:table-column-properties fo:break-before="auto" style:column-width="9.22866666666667cm"/>
    </style:style>
    <style:style style:name="co19" style:family="table-column">
      <style:table-column-properties fo:break-before="auto" style:column-width="4.10633333333333cm"/>
    </style:style>
    <style:style style:name="co20" style:family="table-column">
      <style:table-column-properties fo:break-before="auto" style:column-width="2.62466666666667cm"/>
    </style:style>
    <style:style style:name="co21" style:family="table-column">
      <style:table-column-properties fo:break-before="auto" style:column-width="6.858cm"/>
    </style:style>
    <style:style style:name="co22" style:family="table-column">
      <style:table-column-properties fo:break-before="auto" style:column-width="5.08cm"/>
    </style:style>
    <style:style style:name="co23" style:family="table-column">
      <style:table-column-properties fo:break-before="auto" style:column-width="6.477cm"/>
    </style:style>
    <style:style style:name="co24" style:family="table-column">
      <style:table-column-properties fo:break-before="auto" style:column-width="2.96333333333333cm"/>
    </style:style>
    <style:style style:name="co25" style:family="table-column">
      <style:table-column-properties fo:break-before="auto" style:column-width="4.14866666666667cm"/>
    </style:style>
    <style:style style:name="co26" style:family="table-column">
      <style:table-column-properties fo:break-before="auto" style:column-width="3.28083333333333cm"/>
    </style:style>
    <style:style style:name="co27" style:family="table-column">
      <style:table-column-properties fo:break-before="auto" style:column-width="7.38716666666667cm"/>
    </style:style>
    <style:style style:name="co28" style:family="table-column">
      <style:table-column-properties fo:break-before="auto" style:column-width="4.46616666666667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3.6195cm"/>
    </style:style>
    <style:style style:name="co31" style:family="table-column">
      <style:table-column-properties fo:break-before="auto" style:column-width="3.89466666666667cm"/>
    </style:style>
    <style:style style:name="co32" style:family="table-column">
      <style:table-column-properties fo:break-before="auto" style:column-width="1.67216666666667cm"/>
    </style:style>
    <style:style style:name="co33" style:family="table-column">
      <style:table-column-properties fo:break-before="auto" style:column-width="2.43416666666667cm"/>
    </style:style>
    <style:style style:name="co34" style:family="table-column">
      <style:table-column-properties fo:break-before="auto" style:column-width="9.29216666666667cm"/>
    </style:style>
    <style:style style:name="co35" style:family="table-column">
      <style:table-column-properties fo:break-before="auto" style:column-width="3.683cm"/>
    </style:style>
    <style:style style:name="co36" style:family="table-column">
      <style:table-column-properties fo:break-before="auto" style:column-width="6.35cm"/>
    </style:style>
    <style:style style:name="co37" style:family="table-column">
      <style:table-column-properties fo:break-before="auto" style:column-width="2.7305cm"/>
    </style:style>
    <style:style style:name="co38" style:family="table-column">
      <style:table-column-properties fo:break-before="auto" style:column-width="2.9845cm"/>
    </style:style>
    <style:style style:name="co39" style:family="table-column">
      <style:table-column-properties fo:break-before="auto" style:column-width="2.413cm"/>
    </style:style>
    <style:style style:name="co40" style:family="table-column">
      <style:table-column-properties fo:break-before="auto" style:column-width="1.82033333333333cm"/>
    </style:style>
    <style:style style:name="co41" style:family="table-column">
      <style:table-column-properties fo:break-before="auto" style:column-width="3.59833333333333cm"/>
    </style:style>
    <style:style style:name="co42" style:family="table-column">
      <style:table-column-properties fo:break-before="auto" style:column-width="8.59366666666667cm"/>
    </style:style>
    <style:style style:name="co43" style:family="table-column">
      <style:table-column-properties fo:break-before="auto" style:column-width="3.53483333333333cm"/>
    </style:style>
    <style:style style:name="co44" style:family="table-column">
      <style:table-column-properties fo:break-before="auto" style:column-width="9.652cm"/>
    </style:style>
    <style:style style:name="co45" style:family="table-column">
      <style:table-column-properties fo:break-before="auto" style:column-width="10.3928333333333cm"/>
    </style:style>
    <style:style style:name="co46" style:family="table-column">
      <style:table-column-properties fo:break-before="auto" style:column-width="3.70416666666667cm"/>
    </style:style>
    <style:style style:name="co47" style:family="table-column">
      <style:table-column-properties fo:break-before="auto" style:column-width="10.7103333333333cm"/>
    </style:style>
    <style:style style:name="co48" style:family="table-column">
      <style:table-column-properties fo:break-before="auto" style:column-width="10.8796666666667cm"/>
    </style:style>
    <style:style style:name="co49" style:family="table-column">
      <style:table-column-properties fo:break-before="auto" style:column-width="2.83633333333333cm"/>
    </style:style>
    <style:style style:name="co50" style:family="table-column">
      <style:table-column-properties fo:break-before="auto" style:column-width="10.922cm"/>
    </style:style>
    <style:style style:name="co51" style:family="table-column">
      <style:table-column-properties fo:break-before="auto" style:column-width="3.32316666666667cm"/>
    </style:style>
    <style:style style:name="co52" style:family="table-column">
      <style:table-column-properties fo:break-before="auto" style:column-width="3.38666666666667cm"/>
    </style:style>
    <style:style style:name="co53" style:family="table-column">
      <style:table-column-properties fo:break-before="auto" style:column-width="11.6628333333333cm"/>
    </style:style>
    <style:style style:name="co54" style:family="table-column">
      <style:table-column-properties fo:break-before="auto" style:column-width="11.557cm"/>
    </style:style>
    <style:style style:name="co55" style:family="table-column">
      <style:table-column-properties fo:break-before="auto" style:column-width="3.06916666666667cm"/>
    </style:style>
    <style:style style:name="co56" style:family="table-column">
      <style:table-column-properties fo:break-before="auto" style:column-width="11.0913333333333cm"/>
    </style:style>
    <style:style style:name="co57" style:family="table-column">
      <style:table-column-properties fo:break-before="auto" style:column-width="8.1915cm"/>
    </style:style>
    <style:style style:name="co58" style:family="table-column">
      <style:table-column-properties fo:break-before="auto" style:column-width="9.94833333333333cm"/>
    </style:style>
    <style:style style:name="co59" style:family="table-column">
      <style:table-column-properties fo:break-before="auto" style:column-width="8.8265cm"/>
    </style:style>
    <style:style style:name="co60" style:family="table-column">
      <style:table-column-properties fo:break-before="auto" style:column-width="9.41916666666667cm"/>
    </style:style>
    <style:style style:name="co61" style:family="table-column">
      <style:table-column-properties fo:break-before="auto" style:column-width="3.175cm"/>
    </style:style>
    <style:style style:name="co62" style:family="table-column">
      <style:table-column-properties fo:break-before="auto" style:column-width="8.6995cm"/>
    </style:style>
    <style:style style:name="co63" style:family="table-column">
      <style:table-column-properties fo:break-before="auto" style:column-width="10.3505cm"/>
    </style:style>
    <style:style style:name="co64" style:family="table-column">
      <style:table-column-properties fo:break-before="auto" style:column-width="3.429cm"/>
    </style:style>
    <style:style style:name="co65" style:family="table-column">
      <style:table-column-properties fo:break-before="auto" style:column-width="7.91633333333333cm"/>
    </style:style>
    <style:style style:name="co66" style:family="table-column">
      <style:table-column-properties fo:break-before="auto" style:column-width="11.9591666666667cm"/>
    </style:style>
    <style:style style:name="co67" style:family="table-column">
      <style:table-column-properties fo:break-before="auto" style:column-width="12.319cm"/>
    </style:style>
    <style:style style:name="co68" style:family="table-column">
      <style:table-column-properties fo:break-before="auto" style:column-width="7.62cm"/>
    </style:style>
    <style:style style:name="co69" style:family="table-column">
      <style:table-column-properties fo:break-before="auto" style:column-width="2.64583333333333cm"/>
    </style:style>
    <style:style style:name="co70" style:family="table-column">
      <style:table-column-properties fo:break-before="auto" style:column-width="12.2555cm"/>
    </style:style>
    <style:style style:name="co71" style:family="table-column">
      <style:table-column-properties fo:break-before="auto" style:column-width="5.48216666666667cm"/>
    </style:style>
    <style:style style:name="co72" style:family="table-column">
      <style:table-column-properties fo:break-before="auto" style:column-width="2.51883333333333cm"/>
    </style:style>
    <style:style style:name="co73" style:family="table-column">
      <style:table-column-properties fo:break-before="auto" style:column-width="5.5245cm"/>
    </style:style>
    <style:style style:name="co74" style:family="table-column">
      <style:table-column-properties fo:break-before="auto" style:column-width="3.3655cm"/>
    </style:style>
    <style:style style:name="co75" style:family="table-column">
      <style:table-column-properties fo:break-before="auto" style:column-width="6.90033333333333cm"/>
    </style:style>
    <style:style style:name="co76" style:family="table-column">
      <style:table-column-properties fo:break-before="auto" style:column-width="2.32833333333333cm"/>
    </style:style>
    <style:style style:name="co77" style:family="table-column">
      <style:table-column-properties fo:break-before="auto" style:column-width="2.77283333333333cm"/>
    </style:style>
    <style:style style:name="co78" style:family="table-column">
      <style:table-column-properties fo:break-before="auto" style:column-width="7.112cm"/>
    </style:style>
    <style:style style:name="co79" style:family="table-column">
      <style:table-column-properties fo:break-before="auto" style:column-width="6.75216666666667cm"/>
    </style:style>
    <style:style style:name="co80" style:family="table-column">
      <style:table-column-properties fo:break-before="auto" style:column-width="5.842cm"/>
    </style:style>
    <style:style style:name="co81" style:family="table-column">
      <style:table-column-properties fo:break-before="auto" style:column-width="2.667cm" style:use-optimal-column-width="true"/>
    </style:style>
    <style:style style:name="co82" style:family="table-column">
      <style:table-column-properties fo:break-before="auto" style:column-width="2.54cm"/>
    </style:style>
    <style:style style:name="co83" style:family="table-column">
      <style:table-column-properties fo:break-before="auto" style:column-width="5.16466666666667cm"/>
    </style:style>
    <style:style style:name="co84" style:family="table-column">
      <style:table-column-properties fo:break-before="auto" style:column-width="7.027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_TIME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RANSPARENT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2">
            <text:p>Time [s]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5</text:p>
          </table:table-cell>
          <table:table-cell office:value-type="float" office:value="519" table:style-name="ce4">
            <text:p>51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6</text:p>
          </table:table-cell>
          <table:table-cell office:value-type="float" office:value="461" table:style-name="ce4">
            <text:p>46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5</text:p>
          </table:table-cell>
          <table:table-cell office:value-type="float" office:value="456" table:style-name="ce4">
            <text:p>45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6</text:p>
          </table:table-cell>
          <table:table-cell office:value-type="float" office:value="561" table:style-name="ce4">
            <text:p>56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3</text:p>
          </table:table-cell>
          <table:table-cell office:value-type="float" office:value="435" table:style-name="ce4">
            <text:p>43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5</text:p>
          </table:table-cell>
          <table:table-cell office:value-type="float" office:value="555" table:style-name="ce4">
            <text:p>55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9</text:p>
          </table:table-cell>
          <table:table-cell office:value-type="float" office:value="525" table:style-name="ce4">
            <text:p>5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1</text:p>
          </table:table-cell>
          <table:table-cell office:value-type="float" office:value="432" table:style-name="ce4">
            <text:p>43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2</text:p>
          </table:table-cell>
          <table:table-cell office:value-type="float" office:value="520" table:style-name="ce4">
            <text:p>5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6</text:p>
          </table:table-cell>
          <table:table-cell office:value-type="float" office:value="440" table:style-name="ce4">
            <text:p>4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7</text:p>
          </table:table-cell>
          <table:table-cell office:value-type="float" office:value="470" table:style-name="ce4">
            <text:p>4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3</text:p>
          </table:table-cell>
          <table:table-cell office:value-type="float" office:value="492" table:style-name="ce4">
            <text:p>49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5</text:p>
          </table:table-cell>
          <table:table-cell office:value-type="float" office:value="463" table:style-name="ce4">
            <text:p>46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7</text:p>
          </table:table-cell>
          <table:table-cell office:value-type="float" office:value="567" table:style-name="ce4">
            <text:p>56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1</text:p>
          </table:table-cell>
          <table:table-cell office:value-type="float" office:value="458" table:style-name="ce4">
            <text:p>45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2</text:p>
          </table:table-cell>
          <table:table-cell office:value-type="float" office:value="434" table:style-name="ce4">
            <text:p>43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3</text:p>
          </table:table-cell>
          <table:table-cell office:value-type="float" office:value="529" table:style-name="ce4">
            <text:p>5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4</text:p>
          </table:table-cell>
          <table:table-cell office:value-type="float" office:value="489" table:style-name="ce4">
            <text:p>48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9</text:p>
          </table:table-cell>
          <table:table-cell office:value-type="float" office:value="557" table:style-name="ce4">
            <text:p>55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0</text:p>
          </table:table-cell>
          <table:table-cell office:value-type="float" office:value="631" table:style-name="ce4">
            <text:p>63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6</text:p>
          </table:table-cell>
          <table:table-cell office:value-type="float" office:value="506" table:style-name="ce4">
            <text:p>50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7</text:p>
          </table:table-cell>
          <table:table-cell office:value-type="float" office:value="542" table:style-name="ce4">
            <text:p>54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1</text:p>
          </table:table-cell>
          <table:table-cell office:value-type="float" office:value="630" table:style-name="ce4">
            <text:p>6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5</text:p>
          </table:table-cell>
          <table:table-cell office:value-type="float" office:value="545" table:style-name="ce4">
            <text:p>54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9<text:s/></text:p>
          </table:table-cell>
          <table:table-cell office:value-type="float" office:value="537" table:style-name="ce4">
            <text:p>53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2</text:p>
          </table:table-cell>
          <table:table-cell office:value-type="float" office:value="592" table:style-name="ce4">
            <text:p>59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3</text:p>
          </table:table-cell>
          <table:table-cell office:value-type="float" office:value="465" table:style-name="ce4">
            <text:p>46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4</text:p>
          </table:table-cell>
          <table:table-cell office:value-type="float" office:value="483" table:style-name="ce4">
            <text:p>48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5</text:p>
          </table:table-cell>
          <table:table-cell office:value-type="float" office:value="417" table:style-name="ce4">
            <text:p>4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8</text:p>
          </table:table-cell>
          <table:table-cell office:value-type="float" office:value="435" table:style-name="ce4">
            <text:p>43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9</text:p>
          </table:table-cell>
          <table:table-cell office:value-type="float" office:value="510" table:style-name="ce4">
            <text:p>5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10</text:p>
          </table:table-cell>
          <table:table-cell office:value-type="float" office:value="388" table:style-name="ce4">
            <text:p>38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11</text:p>
          </table:table-cell>
          <table:table-cell office:value-type="float" office:value="501" table:style-name="ce4">
            <text:p>50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2</text:p>
          </table:table-cell>
          <table:table-cell office:value-type="float" office:value="418" table:style-name="ce4">
            <text:p>41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3</text:p>
          </table:table-cell>
          <table:table-cell office:value-type="float" office:value="481" table:style-name="ce4">
            <text:p>48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4</text:p>
          </table:table-cell>
          <table:table-cell office:value-type="float" office:value="438" table:style-name="ce4">
            <text:p>43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30</text:p>
          </table:table-cell>
          <table:table-cell office:value-type="float" office:value="583" table:style-name="ce4">
            <text:p>58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31</text:p>
          </table:table-cell>
          <table:table-cell office:value-type="float" office:value="447" table:style-name="ce4">
            <text:p>44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32</text:p>
          </table:table-cell>
          <table:table-cell office:value-type="float" office:value="428" table:style-name="ce4">
            <text:p>42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36</text:p>
          </table:table-cell>
          <table:table-cell office:value-type="float" office:value="431" table:style-name="ce4">
            <text:p>43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39</text:p>
          </table:table-cell>
          <table:table-cell office:value-type="float" office:value="603" table:style-name="ce4">
            <text:p>60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0</text:p>
          </table:table-cell>
          <table:table-cell office:value-type="float" office:value="415" table:style-name="ce4">
            <text:p>41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2</text:p>
          </table:table-cell>
          <table:table-cell office:value-type="float" office:value="446" table:style-name="ce4">
            <text:p>44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4</text:p>
          </table:table-cell>
          <table:table-cell office:value-type="float" office:value="418" table:style-name="ce4">
            <text:p>41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5</text:p>
          </table:table-cell>
          <table:table-cell office:value-type="float" office:value="450" table:style-name="ce4">
            <text:p>4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0</text:p>
          </table:table-cell>
          <table:table-cell office:value-type="float" office:value="399" table:style-name="ce4">
            <text:p>39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2</text:p>
          </table:table-cell>
          <table:table-cell office:value-type="float" office:value="510" table:style-name="ce4">
            <text:p>5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5</text:p>
          </table:table-cell>
          <table:table-cell office:value-type="float" office:value="476" table:style-name="ce4">
            <text:p>47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9</text:p>
          </table:table-cell>
          <table:table-cell office:value-type="float" office:value="482" table:style-name="ce4">
            <text:p>48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2<text:s/></text:p>
          </table:table-cell>
          <table:table-cell office:value-type="float" office:value="496" table:style-name="ce4">
            <text:p>49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3</text:p>
          </table:table-cell>
          <table:table-cell office:value-type="float" office:value="362" table:style-name="ce4">
            <text:p>36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1</text:p>
          </table:table-cell>
          <table:table-cell office:value-type="float" office:value="444" table:style-name="ce4">
            <text:p>444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88</text:p>
          </table:table-cell>
          <table:table-cell office:value-type="float" office:value="511" table:style-name="ce4">
            <text:p>51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201</text:p>
          </table:table-cell>
          <table:table-cell office:value-type="float" office:value="700" table:style-name="ce4">
            <text:p>700</text:p>
          </table:table-cell>
          <table:table-cell table:number-columns-repeated="16382"/>
        </table:table-row>
        <table:table-row table:number-rows-repeated="1048520" table:style-name="ro2">
          <table:table-cell table:number-columns-repeated="16384"/>
        </table:table-row>
      </table:table>
      <table:table table:name="R_TIME" table:style-name="ta1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ED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2">
            <text:p>Time [s]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1</text:p>
          </table:table-cell>
          <table:table-cell office:value-type="float" office:value="630" table:style-name="ce4">
            <text:p>6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2</text:p>
          </table:table-cell>
          <table:table-cell office:value-type="float" office:value="482" table:style-name="ce4">
            <text:p>48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9</text:p>
          </table:table-cell>
          <table:table-cell office:value-type="float" office:value="524" table:style-name="ce4">
            <text:p>5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2</text:p>
          </table:table-cell>
          <table:table-cell office:value-type="float" office:value="505" table:style-name="ce4">
            <text:p>50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3</text:p>
          </table:table-cell>
          <table:table-cell office:value-type="float" office:value="525" table:style-name="ce4">
            <text:p>5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7</text:p>
          </table:table-cell>
          <table:table-cell office:value-type="float" office:value="529" table:style-name="ce4">
            <text:p>5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0</text:p>
          </table:table-cell>
          <table:table-cell office:value-type="float" office:value="468" table:style-name="ce4">
            <text:p>46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2</text:p>
          </table:table-cell>
          <table:table-cell office:value-type="float" office:value="686" table:style-name="ce4">
            <text:p>68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7</text:p>
          </table:table-cell>
          <table:table-cell office:value-type="float" office:value="450" table:style-name="ce4">
            <text:p>4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4</text:p>
          </table:table-cell>
          <table:table-cell office:value-type="float" office:value="550" table:style-name="ce4">
            <text:p>5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5</text:p>
          </table:table-cell>
          <table:table-cell office:value-type="float" office:value="490" table:style-name="ce4">
            <text:p>49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0</text:p>
          </table:table-cell>
          <table:table-cell office:value-type="float" office:value="441" table:style-name="ce4">
            <text:p>44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2</text:p>
          </table:table-cell>
          <table:table-cell office:value-type="float" office:value="509" table:style-name="ce4">
            <text:p>50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6</text:p>
          </table:table-cell>
          <table:table-cell office:value-type="float" office:value="490" table:style-name="ce4">
            <text:p>49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0</text:p>
          </table:table-cell>
          <table:table-cell office:value-type="float" office:value="472" table:style-name="ce4">
            <text:p>47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2</text:p>
          </table:table-cell>
          <table:table-cell office:value-type="float" office:value="442" table:style-name="ce4">
            <text:p>44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6</text:p>
          </table:table-cell>
          <table:table-cell office:value-type="float" office:value="494" table:style-name="ce4">
            <text:p>49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0</text:p>
          </table:table-cell>
          <table:table-cell office:value-type="float" office:value="462" table:style-name="ce4">
            <text:p>46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5</text:p>
          </table:table-cell>
          <table:table-cell office:value-type="float" office:value="519" table:style-name="ce4">
            <text:p>51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9</text:p>
          </table:table-cell>
          <table:table-cell office:value-type="float" office:value="519" table:style-name="ce4">
            <text:p>51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0</text:p>
          </table:table-cell>
          <table:table-cell office:value-type="float" office:value="482" table:style-name="ce4">
            <text:p>48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3</text:p>
          </table:table-cell>
          <table:table-cell office:value-type="float" office:value="435" table:style-name="ce4">
            <text:p>43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4</text:p>
          </table:table-cell>
          <table:table-cell office:value-type="float" office:value="482" table:style-name="ce4">
            <text:p>48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0</text:p>
          </table:table-cell>
          <table:table-cell office:value-type="float" office:value="415" table:style-name="ce4">
            <text:p>41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1</text:p>
          </table:table-cell>
          <table:table-cell office:value-type="float" office:value="473" table:style-name="ce4">
            <text:p>47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8</text:p>
          </table:table-cell>
          <table:table-cell office:value-type="float" office:value="452" table:style-name="ce4">
            <text:p>45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9</text:p>
          </table:table-cell>
          <table:table-cell office:value-type="float" office:value="489" table:style-name="ce4">
            <text:p>48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1</text:p>
          </table:table-cell>
          <table:table-cell office:value-type="float" office:value="449" table:style-name="ce4">
            <text:p>44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19</text:p>
          </table:table-cell>
          <table:table-cell office:value-type="float" office:value="631" table:style-name="ce4">
            <text:p>63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7</text:p>
          </table:table-cell>
          <table:table-cell office:value-type="float" office:value="402" table:style-name="ce4">
            <text:p>40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8</text:p>
          </table:table-cell>
          <table:table-cell office:value-type="float" office:value="446" table:style-name="ce4">
            <text:p>44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9</text:p>
          </table:table-cell>
          <table:table-cell office:value-type="float" office:value="471" table:style-name="ce4">
            <text:p>47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34</text:p>
          </table:table-cell>
          <table:table-cell office:value-type="float" office:value="510" table:style-name="ce4">
            <text:p>5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1</text:p>
          </table:table-cell>
          <table:table-cell office:value-type="float" office:value="480" table:style-name="ce4">
            <text:p>48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6</text:p>
          </table:table-cell>
          <table:table-cell office:value-type="float" office:value="409" table:style-name="ce4">
            <text:p>40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7</text:p>
          </table:table-cell>
          <table:table-cell office:value-type="float" office:value="414" table:style-name="ce4">
            <text:p>41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8</text:p>
          </table:table-cell>
          <table:table-cell office:value-type="float" office:value="407" table:style-name="ce4">
            <text:p>40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1</text:p>
          </table:table-cell>
          <table:table-cell office:value-type="float" office:value="566" table:style-name="ce4">
            <text:p>56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4</text:p>
          </table:table-cell>
          <table:table-cell office:value-type="float" office:value="424" table:style-name="ce4">
            <text:p>4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8</text:p>
          </table:table-cell>
          <table:table-cell office:value-type="float" office:value="511" table:style-name="ce4">
            <text:p>51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0</text:p>
          </table:table-cell>
          <table:table-cell office:value-type="float" office:value="497" table:style-name="ce4">
            <text:p>49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1</text:p>
          </table:table-cell>
          <table:table-cell office:value-type="float" office:value="628" table:style-name="ce4">
            <text:p>62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3</text:p>
          </table:table-cell>
          <table:table-cell office:value-type="float" office:value="501" table:style-name="ce4">
            <text:p>50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4</text:p>
          </table:table-cell>
          <table:table-cell office:value-type="float" office:value="474" table:style-name="ce4">
            <text:p>47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5</text:p>
          </table:table-cell>
          <table:table-cell office:value-type="float" office:value="492" table:style-name="ce4">
            <text:p>49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6</text:p>
          </table:table-cell>
          <table:table-cell office:value-type="float" office:value="425" table:style-name="ce4">
            <text:p>4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9</text:p>
          </table:table-cell>
          <table:table-cell office:value-type="float" office:value="432" table:style-name="ce4">
            <text:p>43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0</text:p>
          </table:table-cell>
          <table:table-cell office:value-type="float" office:value="505" table:style-name="ce4">
            <text:p>50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7</text:p>
          </table:table-cell>
          <table:table-cell office:value-type="float" office:value="590" table:style-name="ce4">
            <text:p>59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9</text:p>
          </table:table-cell>
          <table:table-cell office:value-type="float" office:value="519" table:style-name="ce4">
            <text:p>51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4</text:p>
          </table:table-cell>
          <table:table-cell office:value-type="float" office:value="383" table:style-name="ce4">
            <text:p>38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6</text:p>
          </table:table-cell>
          <table:table-cell office:value-type="float" office:value="370" table:style-name="ce4">
            <text:p>37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0</text:p>
          </table:table-cell>
          <table:table-cell office:value-type="float" office:value="448" table:style-name="ce4">
            <text:p>44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2</text:p>
          </table:table-cell>
          <table:table-cell office:value-type="float" office:value="492" table:style-name="ce4">
            <text:p>49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6</text:p>
          </table:table-cell>
          <table:table-cell office:value-type="float" office:value="501" table:style-name="ce4">
            <text:p>50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7</text:p>
          </table:table-cell>
          <table:table-cell office:value-type="float" office:value="409" table:style-name="ce4">
            <text:p>409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200</text:p>
          </table:table-cell>
          <table:table-cell office:value-type="float" office:value="492" table:style-name="ce4">
            <text:p>492</text:p>
          </table:table-cell>
          <table:table-cell table:number-columns-repeated="16382"/>
        </table:table-row>
        <table:table-row table:number-rows-repeated="1048517" table:style-name="ro2">
          <table:table-cell table:number-columns-repeated="16384"/>
        </table:table-row>
      </table:table>
      <table:table table:name="Y_TIME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YELLOW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2">
            <text:p>Time [s]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03</text:p>
          </table:table-cell>
          <table:table-cell office:value-type="float" office:value="526" table:style-name="ce4">
            <text:p>52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04</text:p>
          </table:table-cell>
          <table:table-cell office:value-type="float" office:value="528" table:style-name="ce4">
            <text:p>52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08</text:p>
          </table:table-cell>
          <table:table-cell office:value-type="float" office:value="635" table:style-name="ce4">
            <text:p>63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1</text:p>
          </table:table-cell>
          <table:table-cell office:value-type="float" office:value="543" table:style-name="ce4">
            <text:p>54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8</text:p>
          </table:table-cell>
          <table:table-cell office:value-type="float" office:value="477" table:style-name="ce4">
            <text:p>47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9</text:p>
          </table:table-cell>
          <table:table-cell office:value-type="float" office:value="556" table:style-name="ce4">
            <text:p>55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4</text:p>
          </table:table-cell>
          <table:table-cell office:value-type="float" office:value="435" table:style-name="ce4">
            <text:p>43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6</text:p>
          </table:table-cell>
          <table:table-cell office:value-type="float" office:value="448" table:style-name="ce4">
            <text:p>44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8</text:p>
          </table:table-cell>
          <table:table-cell office:value-type="float" office:value="436" table:style-name="ce4">
            <text:p>43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0</text:p>
          </table:table-cell>
          <table:table-cell office:value-type="float" office:value="491" table:style-name="ce4">
            <text:p>49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8</text:p>
          </table:table-cell>
          <table:table-cell office:value-type="float" office:value="527" table:style-name="ce4">
            <text:p>52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9</text:p>
          </table:table-cell>
          <table:table-cell office:value-type="float" office:value="420" table:style-name="ce4">
            <text:p>42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4</text:p>
          </table:table-cell>
          <table:table-cell office:value-type="float" office:value="483" table:style-name="ce4">
            <text:p>48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8</text:p>
          </table:table-cell>
          <table:table-cell office:value-type="float" office:value="476" table:style-name="ce4">
            <text:p>47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3</text:p>
          </table:table-cell>
          <table:table-cell office:value-type="float" office:value="456" table:style-name="ce4">
            <text:p>45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4</text:p>
          </table:table-cell>
          <table:table-cell office:value-type="float" office:value="462" table:style-name="ce4">
            <text:p>46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8</text:p>
          </table:table-cell>
          <table:table-cell office:value-type="float" office:value="425" table:style-name="ce4">
            <text:p>42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9</text:p>
          </table:table-cell>
          <table:table-cell office:value-type="float" office:value="475" table:style-name="ce4">
            <text:p>47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5</text:p>
          </table:table-cell>
          <table:table-cell office:value-type="float" office:value="503" table:style-name="ce4">
            <text:p>50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6</text:p>
          </table:table-cell>
          <table:table-cell office:value-type="float" office:value="483" table:style-name="ce4">
            <text:p>48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7</text:p>
          </table:table-cell>
          <table:table-cell office:value-type="float" office:value="475" table:style-name="ce4">
            <text:p>47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2</text:p>
          </table:table-cell>
          <table:table-cell office:value-type="float" office:value="556" table:style-name="ce4">
            <text:p>55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3</text:p>
          </table:table-cell>
          <table:table-cell office:value-type="float" office:value="445" table:style-name="ce4">
            <text:p>44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8</text:p>
          </table:table-cell>
          <table:table-cell office:value-type="float" office:value="570" table:style-name="ce4">
            <text:p>57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2</text:p>
          </table:table-cell>
          <table:table-cell office:value-type="float" office:value="531" table:style-name="ce4">
            <text:p>53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6</text:p>
          </table:table-cell>
          <table:table-cell office:value-type="float" office:value="512" table:style-name="ce4">
            <text:p>51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7</text:p>
          </table:table-cell>
          <table:table-cell office:value-type="float" office:value="429" table:style-name="ce4">
            <text:p>42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8</text:p>
          </table:table-cell>
          <table:table-cell office:value-type="float" office:value="509" table:style-name="ce4">
            <text:p>50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4</text:p>
          </table:table-cell>
          <table:table-cell office:value-type="float" office:value="451" table:style-name="ce4">
            <text:p>45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6</text:p>
          </table:table-cell>
          <table:table-cell office:value-type="float" office:value="462" table:style-name="ce4">
            <text:p>46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0</text:p>
          </table:table-cell>
          <table:table-cell office:value-type="float" office:value="446" table:style-name="ce4">
            <text:p>44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2</text:p>
          </table:table-cell>
          <table:table-cell office:value-type="float" office:value="531" table:style-name="ce4">
            <text:p>53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3</text:p>
          </table:table-cell>
          <table:table-cell office:value-type="float" office:value="450" table:style-name="ce4">
            <text:p>45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7</text:p>
          </table:table-cell>
          <table:table-cell office:value-type="float" office:value="480" table:style-name="ce4">
            <text:p>48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5</text:p>
          </table:table-cell>
          <table:table-cell office:value-type="float" office:value="529" table:style-name="ce4">
            <text:p>52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0</text:p>
          </table:table-cell>
          <table:table-cell office:value-type="float" office:value="534" table:style-name="ce4">
            <text:p>53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5</text:p>
          </table:table-cell>
          <table:table-cell office:value-type="float" office:value="407" table:style-name="ce4">
            <text:p>40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6</text:p>
          </table:table-cell>
          <table:table-cell office:value-type="float" office:value="386" table:style-name="ce4">
            <text:p>38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3</text:p>
          </table:table-cell>
          <table:table-cell office:value-type="float" office:value="424" table:style-name="ce4">
            <text:p>42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5</text:p>
          </table:table-cell>
          <table:table-cell office:value-type="float" office:value="391" table:style-name="ce4">
            <text:p>39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9</text:p>
          </table:table-cell>
          <table:table-cell office:value-type="float" office:value="437" table:style-name="ce4">
            <text:p>43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3</text:p>
          </table:table-cell>
          <table:table-cell office:value-type="float" office:value="388" table:style-name="ce4">
            <text:p>38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6</text:p>
          </table:table-cell>
          <table:table-cell office:value-type="float" office:value="381" table:style-name="ce4">
            <text:p>38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7</text:p>
          </table:table-cell>
          <table:table-cell office:value-type="float" office:value="534" table:style-name="ce4">
            <text:p>53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67</text:p>
          </table:table-cell>
          <table:table-cell office:value-type="float" office:value="372" table:style-name="ce4">
            <text:p>37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68</text:p>
          </table:table-cell>
          <table:table-cell office:value-type="float" office:value="545" table:style-name="ce4">
            <text:p>54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71</text:p>
          </table:table-cell>
          <table:table-cell office:value-type="float" office:value="492" table:style-name="ce4">
            <text:p>49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73</text:p>
          </table:table-cell>
          <table:table-cell office:value-type="float" office:value="385" table:style-name="ce4">
            <text:p>38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75</text:p>
          </table:table-cell>
          <table:table-cell office:value-type="float" office:value="470" table:style-name="ce4">
            <text:p>47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76</text:p>
          </table:table-cell>
          <table:table-cell office:value-type="float" office:value="399" table:style-name="ce4">
            <text:p>39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0</text:p>
          </table:table-cell>
          <table:table-cell office:value-type="float" office:value="503" table:style-name="ce4">
            <text:p>50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2</text:p>
          </table:table-cell>
          <table:table-cell office:value-type="float" office:value="430" table:style-name="ce4">
            <text:p>43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5</text:p>
          </table:table-cell>
          <table:table-cell office:value-type="float" office:value="508" table:style-name="ce4">
            <text:p>50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87</text:p>
          </table:table-cell>
          <table:table-cell office:value-type="float" office:value="492" table:style-name="ce4">
            <text:p>49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91</text:p>
          </table:table-cell>
          <table:table-cell office:value-type="float" office:value="561" table:style-name="ce4">
            <text:p>56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93</text:p>
          </table:table-cell>
          <table:table-cell office:value-type="float" office:value="469" table:style-name="ce4">
            <text:p>46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98</text:p>
          </table:table-cell>
          <table:table-cell office:value-type="float" office:value="427" table:style-name="ce4">
            <text:p>42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99</text:p>
          </table:table-cell>
          <table:table-cell office:value-type="float" office:value="449" table:style-name="ce4">
            <text:p>449</text:p>
          </table:table-cell>
          <table:table-cell table:number-columns-repeated="16382"/>
        </table:table-row>
        <table:table-row table:number-rows-repeated="1048516" table:style-name="ro2">
          <table:table-cell table:number-columns-repeated="16384"/>
        </table:table-row>
      </table:table>
      <table:table table:name="K_TIME" table:style-name="ta1">
        <table:table-column table:style-name="co5" table:default-cell-style-name="ce1"/>
        <table:table-column table:style-name="co6" table:default-cell-style-name="ce8"/>
        <table:table-column table:style-name="co2" table:default-cell-style-name="ce1"/>
        <table:table-column table:style-name="co7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EXCLUDED DATA</text:p>
          </table:table-cell>
          <table:table-cell table:style-name="ce8"/>
          <table:table-cell table:number-columns-repeated="16382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9">
            <text:p>TIME min: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07</text:p>
          </table:table-cell>
          <table:table-cell office:value-type="string" table:style-name="ce11">
            <text:p>x</text:p>
          </table:table-cell>
          <table:table-cell table:style-name="ce1"/>
          <table:table-cell office:value-type="string" table:style-name="ce1">
            <text:p>x- no data / resignation / error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010</text:p>
          </table:table-cell>
          <table:table-cell office:value-type="time" office:time-value="PT7H59M0S" table:style-name="ce12">
            <text:p>07:5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14</text:p>
          </table:table-cell>
          <table:table-cell office:value-type="time" office:time-value="PT8H25M0S" table:style-name="ce12">
            <text:p>08: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21</text:p>
          </table:table-cell>
          <table:table-cell office:value-type="time" office:time-value="PT7H41M0S" table:style-name="ce12">
            <text:p>07: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33</text:p>
          </table:table-cell>
          <table:table-cell office:value-type="time" office:time-value="PT7H39M0S" table:style-name="ce12">
            <text:p>07: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41</text:p>
          </table:table-cell>
          <table:table-cell office:value-type="time" office:time-value="PT6H51M0S" table:style-name="ce12">
            <text:p>06: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49</text:p>
          </table:table-cell>
          <table:table-cell office:value-type="time" office:time-value="PT8H29M0S" table:style-name="ce12">
            <text:p>08: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55</text:p>
          </table:table-cell>
          <table:table-cell office:value-type="string" table:style-name="ce12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57</text:p>
          </table:table-cell>
          <table:table-cell office:value-type="time" office:time-value="PT7H20M0S" table:style-name="ce12">
            <text:p>07: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61</text:p>
          </table:table-cell>
          <table:table-cell office:value-type="time" office:time-value="PT8H37M0S" table:style-name="ce12">
            <text:p>08: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68</text:p>
          </table:table-cell>
          <table:table-cell office:value-type="time" office:time-value="PT7H52M0S" table:style-name="ce12">
            <text:p>07:5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71</text:p>
          </table:table-cell>
          <table:table-cell office:value-type="string" table:style-name="ce11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74</text:p>
          </table:table-cell>
          <table:table-cell office:value-type="string" table:style-name="ce11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95</text:p>
          </table:table-cell>
          <table:table-cell office:value-type="time" office:time-value="PT6H52M0S" table:style-name="ce12">
            <text:p>06:5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97</text:p>
          </table:table-cell>
          <table:table-cell office:value-type="time" office:time-value="PT8H11M0S" table:style-name="ce12">
            <text:p>08:1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06</text:p>
          </table:table-cell>
          <table:table-cell office:value-type="time" office:time-value="PT7H42M0S" table:style-name="ce12">
            <text:p>07:4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2</text:p>
          </table:table-cell>
          <table:table-cell office:value-type="time" office:time-value="PT9H11M0S" table:style-name="ce12">
            <text:p>09:1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3</text:p>
          </table:table-cell>
          <table:table-cell office:value-type="time" office:time-value="PT9H10M0S" table:style-name="ce12">
            <text:p>09:10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4</text:p>
          </table:table-cell>
          <table:table-cell office:value-type="time" office:time-value="PT8H32M0S" table:style-name="ce12">
            <text:p>08:3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6</text:p>
          </table:table-cell>
          <table:table-cell office:value-type="time" office:time-value="PT10H21M0S" table:style-name="ce12">
            <text:p>10:2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7</text:p>
          </table:table-cell>
          <table:table-cell office:value-type="time" office:time-value="PT7H52M0S" table:style-name="ce12">
            <text:p>07:5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8</text:p>
          </table:table-cell>
          <table:table-cell office:value-type="time" office:time-value="PT7H28M0S" table:style-name="ce12">
            <text:p>07:28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21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37</text:p>
          </table:table-cell>
          <table:table-cell office:value-type="time" office:time-value="PT6H59M0S" table:style-name="ce12">
            <text:p>06:59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38</text:p>
          </table:table-cell>
          <table:table-cell office:value-type="time" office:time-value="PT6H50M0S" table:style-name="ce12">
            <text:p>06:50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43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62</text:p>
          </table:table-cell>
          <table:table-cell office:value-type="time" office:time-value="PT6H29M0S" table:style-name="ce12">
            <text:p>06:29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74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78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94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95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number-rows-repeated="126" table:style-name="ro1">
          <table:table-cell table:style-name="ce8"/>
          <table:table-cell table:number-columns-repeated="16383" table:style-name="ce1"/>
        </table:table-row>
        <table:table-row table:number-rows-repeated="1048417" table:style-name="ro1">
          <table:table-cell table:number-columns-repeated="16384"/>
        </table:table-row>
      </table:table>
      <table:table table:name="T_CALIBRATION" table:style-name="ta1">
        <table:table-column table:style-name="co8" table:default-cell-style-name="ce1"/>
        <table:table-column table:style-name="co9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RANSPRENT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NR CALIBRATION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05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06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5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6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3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5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9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1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2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6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7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3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5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7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1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2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3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4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9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0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6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7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1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5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9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2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3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4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5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8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9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0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1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2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3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4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0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1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2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6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9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0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2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4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5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0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2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5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9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2<text:s/>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3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1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88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201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  <table:table table:name="R_CALIBRATION" table:style-name="ta1">
        <table:table-column table:style-name="co10" table:default-cell-style-name="ce1"/>
        <table:table-column table:style-name="co11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RED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NR CALIBRATION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1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2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9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2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3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7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0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2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7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4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5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0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2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6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0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2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6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0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5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9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0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3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4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0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1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8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9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1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19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8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9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34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7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1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6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7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8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1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4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8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0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1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3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4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5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6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9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0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7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9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6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4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0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2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6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7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200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number-rows-repeated="1048517" table:style-name="ro1">
          <table:table-cell table:number-columns-repeated="16384"/>
        </table:table-row>
      </table:table>
      <table:table table:name="Y_CALIBRATION" table:style-name="ta1">
        <table:table-column table:style-name="co12" table:default-cell-style-name="ce1"/>
        <table:table-column table:style-name="co13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YELLOW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NR CALIBRATION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3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4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8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2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1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8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9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4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6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8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0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8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9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4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8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3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4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8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9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5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6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7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2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3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8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2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6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7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8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4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6</text:p>
          </table:table-cell>
          <table:table-cell office:value-type="float" office:value="1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00</text:p>
          </table:table-cell>
          <table:table-cell office:value-type="float" office:value="1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03</text:p>
          </table:table-cell>
          <table:table-cell office:value-type="float" office:value="1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07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15</text:p>
          </table:table-cell>
          <table:table-cell office:value-type="float" office:value="1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20</text:p>
          </table:table-cell>
          <table:table-cell office:value-type="float" office:value="1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25</text:p>
          </table:table-cell>
          <table:table-cell office:value-type="float" office:value="2" table:style-name="ce4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26</text:p>
          </table:table-cell>
          <table:table-cell office:value-type="float" office:value="2" table:style-name="ce4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33</text:p>
          </table:table-cell>
          <table:table-cell office:value-type="float" office:value="1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35</text:p>
          </table:table-cell>
          <table:table-cell office:value-type="float" office:value="1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49</text:p>
          </table:table-cell>
          <table:table-cell office:value-type="float" office:value="2" table:style-name="ce4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53</text:p>
          </table:table-cell>
          <table:table-cell office:value-type="float" office:value="1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56</text:p>
          </table:table-cell>
          <table:table-cell office:value-type="float" office:value="1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57</text:p>
          </table:table-cell>
          <table:table-cell office:value-type="float" office:value="1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67</text:p>
          </table:table-cell>
          <table:table-cell office:value-type="float" office:value="1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68</text:p>
          </table:table-cell>
          <table:table-cell office:value-type="float" office:value="3" table:style-name="ce4">
            <text:p>3</text:p>
          </table:table-cell>
          <table:table-cell table:number-columns-repeated="5" table:style-name="ce1"/>
          <table:table-cell office:value-type="float" office:value="0" table:formula="of:=+COM.MICROSOFT.SINGLE([.H48:.HH50]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P171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6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3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5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0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2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5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87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1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3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8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9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number-rows-repeated="1048516" table:style-name="ro1">
          <table:table-cell table:number-columns-repeated="16384"/>
        </table:table-row>
      </table:table>
      <table:table table:name="K_CALIBRATION" table:style-name="ta1">
        <table:table-column table:style-name="co10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EXCLUDE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NR CALIBRATIO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07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">
            <text:p>x- no data / resignation / error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010</text:p>
          </table:table-cell>
          <table:table-cell office:value-type="float" office:value="1" table:style-name="ce1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14</text:p>
          </table:table-cell>
          <table:table-cell office:value-type="float" office:value="1" table:style-name="ce1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21</text:p>
          </table:table-cell>
          <table:table-cell office:value-type="float" office:value="1" table:style-name="ce1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33</text:p>
          </table:table-cell>
          <table:table-cell office:value-type="float" office:value="1" table:style-name="ce1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41</text:p>
          </table:table-cell>
          <table:table-cell office:value-type="float" office:value="1" table:style-name="ce1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49</text:p>
          </table:table-cell>
          <table:table-cell office:value-type="float" office:value="2" table:style-name="ce1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55</text:p>
          </table:table-cell>
          <table:table-cell office:value-type="float" office:value="1" table:style-name="ce1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57</text:p>
          </table:table-cell>
          <table:table-cell office:value-type="float" office:value="1" table:style-name="ce1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61</text:p>
          </table:table-cell>
          <table:table-cell office:value-type="float" office:value="1" table:style-name="ce1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68</text:p>
          </table:table-cell>
          <table:table-cell office:value-type="float" office:value="1" table:style-name="ce1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71</text:p>
          </table:table-cell>
          <table:table-cell office:value-type="string" table:style-name="ce11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74</text:p>
          </table:table-cell>
          <table:table-cell office:value-type="float" office:value="1" table:style-name="ce1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95</text:p>
          </table:table-cell>
          <table:table-cell office:value-type="float" office:value="1" table:style-name="ce1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97</text:p>
          </table:table-cell>
          <table:table-cell office:value-type="float" office:value="2" table:style-name="ce1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06</text:p>
          </table:table-cell>
          <table:table-cell office:value-type="float" office:value="1" table:style-name="ce1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2</text:p>
          </table:table-cell>
          <table:table-cell office:value-type="float" office:value="2" table:style-name="ce1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3</text:p>
          </table:table-cell>
          <table:table-cell office:value-type="float" office:value="1" table:style-name="ce1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4</text:p>
          </table:table-cell>
          <table:table-cell office:value-type="float" office:value="1" table:style-name="ce1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6</text:p>
          </table:table-cell>
          <table:table-cell office:value-type="float" office:value="2" table:style-name="ce1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7</text:p>
          </table:table-cell>
          <table:table-cell office:value-type="float" office:value="2" table:style-name="ce1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8</text:p>
          </table:table-cell>
          <table:table-cell office:value-type="float" office:value="1" table:style-name="ce1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21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37</text:p>
          </table:table-cell>
          <table:table-cell office:value-type="float" office:value="1" table:style-name="ce1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38</text:p>
          </table:table-cell>
          <table:table-cell office:value-type="float" office:value="1" table:style-name="ce1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43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62</text:p>
          </table:table-cell>
          <table:table-cell office:value-type="float" office:value="1" table:style-name="ce1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74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78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94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95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T_others_test" table:style-name="ta1">
        <table:table-column table:style-name="co16" table:default-cell-style-name="ce1"/>
        <table:table-column table:style-name="co17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RANSPARENT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2">
            <text:p>other remarks tes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0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0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1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1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2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2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29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31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32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36</text:p>
          </table:table-cell>
          <table:table-cell office:value-type="string" table:style-name="ce4">
            <text:p>hypothyroidis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7</text:p>
          </table:table-cell>
          <table:table-cell office:value-type="string" table:style-name="ce4">
            <text:p>diabet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4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47</text:p>
          </table:table-cell>
          <table:table-cell office:value-type="string" table:style-name="ce4">
            <text:p>diabet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1</text:p>
          </table:table-cell>
          <table:table-cell office:value-type="string" table:style-name="ce4">
            <text:p>migrai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2</text:p>
          </table:table-cell>
          <table:table-cell office:value-type="string" table:style-name="ce14">
            <text:p>dry eye syndro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64</text:p>
          </table:table-cell>
          <table:table-cell office:value-type="string" table:style-name="ce14">
            <text:p>hypertensi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9</text:p>
          </table:table-cell>
          <table:table-cell office:value-type="string" table:style-name="ce14">
            <text:p>hormone therapy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0</text:p>
          </table:table-cell>
          <table:table-cell office:value-type="string" table:style-name="ce14">
            <text:p>diabet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6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6">
            <text:p>P077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6">
            <text:p>P081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6">
            <text:p>P085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3">
            <text:p>P089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6">
            <text:p>P092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6">
            <text:p>P093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3">
            <text:p>P104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6">
            <text:p>P105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6">
            <text:p>P108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6">
            <text:p>P109</text:p>
          </table:table-cell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6">
            <text:p>P110</text:p>
          </table:table-cell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6">
            <text:p>P111</text:p>
          </table:table-cell>
          <table:table-cell office:value-type="string" table:style-name="ce14">
            <text:p>spasm of accommod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122</text:p>
          </table:table-cell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6">
            <text:p>P123</text:p>
          </table:table-cell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6">
            <text:p>P124</text:p>
          </table:table-cell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6">
            <text:p>P130</text:p>
          </table:table-cell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6">
            <text:p>P131</text:p>
          </table:table-cell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6">
            <text:p>P132</text:p>
          </table:table-cell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6">
            <text:p>P136</text:p>
          </table:table-cell>
          <table:table-cell office:value-type="string" table:style-name="ce14">
            <text:p>balance disord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139</text:p>
          </table:table-cell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6">
            <text:p>P140</text:p>
          </table:table-cell>
          <table:table-cell office:value-type="string" table:style-name="ce14">
            <text:p>dry eye syndr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142</text:p>
          </table:table-cell>
          <table:table-cell table:style-name="ce4"/>
          <table:table-cell table:style-name="ce15"/>
          <table:table-cell table:number-columns-repeated="16381"/>
        </table:table-row>
        <table:table-row table:style-name="ro1">
          <table:table-cell office:value-type="string" table:style-name="ce6">
            <text:p>P144</text:p>
          </table:table-cell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6">
            <text:p>P145</text:p>
          </table:table-cell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6">
            <text:p>P150</text:p>
          </table:table-cell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6">
            <text:p>P152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6">
            <text:p>P155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6">
            <text:p>P159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3">
            <text:p>P172<text:s/>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6">
            <text:p>P183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6">
            <text:p>P181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7">
            <text:p>P188</text:p>
          </table:table-cell>
          <table:table-cell office:value-type="string" table:style-name="ce14">
            <text:p>balance disorder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201</text:p>
          </table:table-cell>
          <table:table-cell table:style-name="ce14"/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  <table:table table:name="R_others_test" table:style-name="ta1">
        <table:table-column table:style-name="co11" table:default-cell-style-name="ce1"/>
        <table:table-column table:style-name="co18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RED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other remarks te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01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02</text:p>
          </table:table-cell>
          <table:table-cell office:value-type="string" table:style-name="ce16">
            <text:p>spatial vison disorder, arterial hyperten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09</text:p>
          </table:table-cell>
          <table:table-cell office:value-type="string" table:style-name="ce16">
            <text:p>dry eye syndr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12</text:p>
          </table:table-cell>
          <table:table-cell office:value-type="string" table:style-name="ce4">
            <text:p>diabet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13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17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20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22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27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34</text:p>
          </table:table-cell>
          <table:table-cell table:style-name="ce4"/>
          <table:table-cell table:style-name="ce15"/>
          <table:table-cell table:number-columns-repeated="16381"/>
        </table:table-row>
        <table:table-row table:style-name="ro1">
          <table:table-cell office:value-type="string" table:style-name="ce3">
            <text:p>P035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40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42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46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50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52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56</text:p>
          </table:table-cell>
          <table:table-cell table:style-name="ce4"/>
          <table:table-cell table:style-name="ce15"/>
          <table:table-cell table:number-columns-repeated="16381"/>
        </table:table-row>
        <table:table-row table:style-name="ro1">
          <table:table-cell office:value-type="string" table:style-name="ce3">
            <text:p>P060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75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79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80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83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84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90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91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98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099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101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119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128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129</text:p>
          </table:table-cell>
          <table:table-cell office:value-type="string" table:style-name="ce16">
            <text:p>slight astigmatism, myopia (-0,25 R, -0,75 L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34</text:p>
          </table:table-cell>
          <table:table-cell table:style-name="ce4"/>
          <table:table-cell table:style-name="ce15"/>
          <table:table-cell table:number-columns-repeated="16381"/>
        </table:table-row>
        <table:table-row table:style-name="ro1">
          <table:table-cell office:value-type="string" table:style-name="ce3">
            <text:p>P127</text:p>
          </table:table-cell>
          <table:table-cell table:style-name="ce4"/>
          <table:table-cell table:style-name="ce15"/>
          <table:table-cell table:number-columns-repeated="16381"/>
        </table:table-row>
        <table:table-row table:style-name="ro1">
          <table:table-cell office:value-type="string" table:style-name="ce3">
            <text:p>P141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146</text:p>
          </table:table-cell>
          <table:table-cell office:value-type="string" table:style-name="ce16">
            <text:p>dy eye sybdro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47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P148</text:p>
          </table:table-cell>
          <table:table-cell office:value-type="string" table:style-name="ce16">
            <text:p>dry eye syndr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51</text:p>
          </table:table-cell>
          <table:table-cell office:value-type="string" table:style-name="ce16">
            <text:p>fear of heights, claustrophob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54</text:p>
          </table:table-cell>
          <table:table-cell office:value-type="string" table:style-name="ce16">
            <text:p>slight visual impair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58</text:p>
          </table:table-cell>
          <table:table-cell office:value-type="string" table:style-name="ce16">
            <text:p>dry eye syndr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60</text:p>
          </table:table-cell>
          <table:table-cell table:style-name="ce16"/>
          <table:table-cell table:number-columns-repeated="16382" table:style-name="ce1"/>
        </table:table-row>
        <table:table-row table:style-name="ro1">
          <table:table-cell office:value-type="string" table:style-name="ce3">
            <text:p>P161</text:p>
          </table:table-cell>
          <table:table-cell office:value-type="string" table:style-name="ce16">
            <text:p>arterial hypertension, dry eye syndr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63</text:p>
          </table:table-cell>
          <table:table-cell table:style-name="ce16"/>
          <table:table-cell table:number-columns-repeated="16382" table:style-name="ce1"/>
        </table:table-row>
        <table:table-row table:style-name="ro1">
          <table:table-cell office:value-type="string" table:style-name="ce3">
            <text:p>P164</text:p>
          </table:table-cell>
          <table:table-cell table:style-name="ce16"/>
          <table:table-cell table:number-columns-repeated="16382" table:style-name="ce1"/>
        </table:table-row>
        <table:table-row table:style-name="ro1">
          <table:table-cell office:value-type="string" table:style-name="ce3">
            <text:p>P165</text:p>
          </table:table-cell>
          <table:table-cell table:style-name="ce16"/>
          <table:table-cell table:number-columns-repeated="16382" table:style-name="ce1"/>
        </table:table-row>
        <table:table-row table:style-name="ro1">
          <table:table-cell office:value-type="string" table:style-name="ce3">
            <text:p>P166</text:p>
          </table:table-cell>
          <table:table-cell office:value-type="string" table:style-name="ce16">
            <text:p>diabet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169</text:p>
          </table:table-cell>
          <table:table-cell office:value-type="string" table:style-name="ce16">
            <text:p>arterial hypertens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0</text:p>
          </table:table-cell>
          <table:table-cell table:style-name="ce16"/>
          <table:table-cell table:number-columns-repeated="16382"/>
        </table:table-row>
        <table:table-row table:style-name="ro1">
          <table:table-cell office:value-type="string" table:style-name="ce3">
            <text:p>P177</text:p>
          </table:table-cell>
          <table:table-cell table:style-name="ce16"/>
          <table:table-cell table:number-columns-repeated="16382"/>
        </table:table-row>
        <table:table-row table:style-name="ro1">
          <table:table-cell office:value-type="string" table:style-name="ce3">
            <text:p>P179</text:p>
          </table:table-cell>
          <table:table-cell table:style-name="ce16"/>
          <table:table-cell table:number-columns-repeated="16382"/>
        </table:table-row>
        <table:table-row table:style-name="ro1">
          <table:table-cell office:value-type="string" table:style-name="ce3">
            <text:p>P186</text:p>
          </table:table-cell>
          <table:table-cell table:style-name="ce16"/>
          <table:table-cell table:number-columns-repeated="16382"/>
        </table:table-row>
        <table:table-row table:style-name="ro1">
          <table:table-cell office:value-type="string" table:style-name="ce3">
            <text:p>P184</text:p>
          </table:table-cell>
          <table:table-cell table:style-name="ce16"/>
          <table:table-cell table:number-columns-repeated="16382"/>
        </table:table-row>
        <table:table-row table:style-name="ro1">
          <table:table-cell office:value-type="string" table:style-name="ce5">
            <text:p>P19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P192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P19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P197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P200</text:p>
          </table:table-cell>
          <table:table-cell table:style-name="ce4"/>
          <table:table-cell table:number-columns-repeated="16382"/>
        </table:table-row>
        <table:table-row table:number-rows-repeated="1048517" table:style-name="ro1">
          <table:table-cell table:number-columns-repeated="16384"/>
        </table:table-row>
      </table:table>
      <table:table table:name="Y_others_test" table:style-name="ta1">
        <table:table-column table:style-name="co19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YELLOW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2">
            <text:p>other remarks tes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04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0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02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11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1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19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24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2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2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3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3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39</text:p>
          </table:table-cell>
          <table:table-cell office:value-type="string" table:style-name="ce16">
            <text:p>balance disord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4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4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5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54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5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59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6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6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67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72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7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7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82</text:p>
          </table:table-cell>
          <table:table-cell office:value-type="string" table:style-name="ce16">
            <text:p>astigmatis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87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8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94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9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0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0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07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1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2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2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2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3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3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49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5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5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57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67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6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71</text:p>
          </table:table-cell>
          <table:table-cell office:value-type="string" table:style-name="ce16">
            <text:p>balance disord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7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7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8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82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8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P187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P191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P19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P19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P199</text:p>
          </table:table-cell>
          <table:table-cell table:style-name="ce4"/>
          <table:table-cell table:number-columns-repeated="16382"/>
        </table:table-row>
        <table:table-row table:number-rows-repeated="1048516" table:style-name="ro1">
          <table:table-cell table:number-columns-repeated="16384"/>
        </table:table-row>
      </table:table>
      <table:table table:name="K_others_test" table:style-name="ta1">
        <table:table-column table:style-name="co20" table:default-cell-style-name="ce1"/>
        <table:table-column table:style-name="co21" table:default-cell-style-name="ce1"/>
        <table:table-column table:style-name="co11" table:default-cell-style-name="ce1"/>
        <table:table-column table:style-name="co22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EXCLUDE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2">
            <text:p>other remarks te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07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1">
            <text:p>x- no data / resignation / error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010</text:p>
          </table:table-cell>
          <table:table-cell office:value-type="string" table:style-name="ce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14</text:p>
          </table:table-cell>
          <table:table-cell office:value-type="string" table:style-name="ce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21</text:p>
          </table:table-cell>
          <table:table-cell office:value-type="string" table:style-name="ce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33</text:p>
          </table:table-cell>
          <table:table-cell office:value-type="string" table:style-name="ce4">
            <text:p>x</text:p>
          </table:table-cell>
          <table:table-cell table:style-name="ce15"/>
          <table:table-cell table:number-columns-repeated="16381" table:style-name="ce1"/>
        </table:table-row>
        <table:table-row table:style-name="ro1">
          <table:table-cell office:value-type="string" table:style-name="ce10">
            <text:p>P041</text:p>
          </table:table-cell>
          <table:table-cell office:value-type="string" table:style-name="ce14">
            <text:p>dry eye syndro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49</text:p>
          </table:table-cell>
          <table:table-cell office:value-type="string" table:style-name="ce14">
            <text:p>balance sisord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55</text:p>
          </table:table-cell>
          <table:table-cell office:value-type="string" table:style-name="ce4">
            <text:p>x</text:p>
          </table:table-cell>
          <table:table-cell table:style-name="ce15"/>
          <table:table-cell table:number-columns-repeated="16381" table:style-name="ce1"/>
        </table:table-row>
        <table:table-row table:style-name="ro1">
          <table:table-cell office:value-type="string" table:style-name="ce10">
            <text:p>P057</text:p>
          </table:table-cell>
          <table:table-cell office:value-type="string" table:style-name="ce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61</text:p>
          </table:table-cell>
          <table:table-cell office:value-type="string" table:style-name="ce14">
            <text:p>arterial hyperten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68</text:p>
          </table:table-cell>
          <table:table-cell office:value-type="string" table:style-name="ce4">
            <text:p>x</text:p>
          </table:table-cell>
          <table:table-cell table:style-name="ce15"/>
          <table:table-cell table:number-columns-repeated="16381" table:style-name="ce1"/>
        </table:table-row>
        <table:table-row table:style-name="ro1">
          <table:table-cell office:value-type="string" table:style-name="ce10">
            <text:p>P071</text:p>
          </table:table-cell>
          <table:table-cell office:value-type="string" table:style-name="ce14">
            <text:p>arterial hypertension, dry eye syndro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74</text:p>
          </table:table-cell>
          <table:table-cell office:value-type="string" table:style-name="ce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95</text:p>
          </table:table-cell>
          <table:table-cell office:value-type="string" table:style-name="ce1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97</text:p>
          </table:table-cell>
          <table:table-cell office:value-type="string" table:style-name="ce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106</text:p>
          </table:table-cell>
          <table:table-cell office:value-type="string" table:style-name="ce1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112</text:p>
          </table:table-cell>
          <table:table-cell office:value-type="string" table:style-name="ce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113</text:p>
          </table:table-cell>
          <table:table-cell office:value-type="string" table:style-name="ce1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114</text:p>
          </table:table-cell>
          <table:table-cell office:value-type="string" table:style-name="ce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116</text:p>
          </table:table-cell>
          <table:table-cell office:value-type="string" table:style-name="ce1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117</text:p>
          </table:table-cell>
          <table:table-cell office:value-type="string" table:style-name="ce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118</text:p>
          </table:table-cell>
          <table:table-cell office:value-type="string" table:style-name="ce1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121</text:p>
          </table:table-cell>
          <table:table-cell office:value-type="string" table:style-name="ce14">
            <text:p>dry eye syndro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137</text:p>
          </table:table-cell>
          <table:table-cell office:value-type="string" table:style-name="ce1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138</text:p>
          </table:table-cell>
          <table:table-cell office:value-type="string" table:style-name="ce1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143</text:p>
          </table:table-cell>
          <table:table-cell office:value-type="string" table:style-name="ce1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162</text:p>
          </table:table-cell>
          <table:table-cell office:value-type="string" table:style-name="ce14">
            <text:p>dry eye syndro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174</text:p>
          </table:table-cell>
          <table:table-cell office:value-type="string" table:style-name="ce14">
            <text:p>I don't see some color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178</text:p>
          </table:table-cell>
          <table:table-cell office:value-type="string" table:style-name="ce4">
            <text:p>x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0">
            <text:p>P194</text:p>
          </table:table-cell>
          <table:table-cell office:value-type="string" table:style-name="ce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195</text:p>
          </table:table-cell>
          <table:table-cell office:value-type="string" table:style-name="ce4">
            <text:p>x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T_SEX" table:style-name="ta1">
        <table:table-column table:style-name="co5" table:default-cell-style-name="ce1"/>
        <table:table-column table:style-name="co2" table:number-columns-repeated="2" table:default-cell-style-name="ce1"/>
        <table:table-column table:style-name="co23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TRANSPARENT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2">
            <text:p>M / F / 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05</text:p>
          </table:table-cell>
          <table:table-cell office:value-type="string" table:style-name="ce4">
            <text:p>F</text:p>
          </table:table-cell>
          <table:table-cell table:style-name="ce1"/>
          <table:table-cell office:value-type="string" table:style-name="ce1">
            <text:p>M-ma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06</text:p>
          </table:table-cell>
          <table:table-cell office:value-type="string" table:style-name="ce4">
            <text:p>M</text:p>
          </table:table-cell>
          <table:table-cell table:style-name="ce1"/>
          <table:table-cell office:value-type="string" table:style-name="ce1">
            <text:p>F-femal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15</text:p>
          </table:table-cell>
          <table:table-cell office:value-type="string" table:style-name="ce4">
            <text:p>M</text:p>
          </table:table-cell>
          <table:table-cell table:style-name="ce1"/>
          <table:table-cell office:value-type="string" table:style-name="ce1">
            <text:p>O-other / "I don't want to specify"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16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23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25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29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31</text:p>
          </table:table-cell>
          <table:table-cell office:value-type="string" table:style-name="ce4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32</text:p>
          </table:table-cell>
          <table:table-cell office:value-type="string" table:style-name="ce4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36</text:p>
          </table:table-cell>
          <table:table-cell office:value-type="string" table:style-name="ce4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37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43</text:p>
          </table:table-cell>
          <table:table-cell office:value-type="string" table:style-name="ce4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45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47</text:p>
          </table:table-cell>
          <table:table-cell office:value-type="string" table:style-name="ce4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51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2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3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4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9</text:p>
          </table:table-cell>
          <table:table-cell office:value-type="string" table:style-name="ce4">
            <text:p>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0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6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7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1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5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9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2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3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4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5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8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9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0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1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2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3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4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0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1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2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6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9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0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2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4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5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0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2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5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9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2<text:s/></text:p>
          </table:table-cell>
          <table:table-cell office:value-type="string" table:style-name="ce4">
            <text:p>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3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1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88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201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  <table:table table:name="R_SEX" table:style-name="ta1">
        <table:table-column table:style-name="co24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ED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M / F / 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01</text:p>
          </table:table-cell>
          <table:table-cell office:value-type="string" table:style-name="ce4">
            <text:p>F</text:p>
          </table:table-cell>
          <table:table-cell table:style-name="ce1"/>
          <table:table-cell office:value-type="string" table:style-name="ce1">
            <text:p>M-ma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002</text:p>
          </table:table-cell>
          <table:table-cell office:value-type="string" table:style-name="ce4">
            <text:p>M</text:p>
          </table:table-cell>
          <table:table-cell table:style-name="ce1"/>
          <table:table-cell office:value-type="string" table:style-name="ce1">
            <text:p>F-fema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009</text:p>
          </table:table-cell>
          <table:table-cell office:value-type="string" table:style-name="ce4">
            <text:p>M</text:p>
          </table:table-cell>
          <table:table-cell table:style-name="ce1"/>
          <table:table-cell office:value-type="string" table:style-name="ce1">
            <text:p>O-other / "I don't want to specify"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012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13</text:p>
          </table:table-cell>
          <table:table-cell office:value-type="string" table:style-name="ce4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17</text:p>
          </table:table-cell>
          <table:table-cell office:value-type="string" table:style-name="ce4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20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22</text:p>
          </table:table-cell>
          <table:table-cell office:value-type="string" table:style-name="ce4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27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34</text:p>
          </table:table-cell>
          <table:table-cell office:value-type="string" table:style-name="ce4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35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40</text:p>
          </table:table-cell>
          <table:table-cell office:value-type="string" table:style-name="ce4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42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46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50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2</text:p>
          </table:table-cell>
          <table:table-cell office:value-type="string" table:style-name="ce4">
            <text:p>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6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0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5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9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0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3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4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0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1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8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9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1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19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8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9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34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7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1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6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7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8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1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4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8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0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1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3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4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5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6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9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0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7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9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6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4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0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2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6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7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200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number-rows-repeated="1048517" table:style-name="ro1">
          <table:table-cell table:number-columns-repeated="16384"/>
        </table:table-row>
      </table:table>
      <table:table table:name="Y_SEX" table:style-name="ta1">
        <table:table-column table:style-name="co2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YELLOW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M / F / 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03</text:p>
          </table:table-cell>
          <table:table-cell office:value-type="string" table:style-name="ce4">
            <text:p>M</text:p>
          </table:table-cell>
          <table:table-cell table:style-name="ce1"/>
          <table:table-cell office:value-type="string" table:style-name="ce1">
            <text:p>M-ma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04</text:p>
          </table:table-cell>
          <table:table-cell office:value-type="string" table:style-name="ce4">
            <text:p>F</text:p>
          </table:table-cell>
          <table:table-cell table:style-name="ce1"/>
          <table:table-cell office:value-type="string" table:style-name="ce1">
            <text:p>F-femal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08</text:p>
          </table:table-cell>
          <table:table-cell office:value-type="string" table:style-name="ce4">
            <text:p>F</text:p>
          </table:table-cell>
          <table:table-cell table:style-name="ce1"/>
          <table:table-cell office:value-type="string" table:style-name="ce1">
            <text:p>O-other / "I don't want to specify"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102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11</text:p>
          </table:table-cell>
          <table:table-cell office:value-type="string" table:style-name="ce4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18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19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24</text:p>
          </table:table-cell>
          <table:table-cell office:value-type="string" table:style-name="ce4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26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28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30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38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39</text:p>
          </table:table-cell>
          <table:table-cell office:value-type="string" table:style-name="ce4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44</text:p>
          </table:table-cell>
          <table:table-cell office:value-type="string" table:style-name="ce4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048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3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4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8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9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5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6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7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2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3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8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2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6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7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8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4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6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0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3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7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5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0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5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6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3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5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9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3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6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7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67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68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71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76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73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75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0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2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5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87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91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93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98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99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number-rows-repeated="1048516" table:style-name="ro1">
          <table:table-cell table:number-columns-repeated="16384"/>
        </table:table-row>
      </table:table>
      <table:table table:name="K_SEX" table:style-name="ta1">
        <table:table-column table:style-name="co26" table:default-cell-style-name="ce1"/>
        <table:table-column table:style-name="co2" table:number-columns-repeated="2" table:default-cell-style-name="ce1"/>
        <table:table-column table:style-name="co27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EXCLUDE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M / F / 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07</text:p>
          </table:table-cell>
          <table:table-cell office:value-type="string" table:style-name="ce17">
            <text:p>M</text:p>
          </table:table-cell>
          <table:table-cell table:style-name="ce1"/>
          <table:table-cell office:value-type="string" table:style-name="ce1">
            <text:p>M-man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010</text:p>
          </table:table-cell>
          <table:table-cell office:value-type="string" table:style-name="ce17">
            <text:p>M</text:p>
          </table:table-cell>
          <table:table-cell table:style-name="ce1"/>
          <table:table-cell office:value-type="string" table:style-name="ce1">
            <text:p>F-female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014</text:p>
          </table:table-cell>
          <table:table-cell office:value-type="string" table:style-name="ce17">
            <text:p>M</text:p>
          </table:table-cell>
          <table:table-cell table:style-name="ce1"/>
          <table:table-cell office:value-type="string" table:style-name="ce1">
            <text:p>O-other / "I don't want to specify"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021</text:p>
          </table:table-cell>
          <table:table-cell office:value-type="string" table:style-name="ce17">
            <text:p>F</text:p>
          </table:table-cell>
          <table:table-cell table:style-name="ce1"/>
          <table:table-cell office:value-type="string" table:style-name="ce1">
            <text:p>x-no data / error / data withdrawn by participant / resignation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033</text:p>
          </table:table-cell>
          <table:table-cell office:value-type="string" table:style-name="ce17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41</text:p>
          </table:table-cell>
          <table:table-cell office:value-type="string" table:style-name="ce17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49</text:p>
          </table:table-cell>
          <table:table-cell office:value-type="string" table:style-name="ce17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55</text:p>
          </table:table-cell>
          <table:table-cell office:value-type="string" table:style-name="ce17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57</text:p>
          </table:table-cell>
          <table:table-cell office:value-type="string" table:style-name="ce17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61</text:p>
          </table:table-cell>
          <table:table-cell office:value-type="string" table:style-name="ce17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68</text:p>
          </table:table-cell>
          <table:table-cell office:value-type="string" table:style-name="ce17">
            <text:p>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71</text:p>
          </table:table-cell>
          <table:table-cell office:value-type="string" table:style-name="ce17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74</text:p>
          </table:table-cell>
          <table:table-cell office:value-type="string" table:style-name="ce17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95</text:p>
          </table:table-cell>
          <table:table-cell office:value-type="string" table:style-name="ce17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97</text:p>
          </table:table-cell>
          <table:table-cell office:value-type="string" table:style-name="ce17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06</text:p>
          </table:table-cell>
          <table:table-cell office:value-type="string" table:style-name="ce17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2</text:p>
          </table:table-cell>
          <table:table-cell office:value-type="string" table:style-name="ce17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3</text:p>
          </table:table-cell>
          <table:table-cell office:value-type="string" table:style-name="ce17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4</text:p>
          </table:table-cell>
          <table:table-cell office:value-type="string" table:style-name="ce17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6</text:p>
          </table:table-cell>
          <table:table-cell office:value-type="string" table:style-name="ce17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7</text:p>
          </table:table-cell>
          <table:table-cell office:value-type="string" table:style-name="ce17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8</text:p>
          </table:table-cell>
          <table:table-cell office:value-type="string" table:style-name="ce17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21</text:p>
          </table:table-cell>
          <table:table-cell office:value-type="string" table:style-name="ce17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37</text:p>
          </table:table-cell>
          <table:table-cell office:value-type="string" table:style-name="ce17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38</text:p>
          </table:table-cell>
          <table:table-cell office:value-type="string" table:style-name="ce17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43</text:p>
          </table:table-cell>
          <table:table-cell office:value-type="string" table:style-name="ce17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62</text:p>
          </table:table-cell>
          <table:table-cell office:value-type="string" table:style-name="ce17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74</text:p>
          </table:table-cell>
          <table:table-cell office:value-type="string" table:style-name="ce17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78</text:p>
          </table:table-cell>
          <table:table-cell office:value-type="string" table:style-name="ce17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94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95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T_AGE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TRNSPARENT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AGE [y]</text:p>
          </table:table-cell>
          <table:table-cell table:number-columns-repeated="16382" table:style-name="ce13"/>
        </table:table-row>
        <table:table-row table:style-name="ro1">
          <table:table-cell office:value-type="string" table:style-name="ce6">
            <text:p>P005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06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5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6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3</text:p>
          </table:table-cell>
          <table:table-cell office:value-type="float" office:value="33" table:style-name="ce4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5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9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1</text:p>
          </table:table-cell>
          <table:table-cell office:value-type="float" office:value="41" table:style-name="ce4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2</text:p>
          </table:table-cell>
          <table:table-cell office:value-type="float" office:value="47" table:style-name="ce4">
            <text:p>4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6</text:p>
          </table:table-cell>
          <table:table-cell office:value-type="float" office:value="39" table:style-name="ce4">
            <text:p>3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7</text:p>
          </table:table-cell>
          <table:table-cell office:value-type="float" office:value="42" table:style-name="ce4">
            <text:p>4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3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5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7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1</text:p>
          </table:table-cell>
          <table:table-cell office:value-type="float" office:value="46" table:style-name="ce4">
            <text:p>4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2</text:p>
          </table:table-cell>
          <table:table-cell office:value-type="float" office:value="41" table:style-name="ce4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3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4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9</text:p>
          </table:table-cell>
          <table:table-cell office:value-type="float" office:value="29" table:style-name="ce4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0</text:p>
          </table:table-cell>
          <table:table-cell office:value-type="float" office:value="43" table:style-name="ce4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6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7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1</text:p>
          </table:table-cell>
          <table:table-cell office:value-type="float" office:value="29" table:style-name="ce4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5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9</text:p>
          </table:table-cell>
          <table:table-cell office:value-type="float" office:value="56" table:style-name="ce4">
            <text:p>5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2</text:p>
          </table:table-cell>
          <table:table-cell office:value-type="float" office:value="19" table:style-name="ce4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3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4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5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8</text:p>
          </table:table-cell>
          <table:table-cell office:value-type="float" office:value="19" table:style-name="ce4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9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0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1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2</text:p>
          </table:table-cell>
          <table:table-cell office:value-type="float" office:value="27" table:style-name="ce4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3</text:p>
          </table:table-cell>
          <table:table-cell office:value-type="float" office:value="19" table:style-name="ce4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4</text:p>
          </table:table-cell>
          <table:table-cell office:value-type="float" office:value="18" table:style-name="ce4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0</text:p>
          </table:table-cell>
          <table:table-cell office:value-type="float" office:value="27" table:style-name="ce4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1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2</text:p>
          </table:table-cell>
          <table:table-cell office:value-type="float" office:value="27" table:style-name="ce4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6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9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0</text:p>
          </table:table-cell>
          <table:table-cell office:value-type="float" office:value="25" table:style-name="ce4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2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4</text:p>
          </table:table-cell>
          <table:table-cell office:value-type="float" office:value="25" table:style-name="ce4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5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0</text:p>
          </table:table-cell>
          <table:table-cell office:value-type="float" office:value="19" table:style-name="ce4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2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5</text:p>
          </table:table-cell>
          <table:table-cell office:value-type="float" office:value="26" table:style-name="ce4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9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2<text:s/>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3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1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88</text:p>
          </table:table-cell>
          <table:table-cell office:value-type="string" table:style-name="ce18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201</text:p>
          </table:table-cell>
          <table:table-cell office:value-type="string" table:style-name="ce18">
            <text:p>42</text:p>
          </table:table-cell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  <table:table table:name="R_AGE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ED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AGE [y]</text:p>
          </table:table-cell>
          <table:table-cell table:number-columns-repeated="16382" table:style-name="ce13"/>
        </table:table-row>
        <table:table-row table:style-name="ro1">
          <table:table-cell office:value-type="string" table:style-name="ce3">
            <text:p>P001</text:p>
          </table:table-cell>
          <table:table-cell office:value-type="float" office:value="29" table:style-name="ce4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2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2</text:p>
          </table:table-cell>
          <table:table-cell office:value-type="float" office:value="65" table:style-name="ce4">
            <text:p>6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3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7</text:p>
          </table:table-cell>
          <table:table-cell office:value-type="float" office:value="43" table:style-name="ce4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0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2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7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4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5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0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2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6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0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2</text:p>
          </table:table-cell>
          <table:table-cell office:value-type="float" office:value="38" table:style-name="ce4">
            <text:p>3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6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0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5</text:p>
          </table:table-cell>
          <table:table-cell office:value-type="float" office:value="26" table:style-name="ce4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9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0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3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4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0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1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8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9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1</text:p>
          </table:table-cell>
          <table:table-cell office:value-type="float" office:value="27" table:style-name="ce4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19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7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8</text:p>
          </table:table-cell>
          <table:table-cell office:value-type="float" office:value="26" table:style-name="ce4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9</text:p>
          </table:table-cell>
          <table:table-cell office:value-type="float" office:value="31" table:style-name="ce4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34</text:p>
          </table:table-cell>
          <table:table-cell office:value-type="float" office:value="32" table:style-name="ce4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1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6</text:p>
          </table:table-cell>
          <table:table-cell office:value-type="float" office:value="45" table:style-name="ce4">
            <text:p>4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7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8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1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4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8</text:p>
          </table:table-cell>
          <table:table-cell office:value-type="float" office:value="29" table:style-name="ce4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0</text:p>
          </table:table-cell>
          <table:table-cell office:value-type="float" office:value="43" table:style-name="ce4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1</text:p>
          </table:table-cell>
          <table:table-cell office:value-type="float" office:value="58" table:style-name="ce4">
            <text:p>5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3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4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5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6</text:p>
          </table:table-cell>
          <table:table-cell office:value-type="float" office:value="51" table:style-name="ce4">
            <text:p>5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9</text:p>
          </table:table-cell>
          <table:table-cell office:value-type="float" office:value="32" table:style-name="ce4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0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7</text:p>
          </table:table-cell>
          <table:table-cell office:value-type="float" office:value="19" table:style-name="ce4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9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4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6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4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0</text:p>
          </table:table-cell>
          <table:table-cell office:value-type="float" office:value="35" table:style-name="ce4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2</text:p>
          </table:table-cell>
          <table:table-cell office:value-type="float" office:value="59" table:style-name="ce4">
            <text:p>59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6</text:p>
          </table:table-cell>
          <table:table-cell office:value-type="float" office:value="44" table:style-name="ce4">
            <text:p>44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7</text:p>
          </table:table-cell>
          <table:table-cell office:value-type="float" office:value="56" table:style-name="ce4">
            <text:p>56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200</text:p>
          </table:table-cell>
          <table:table-cell office:value-type="float" office:value="35" table:style-name="ce4">
            <text:p>35</text:p>
          </table:table-cell>
          <table:table-cell table:number-columns-repeated="16382"/>
        </table:table-row>
        <table:table-row table:number-rows-repeated="1048517" table:style-name="ro1">
          <table:table-cell table:number-columns-repeated="16384"/>
        </table:table-row>
      </table:table>
      <table:table table:name="Y_AGE" table:style-name="ta1">
        <table:table-column table:style-name="co31" table:default-cell-style-name="ce1"/>
        <table:table-column table:style-name="co3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YELLOW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AGE [y]</text:p>
          </table:table-cell>
          <table:table-cell table:number-columns-repeated="16382" table:style-name="ce13"/>
        </table:table-row>
        <table:table-row table:style-name="ro1">
          <table:table-cell office:value-type="string" table:style-name="ce3">
            <text:p>P003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4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8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2</text:p>
          </table:table-cell>
          <table:table-cell office:value-type="float" office:value="26" table:style-name="ce4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1</text:p>
          </table:table-cell>
          <table:table-cell office:value-type="float" office:value="29" table:style-name="ce4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8</text:p>
          </table:table-cell>
          <table:table-cell office:value-type="float" office:value="26" table:style-name="ce4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9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4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6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8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0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8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9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4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8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3</text:p>
          </table:table-cell>
          <table:table-cell office:value-type="float" office:value="28" table:style-name="ce4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4</text:p>
          </table:table-cell>
          <table:table-cell office:value-type="float" office:value="31" table:style-name="ce4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8</text:p>
          </table:table-cell>
          <table:table-cell office:value-type="float" office:value="25" table:style-name="ce4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9</text:p>
          </table:table-cell>
          <table:table-cell office:value-type="float" office:value="25" table:style-name="ce4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5</text:p>
          </table:table-cell>
          <table:table-cell office:value-type="float" office:value="25" table:style-name="ce4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6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7</text:p>
          </table:table-cell>
          <table:table-cell office:value-type="float" office:value="28" table:style-name="ce4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2</text:p>
          </table:table-cell>
          <table:table-cell office:value-type="float" office:value="31" table:style-name="ce4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3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8</text:p>
          </table:table-cell>
          <table:table-cell office:value-type="float" office:value="31" table:style-name="ce4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2</text:p>
          </table:table-cell>
          <table:table-cell office:value-type="float" office:value="19" table:style-name="ce4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6</text:p>
          </table:table-cell>
          <table:table-cell office:value-type="float" office:value="19" table:style-name="ce4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7</text:p>
          </table:table-cell>
          <table:table-cell office:value-type="float" office:value="28" table:style-name="ce4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8</text:p>
          </table:table-cell>
          <table:table-cell office:value-type="float" office:value="27" table:style-name="ce4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4</text:p>
          </table:table-cell>
          <table:table-cell office:value-type="float" office:value="31" table:style-name="ce4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6</text:p>
          </table:table-cell>
          <table:table-cell office:value-type="float" office:value="28" table:style-name="ce4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0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3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7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15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0</text:p>
          </table:table-cell>
          <table:table-cell office:value-type="float" office:value="27" table:style-name="ce4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5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6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33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35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9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3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6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7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7</text:p>
          </table:table-cell>
          <table:table-cell office:value-type="float" office:value="41" table:style-name="ce4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8</text:p>
          </table:table-cell>
          <table:table-cell office:value-type="float" office:value="47" table:style-name="ce4">
            <text:p>4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1</text:p>
          </table:table-cell>
          <table:table-cell office:value-type="float" office:value="44" table:style-name="ce4">
            <text:p>4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3</text:p>
          </table:table-cell>
          <table:table-cell office:value-type="float" office:value="37" table:style-name="ce4">
            <text:p>3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5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6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0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2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5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87</text:p>
          </table:table-cell>
          <table:table-cell office:value-type="string" table:style-name="ce19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1</text:p>
          </table:table-cell>
          <table:table-cell office:value-type="string" table:style-name="ce19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3</text:p>
          </table:table-cell>
          <table:table-cell office:value-type="string" table:style-name="ce19">
            <text:p>5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8</text:p>
          </table:table-cell>
          <table:table-cell office:value-type="float" office:value="24" table:style-name="ce19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9</text:p>
          </table:table-cell>
          <table:table-cell office:value-type="string" table:style-name="ce19">
            <text:p>42</text:p>
          </table:table-cell>
          <table:table-cell table:number-columns-repeated="16382"/>
        </table:table-row>
        <table:table-row table:number-rows-repeated="1048516" table:style-name="ro1">
          <table:table-cell table:number-columns-repeated="16384"/>
        </table:table-row>
      </table:table>
      <table:table table:name="K_AGE" table:style-name="ta1">
        <table:table-column table:style-name="co11" table:default-cell-style-name="ce1"/>
        <table:table-column table:style-name="co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EXCLUDE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AGE [y]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07</text:p>
          </table:table-cell>
          <table:table-cell office:value-type="float" office:value="25" table:style-name="ce11">
            <text:p>25</text:p>
          </table:table-cell>
          <table:table-cell table:style-name="ce1"/>
          <table:table-cell office:value-type="string" table:style-name="ce1">
            <text:p>x-no data / error / data withdrawn by participant / resignation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010</text:p>
          </table:table-cell>
          <table:table-cell office:value-type="float" office:value="28" table:style-name="ce11">
            <text:p>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14</text:p>
          </table:table-cell>
          <table:table-cell office:value-type="float" office:value="23" table:style-name="ce11">
            <text:p>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21</text:p>
          </table:table-cell>
          <table:table-cell office:value-type="float" office:value="23" table:style-name="ce11">
            <text:p>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33</text:p>
          </table:table-cell>
          <table:table-cell office:value-type="float" office:value="48" table:style-name="ce11">
            <text:p>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41</text:p>
          </table:table-cell>
          <table:table-cell office:value-type="float" office:value="22" table:style-name="ce11">
            <text:p>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49</text:p>
          </table:table-cell>
          <table:table-cell office:value-type="float" office:value="20" table:style-name="ce11">
            <text:p>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55</text:p>
          </table:table-cell>
          <table:table-cell office:value-type="string" table:style-name="ce11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57</text:p>
          </table:table-cell>
          <table:table-cell office:value-type="float" office:value="25" table:style-name="ce11">
            <text:p>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61</text:p>
          </table:table-cell>
          <table:table-cell office:value-type="float" office:value="23" table:style-name="ce11">
            <text:p>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68</text:p>
          </table:table-cell>
          <table:table-cell office:value-type="string" table:style-name="ce11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71</text:p>
          </table:table-cell>
          <table:table-cell office:value-type="float" office:value="49" table:style-name="ce11">
            <text:p>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74</text:p>
          </table:table-cell>
          <table:table-cell office:value-type="float" office:value="23" table:style-name="ce11">
            <text:p>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95</text:p>
          </table:table-cell>
          <table:table-cell office:value-type="float" office:value="26" table:style-name="ce11">
            <text:p>2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97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06</text:p>
          </table:table-cell>
          <table:table-cell office:value-type="float" office:value="23" table:style-name="ce1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2</text:p>
          </table:table-cell>
          <table:table-cell office:value-type="float" office:value="23" table:style-name="ce1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3</text:p>
          </table:table-cell>
          <table:table-cell office:value-type="float" office:value="20" table:style-name="ce1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4</text:p>
          </table:table-cell>
          <table:table-cell office:value-type="float" office:value="22" table:style-name="ce1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6</text:p>
          </table:table-cell>
          <table:table-cell office:value-type="float" office:value="24" table:style-name="ce1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7</text:p>
          </table:table-cell>
          <table:table-cell office:value-type="float" office:value="24" table:style-name="ce1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8</text:p>
          </table:table-cell>
          <table:table-cell office:value-type="float" office:value="23" table:style-name="ce1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21</text:p>
          </table:table-cell>
          <table:table-cell office:value-type="float" office:value="31" table:style-name="ce1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37</text:p>
          </table:table-cell>
          <table:table-cell office:value-type="float" office:value="20" table:style-name="ce1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38</text:p>
          </table:table-cell>
          <table:table-cell office:value-type="float" office:value="19" table:style-name="ce1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43</text:p>
          </table:table-cell>
          <table:table-cell office:value-type="float" office:value="26" table:style-name="ce1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62</text:p>
          </table:table-cell>
          <table:table-cell office:value-type="float" office:value="30" table:style-name="ce1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74</text:p>
          </table:table-cell>
          <table:table-cell office:value-type="float" office:value="24" table:style-name="ce1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78</text:p>
          </table:table-cell>
          <table:table-cell office:value-type="float" office:value="33" table:style-name="ce1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94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95</text:p>
          </table:table-cell>
          <table:table-cell office:value-type="string" table:style-name="ce11">
            <text:p>x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T_H&amp;STEST_RESULTS" table:style-name="ta1">
        <table:table-column table:style-name="co25" table:default-cell-style-name="ce1"/>
        <table:table-column table:style-name="co35" table:default-cell-style-name="ce1"/>
        <table:table-column table:style-name="co36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TRANSPARENT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2">
            <text:p>TEST 0-10 points</text:p>
          </table:table-cell>
          <table:table-cell table:number-columns-repeated="16382" table:style-name="ce13"/>
        </table:table-row>
        <table:table-row table:style-name="ro1">
          <table:table-cell office:value-type="string" table:style-name="ce6">
            <text:p>P005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06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5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6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3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5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9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1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2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6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7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3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5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7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1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2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3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4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9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0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6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7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1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5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9<text:s/>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2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3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4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5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8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9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0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1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2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3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4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0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1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2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6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9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0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2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4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5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0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2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5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9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2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3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1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88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201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  <table:table table:name="Y_H&amp;STEST_RESULTS" table:style-name="ta1">
        <table:table-column table:style-name="co14" table:default-cell-style-name="ce1"/>
        <table:table-column table:style-name="co37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YELLOW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TEST 0-10 points</text:p>
          </table:table-cell>
          <table:table-cell table:number-columns-repeated="16382" table:style-name="ce13"/>
        </table:table-row>
        <table:table-row table:style-name="ro1">
          <table:table-cell office:value-type="string" table:style-name="ce6">
            <text:p>P003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04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08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2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1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8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9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4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6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8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0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P038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9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4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8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3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4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8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9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5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6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7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2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3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8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2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6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7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8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4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6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0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3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7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5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0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5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6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3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5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9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3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6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7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67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68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71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76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73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75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0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2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5</text:p>
          </table:table-cell>
          <table:table-cell office:value-type="float" office:value="9" table:style-name="ce2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87</text:p>
          </table:table-cell>
          <table:table-cell office:value-type="string" table:style-name="ce18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91</text:p>
          </table:table-cell>
          <table:table-cell office:value-type="string" table:style-name="ce18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93</text:p>
          </table:table-cell>
          <table:table-cell office:value-type="string" table:style-name="ce18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98</text:p>
          </table:table-cell>
          <table:table-cell office:value-type="string" table:style-name="ce18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99</text:p>
          </table:table-cell>
          <table:table-cell office:value-type="string" table:style-name="ce18">
            <text:p>9</text:p>
          </table:table-cell>
          <table:table-cell table:number-columns-repeated="16382"/>
        </table:table-row>
        <table:table-row table:number-rows-repeated="1048516" table:style-name="ro1">
          <table:table-cell table:number-columns-repeated="16384"/>
        </table:table-row>
      </table:table>
      <table:table table:name="R_H&amp;STEST_RESULTS" table:style-name="ta1">
        <table:table-column table:style-name="co11" table:default-cell-style-name="ce1"/>
        <table:table-column table:style-name="co38" table:default-cell-style-name="ce1"/>
        <table:table-column table:style-name="co36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RED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TEST 0-10 points</text:p>
          </table:table-cell>
          <table:table-cell table:number-columns-repeated="16382" table:style-name="ce13"/>
        </table:table-row>
        <table:table-row table:style-name="ro1">
          <table:table-cell office:value-type="string" table:style-name="ce3">
            <text:p>P001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2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9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2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3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7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0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2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7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4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5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0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2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6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0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2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6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0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5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9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0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3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4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0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1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8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9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1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19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8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9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34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7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1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6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7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8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1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4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8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0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1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3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4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5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6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9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0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7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9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6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4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0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2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6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7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200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number-rows-repeated="1048517" table:style-name="ro1">
          <table:table-cell table:number-columns-repeated="16384"/>
        </table:table-row>
      </table:table>
      <table:table table:name="K_H&amp;STEST_RESULTS" table:style-name="ta1">
        <table:table-column table:style-name="co39" table:default-cell-style-name="ce1"/>
        <table:table-column table:style-name="co13" table:default-cell-style-name="ce1"/>
        <table:table-column table:style-name="co40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EXCLUDE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TEST 0-10 points</text:p>
          </table:table-cell>
          <table:table-cell table:number-columns-repeated="16382" table:style-name="ce13"/>
        </table:table-row>
        <table:table-row table:style-name="ro1">
          <table:table-cell office:value-type="string" table:style-name="ce10">
            <text:p>P007</text:p>
          </table:table-cell>
          <table:table-cell office:value-type="float" office:value="10" table:style-name="ce4">
            <text:p>10</text:p>
          </table:table-cell>
          <table:table-cell table:style-name="ce1"/>
          <table:table-cell office:value-type="string" table:style-name="ce1">
            <text:p>x-no data / error / data withdrawn by participant / resignation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010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14</text:p>
          </table:table-cell>
          <table:table-cell office:value-type="float" office:value="10" table:style-name="ce4">
            <text:p>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21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33</text:p>
          </table:table-cell>
          <table:table-cell office:value-type="string" table:style-name="ce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41</text:p>
          </table:table-cell>
          <table:table-cell office:value-type="float" office:value="9" table:style-name="ce4">
            <text:p>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49</text:p>
          </table:table-cell>
          <table:table-cell office:value-type="float" office:value="9" table:style-name="ce4">
            <text:p>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55</text:p>
          </table:table-cell>
          <table:table-cell office:value-type="string" table:style-name="ce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57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61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68</text:p>
          </table:table-cell>
          <table:table-cell office:value-type="string" table:style-name="ce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71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74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95</text:p>
          </table:table-cell>
          <table:table-cell office:value-type="float" office:value="10" table:style-name="ce4">
            <text:p>10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097</text:p>
          </table:table-cell>
          <table:table-cell office:value-type="string" table:style-name="ce4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06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2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3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4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6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7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8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21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37</text:p>
          </table:table-cell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38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43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62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74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78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94</text:p>
          </table:table-cell>
          <table:table-cell office:value-type="string" table:style-name="ce4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95</text:p>
          </table:table-cell>
          <table:table-cell office:value-type="string" table:style-name="ce4">
            <text:p>x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T_CORRECTION" table:style-name="ta1">
        <table:table-column table:style-name="co41" table:default-cell-style-name="ce1"/>
        <table:table-column table:style-name="co4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RANSPARENT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22">
            <text:p>Do you wear prescription glasses or contact lenses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05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06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5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6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3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5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9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1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2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6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7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3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5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7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1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2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3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4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9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0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6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7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1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5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9<text:s/>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2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3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4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5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8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9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0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1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2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3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4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0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1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2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6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9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0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2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4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5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0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2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5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9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2<text:s/>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3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1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88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201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  <table:table table:name="R_CORRECTION" table:style-name="ta2">
        <table:table-column table:style-name="co43" table:default-cell-style-name="ce1"/>
        <table:table-column table:style-name="co4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RED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22">
            <text:p>Do you wear prescription glasses or contact lenses?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1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2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9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2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3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17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0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2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7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4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5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0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2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46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0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2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6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0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5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9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0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3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4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0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1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8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9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1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19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8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9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34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7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1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6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7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8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1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4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8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0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1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3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4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5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6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9</text:p>
          </table:table-cell>
          <table:table-cell office:value-type="string" table:style-name="ce23">
            <text:p>should, but I don't wear i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0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7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9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6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4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0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2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6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7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200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number-rows-repeated="1048516" table:style-name="ro1">
          <table:table-cell table:number-columns-repeated="16384"/>
        </table:table-row>
      </table:table>
      <table:table table:name="Y_CORRECTION" table:style-name="ta1">
        <table:table-column table:style-name="co30" table:default-cell-style-name="ce1"/>
        <table:table-column table:style-name="co45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YELLOW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22">
            <text:p>Do you wear prescription glasses or contact lenses?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03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04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08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5">
            <text:p>P102</text:p>
          </table:table-cell>
          <table:table-cell office:value-type="string" table:style-name="ce23">
            <text:p>I should, but I don't wear it.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11</text:p>
          </table:table-cell>
          <table:table-cell office:value-type="string" table:style-name="ce23">
            <text:p>I should, but I don't wear it.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18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19</text:p>
          </table:table-cell>
          <table:table-cell office:value-type="string" table:style-name="ce21">
            <text:p>I should, but I don't wear it.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24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26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28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30</text:p>
          </table:table-cell>
          <table:table-cell office:value-type="string" table:style-name="ce23">
            <text:p>I should, but I don't wear it.</text:p>
          </table:table-cell>
          <table:table-cell table:number-columns-repeated="16382"/>
        </table:table-row>
        <table:table-row table:style-name="ro1">
          <table:table-cell office:value-type="string" table:style-name="ce25">
            <text:p>P038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39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44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48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53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54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58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59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65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66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67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72</text:p>
          </table:table-cell>
          <table:table-cell office:value-type="string" table:style-name="ce23">
            <text:p>I should, but I don't wear it.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73</text:p>
          </table:table-cell>
          <table:table-cell office:value-type="string" table:style-name="ce23">
            <text:p>I should, but I don't wear it.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78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82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86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87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88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94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096</text:p>
          </table:table-cell>
          <table:table-cell office:value-type="string" table:style-name="ce23">
            <text:p>I should, but I don't wear it.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00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03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07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15</text:p>
          </table:table-cell>
          <table:table-cell office:value-type="string" table:style-name="ce23">
            <text:p>I should, but I don't wear it.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20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25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26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33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35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49</text:p>
          </table:table-cell>
          <table:table-cell office:value-type="string" table:style-name="ce23">
            <text:p>I should, but I don't wear it.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53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56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57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67</text:p>
          </table:table-cell>
          <table:table-cell office:value-type="string" table:style-name="ce23">
            <text:p>I should, but I don't wear it.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68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71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76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73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75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80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82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185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187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191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193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198</text:p>
          </table:table-cell>
          <table:table-cell office:value-type="string" table:style-name="ce2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199</text:p>
          </table:table-cell>
          <table:table-cell office:value-type="string" table:style-name="ce7">
            <text:p>NO</text:p>
          </table:table-cell>
          <table:table-cell table:number-columns-repeated="16382"/>
        </table:table-row>
        <table:table-row table:number-rows-repeated="1048516" table:style-name="ro1">
          <table:table-cell table:number-columns-repeated="16384"/>
        </table:table-row>
      </table:table>
      <table:table table:name="K_CORRECTIONS" table:style-name="ta1">
        <table:table-column table:style-name="co46" table:default-cell-style-name="ce1"/>
        <table:table-column table:style-name="co47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4">
            <text:p>EXCLUDED DATA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27">
            <text:p>Do you wear prescription glasses or contact lenses?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07</text:p>
          </table:table-cell>
          <table:table-cell office:value-type="string" table:style-name="ce4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10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14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21</text:p>
          </table:table-cell>
          <table:table-cell office:value-type="string" table:style-name="ce4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33</text:p>
          </table:table-cell>
          <table:table-cell office:value-type="string" table:style-name="ce4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41</text:p>
          </table:table-cell>
          <table:table-cell office:value-type="string" table:style-name="ce4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49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55</text:p>
          </table:table-cell>
          <table:table-cell office:value-type="string" table:style-name="ce4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57</text:p>
          </table:table-cell>
          <table:table-cell office:value-type="string" table:style-name="ce4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61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68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71</text:p>
          </table:table-cell>
          <table:table-cell office:value-type="string" table:style-name="ce4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74</text:p>
          </table:table-cell>
          <table:table-cell office:value-type="string" table:style-name="ce4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95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97</text:p>
          </table:table-cell>
          <table:table-cell office:value-type="string" table:style-name="ce4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06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2</text:p>
          </table:table-cell>
          <table:table-cell office:value-type="string" table:style-name="ce4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3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4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6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7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8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21</text:p>
          </table:table-cell>
          <table:table-cell office:value-type="string" table:style-name="ce28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37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38</text:p>
          </table:table-cell>
          <table:table-cell office:value-type="string" table:style-name="ce4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43</text:p>
          </table:table-cell>
          <table:table-cell office:value-type="string" table:style-name="ce4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62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74</text:p>
          </table:table-cell>
          <table:table-cell office:value-type="string" table:style-name="ce4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78</text:p>
          </table:table-cell>
          <table:table-cell office:value-type="string" table:style-name="ce4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94</text:p>
          </table:table-cell>
          <table:table-cell office:value-type="string" table:style-name="ce4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95</text:p>
          </table:table-cell>
          <table:table-cell office:value-type="string" table:style-name="ce4">
            <text:p>x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T_EXPERIENCE" table:style-name="ta1">
        <table:table-column table:style-name="co28" table:default-cell-style-name="ce1"/>
        <table:table-column table:style-name="co48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RANSPARENT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Do you have any professional experience beyond intership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05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06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5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6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3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5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9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1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2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36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7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3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5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7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1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2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3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4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9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0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6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7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1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5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9<text:s/>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2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3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4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5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8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9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0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1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2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3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4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0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1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2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6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9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0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2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4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5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0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2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5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9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2<text:s/>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3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1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88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201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  <table:table table:name="R_EXPERIENCE" table:style-name="ta1"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RED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13">
            <text:p>Do you have any professional experience beyond intership?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01</text:p>
          </table:table-cell>
          <table:table-cell office:value-type="string" table:style-name="ce29">
            <text:p>YES</text:p>
          </table:table-cell>
          <table:table-cell table:style-name="ce30"/>
          <table:table-cell table:number-columns-repeated="16381"/>
        </table:table-row>
        <table:table-row table:style-name="ro1">
          <table:table-cell office:value-type="string" table:style-name="ce3">
            <text:p>P002</text:p>
          </table:table-cell>
          <table:table-cell office:value-type="string" table:style-name="ce29">
            <text:p>YES</text:p>
          </table:table-cell>
          <table:table-cell table:style-name="ce30"/>
          <table:table-cell table:number-columns-repeated="16381"/>
        </table:table-row>
        <table:table-row table:style-name="ro1">
          <table:table-cell office:value-type="string" table:style-name="ce3">
            <text:p>P009</text:p>
          </table:table-cell>
          <table:table-cell office:value-type="string" table:style-name="ce29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12</text:p>
          </table:table-cell>
          <table:table-cell office:value-type="string" table:style-name="ce29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13</text:p>
          </table:table-cell>
          <table:table-cell office:value-type="string" table:style-name="ce29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17</text:p>
          </table:table-cell>
          <table:table-cell office:value-type="string" table:style-name="ce29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20</text:p>
          </table:table-cell>
          <table:table-cell office:value-type="string" table:style-name="ce29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22</text:p>
          </table:table-cell>
          <table:table-cell office:value-type="string" table:style-name="ce29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27</text:p>
          </table:table-cell>
          <table:table-cell office:value-type="string" table:style-name="ce29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34</text:p>
          </table:table-cell>
          <table:table-cell office:value-type="string" table:style-name="ce29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35</text:p>
          </table:table-cell>
          <table:table-cell office:value-type="string" table:style-name="ce29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40</text:p>
          </table:table-cell>
          <table:table-cell office:value-type="string" table:style-name="ce29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42</text:p>
          </table:table-cell>
          <table:table-cell office:value-type="string" table:style-name="ce29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46</text:p>
          </table:table-cell>
          <table:table-cell office:value-type="string" table:style-name="ce29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50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2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6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0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5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9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0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3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4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0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1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8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9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1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19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8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9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34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7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1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6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7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8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1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4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8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0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1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3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4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5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6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9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0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7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9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6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4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0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2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6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7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200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number-rows-repeated="1048517" table:style-name="ro1">
          <table:table-cell table:number-columns-repeated="16384"/>
        </table:table-row>
      </table:table>
      <table:table table:name="Y_EXPERIENCE" table:style-name="ta1"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YELLOW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27">
            <text:p>Do you have any professional experience beyond intership?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3">
            <text:p>P003</text:p>
          </table:table-cell>
          <table:table-cell office:value-type="string" table:style-name="ce29">
            <text:p>NO</text:p>
          </table:table-cell>
          <table:table-cell table:style-name="ce32"/>
          <table:table-cell table:number-columns-repeated="16381"/>
        </table:table-row>
        <table:table-row table:style-name="ro1">
          <table:table-cell office:value-type="string" table:style-name="ce25">
            <text:p>P004</text:p>
          </table:table-cell>
          <table:table-cell office:value-type="string" table:style-name="ce29">
            <text:p>NO</text:p>
          </table:table-cell>
          <table:table-cell table:style-name="ce33"/>
          <table:table-cell table:number-columns-repeated="16381"/>
        </table:table-row>
        <table:table-row table:style-name="ro1">
          <table:table-cell office:value-type="string" table:style-name="ce25">
            <text:p>P008</text:p>
          </table:table-cell>
          <table:table-cell office:value-type="string" table:style-name="ce29">
            <text:p>NO</text:p>
          </table:table-cell>
          <table:table-cell table:style-name="ce33"/>
          <table:table-cell table:number-columns-repeated="16381"/>
        </table:table-row>
        <table:table-row table:style-name="ro1">
          <table:table-cell office:value-type="string" table:style-name="ce3">
            <text:p>P102</text:p>
          </table:table-cell>
          <table:table-cell office:value-type="string" table:style-name="ce29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11</text:p>
          </table:table-cell>
          <table:table-cell office:value-type="string" table:style-name="ce29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18</text:p>
          </table:table-cell>
          <table:table-cell office:value-type="string" table:style-name="ce29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19</text:p>
          </table:table-cell>
          <table:table-cell office:value-type="string" table:style-name="ce29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24</text:p>
          </table:table-cell>
          <table:table-cell office:value-type="string" table:style-name="ce29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26</text:p>
          </table:table-cell>
          <table:table-cell office:value-type="string" table:style-name="ce29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28</text:p>
          </table:table-cell>
          <table:table-cell office:value-type="string" table:style-name="ce29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30</text:p>
          </table:table-cell>
          <table:table-cell office:value-type="string" table:style-name="ce29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38</text:p>
          </table:table-cell>
          <table:table-cell office:value-type="string" table:style-name="ce29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39</text:p>
          </table:table-cell>
          <table:table-cell office:value-type="string" table:style-name="ce29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44</text:p>
          </table:table-cell>
          <table:table-cell office:value-type="string" table:style-name="ce29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048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3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4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8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9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5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6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67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2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3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8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2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6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7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88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4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96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0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3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07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15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0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5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6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33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35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9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3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6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57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7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8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1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6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3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5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0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2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85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87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1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3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8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9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number-rows-repeated="1048516" table:style-name="ro1">
          <table:table-cell table:number-columns-repeated="16384"/>
        </table:table-row>
      </table:table>
      <table:table table:name="K_EXPERIENCE" table:style-name="ta1">
        <table:table-column table:style-name="co55" table:default-cell-style-name="ce1"/>
        <table:table-column table:style-name="co5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EXCLUDE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4">
            <text:p>participant nr</text:p>
          </table:table-cell>
          <table:table-cell office:value-type="string" table:style-name="ce2">
            <text:p>Do you have any professional experience beyond intership?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07</text:p>
          </table:table-cell>
          <table:table-cell office:value-type="string" table:style-name="ce35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10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14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21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33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41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49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55</text:p>
          </table:table-cell>
          <table:table-cell office:value-type="string" table:style-name="ce29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57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61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68</text:p>
          </table:table-cell>
          <table:table-cell office:value-type="string" table:style-name="ce36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71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74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95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097</text:p>
          </table:table-cell>
          <table:table-cell office:value-type="string" table:style-name="ce36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06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2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3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4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6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7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8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21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37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38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43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62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74</text:p>
          </table:table-cell>
          <table:table-cell office:value-type="string" table:style-name="ce29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78</text:p>
          </table:table-cell>
          <table:table-cell office:value-type="string" table:style-name="ce29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94</text:p>
          </table:table-cell>
          <table:table-cell office:value-type="string" table:style-name="ce29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95</text:p>
          </table:table-cell>
          <table:table-cell office:value-type="string" table:style-name="ce29">
            <text:p>x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T_SLEEP" table:style-name="ta1">
        <table:table-column table:style-name="co17" table:default-cell-style-name="ce1"/>
        <table:table-column table:style-name="co57" table:default-cell-style-name="ce1"/>
        <table:table-column table:style-name="co58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4">
            <text:p>TRANSPARENT GOGGLES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13">
            <text:p>How many hours did you sleep last night?</text:p>
          </table:table-cell>
          <table:table-cell office:value-type="string" table:style-name="ce37">
            <text:p>aditional remark / verification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05</text:p>
          </table:table-cell>
          <table:table-cell office:value-type="float" office:value="6.5" table:style-name="ce38">
            <text:p>6.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06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15</text:p>
          </table:table-cell>
          <table:table-cell office:value-type="string" table:style-name="ce38">
            <text:p>9 h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16</text:p>
          </table:table-cell>
          <table:table-cell office:value-type="float" office:value="6.5" table:style-name="ce38">
            <text:p>6.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23</text:p>
          </table:table-cell>
          <table:table-cell office:value-type="float" office:value="5" table:style-name="ce38">
            <text:p>5</text:p>
          </table:table-cell>
          <table:table-cell office:value-type="string" table:style-name="ce4">
            <text:p>when asked if they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25</text:p>
          </table:table-cell>
          <table:table-cell office:value-type="float" office:value="7.5" table:style-name="ce38">
            <text:p>7.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29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31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32</text:p>
          </table:table-cell>
          <table:table-cell office:value-type="float" office:value="8" table:style-name="ce38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36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37</text:p>
          </table:table-cell>
          <table:table-cell office:value-type="string" table:style-name="ce38">
            <text:p>7.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43</text:p>
          </table:table-cell>
          <table:table-cell office:value-type="float" office:value="8" table:style-name="ce38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45</text:p>
          </table:table-cell>
          <table:table-cell office:value-type="float" office:value="5" table:style-name="ce38">
            <text:p>5</text:p>
          </table:table-cell>
          <table:table-cell office:value-type="string" table:style-name="ce4">
            <text:p>when asked if they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47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51</text:p>
          </table:table-cell>
          <table:table-cell office:value-type="float" office:value="8" table:style-name="ce38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62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63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64</text:p>
          </table:table-cell>
          <table:table-cell office:value-type="float" office:value="5.5" table:style-name="ce38">
            <text:p>5.5</text:p>
          </table:table-cell>
          <table:table-cell office:value-type="string" table:style-name="ce4">
            <text:p>when asked if they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69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70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76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77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81</text:p>
          </table:table-cell>
          <table:table-cell office:value-type="string" table:style-name="ce38">
            <text:p>6.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85</text:p>
          </table:table-cell>
          <table:table-cell office:value-type="string" table:style-name="ce38">
            <text:p>6h 30 min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89</text:p>
          </table:table-cell>
          <table:table-cell office:value-type="string" table:style-name="ce38">
            <text:p>6-7h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92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093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04</text:p>
          </table:table-cell>
          <table:table-cell office:value-type="float" office:value="8" table:style-name="ce38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05</text:p>
          </table:table-cell>
          <table:table-cell office:value-type="float" office:value="4" table:style-name="ce38">
            <text:p>4</text:p>
          </table:table-cell>
          <table:table-cell office:value-type="string" table:style-name="ce4">
            <text:p>when asked if they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08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09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10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11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22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23</text:p>
          </table:table-cell>
          <table:table-cell office:value-type="float" office:value="5" table:style-name="ce38">
            <text:p>5</text:p>
          </table:table-cell>
          <table:table-cell office:value-type="string" table:style-name="ce4">
            <text:p>when asked if they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24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30</text:p>
          </table:table-cell>
          <table:table-cell office:value-type="float" office:value="7.5" table:style-name="ce38">
            <text:p>7.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31</text:p>
          </table:table-cell>
          <table:table-cell office:value-type="float" office:value="9" table:style-name="ce38">
            <text:p>9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32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36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39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40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42</text:p>
          </table:table-cell>
          <table:table-cell office:value-type="float" office:value="8" table:style-name="ce39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44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45</text:p>
          </table:table-cell>
          <table:table-cell office:value-type="float" office:value="5" table:style-name="ce38">
            <text:p>5</text:p>
          </table:table-cell>
          <table:table-cell office:value-type="string" table:style-name="ce4">
            <text:p>when asked if they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50</text:p>
          </table:table-cell>
          <table:table-cell office:value-type="float" office:value="9" table:style-name="ce38">
            <text:p>9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52</text:p>
          </table:table-cell>
          <table:table-cell office:value-type="float" office:value="8" table:style-name="ce38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55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59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72<text:s/>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83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6">
            <text:p>P181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7">
            <text:p>P188</text:p>
          </table:table-cell>
          <table:table-cell office:value-type="string" table:style-name="ce40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7">
            <text:p>P201</text:p>
          </table:table-cell>
          <table:table-cell office:value-type="string" table:style-name="ce40">
            <text:p>7</text:p>
          </table:table-cell>
          <table:table-cell table:style-name="ce4"/>
          <table:table-cell table:number-columns-repeated="16381"/>
        </table:table-row>
        <table:table-row table:number-rows-repeated="1048520" table:style-name="ro1">
          <table:table-cell table:number-columns-repeated="16384"/>
        </table:table-row>
      </table:table>
      <table:table table:name="R_SLEEP" table:style-name="ta1">
        <table:table-column table:style-name="co49" table:default-cell-style-name="ce1"/>
        <table:table-column table:style-name="co59" table:default-cell-style-name="ce1"/>
        <table:table-column table:style-name="co60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RED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2">
            <text:p>How many hours did you sleep last night?</text:p>
          </table:table-cell>
          <table:table-cell office:value-type="string" table:style-name="ce37">
            <text:p>aditional remark / verification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P001</text:p>
          </table:table-cell>
          <table:table-cell office:value-type="float" office:value="7.5" table:style-name="ce42">
            <text:p>7.5</text:p>
          </table:table-cell>
          <table:table-cell table:style-name="ce43"/>
          <table:table-cell table:number-columns-repeated="16381"/>
        </table:table-row>
        <table:table-row table:style-name="ro1">
          <table:table-cell office:value-type="string" table:style-name="ce3">
            <text:p>P002</text:p>
          </table:table-cell>
          <table:table-cell office:value-type="float" office:value="5" table:style-name="ce38">
            <text:p>5</text:p>
          </table:table-cell>
          <table:table-cell office:value-type="string" table:style-name="ce4">
            <text:p>when asked if they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009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12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13</text:p>
          </table:table-cell>
          <table:table-cell office:value-type="float" office:value="9" table:style-name="ce38">
            <text:p>9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17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20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22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27</text:p>
          </table:table-cell>
          <table:table-cell office:value-type="float" office:value="5" table:style-name="ce38">
            <text:p>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34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35</text:p>
          </table:table-cell>
          <table:table-cell office:value-type="float" office:value="5" table:style-name="ce38">
            <text:p>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40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42</text:p>
          </table:table-cell>
          <table:table-cell office:value-type="float" office:value="9" table:style-name="ce38">
            <text:p>9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46</text:p>
          </table:table-cell>
          <table:table-cell office:value-type="string" table:style-name="ce38">
            <text:p>between 5 and 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50</text:p>
          </table:table-cell>
          <table:table-cell office:value-type="string" table:style-name="ce38">
            <text:p>7.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52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56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60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75</text:p>
          </table:table-cell>
          <table:table-cell office:value-type="float" office:value="8" table:style-name="ce38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79</text:p>
          </table:table-cell>
          <table:table-cell office:value-type="string" table:style-name="ce38">
            <text:p>between 5 and 6</text:p>
          </table:table-cell>
          <table:table-cell office:value-type="string" table:style-name="ce4">
            <text:p>when asked if they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080</text:p>
          </table:table-cell>
          <table:table-cell office:value-type="float" office:value="6.5" table:style-name="ce38">
            <text:p>6.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83</text:p>
          </table:table-cell>
          <table:table-cell office:value-type="float" office:value="9" table:style-name="ce38">
            <text:p>9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84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90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91</text:p>
          </table:table-cell>
          <table:table-cell office:value-type="float" office:value="7.5" table:style-name="ce38">
            <text:p>7.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98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099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01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19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28</text:p>
          </table:table-cell>
          <table:table-cell office:value-type="float" office:value="8" table:style-name="ce38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29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34</text:p>
          </table:table-cell>
          <table:table-cell office:value-type="float" office:value="7" table:style-name="ce39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27</text:p>
          </table:table-cell>
          <table:table-cell office:value-type="string" table:style-name="ce39">
            <text:p>I don't know/ I'm well rested</text:p>
          </table:table-cell>
          <table:table-cell office:value-type="string" table:style-name="ce29">
            <text:p>between 5 and 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141</text:p>
          </table:table-cell>
          <table:table-cell office:value-type="float" office:value="8" table:style-name="ce38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46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47</text:p>
          </table:table-cell>
          <table:table-cell office:value-type="float" office:value="8.5" table:style-name="ce38">
            <text:p>8.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48</text:p>
          </table:table-cell>
          <table:table-cell office:value-type="float" office:value="5" table:style-name="ce38">
            <text:p>5</text:p>
          </table:table-cell>
          <table:table-cell office:value-type="string" table:style-name="ce29">
            <text:p>between 5 and 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151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54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58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60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61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63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64</text:p>
          </table:table-cell>
          <table:table-cell office:value-type="float" office:value="4" table:style-name="ce38">
            <text:p>4</text:p>
          </table:table-cell>
          <table:table-cell office:value-type="string" table:style-name="ce4">
            <text:p>when asked if they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165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66</text:p>
          </table:table-cell>
          <table:table-cell office:value-type="string" table:style-name="ce38">
            <text:p>6h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69</text:p>
          </table:table-cell>
          <table:table-cell office:value-type="float" office:value="8" table:style-name="ce38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70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77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79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P186</text:p>
          </table:table-cell>
          <table:table-cell office:value-type="float" office:value="5" table:style-name="ce38">
            <text:p>5</text:p>
          </table:table-cell>
          <table:table-cell office:value-type="string" table:style-name="ce4">
            <text:p>when asked if they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184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P190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P192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P196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P197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P200</text:p>
          </table:table-cell>
          <table:table-cell office:value-type="float" office:value="8" table:style-name="ce38">
            <text:p>8</text:p>
          </table:table-cell>
          <table:table-cell table:style-name="ce4"/>
          <table:table-cell table:number-columns-repeated="16381"/>
        </table:table-row>
        <table:table-row table:number-rows-repeated="1048517" table:style-name="ro1">
          <table:table-cell table:number-columns-repeated="16384"/>
        </table:table-row>
      </table:table>
      <table:table table:name="Y_SLEEP" table:style-name="ta1">
        <table:table-column table:style-name="co61" table:default-cell-style-name="ce1"/>
        <table:table-column table:style-name="co62" table:default-cell-style-name="ce44"/>
        <table:table-column table:style-name="co6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YELLOW GOGGLES</text:p>
          </table:table-cell>
          <table:table-cell table:style-name="ce44"/>
          <table:table-cell table:number-columns-repeated="16382" table:style-name="ce1"/>
        </table:table-row>
        <table:table-row table:style-name="ro1">
          <table:table-cell office:value-type="string" table:style-name="ce13">
            <text:p>participant nr</text:p>
          </table:table-cell>
          <table:table-cell office:value-type="string" table:style-name="ce2">
            <text:p>How many hours did you sleep last night?</text:p>
          </table:table-cell>
          <table:table-cell office:value-type="string" table:style-name="ce37">
            <text:p>aditional remark / verification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P003</text:p>
          </table:table-cell>
          <table:table-cell office:value-type="float" office:value="7" table:style-name="ce29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04</text:p>
          </table:table-cell>
          <table:table-cell office:value-type="float" office:value="8" table:style-name="ce29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08</text:p>
          </table:table-cell>
          <table:table-cell office:value-type="float" office:value="4" table:style-name="ce29">
            <text:p>4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102</text:p>
          </table:table-cell>
          <table:table-cell office:value-type="float" office:value="6" table:style-name="ce29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11</text:p>
          </table:table-cell>
          <table:table-cell office:value-type="float" office:value="6" table:style-name="ce29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18</text:p>
          </table:table-cell>
          <table:table-cell office:value-type="float" office:value="5" table:style-name="ce29">
            <text:p>5</text:p>
          </table:table-cell>
          <table:table-cell office:value-type="string" table:style-name="ce4">
            <text:p>when asked if they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P019</text:p>
          </table:table-cell>
          <table:table-cell office:value-type="float" office:value="8" table:style-name="ce29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24</text:p>
          </table:table-cell>
          <table:table-cell office:value-type="float" office:value="9" table:style-name="ce29">
            <text:p>9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26</text:p>
          </table:table-cell>
          <table:table-cell office:value-type="float" office:value="7" table:style-name="ce29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28</text:p>
          </table:table-cell>
          <table:table-cell office:value-type="float" office:value="7" table:style-name="ce29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30</text:p>
          </table:table-cell>
          <table:table-cell office:value-type="float" office:value="6" table:style-name="ce29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38</text:p>
          </table:table-cell>
          <table:table-cell office:value-type="float" office:value="7" table:style-name="ce29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39</text:p>
          </table:table-cell>
          <table:table-cell office:value-type="float" office:value="8" table:style-name="ce29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44</text:p>
          </table:table-cell>
          <table:table-cell office:value-type="float" office:value="7" table:style-name="ce29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48</text:p>
          </table:table-cell>
          <table:table-cell office:value-type="float" office:value="6" table:style-name="ce29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53</text:p>
          </table:table-cell>
          <table:table-cell office:value-type="float" office:value="7" table:style-name="ce29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54</text:p>
          </table:table-cell>
          <table:table-cell office:value-type="float" office:value="7" table:style-name="ce29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58</text:p>
          </table:table-cell>
          <table:table-cell office:value-type="float" office:value="6.5" table:style-name="ce29">
            <text:p>6.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59</text:p>
          </table:table-cell>
          <table:table-cell office:value-type="float" office:value="6" table:style-name="ce29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65</text:p>
          </table:table-cell>
          <table:table-cell office:value-type="float" office:value="4" table:style-name="ce29">
            <text:p>4</text:p>
          </table:table-cell>
          <table:table-cell office:value-type="string" table:style-name="ce4">
            <text:p>when asked if they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P066</text:p>
          </table:table-cell>
          <table:table-cell office:value-type="float" office:value="6" table:style-name="ce29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67</text:p>
          </table:table-cell>
          <table:table-cell office:value-type="float" office:value="6" table:style-name="ce29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72</text:p>
          </table:table-cell>
          <table:table-cell office:value-type="float" office:value="5.5" table:style-name="ce29">
            <text:p>5.5</text:p>
          </table:table-cell>
          <table:table-cell office:value-type="string" table:style-name="ce4">
            <text:p>when asked if they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P073</text:p>
          </table:table-cell>
          <table:table-cell office:value-type="float" office:value="8" table:style-name="ce29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78</text:p>
          </table:table-cell>
          <table:table-cell office:value-type="float" office:value="7" table:style-name="ce29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82</text:p>
          </table:table-cell>
          <table:table-cell office:value-type="float" office:value="5" table:style-name="ce29">
            <text:p>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86</text:p>
          </table:table-cell>
          <table:table-cell office:value-type="float" office:value="6" table:style-name="ce29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87</text:p>
          </table:table-cell>
          <table:table-cell office:value-type="float" office:value="7" table:style-name="ce29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88</text:p>
          </table:table-cell>
          <table:table-cell office:value-type="float" office:value="8" table:style-name="ce29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94</text:p>
          </table:table-cell>
          <table:table-cell office:value-type="float" office:value="7" table:style-name="ce29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096</text:p>
          </table:table-cell>
          <table:table-cell office:value-type="float" office:value="6" table:style-name="ce29">
            <text:p>6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25">
            <text:p>P100</text:p>
          </table:table-cell>
          <table:table-cell office:value-type="float" office:value="6" table:style-name="ce29">
            <text:p>6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25">
            <text:p>P103</text:p>
          </table:table-cell>
          <table:table-cell office:value-type="float" office:value="8" table:style-name="ce29">
            <text:p>8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25">
            <text:p>P107</text:p>
          </table:table-cell>
          <table:table-cell office:value-type="float" office:value="7" table:style-name="ce29">
            <text:p>7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25">
            <text:p>P115</text:p>
          </table:table-cell>
          <table:table-cell office:value-type="float" office:value="4" table:style-name="ce29">
            <text:p>4</text:p>
          </table:table-cell>
          <table:table-cell office:value-type="string" table:style-name="ce4">
            <text:p>when asked if he felt rested, the participant said y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5">
            <text:p>P120</text:p>
          </table:table-cell>
          <table:table-cell office:value-type="float" office:value="6" table:style-name="ce29">
            <text:p>6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25">
            <text:p>P125</text:p>
          </table:table-cell>
          <table:table-cell office:value-type="float" office:value="7" table:style-name="ce29">
            <text:p>7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25">
            <text:p>P126</text:p>
          </table:table-cell>
          <table:table-cell office:value-type="float" office:value="4" table:style-name="ce29">
            <text:p>4</text:p>
          </table:table-cell>
          <table:table-cell office:value-type="string" table:style-name="ce4">
            <text:p>when asked if he felt rested, the participant said y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5">
            <text:p>P133</text:p>
          </table:table-cell>
          <table:table-cell office:value-type="float" office:value="8" table:style-name="ce29">
            <text:p>8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25">
            <text:p>P135</text:p>
          </table:table-cell>
          <table:table-cell office:value-type="float" office:value="8" table:style-name="ce29">
            <text:p>8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25">
            <text:p>P149</text:p>
          </table:table-cell>
          <table:table-cell office:value-type="float" office:value="7" table:style-name="ce29">
            <text:p>7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25">
            <text:p>P153</text:p>
          </table:table-cell>
          <table:table-cell office:value-type="float" office:value="7" table:style-name="ce29">
            <text:p>7</text:p>
          </table:table-cell>
          <table:table-cell table:style-name="ce4"/>
          <table:table-cell table:style-name="ce44"/>
          <table:table-cell table:number-columns-repeated="16380"/>
        </table:table-row>
        <table:table-row table:style-name="ro1">
          <table:table-cell office:value-type="string" table:style-name="ce25">
            <text:p>P156</text:p>
          </table:table-cell>
          <table:table-cell office:value-type="float" office:value="6" table:style-name="ce29">
            <text:p>6</text:p>
          </table:table-cell>
          <table:table-cell table:style-name="ce4"/>
          <table:table-cell table:style-name="ce44"/>
          <table:table-cell table:number-columns-repeated="16380"/>
        </table:table-row>
        <table:table-row table:style-name="ro1">
          <table:table-cell office:value-type="string" table:style-name="ce25">
            <text:p>P157</text:p>
          </table:table-cell>
          <table:table-cell office:value-type="float" office:value="6" table:style-name="ce29">
            <text:p>6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25">
            <text:p>P167</text:p>
          </table:table-cell>
          <table:table-cell office:value-type="float" office:value="7" table:style-name="ce29">
            <text:p>7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25">
            <text:p>P168</text:p>
          </table:table-cell>
          <table:table-cell office:value-type="float" office:value="7" table:style-name="ce29">
            <text:p>7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25">
            <text:p>P171</text:p>
          </table:table-cell>
          <table:table-cell office:value-type="string" table:style-name="ce29">
            <text:p>7/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176</text:p>
          </table:table-cell>
          <table:table-cell office:value-type="float" office:value="5" table:style-name="ce29">
            <text:p>5</text:p>
          </table:table-cell>
          <table:table-cell office:value-type="string" table:style-name="ce4">
            <text:p>when asked if he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P173</text:p>
          </table:table-cell>
          <table:table-cell office:value-type="float" office:value="7" table:style-name="ce36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175</text:p>
          </table:table-cell>
          <table:table-cell office:value-type="float" office:value="6" table:style-name="ce29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5">
            <text:p>P180</text:p>
          </table:table-cell>
          <table:table-cell office:value-type="float" office:value="5.5" table:style-name="ce29">
            <text:p>5.5</text:p>
          </table:table-cell>
          <table:table-cell office:value-type="string" table:style-name="ce4">
            <text:p>when asked if he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P182</text:p>
          </table:table-cell>
          <table:table-cell office:value-type="float" office:value="8" table:style-name="ce29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4">
            <text:p>P185</text:p>
          </table:table-cell>
          <table:table-cell office:value-type="float" office:value="7" table:style-name="ce36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6">
            <text:p>P187</text:p>
          </table:table-cell>
          <table:table-cell office:value-type="string" table:style-name="ce45">
            <text:p>about 7/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6">
            <text:p>P191</text:p>
          </table:table-cell>
          <table:table-cell office:value-type="string" table:style-name="ce45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6">
            <text:p>P193</text:p>
          </table:table-cell>
          <table:table-cell office:value-type="string" table:style-name="ce45">
            <text:p>I don't know</text:p>
          </table:table-cell>
          <table:table-cell office:value-type="string" table:style-name="ce4">
            <text:p>when asked if he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P198</text:p>
          </table:table-cell>
          <table:table-cell office:value-type="string" table:style-name="ce45">
            <text:p>6-7h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6">
            <text:p>P199</text:p>
          </table:table-cell>
          <table:table-cell office:value-type="string" table:style-name="ce45">
            <text:p>7</text:p>
          </table:table-cell>
          <table:table-cell table:style-name="ce4"/>
          <table:table-cell table:number-columns-repeated="16381"/>
        </table:table-row>
        <table:table-row table:number-rows-repeated="1048516" table:style-name="ro2">
          <table:table-cell table:number-columns-repeated="16384"/>
        </table:table-row>
      </table:table>
      <table:table table:name="K_SLEEP" table:style-name="ta2">
        <table:table-column table:style-name="co64" table:default-cell-style-name="ce1"/>
        <table:table-column table:style-name="co65" table:default-cell-style-name="ce1"/>
        <table:table-column table:style-name="co48" table:default-cell-style-name="ce1"/>
        <table:table-column table:style-name="co66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EXCLUDE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2">
            <text:p>How many hours did you sleep last night?</text:p>
          </table:table-cell>
          <table:table-cell office:value-type="string" table:style-name="ce37">
            <text:p>aditional remark / verification</text:p>
          </table:table-cell>
          <table:table-cell office:value-type="string" table:style-name="ce33">
            <text:p>x-no data / error / data withdrawn by participant / resignation</text:p>
          </table:table-cell>
          <table:table-cell table:number-columns-repeated="16380"/>
        </table:table-row>
        <table:table-row table:style-name="ro1">
          <table:table-cell office:value-type="string" table:style-name="ce46">
            <text:p>P007</text:p>
          </table:table-cell>
          <table:table-cell office:value-type="float" office:value="7.5" table:style-name="ce42">
            <text:p>7.5</text:p>
          </table:table-cell>
          <table:table-cell table:style-name="ce43"/>
          <table:table-cell table:number-columns-repeated="16381" table:style-name="ce1"/>
        </table:table-row>
        <table:table-row table:style-name="ro1">
          <table:table-cell office:value-type="string" table:style-name="ce10">
            <text:p>P010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0">
            <text:p>P014</text:p>
          </table:table-cell>
          <table:table-cell office:value-type="float" office:value="7.5" table:style-name="ce38">
            <text:p>7.5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0">
            <text:p>P021</text:p>
          </table:table-cell>
          <table:table-cell office:value-type="float" office:value="8" table:style-name="ce38">
            <text:p>8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0">
            <text:p>P033</text:p>
          </table:table-cell>
          <table:table-cell office:value-type="string" table:style-name="ce39">
            <text:p>about 8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0">
            <text:p>P041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0">
            <text:p>P049</text:p>
          </table:table-cell>
          <table:table-cell office:value-type="string" table:style-name="ce38">
            <text:p>3.5</text:p>
          </table:table-cell>
          <table:table-cell office:value-type="string" table:style-name="ce4">
            <text:p>when asked if they felt rested, the participant said n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P055</text:p>
          </table:table-cell>
          <table:table-cell office:value-type="string" table:style-name="ce39">
            <text:p>x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0">
            <text:p>P057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0">
            <text:p>P061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0">
            <text:p>P068</text:p>
          </table:table-cell>
          <table:table-cell office:value-type="string" table:style-name="ce39">
            <text:p>x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0">
            <text:p>P071</text:p>
          </table:table-cell>
          <table:table-cell office:value-type="float" office:value="4" table:style-name="ce38">
            <text:p>4</text:p>
          </table:table-cell>
          <table:table-cell office:value-type="string" table:style-name="ce4">
            <text:p>when asked if they felt rested, the participant said n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P074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0">
            <text:p>P095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0">
            <text:p>P097</text:p>
          </table:table-cell>
          <table:table-cell office:value-type="string" table:style-name="ce39">
            <text:p>x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0">
            <text:p>P106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0">
            <text:p>P112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0">
            <text:p>P113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0">
            <text:p>P114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0">
            <text:p>P116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0">
            <text:p>P117</text:p>
          </table:table-cell>
          <table:table-cell office:value-type="float" office:value="5" table:style-name="ce38">
            <text:p>5</text:p>
          </table:table-cell>
          <table:table-cell office:value-type="string" table:style-name="ce4">
            <text:p>when asked if they felt rested, the participant said yes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P118</text:p>
          </table:table-cell>
          <table:table-cell office:value-type="float" office:value="5" table:style-name="ce38">
            <text:p>5</text:p>
          </table:table-cell>
          <table:table-cell office:value-type="string" table:style-name="ce4">
            <text:p>when asked if they felt rested, the participant said not much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P121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0">
            <text:p>P137</text:p>
          </table:table-cell>
          <table:table-cell office:value-type="float" office:value="3" table:style-name="ce38">
            <text:p>3</text:p>
          </table:table-cell>
          <table:table-cell office:value-type="string" table:style-name="ce4">
            <text:p>when asked if they felt rested, the participant said no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P138</text:p>
          </table:table-cell>
          <table:table-cell office:value-type="float" office:value="3" table:style-name="ce38">
            <text:p>3</text:p>
          </table:table-cell>
          <table:table-cell office:value-type="string" table:style-name="ce4">
            <text:p>when asked if they felt rested, the participant said no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P143</text:p>
          </table:table-cell>
          <table:table-cell office:value-type="float" office:value="8" table:style-name="ce38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0">
            <text:p>P162</text:p>
          </table:table-cell>
          <table:table-cell office:value-type="float" office:value="8" table:style-name="ce38">
            <text:p>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0">
            <text:p>P174</text:p>
          </table:table-cell>
          <table:table-cell office:value-type="float" office:value="6" table:style-name="ce38">
            <text:p>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0">
            <text:p>P178</text:p>
          </table:table-cell>
          <table:table-cell office:value-type="float" office:value="7" table:style-name="ce38">
            <text:p>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0">
            <text:p>P194</text:p>
          </table:table-cell>
          <table:table-cell office:value-type="string" table:style-name="ce47">
            <text:p>x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0">
            <text:p>P195</text:p>
          </table:table-cell>
          <table:table-cell office:value-type="string" table:style-name="ce47">
            <text:p>x</text:p>
          </table:table-cell>
          <table:table-cell table:style-name="ce4"/>
          <table:table-cell table:number-columns-repeated="16381"/>
        </table:table-row>
        <table:table-row table:number-rows-repeated="1048543" table:style-name="ro1">
          <table:table-cell table:number-columns-repeated="16384"/>
        </table:table-row>
      </table:table>
      <table:table table:name="T_Other_remarks" table:style-name="ta1">
        <table:table-column table:style-name="co19" table:default-cell-style-name="ce1"/>
        <table:table-column table:style-name="co67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RANSPRENT GOO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13">
            <text:p>remark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0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0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1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1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2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2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29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31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32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3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37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4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4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47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51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62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63</text:p>
          </table:table-cell>
          <table:table-cell office:value-type="string" table:style-name="ce48">
            <text:p>progra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4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69</text:p>
          </table:table-cell>
          <table:table-cell office:value-type="string" table:style-name="ce49">
            <text:p>+cleaning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0</text:p>
          </table:table-cell>
          <table:table-cell office:value-type="string" table:style-name="ce49">
            <text:p>2K + revalidati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77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81</text:p>
          </table:table-cell>
          <table:table-cell office:value-type="string" table:style-name="ce48">
            <text:p>it was fogging (changing goggle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89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092</text:p>
          </table:table-cell>
          <table:table-cell office:value-type="string" table:style-name="ce48">
            <text:p>interrupted display, program suspended, ????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04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0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0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09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1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11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22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23</text:p>
          </table:table-cell>
          <table:table-cell office:value-type="string" table:style-name="ce48">
            <text:p>2x K +/-, he didn't sleep much, check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4</text:p>
          </table:table-cell>
          <table:table-cell office:value-type="string" table:style-name="ce48">
            <text:p>123 on the for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3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31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32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3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39</text:p>
          </table:table-cell>
          <table:table-cell office:value-type="string" table:style-name="ce48">
            <text:p>interrupted recording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42</text:p>
          </table:table-cell>
          <table:table-cell office:value-type="string" table:style-name="ce48">
            <text:p>contro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44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45</text:p>
          </table:table-cell>
          <table:table-cell office:value-type="string" table:style-name="ce48">
            <text:p>contro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52</text:p>
          </table:table-cell>
          <table:table-cell office:value-type="string" table:style-name="ce4">
            <text:p>1 point unsatisfactory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59</text:p>
          </table:table-cell>
          <table:table-cell office:value-type="string" table:style-name="ce4">
            <text:p>he is uncomfortabl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72</text:p>
          </table:table-cell>
          <table:table-cell office:value-type="string" table:style-name="ce4">
            <text:p>NOTE! When asked about the nearest block - he knows what blue is, the computer shows error participant22 and not 17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8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81</text:p>
          </table:table-cell>
          <table:table-cell office:value-type="string" table:style-name="ce4">
            <text:p>with revalidation, corrective glasse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88</text:p>
          </table:table-cell>
          <table:table-cell office:value-type="string" table:style-name="ce4">
            <text:p>balance disorder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201</text:p>
          </table:table-cell>
          <table:table-cell office:value-type="string" table:style-name="ce4">
            <text:p>color OK.</text:p>
          </table:table-cell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  <table:table table:name="Y_Other_remarks" table:style-name="ta1">
        <table:table-column table:style-name="co52" table:default-cell-style-name="ce1"/>
        <table:table-column table:style-name="co68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YELLOW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003</text:p>
          </table:table-cell>
          <table:table-cell table:style-name="ce4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04</text:p>
          </table:table-cell>
          <table:table-cell office:value-type="string" table:style-name="ce48">
            <text:p>glasses cleaning 2x calibratio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08</text:p>
          </table:table-cell>
          <table:table-cell table:style-name="ce4"/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102</text:p>
          </table:table-cell>
          <table:table-cell table:style-name="ce4"/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11</text:p>
          </table:table-cell>
          <table:table-cell table:style-name="ce4"/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18</text:p>
          </table:table-cell>
          <table:table-cell office:value-type="string" table:style-name="ce50">
            <text:p>scratched glasses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19</text:p>
          </table:table-cell>
          <table:table-cell office:value-type="string" table:style-name="ce50">
            <text:p>the second one is also imperfect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24</text:p>
          </table:table-cell>
          <table:table-cell table:style-name="ce4"/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26</text:p>
          </table:table-cell>
          <table:table-cell table:style-name="ce4"/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28</text:p>
          </table:table-cell>
          <table:table-cell table:style-name="ce4"/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30</text:p>
          </table:table-cell>
          <table:table-cell table:style-name="ce4"/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038</text:p>
          </table:table-cell>
          <table:table-cell table:style-name="ce4"/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39</text:p>
          </table:table-cell>
          <table:table-cell table:style-name="ce4"/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44</text:p>
          </table:table-cell>
          <table:table-cell office:value-type="string" table:style-name="ce50">
            <text:p>the second one is also imperfect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48</text:p>
          </table:table-cell>
          <table:table-cell table:style-name="ce4"/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53</text:p>
          </table:table-cell>
          <table:table-cell table:style-name="ce4"/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54</text:p>
          </table:table-cell>
          <table:table-cell table:style-name="ce4"/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58</text:p>
          </table:table-cell>
          <table:table-cell table:style-name="ce4"/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59</text:p>
          </table:table-cell>
          <table:table-cell table:style-name="ce4"/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65</text:p>
          </table:table-cell>
          <table:table-cell table:style-name="ce4"/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66</text:p>
          </table:table-cell>
          <table:table-cell table:style-name="ce4"/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67</text:p>
          </table:table-cell>
          <table:table-cell table:style-name="ce4"/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72</text:p>
          </table:table-cell>
          <table:table-cell table:style-name="ce4"/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73</text:p>
          </table:table-cell>
          <table:table-cell table:style-name="ce4"/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78</text:p>
          </table:table-cell>
          <table:table-cell office:value-type="string" table:style-name="ce48">
            <text:p>one eye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82</text:p>
          </table:table-cell>
          <table:table-cell table:style-name="ce4"/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86</text:p>
          </table:table-cell>
          <table:table-cell table:style-name="ce4"/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87</text:p>
          </table:table-cell>
          <table:table-cell table:style-name="ce4"/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88</text:p>
          </table:table-cell>
          <table:table-cell table:style-name="ce4"/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94</text:p>
          </table:table-cell>
          <table:table-cell office:value-type="string" table:style-name="ce48">
            <text:p>color test ok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096</text:p>
          </table:table-cell>
          <table:table-cell table:style-name="ce4"/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00</text:p>
          </table:table-cell>
          <table:table-cell table:style-name="ce4"/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03</text:p>
          </table:table-cell>
          <table:table-cell table:style-name="ce4"/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07</text:p>
          </table:table-cell>
          <table:table-cell office:value-type="string" table:style-name="ce48">
            <text:p>system error, remains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15</text:p>
          </table:table-cell>
          <table:table-cell table:style-name="ce4"/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20</text:p>
          </table:table-cell>
          <table:table-cell office:value-type="string" table:style-name="ce48">
            <text:p>ATTENTION! call 122 in the survey, call 120 in Tobii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25</text:p>
          </table:table-cell>
          <table:table-cell table:style-name="ce4"/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26</text:p>
          </table:table-cell>
          <table:table-cell table:style-name="ce4"/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33</text:p>
          </table:table-cell>
          <table:table-cell table:style-name="ce4"/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35</text:p>
          </table:table-cell>
          <table:table-cell table:style-name="ce4"/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49</text:p>
          </table:table-cell>
          <table:table-cell table:style-name="ce4"/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53</text:p>
          </table:table-cell>
          <table:table-cell table:style-name="ce4"/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56</text:p>
          </table:table-cell>
          <table:table-cell table:style-name="ce4"/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57</text:p>
          </table:table-cell>
          <table:table-cell table:style-name="ce4"/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67</text:p>
          </table:table-cell>
          <table:table-cell table:style-name="ce4"/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68</text:p>
          </table:table-cell>
          <table:table-cell table:style-name="ce4"/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71</text:p>
          </table:table-cell>
          <table:table-cell table:style-name="ce4"/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76</text:p>
          </table:table-cell>
          <table:table-cell table:style-name="ce4"/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73</text:p>
          </table:table-cell>
          <table:table-cell table:style-name="ce4"/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75</text:p>
          </table:table-cell>
          <table:table-cell table:style-name="ce4"/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80</text:p>
          </table:table-cell>
          <table:table-cell table:style-name="ce4"/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82</text:p>
          </table:table-cell>
          <table:table-cell office:value-type="string" table:style-name="ce4">
            <text:p>contact lenses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185</text:p>
          </table:table-cell>
          <table:table-cell office:value-type="string" table:style-name="ce4">
            <text:p>with revalidation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P187</text:p>
          </table:table-cell>
          <table:table-cell table:style-name="ce7"/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P191</text:p>
          </table:table-cell>
          <table:table-cell table:style-name="ce7"/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P193</text:p>
          </table:table-cell>
          <table:table-cell table:style-name="ce7"/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P198</text:p>
          </table:table-cell>
          <table:table-cell table:style-name="ce7"/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P199</text:p>
          </table:table-cell>
          <table:table-cell office:value-type="string" table:style-name="ce7">
            <text:p>dry eye syndrome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number-rows-repeated="1048516" table:style-name="ro1">
          <table:table-cell table:number-columns-repeated="16384"/>
        </table:table-row>
      </table:table>
      <table:table table:name="R_Other_remarks" table:style-name="ta1">
        <table:table-column table:style-name="co69" table:default-cell-style-name="ce1"/>
        <table:table-column table:style-name="co70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RED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51">
            <text:p>other remark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1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02</text:p>
          </table:table-cell>
          <table:table-cell office:value-type="string" table:style-name="ce48">
            <text:p>top leftmost, poor calibra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09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12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1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17</text:p>
          </table:table-cell>
          <table:table-cell office:value-type="string" table:style-name="ce48">
            <text:p>2x calibration +/- satisfac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22</text:p>
          </table:table-cell>
          <table:table-cell office:value-type="string" table:style-name="ce50">
            <text:p>the second one is also imperfec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27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34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3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4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42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4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50</text:p>
          </table:table-cell>
          <table:table-cell office:value-type="string" table:style-name="ce50">
            <text:p>1 film - asks and talk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52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5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60</text:p>
          </table:table-cell>
          <table:table-cell office:value-type="string" table:style-name="ce50">
            <text:p>recording turned off during calibra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075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79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8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8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84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9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91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9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099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01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19</text:p>
          </table:table-cell>
          <table:table-cell office:value-type="string" table:style-name="ce48">
            <text:p>WARNING! It got stuck on 1 movie, data not up to the do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29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34</text:p>
          </table:table-cell>
          <table:table-cell office:value-type="string" table:style-name="ce48">
            <text:p>NOTE! 1 film skipped automatically, it will be incomplete, three dots are missing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27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41</text:p>
          </table:table-cell>
          <table:table-cell office:value-type="string" table:style-name="ce48">
            <text:p>color test o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4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47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4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51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54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5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6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61</text:p>
          </table:table-cell>
          <table:table-cell office:value-type="string" table:style-name="ce4">
            <text:p>problems displaying 1 movie, 2x procedure that's why we have 1 movi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64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65</text:p>
          </table:table-cell>
          <table:table-cell office:value-type="string" table:style-name="ce4">
            <text:p>it steamed up on the do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16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69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P17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77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79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8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6">
            <text:p>P184</text:p>
          </table:table-cell>
          <table:table-cell office:value-type="string" table:style-name="ce4">
            <text:p>with revalidation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19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7">
            <text:p>P192</text:p>
          </table:table-cell>
          <table:table-cell office:value-type="string" table:style-name="ce4">
            <text:p>blue OK (re-asked + Ishihara test)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19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7">
            <text:p>P197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7">
            <text:p>P200</text:p>
          </table:table-cell>
          <table:table-cell table:style-name="ce4"/>
          <table:table-cell table:number-columns-repeated="16382"/>
        </table:table-row>
        <table:table-row table:number-rows-repeated="1048517" table:style-name="ro1">
          <table:table-cell table:number-columns-repeated="16384"/>
        </table:table-row>
      </table:table>
      <table:table table:name="K_Other_Remarks" table:style-name="ta1">
        <table:table-column table:style-name="co10" table:default-cell-style-name="ce1"/>
        <table:table-column table:style-name="co21" table:default-cell-style-name="ce1"/>
        <table:table-column table:style-name="co2" table:default-cell-style-name="ce1"/>
        <table:table-column table:style-name="co60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EXCLUDE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rticipant nr</text:p>
          </table:table-cell>
          <table:table-cell office:value-type="string" table:style-name="ce2">
            <text:p>other remark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07</text:p>
          </table:table-cell>
          <table:table-cell office:value-type="string" table:style-name="ce48">
            <text:p>no data, no calibration</text:p>
          </table:table-cell>
          <table:table-cell table:style-name="ce1"/>
          <table:table-cell office:value-type="string" table:style-name="ce33">
            <text:p>x-no data / error / data withdrawn by participant / resignation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010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0">
            <text:p>P014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0">
            <text:p>P021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0">
            <text:p>P033</text:p>
          </table:table-cell>
          <table:table-cell office:value-type="string" table:style-name="ce48">
            <text:p>yellow glass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41</text:p>
          </table:table-cell>
          <table:table-cell office:value-type="string" table:style-name="ce48">
            <text:p>long eyelash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49</text:p>
          </table:table-cell>
          <table:table-cell office:value-type="string" table:style-name="ce52">
            <text:p>doubt about the da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55</text:p>
          </table:table-cell>
          <table:table-cell office:value-type="string" table:style-name="ce4">
            <text:p>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57</text:p>
          </table:table-cell>
          <table:table-cell office:value-type="string" table:style-name="ce50">
            <text:p>1 movie - talking, 7/10 control?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61</text:p>
          </table:table-cell>
          <table:table-cell office:value-type="string" table:style-name="ce48">
            <text:p>control?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68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0">
            <text:p>P071</text:p>
          </table:table-cell>
          <table:table-cell office:value-type="string" table:style-name="ce48">
            <text:p>no calibration, no da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74</text:p>
          </table:table-cell>
          <table:table-cell office:value-type="string" table:style-name="ce48">
            <text:p>no da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095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0">
            <text:p>P097</text:p>
          </table:table-cell>
          <table:table-cell office:value-type="string" table:style-name="ce48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06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0">
            <text:p>P112</text:p>
          </table:table-cell>
          <table:table-cell office:value-type="string" table:style-name="ce48">
            <text:p>2x K long eyelash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3</text:p>
          </table:table-cell>
          <table:table-cell office:value-type="string" table:style-name="ce48">
            <text:p>contro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4</text:p>
          </table:table-cell>
          <table:table-cell office:value-type="string" table:style-name="ce48">
            <text:p>contro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6</text:p>
          </table:table-cell>
          <table:table-cell office:value-type="string" table:style-name="ce48">
            <text:p>2x K started program (imperfect periphery)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7</text:p>
          </table:table-cell>
          <table:table-cell office:value-type="string" table:style-name="ce48">
            <text:p>2x K +/-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1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0">
            <text:p>P121</text:p>
          </table:table-cell>
          <table:table-cell office:value-type="string" table:style-name="ce48">
            <text:p>no good calibration, no da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37</text:p>
          </table:table-cell>
          <table:table-cell office:value-type="string" table:style-name="ce48">
            <text:p>contro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38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0">
            <text:p>P143</text:p>
          </table:table-cell>
          <table:table-cell office:value-type="string" table:style-name="ce48">
            <text:p>no calibration, no da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62</text:p>
          </table:table-cell>
          <table:table-cell office:value-type="string" table:style-name="ce4">
            <text:p>contro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74</text:p>
          </table:table-cell>
          <table:table-cell office:value-type="string" table:style-name="ce4">
            <text:p>control, no recording removed, COLO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78</text:p>
          </table:table-cell>
          <table:table-cell office:value-type="string" table:style-name="ce4">
            <text:p>no data, color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94</text:p>
          </table:table-cell>
          <table:table-cell office:value-type="string" table:style-name="ce4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195</text:p>
          </table:table-cell>
          <table:table-cell office:value-type="string" table:style-name="ce4">
            <text:p>x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TFD_T_Total_Fixation_Duration" table:style-name="ta1">
        <table:table-column table:style-name="co71" table:default-cell-style-name="ce1"/>
        <table:table-column table:style-name="co72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3" table:default-cell-style-name="ce1"/>
        <table:table-column table:style-name="co20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TRANSPARENT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3">
            <text:p>Total fixation duration in AOI [s]</text:p>
          </table:table-cell>
          <table:table-cell office:value-type="string" table:style-name="ce53">
            <text:p>Participant nr</text:p>
          </table:table-cell>
          <table:table-cell office:value-type="string" table:style-name="ce53">
            <text:p>R bucket</text:p>
          </table:table-cell>
          <table:table-cell office:value-type="string" table:style-name="ce53">
            <text:p>R helmet + face</text:p>
          </table:table-cell>
          <table:table-cell office:value-type="string" table:style-name="ce53">
            <text:p>R jacket</text:p>
          </table:table-cell>
          <table:table-cell office:value-type="string" table:style-name="ce53">
            <text:p>Y bag</text:p>
          </table:table-cell>
          <table:table-cell office:value-type="string" table:style-name="ce53">
            <text:p>Y bucket</text:p>
          </table:table-cell>
          <table:table-cell office:value-type="string" table:style-name="ce53">
            <text:p>Y helmet + face</text:p>
          </table:table-cell>
          <table:table-cell table:number-columns-repeated="16376"/>
        </table:table-row>
        <table:table-row table:style-name="ro1">
          <table:table-cell office:value-type="string" table:style-name="ce54">
            <text:p>R-RED</text:p>
          </table:table-cell>
          <table:table-cell office:value-type="string" table:style-name="ce3">
            <text:p>P005</text:p>
          </table:table-cell>
          <table:table-cell office:value-type="float" office:value="1.6416299999999999" table:style-name="ce55">
            <text:p>1.64</text:p>
          </table:table-cell>
          <table:table-cell office:value-type="float" office:value="0.40008100000000002" table:style-name="ce55">
            <text:p>0.40</text:p>
          </table:table-cell>
          <table:table-cell office:value-type="float" office:value="1.8085850000000001" table:style-name="ce55">
            <text:p>1.81</text:p>
          </table:table-cell>
          <table:table-cell office:value-type="float" office:value="2.241625" table:style-name="ce55">
            <text:p>2.24</text:p>
          </table:table-cell>
          <table:table-cell office:value-type="float" office:value="1.3666119999999999" table:style-name="ce55">
            <text:p>1.37</text:p>
          </table:table-cell>
          <table:table-cell office:value-type="float" office:value="0.345387" table:style-name="ce55">
            <text:p>0.35</text:p>
          </table:table-cell>
          <table:table-cell table:number-columns-repeated="16376"/>
        </table:table-row>
        <table:table-row table:style-name="ro1">
          <table:table-cell office:value-type="string" table:style-name="ce56">
            <text:p>Y-YELLOW</text:p>
          </table:table-cell>
          <table:table-cell office:value-type="string" table:style-name="ce3">
            <text:p>P006</text:p>
          </table:table-cell>
          <table:table-cell office:value-type="float" office:value="2.4047839999999998" table:style-name="ce55">
            <text:p>2.40</text:p>
          </table:table-cell>
          <table:table-cell office:value-type="float" office:value="0.18665799999999999" table:style-name="ce55">
            <text:p>0.19</text:p>
          </table:table-cell>
          <table:table-cell office:value-type="float" office:value="2.2433369999999999" table:style-name="ce55">
            <text:p>2.24</text:p>
          </table:table-cell>
          <table:table-cell office:value-type="float" office:value="2.1815630000000001" table:style-name="ce55">
            <text:p>2.18</text:p>
          </table:table-cell>
          <table:table-cell office:value-type="float" office:value="1.2229080000000001" table:style-name="ce55">
            <text:p>1.22</text:p>
          </table:table-cell>
          <table:table-cell office:value-type="float" office:value="0.66703599999999996" table:style-name="ce55">
            <text:p>0.67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15</text:p>
          </table:table-cell>
          <table:table-cell office:value-type="float" office:value="2.5934539999999999" table:style-name="ce55">
            <text:p>2.59</text:p>
          </table:table-cell>
          <table:table-cell office:value-type="float" office:value="0" table:style-name="ce57">
            <text:p>0</text:p>
          </table:table-cell>
          <table:table-cell office:value-type="float" office:value="1.4964820000000001" table:style-name="ce55">
            <text:p>1.50</text:p>
          </table:table-cell>
          <table:table-cell office:value-type="float" office:value="2.6193179999999998" table:style-name="ce55">
            <text:p>2.62</text:p>
          </table:table-cell>
          <table:table-cell office:value-type="float" office:value="1.647" table:style-name="ce55">
            <text:p>1.65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16</text:p>
          </table:table-cell>
          <table:table-cell office:value-type="float" office:value="1.82067" table:style-name="ce55">
            <text:p>1.82</text:p>
          </table:table-cell>
          <table:table-cell office:value-type="float" office:value="0.23814399999999999" table:style-name="ce55">
            <text:p>0.24</text:p>
          </table:table-cell>
          <table:table-cell office:value-type="float" office:value="1.8095969999999999" table:style-name="ce55">
            <text:p>1.81</text:p>
          </table:table-cell>
          <table:table-cell office:value-type="float" office:value="3.120746" table:style-name="ce55">
            <text:p>3.12</text:p>
          </table:table-cell>
          <table:table-cell office:value-type="float" office:value="1.276459" table:style-name="ce55">
            <text:p>1.28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23</text:p>
          </table:table-cell>
          <table:table-cell office:value-type="float" office:value="1.742213" table:style-name="ce55">
            <text:p>1.74</text:p>
          </table:table-cell>
          <table:table-cell office:value-type="float" office:value="1.3184400000000001" table:style-name="ce55">
            <text:p>1.32</text:p>
          </table:table-cell>
          <table:table-cell office:value-type="float" office:value="2.7626930000000001" table:style-name="ce55">
            <text:p>2.76</text:p>
          </table:table-cell>
          <table:table-cell office:value-type="float" office:value="2.6656110000000002" table:style-name="ce55">
            <text:p>2.67</text:p>
          </table:table-cell>
          <table:table-cell office:value-type="float" office:value="1.094354" table:style-name="ce55">
            <text:p>1.09</text:p>
          </table:table-cell>
          <table:table-cell office:value-type="float" office:value="0.26998800000000001" table:style-name="ce55">
            <text:p>0.27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25</text:p>
          </table:table-cell>
          <table:table-cell office:value-type="float" office:value="2.048689" table:style-name="ce55">
            <text:p>2.05</text:p>
          </table:table-cell>
          <table:table-cell office:value-type="float" office:value="0.296653" table:style-name="ce55">
            <text:p>0.30</text:p>
          </table:table-cell>
          <table:table-cell office:value-type="float" office:value="1.0167900000000001" table:style-name="ce55">
            <text:p>1.02</text:p>
          </table:table-cell>
          <table:table-cell office:value-type="float" office:value="3.1216179999999998" table:style-name="ce55">
            <text:p>3.12</text:p>
          </table:table-cell>
          <table:table-cell office:value-type="float" office:value="2.1237590000000002" table:style-name="ce55">
            <text:p>2.12</text:p>
          </table:table-cell>
          <table:table-cell office:value-type="float" office:value="0.279754" table:style-name="ce55">
            <text:p>0.28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29</text:p>
          </table:table-cell>
          <table:table-cell office:value-type="float" office:value="2.0484469999999999" table:style-name="ce55">
            <text:p>2.05</text:p>
          </table:table-cell>
          <table:table-cell office:value-type="float" office:value="9.5697000000000004E-2" table:style-name="ce55">
            <text:p>0.10</text:p>
          </table:table-cell>
          <table:table-cell office:value-type="float" office:value="1.46723" table:style-name="ce55">
            <text:p>1.47</text:p>
          </table:table-cell>
          <table:table-cell office:value-type="float" office:value="2.5698400000000001" table:style-name="ce55">
            <text:p>2.57</text:p>
          </table:table-cell>
          <table:table-cell office:value-type="float" office:value="1.139197" table:style-name="ce55">
            <text:p>1.14</text:p>
          </table:table-cell>
          <table:table-cell table:style-name="ce57"/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31</text:p>
          </table:table-cell>
          <table:table-cell office:value-type="float" office:value="1.8166359999999999" table:style-name="ce55">
            <text:p>1.82</text:p>
          </table:table-cell>
          <table:table-cell office:value-type="float" office:value="0.208702" table:style-name="ce55">
            <text:p>0.21</text:p>
          </table:table-cell>
          <table:table-cell office:value-type="float" office:value="1.177435" table:style-name="ce55">
            <text:p>1.18</text:p>
          </table:table-cell>
          <table:table-cell office:value-type="float" office:value="1.940442" table:style-name="ce55">
            <text:p>1.94</text:p>
          </table:table-cell>
          <table:table-cell office:value-type="float" office:value="0.686635" table:style-name="ce55">
            <text:p>0.69</text:p>
          </table:table-cell>
          <table:table-cell office:value-type="float" office:value="0.51661199999999996" table:style-name="ce55">
            <text:p>0.52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32</text:p>
          </table:table-cell>
          <table:table-cell office:value-type="float" office:value="1.490081" table:style-name="ce55">
            <text:p>1.49</text:p>
          </table:table-cell>
          <table:table-cell office:value-type="float" office:value="0.38484400000000002" table:style-name="ce55">
            <text:p>0.38</text:p>
          </table:table-cell>
          <table:table-cell office:value-type="float" office:value="1.529388" table:style-name="ce55">
            <text:p>1.53</text:p>
          </table:table-cell>
          <table:table-cell office:value-type="float" office:value="1.881394" table:style-name="ce55">
            <text:p>1.88</text:p>
          </table:table-cell>
          <table:table-cell office:value-type="float" office:value="1.5021100000000001" table:style-name="ce55">
            <text:p>1.50</text:p>
          </table:table-cell>
          <table:table-cell office:value-type="float" office:value="0.126661" table:style-name="ce55">
            <text:p>0.13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3">
            <text:p>P036</text:p>
          </table:table-cell>
          <table:table-cell office:value-type="float" office:value="2.3575370000000002" table:style-name="ce55">
            <text:p>2.36</text:p>
          </table:table-cell>
          <table:table-cell office:value-type="float" office:value="1.857254" table:style-name="ce55">
            <text:p>1.86</text:p>
          </table:table-cell>
          <table:table-cell office:value-type="float" office:value="1.514373" table:style-name="ce55">
            <text:p>1.51</text:p>
          </table:table-cell>
          <table:table-cell office:value-type="float" office:value="3.2100379999999999" table:style-name="ce55">
            <text:p>3.21</text:p>
          </table:table-cell>
          <table:table-cell office:value-type="float" office:value="2.493557" table:style-name="ce55">
            <text:p>2.49</text:p>
          </table:table-cell>
          <table:table-cell office:value-type="float" office:value="1.2759100000000001" table:style-name="ce55">
            <text:p>1.28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37</text:p>
          </table:table-cell>
          <table:table-cell office:value-type="float" office:value="2.216348" table:style-name="ce55">
            <text:p>2.22</text:p>
          </table:table-cell>
          <table:table-cell office:value-type="float" office:value="1.396838" table:style-name="ce55">
            <text:p>1.40</text:p>
          </table:table-cell>
          <table:table-cell office:value-type="float" office:value="0.82996300000000001" table:style-name="ce55">
            <text:p>0.83</text:p>
          </table:table-cell>
          <table:table-cell office:value-type="float" office:value="2.786076" table:style-name="ce55">
            <text:p>2.79</text:p>
          </table:table-cell>
          <table:table-cell office:value-type="float" office:value="2.509366" table:style-name="ce55">
            <text:p>2.51</text:p>
          </table:table-cell>
          <table:table-cell office:value-type="float" office:value="1.2962229999999999" table:style-name="ce55">
            <text:p>1.30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43</text:p>
          </table:table-cell>
          <table:table-cell office:value-type="float" office:value="1.5166269999999999" table:style-name="ce55">
            <text:p>1.52</text:p>
          </table:table-cell>
          <table:table-cell office:value-type="float" office:value="0.34998400000000002" table:style-name="ce55">
            <text:p>0.35</text:p>
          </table:table-cell>
          <table:table-cell office:value-type="float" office:value="1.234945" table:style-name="ce55">
            <text:p>1.23</text:p>
          </table:table-cell>
          <table:table-cell office:value-type="float" office:value="1.4092880000000001" table:style-name="ce55">
            <text:p>1.41</text:p>
          </table:table-cell>
          <table:table-cell office:value-type="float" office:value="1.035331" table:style-name="ce55">
            <text:p>1.04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45</text:p>
          </table:table-cell>
          <table:table-cell office:value-type="float" office:value="0.46331299999999997" table:style-name="ce55">
            <text:p>0.46</text:p>
          </table:table-cell>
          <table:table-cell office:value-type="float" office:value="0.51990099999999995" table:style-name="ce55">
            <text:p>0.52</text:p>
          </table:table-cell>
          <table:table-cell office:value-type="float" office:value="0.91521600000000003" table:style-name="ce55">
            <text:p>0.92</text:p>
          </table:table-cell>
          <table:table-cell office:value-type="float" office:value="0.32273800000000002" table:style-name="ce55">
            <text:p>0.32</text:p>
          </table:table-cell>
          <table:table-cell office:value-type="float" office:value="0" table:style-name="ce57">
            <text:p>0</text:p>
          </table:table-cell>
          <table:table-cell office:value-type="float" office:value="0.56113999999999997" table:style-name="ce55">
            <text:p>0.56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47</text:p>
          </table:table-cell>
          <table:table-cell office:value-type="float" office:value="0.92479800000000001" table:style-name="ce55">
            <text:p>0.92</text:p>
          </table:table-cell>
          <table:table-cell office:value-type="float" office:value="0.64580300000000002" table:style-name="ce55">
            <text:p>0.65</text:p>
          </table:table-cell>
          <table:table-cell office:value-type="float" office:value="1.3816029999999999" table:style-name="ce55">
            <text:p>1.38</text:p>
          </table:table-cell>
          <table:table-cell office:value-type="float" office:value="1.684528" table:style-name="ce55">
            <text:p>1.68</text:p>
          </table:table-cell>
          <table:table-cell office:value-type="float" office:value="0.89217400000000002" table:style-name="ce55">
            <text:p>0.89</text:p>
          </table:table-cell>
          <table:table-cell office:value-type="float" office:value="0.98291300000000004" table:style-name="ce55">
            <text:p>0.98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51</text:p>
          </table:table-cell>
          <table:table-cell office:value-type="float" office:value="2.6930040000000002" table:style-name="ce55">
            <text:p>2.69</text:p>
          </table:table-cell>
          <table:table-cell office:value-type="float" office:value="1.1726160000000001" table:style-name="ce55">
            <text:p>1.17</text:p>
          </table:table-cell>
          <table:table-cell office:value-type="float" office:value="1.9901759999999999" table:style-name="ce55">
            <text:p>1.99</text:p>
          </table:table-cell>
          <table:table-cell office:value-type="float" office:value="3.6144959999999999" table:style-name="ce55">
            <text:p>3.61</text:p>
          </table:table-cell>
          <table:table-cell office:value-type="float" office:value="5.5226819999999996" table:style-name="ce55">
            <text:p>5.52</text:p>
          </table:table-cell>
          <table:table-cell office:value-type="float" office:value="0.93476999999999999" table:style-name="ce55">
            <text:p>0.93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62</text:p>
          </table:table-cell>
          <table:table-cell office:value-type="float" office:value="4.1278920000000001" table:style-name="ce55">
            <text:p>4.13</text:p>
          </table:table-cell>
          <table:table-cell office:value-type="float" office:value="1.7852380000000001" table:style-name="ce55">
            <text:p>1.79</text:p>
          </table:table-cell>
          <table:table-cell office:value-type="float" office:value="2.152676" table:style-name="ce55">
            <text:p>2.15</text:p>
          </table:table-cell>
          <table:table-cell office:value-type="float" office:value="2.9489079999999999" table:style-name="ce55">
            <text:p>2.95</text:p>
          </table:table-cell>
          <table:table-cell office:value-type="float" office:value="3.8961000000000001" table:style-name="ce55">
            <text:p>3.90</text:p>
          </table:table-cell>
          <table:table-cell office:value-type="float" office:value="0.81669499999999995" table:style-name="ce55">
            <text:p>0.82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63</text:p>
          </table:table-cell>
          <table:table-cell office:value-type="float" office:value="0.88311700000000004" table:style-name="ce55">
            <text:p>0.88</text:p>
          </table:table-cell>
          <table:table-cell office:value-type="float" office:value="0.74257799999999996" table:style-name="ce55">
            <text:p>0.74</text:p>
          </table:table-cell>
          <table:table-cell office:value-type="float" office:value="2.4482900000000001" table:style-name="ce55">
            <text:p>2.45</text:p>
          </table:table-cell>
          <table:table-cell office:value-type="float" office:value="2.2979880000000001" table:style-name="ce55">
            <text:p>2.30</text:p>
          </table:table-cell>
          <table:table-cell office:value-type="float" office:value="1.7782210000000001" table:style-name="ce55">
            <text:p>1.78</text:p>
          </table:table-cell>
          <table:table-cell office:value-type="float" office:value="0.28165499999999999" table:style-name="ce55">
            <text:p>0.28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64</text:p>
          </table:table-cell>
          <table:table-cell office:value-type="float" office:value="3.8166910000000001" table:style-name="ce55">
            <text:p>3.82</text:p>
          </table:table-cell>
          <table:table-cell office:value-type="float" office:value="0.13092300000000001" table:style-name="ce55">
            <text:p>0.13</text:p>
          </table:table-cell>
          <table:table-cell office:value-type="float" office:value="2.2348309999999998" table:style-name="ce55">
            <text:p>2.23</text:p>
          </table:table-cell>
          <table:table-cell office:value-type="float" office:value="3.339871" table:style-name="ce55">
            <text:p>3.34</text:p>
          </table:table-cell>
          <table:table-cell office:value-type="float" office:value="1.396603" table:style-name="ce55">
            <text:p>1.40</text:p>
          </table:table-cell>
          <table:table-cell office:value-type="float" office:value="0.35282400000000003" table:style-name="ce55">
            <text:p>0.35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69</text:p>
          </table:table-cell>
          <table:table-cell office:value-type="float" office:value="3.5756290000000002" table:style-name="ce55">
            <text:p>3.58</text:p>
          </table:table-cell>
          <table:table-cell office:value-type="float" office:value="1.597383" table:style-name="ce55">
            <text:p>1.60</text:p>
          </table:table-cell>
          <table:table-cell office:value-type="float" office:value="2.1538970000000002" table:style-name="ce55">
            <text:p>2.15</text:p>
          </table:table-cell>
          <table:table-cell office:value-type="float" office:value="4.2512670000000004" table:style-name="ce55">
            <text:p>4.25</text:p>
          </table:table-cell>
          <table:table-cell office:value-type="float" office:value="4.058986" table:style-name="ce55">
            <text:p>4.06</text:p>
          </table:table-cell>
          <table:table-cell office:value-type="float" office:value="0.87678500000000004" table:style-name="ce55">
            <text:p>0.88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70</text:p>
          </table:table-cell>
          <table:table-cell office:value-type="float" office:value="4.089493" table:style-name="ce55">
            <text:p>4.09</text:p>
          </table:table-cell>
          <table:table-cell office:value-type="float" office:value="1.1134550000000001" table:style-name="ce55">
            <text:p>1.11</text:p>
          </table:table-cell>
          <table:table-cell office:value-type="float" office:value="1.684493" table:style-name="ce55">
            <text:p>1.68</text:p>
          </table:table-cell>
          <table:table-cell office:value-type="float" office:value="3.3635510000000002" table:style-name="ce55">
            <text:p>3.36</text:p>
          </table:table-cell>
          <table:table-cell office:value-type="float" office:value="3.2965589999999998" table:style-name="ce55">
            <text:p>3.30</text:p>
          </table:table-cell>
          <table:table-cell office:value-type="float" office:value="1.059901" table:style-name="ce55">
            <text:p>1.06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76</text:p>
          </table:table-cell>
          <table:table-cell office:value-type="float" office:value="1.195889" table:style-name="ce55">
            <text:p>1.20</text:p>
          </table:table-cell>
          <table:table-cell office:value-type="float" office:value="0.49506899999999998" table:style-name="ce55">
            <text:p>0.50</text:p>
          </table:table-cell>
          <table:table-cell office:value-type="float" office:value="2.4184890000000001" table:style-name="ce55">
            <text:p>2.42</text:p>
          </table:table-cell>
          <table:table-cell office:value-type="float" office:value="2.6893829999999999" table:style-name="ce55">
            <text:p>2.69</text:p>
          </table:table-cell>
          <table:table-cell office:value-type="float" office:value="0.35494900000000001" table:style-name="ce55">
            <text:p>0.35</text:p>
          </table:table-cell>
          <table:table-cell office:value-type="float" office:value="0.28713100000000003" table:style-name="ce55">
            <text:p>0.29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77</text:p>
          </table:table-cell>
          <table:table-cell office:value-type="float" office:value="1.396601" table:style-name="ce55">
            <text:p>1.40</text:p>
          </table:table-cell>
          <table:table-cell office:value-type="float" office:value="0.46331099999999997" table:style-name="ce55">
            <text:p>0.46</text:p>
          </table:table-cell>
          <table:table-cell office:value-type="float" office:value="2.5486010000000001" table:style-name="ce55">
            <text:p>2.55</text:p>
          </table:table-cell>
          <table:table-cell office:value-type="float" office:value="2.589334" table:style-name="ce55">
            <text:p>2.59</text:p>
          </table:table-cell>
          <table:table-cell office:value-type="float" office:value="2.1915650000000002" table:style-name="ce55">
            <text:p>2.19</text:p>
          </table:table-cell>
          <table:table-cell office:value-type="float" office:value="0.68968799999999997" table:style-name="ce55">
            <text:p>0.69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81</text:p>
          </table:table-cell>
          <table:table-cell office:value-type="float" office:value="2.4692400000000001" table:style-name="ce55">
            <text:p>2.47</text:p>
          </table:table-cell>
          <table:table-cell office:value-type="float" office:value="1.047436" table:style-name="ce55">
            <text:p>1.05</text:p>
          </table:table-cell>
          <table:table-cell office:value-type="float" office:value="2.8200989999999999" table:style-name="ce55">
            <text:p>2.82</text:p>
          </table:table-cell>
          <table:table-cell office:value-type="float" office:value="1.79972" table:style-name="ce55">
            <text:p>1.80</text:p>
          </table:table-cell>
          <table:table-cell office:value-type="float" office:value="2.3800110000000001" table:style-name="ce55">
            <text:p>2.38</text:p>
          </table:table-cell>
          <table:table-cell office:value-type="float" office:value="0.85549600000000003" table:style-name="ce55">
            <text:p>0.86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85</text:p>
          </table:table-cell>
          <table:table-cell office:value-type="float" office:value="1.82982" table:style-name="ce55">
            <text:p>1.83</text:p>
          </table:table-cell>
          <table:table-cell office:value-type="float" office:value="0.33810499999999999" table:style-name="ce55">
            <text:p>0.34</text:p>
          </table:table-cell>
          <table:table-cell office:value-type="float" office:value="2.4936980000000002" table:style-name="ce55">
            <text:p>2.49</text:p>
          </table:table-cell>
          <table:table-cell office:value-type="float" office:value="2.824605" table:style-name="ce55">
            <text:p>2.82</text:p>
          </table:table-cell>
          <table:table-cell office:value-type="float" office:value="0.90627400000000002" table:style-name="ce55">
            <text:p>0.91</text:p>
          </table:table-cell>
          <table:table-cell office:value-type="float" office:value="0.290827" table:style-name="ce55">
            <text:p>0.29</text:p>
          </table:table-cell>
          <table:table-cell table:number-columns-repeated="16376"/>
        </table:table-row>
        <table:table-row table:style-name="ro1">
          <table:table-cell table:style-name="ce58"/>
          <table:table-cell office:value-type="string" table:style-name="ce3">
            <text:p>P089<text:s/></text:p>
          </table:table-cell>
          <table:table-cell office:value-type="float" office:value="3.0162390000000001" table:style-name="ce55">
            <text:p>3.02</text:p>
          </table:table-cell>
          <table:table-cell office:value-type="float" office:value="1.0253920000000001" table:style-name="ce55">
            <text:p>1.03</text:p>
          </table:table-cell>
          <table:table-cell office:value-type="float" office:value="0.87466600000000005" table:style-name="ce55">
            <text:p>0.87</text:p>
          </table:table-cell>
          <table:table-cell office:value-type="float" office:value="2.1877599999999999" table:style-name="ce55">
            <text:p>2.19</text:p>
          </table:table-cell>
          <table:table-cell office:value-type="float" office:value="3.0931540000000002" table:style-name="ce55">
            <text:p>3.09</text:p>
          </table:table-cell>
          <table:table-cell office:value-type="float" office:value="0.977379" table:style-name="ce55">
            <text:p>0.98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92</text:p>
          </table:table-cell>
          <table:table-cell office:value-type="float" office:value="1.472189" table:style-name="ce55">
            <text:p>1.47</text:p>
          </table:table-cell>
          <table:table-cell office:value-type="float" office:value="0.27005299999999999" table:style-name="ce55">
            <text:p>0.27</text:p>
          </table:table-cell>
          <table:table-cell office:value-type="float" office:value="2.2596940000000001" table:style-name="ce55">
            <text:p>2.26</text:p>
          </table:table-cell>
          <table:table-cell office:value-type="float" office:value="2.4843470000000001" table:style-name="ce55">
            <text:p>2.48</text:p>
          </table:table-cell>
          <table:table-cell office:value-type="float" office:value="0.89309499999999997" table:style-name="ce55">
            <text:p>0.89</text:p>
          </table:table-cell>
          <table:table-cell office:value-type="float" office:value="0.21240999999999999" table:style-name="ce55">
            <text:p>0.21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93</text:p>
          </table:table-cell>
          <table:table-cell office:value-type="float" office:value="1.366603" table:style-name="ce55">
            <text:p>1.37</text:p>
          </table:table-cell>
          <table:table-cell office:value-type="float" office:value="0" table:style-name="ce57">
            <text:p>0</text:p>
          </table:table-cell>
          <table:table-cell office:value-type="float" office:value="1.7406459999999999" table:style-name="ce55">
            <text:p>1.74</text:p>
          </table:table-cell>
          <table:table-cell office:value-type="float" office:value="2.3351649999999999" table:style-name="ce55">
            <text:p>2.34</text:p>
          </table:table-cell>
          <table:table-cell office:value-type="float" office:value="0.78453200000000001" table:style-name="ce55">
            <text:p>0.78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04</text:p>
          </table:table-cell>
          <table:table-cell office:value-type="float" office:value="2.299865" table:style-name="ce55">
            <text:p>2.30</text:p>
          </table:table-cell>
          <table:table-cell office:value-type="float" office:value="0.24329100000000001" table:style-name="ce55">
            <text:p>0.24</text:p>
          </table:table-cell>
          <table:table-cell office:value-type="float" office:value="1.7224539999999999" table:style-name="ce55">
            <text:p>1.72</text:p>
          </table:table-cell>
          <table:table-cell office:value-type="float" office:value="3.507266" table:style-name="ce55">
            <text:p>3.51</text:p>
          </table:table-cell>
          <table:table-cell office:value-type="float" office:value="0.95995799999999998" table:style-name="ce55">
            <text:p>0.96</text:p>
          </table:table-cell>
          <table:table-cell office:value-type="float" office:value="0.38452700000000001" table:style-name="ce55">
            <text:p>0.38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05</text:p>
          </table:table-cell>
          <table:table-cell office:value-type="float" office:value="1.2246010000000001" table:style-name="ce55">
            <text:p>1.22</text:p>
          </table:table-cell>
          <table:table-cell office:value-type="float" office:value="1.0429470000000001" table:style-name="ce55">
            <text:p>1.04</text:p>
          </table:table-cell>
          <table:table-cell office:value-type="float" office:value="1.9933259999999999" table:style-name="ce55">
            <text:p>1.99</text:p>
          </table:table-cell>
          <table:table-cell office:value-type="float" office:value="2.0210590000000002" table:style-name="ce55">
            <text:p>2.02</text:p>
          </table:table-cell>
          <table:table-cell office:value-type="float" office:value="0.161659" table:style-name="ce55">
            <text:p>0.16</text:p>
          </table:table-cell>
          <table:table-cell office:value-type="float" office:value="0.48606199999999999" table:style-name="ce55">
            <text:p>0.49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08</text:p>
          </table:table-cell>
          <table:table-cell office:value-type="float" office:value="0.68330400000000002" table:style-name="ce55">
            <text:p>0.68</text:p>
          </table:table-cell>
          <table:table-cell office:value-type="float" office:value="0.317083" table:style-name="ce55">
            <text:p>0.32</text:p>
          </table:table-cell>
          <table:table-cell office:value-type="float" office:value="2.4158900000000001" table:style-name="ce55">
            <text:p>2.42</text:p>
          </table:table-cell>
          <table:table-cell office:value-type="float" office:value="3.1248819999999999" table:style-name="ce55">
            <text:p>3.12</text:p>
          </table:table-cell>
          <table:table-cell office:value-type="float" office:value="1.29559" table:style-name="ce55">
            <text:p>1.30</text:p>
          </table:table-cell>
          <table:table-cell office:value-type="float" office:value="0.81304600000000005" table:style-name="ce55">
            <text:p>0.81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09</text:p>
          </table:table-cell>
          <table:table-cell office:value-type="float" office:value="0.27332099999999998" table:style-name="ce55">
            <text:p>0.27</text:p>
          </table:table-cell>
          <table:table-cell office:value-type="float" office:value="0.66280399999999995" table:style-name="ce55">
            <text:p>0.66</text:p>
          </table:table-cell>
          <table:table-cell office:value-type="float" office:value="2.4299110000000002" table:style-name="ce55">
            <text:p>2.43</text:p>
          </table:table-cell>
          <table:table-cell office:value-type="float" office:value="1.670223" table:style-name="ce55">
            <text:p>1.67</text:p>
          </table:table-cell>
          <table:table-cell office:value-type="float" office:value="1.1171089999999999" table:style-name="ce55">
            <text:p>1.12</text:p>
          </table:table-cell>
          <table:table-cell office:value-type="float" office:value="0.192776" table:style-name="ce55">
            <text:p>0.19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10</text:p>
          </table:table-cell>
          <table:table-cell office:value-type="float" office:value="1.1496310000000001" table:style-name="ce55">
            <text:p>1.15</text:p>
          </table:table-cell>
          <table:table-cell office:value-type="float" office:value="0.18103" table:style-name="ce55">
            <text:p>0.18</text:p>
          </table:table-cell>
          <table:table-cell office:value-type="float" office:value="2.5113490000000001" table:style-name="ce55">
            <text:p>2.51</text:p>
          </table:table-cell>
          <table:table-cell office:value-type="float" office:value="2.3618440000000001" table:style-name="ce55">
            <text:p>2.36</text:p>
          </table:table-cell>
          <table:table-cell office:value-type="float" office:value="1.7277400000000001" table:style-name="ce55">
            <text:p>1.73</text:p>
          </table:table-cell>
          <table:table-cell office:value-type="float" office:value="0.63614099999999996" table:style-name="ce55">
            <text:p>0.64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11</text:p>
          </table:table-cell>
          <table:table-cell office:value-type="float" office:value="1.5331140000000001" table:style-name="ce55">
            <text:p>1.53</text:p>
          </table:table-cell>
          <table:table-cell office:value-type="float" office:value="0" table:style-name="ce57">
            <text:p>0</text:p>
          </table:table-cell>
          <table:table-cell office:value-type="float" office:value="2.1066769999999999" table:style-name="ce55">
            <text:p>2.11</text:p>
          </table:table-cell>
          <table:table-cell office:value-type="float" office:value="2.245444" table:style-name="ce55">
            <text:p>2.25</text:p>
          </table:table-cell>
          <table:table-cell office:value-type="float" office:value="1.198707" table:style-name="ce55">
            <text:p>1.20</text:p>
          </table:table-cell>
          <table:table-cell office:value-type="float" office:value="0.31665100000000002" table:style-name="ce55">
            <text:p>0.32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22</text:p>
          </table:table-cell>
          <table:table-cell office:value-type="float" office:value="4.8267759999999997" table:style-name="ce55">
            <text:p>4.83</text:p>
          </table:table-cell>
          <table:table-cell office:value-type="float" office:value="1.5107930000000001" table:style-name="ce55">
            <text:p>1.51</text:p>
          </table:table-cell>
          <table:table-cell office:value-type="float" office:value="1.8362700000000001" table:style-name="ce55">
            <text:p>1.84</text:p>
          </table:table-cell>
          <table:table-cell office:value-type="float" office:value="3.5985870000000002" table:style-name="ce55">
            <text:p>3.60</text:p>
          </table:table-cell>
          <table:table-cell office:value-type="float" office:value="2.4679720000000001" table:style-name="ce55">
            <text:p>2.47</text:p>
          </table:table-cell>
          <table:table-cell office:value-type="float" office:value="1.0838680000000001" table:style-name="ce55">
            <text:p>1.08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23</text:p>
          </table:table-cell>
          <table:table-cell office:value-type="float" office:value="1.7123440000000001" table:style-name="ce55">
            <text:p>1.71</text:p>
          </table:table-cell>
          <table:table-cell office:value-type="float" office:value="0.46078999999999998" table:style-name="ce55">
            <text:p>0.46</text:p>
          </table:table-cell>
          <table:table-cell office:value-type="float" office:value="2.365875" table:style-name="ce55">
            <text:p>2.37</text:p>
          </table:table-cell>
          <table:table-cell office:value-type="float" office:value="2.9748459999999999" table:style-name="ce55">
            <text:p>2.97</text:p>
          </table:table-cell>
          <table:table-cell office:value-type="float" office:value="0.333318" table:style-name="ce55">
            <text:p>0.33</text:p>
          </table:table-cell>
          <table:table-cell office:value-type="float" office:value="4.9431999999999997E-2" table:style-name="ce55">
            <text:p>0.05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24</text:p>
          </table:table-cell>
          <table:table-cell office:value-type="float" office:value="1.565696" table:style-name="ce55">
            <text:p>1.57</text:p>
          </table:table-cell>
          <table:table-cell office:value-type="float" office:value="0.32087199999999999" table:style-name="ce55">
            <text:p>0.32</text:p>
          </table:table-cell>
          <table:table-cell office:value-type="float" office:value="1.9556210000000001" table:style-name="ce55">
            <text:p>1.96</text:p>
          </table:table-cell>
          <table:table-cell office:value-type="float" office:value="2.0897329999999998" table:style-name="ce55">
            <text:p>2.09</text:p>
          </table:table-cell>
          <table:table-cell office:value-type="float" office:value="0.83569499999999997" table:style-name="ce55">
            <text:p>0.84</text:p>
          </table:table-cell>
          <table:table-cell office:value-type="float" office:value="1.1955229999999999" table:style-name="ce55">
            <text:p>1.20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30</text:p>
          </table:table-cell>
          <table:table-cell office:value-type="float" office:value="4.0647830000000003" table:style-name="ce55">
            <text:p>4.06</text:p>
          </table:table-cell>
          <table:table-cell office:value-type="float" office:value="1.6415850000000001" table:style-name="ce55">
            <text:p>1.64</text:p>
          </table:table-cell>
          <table:table-cell office:value-type="float" office:value="1.8152200000000001" table:style-name="ce55">
            <text:p>1.82</text:p>
          </table:table-cell>
          <table:table-cell office:value-type="float" office:value="2.8492479999999998" table:style-name="ce55">
            <text:p>2.85</text:p>
          </table:table-cell>
          <table:table-cell office:value-type="float" office:value="3.2748520000000001" table:style-name="ce55">
            <text:p>3.27</text:p>
          </table:table-cell>
          <table:table-cell office:value-type="float" office:value="0.87893699999999997" table:style-name="ce55">
            <text:p>0.88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31</text:p>
          </table:table-cell>
          <table:table-cell office:value-type="float" office:value="1.334214" table:style-name="ce55">
            <text:p>1.33</text:p>
          </table:table-cell>
          <table:table-cell office:value-type="float" office:value="0.30395899999999998" table:style-name="ce55">
            <text:p>0.30</text:p>
          </table:table-cell>
          <table:table-cell office:value-type="float" office:value="2.6827999999999999" table:style-name="ce55">
            <text:p>2.68</text:p>
          </table:table-cell>
          <table:table-cell office:value-type="float" office:value="2.1964380000000001" table:style-name="ce55">
            <text:p>2.20</text:p>
          </table:table-cell>
          <table:table-cell office:value-type="float" office:value="0.45497900000000002" table:style-name="ce55">
            <text:p>0.45</text:p>
          </table:table-cell>
          <table:table-cell office:value-type="float" office:value="0.74330799999999997" table:style-name="ce55">
            <text:p>0.74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32</text:p>
          </table:table-cell>
          <table:table-cell office:value-type="float" office:value="3.2416719999999999" table:style-name="ce55">
            <text:p>3.24</text:p>
          </table:table-cell>
          <table:table-cell office:value-type="float" office:value="1.985641" table:style-name="ce55">
            <text:p>1.99</text:p>
          </table:table-cell>
          <table:table-cell office:value-type="float" office:value="2.807099" table:style-name="ce55">
            <text:p>2.81</text:p>
          </table:table-cell>
          <table:table-cell office:value-type="float" office:value="3.2000700000000002" table:style-name="ce55">
            <text:p>3.20</text:p>
          </table:table-cell>
          <table:table-cell office:value-type="float" office:value="2.5915219999999999" table:style-name="ce55">
            <text:p>2.59</text:p>
          </table:table-cell>
          <table:table-cell office:value-type="float" office:value="1.0219670000000001" table:style-name="ce55">
            <text:p>1.02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36</text:p>
          </table:table-cell>
          <table:table-cell office:value-type="float" office:value="0.80989699999999998" table:style-name="ce55">
            <text:p>0.81</text:p>
          </table:table-cell>
          <table:table-cell office:value-type="float" office:value="0.45391100000000001" table:style-name="ce55">
            <text:p>0.45</text:p>
          </table:table-cell>
          <table:table-cell office:value-type="float" office:value="2.3461669999999999" table:style-name="ce55">
            <text:p>2.35</text:p>
          </table:table-cell>
          <table:table-cell office:value-type="float" office:value="1.95811" table:style-name="ce55">
            <text:p>1.96</text:p>
          </table:table-cell>
          <table:table-cell office:value-type="float" office:value="1.3310169999999999" table:style-name="ce55">
            <text:p>1.33</text:p>
          </table:table-cell>
          <table:table-cell office:value-type="float" office:value="0.237959" table:style-name="ce55">
            <text:p>0.24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39</text:p>
          </table:table-cell>
          <table:table-cell office:value-type="float" office:value="2.328201" table:style-name="ce55">
            <text:p>2.33</text:p>
          </table:table-cell>
          <table:table-cell office:value-type="float" office:value="0.52577600000000002" table:style-name="ce55">
            <text:p>0.53</text:p>
          </table:table-cell>
          <table:table-cell office:value-type="float" office:value="1.1166020000000001" table:style-name="ce55">
            <text:p>1.12</text:p>
          </table:table-cell>
          <table:table-cell office:value-type="float" office:value="2.6602600000000001" table:style-name="ce55">
            <text:p>2.66</text:p>
          </table:table-cell>
          <table:table-cell office:value-type="float" office:value="2.9048569999999998" table:style-name="ce55">
            <text:p>2.90</text:p>
          </table:table-cell>
          <table:table-cell office:value-type="float" office:value="0.389461" table:style-name="ce55">
            <text:p>0.39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40</text:p>
          </table:table-cell>
          <table:table-cell office:value-type="float" office:value="1.391588" table:style-name="ce55">
            <text:p>1.39</text:p>
          </table:table-cell>
          <table:table-cell office:value-type="float" office:value="2.4277600000000001" table:style-name="ce55">
            <text:p>2.43</text:p>
          </table:table-cell>
          <table:table-cell office:value-type="float" office:value="2.2100819999999999" table:style-name="ce55">
            <text:p>2.21</text:p>
          </table:table-cell>
          <table:table-cell office:value-type="float" office:value="3.6323780000000001" table:style-name="ce55">
            <text:p>3.63</text:p>
          </table:table-cell>
          <table:table-cell office:value-type="float" office:value="2.1115439999999999" table:style-name="ce55">
            <text:p>2.11</text:p>
          </table:table-cell>
          <table:table-cell office:value-type="float" office:value="1.1330450000000001" table:style-name="ce55">
            <text:p>1.13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42</text:p>
          </table:table-cell>
          <table:table-cell office:value-type="float" office:value="1.2049110000000001" table:style-name="ce55">
            <text:p>1.20</text:p>
          </table:table-cell>
          <table:table-cell office:value-type="float" office:value="0" table:style-name="ce57">
            <text:p>0</text:p>
          </table:table-cell>
          <table:table-cell office:value-type="float" office:value="1.0332209999999999" table:style-name="ce55">
            <text:p>1.03</text:p>
          </table:table-cell>
          <table:table-cell office:value-type="float" office:value="1.771382" table:style-name="ce55">
            <text:p>1.77</text:p>
          </table:table-cell>
          <table:table-cell office:value-type="float" office:value="0.62996399999999997" table:style-name="ce55">
            <text:p>0.63</text:p>
          </table:table-cell>
          <table:table-cell office:value-type="float" office:value="0.18049399999999999" table:style-name="ce55">
            <text:p>0.18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44</text:p>
          </table:table-cell>
          <table:table-cell office:value-type="float" office:value="1.35392" table:style-name="ce55">
            <text:p>1.35</text:p>
          </table:table-cell>
          <table:table-cell office:value-type="float" office:value="0.22165499999999999" table:style-name="ce55">
            <text:p>0.22</text:p>
          </table:table-cell>
          <table:table-cell office:value-type="float" office:value="2.2432669999999999" table:style-name="ce55">
            <text:p>2.24</text:p>
          </table:table-cell>
          <table:table-cell office:value-type="float" office:value="2.921999" table:style-name="ce55">
            <text:p>2.92</text:p>
          </table:table-cell>
          <table:table-cell office:value-type="float" office:value="1.7410600000000001" table:style-name="ce55">
            <text:p>1.74</text:p>
          </table:table-cell>
          <table:table-cell office:value-type="float" office:value="0.271652" table:style-name="ce55">
            <text:p>0.27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45</text:p>
          </table:table-cell>
          <table:table-cell office:value-type="float" office:value="1.090911" table:style-name="ce55">
            <text:p>1.09</text:p>
          </table:table-cell>
          <table:table-cell office:value-type="float" office:value="0.20258000000000001" table:style-name="ce55">
            <text:p>0.20</text:p>
          </table:table-cell>
          <table:table-cell office:value-type="float" office:value="2.2866149999999998" table:style-name="ce55">
            <text:p>2.29</text:p>
          </table:table-cell>
          <table:table-cell office:value-type="float" office:value="2.9285429999999999" table:style-name="ce55">
            <text:p>2.93</text:p>
          </table:table-cell>
          <table:table-cell office:value-type="float" office:value="1.430625" table:style-name="ce55">
            <text:p>1.43</text:p>
          </table:table-cell>
          <table:table-cell office:value-type="float" office:value="0.97807999999999995" table:style-name="ce55">
            <text:p>0.98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50</text:p>
          </table:table-cell>
          <table:table-cell office:value-type="float" office:value="1.9848889999999999" table:style-name="ce55">
            <text:p>1.98</text:p>
          </table:table-cell>
          <table:table-cell office:value-type="float" office:value="0.81300700000000004" table:style-name="ce55">
            <text:p>0.81</text:p>
          </table:table-cell>
          <table:table-cell office:value-type="float" office:value="2.8487010000000001" table:style-name="ce55">
            <text:p>2.85</text:p>
          </table:table-cell>
          <table:table-cell office:value-type="float" office:value="1.9916210000000001" table:style-name="ce55">
            <text:p>1.99</text:p>
          </table:table-cell>
          <table:table-cell office:value-type="float" office:value="0.848001" table:style-name="ce55">
            <text:p>0.85</text:p>
          </table:table-cell>
          <table:table-cell office:value-type="float" office:value="0.637405" table:style-name="ce55">
            <text:p>0.64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52</text:p>
          </table:table-cell>
          <table:table-cell office:value-type="float" office:value="0.93495799999999996" table:style-name="ce55">
            <text:p>0.93</text:p>
          </table:table-cell>
          <table:table-cell office:value-type="float" office:value="0.21596899999999999" table:style-name="ce55">
            <text:p>0.22</text:p>
          </table:table-cell>
          <table:table-cell office:value-type="float" office:value="1.980251" table:style-name="ce55">
            <text:p>1.98</text:p>
          </table:table-cell>
          <table:table-cell office:value-type="float" office:value="2.9135680000000002" table:style-name="ce55">
            <text:p>2.91</text:p>
          </table:table-cell>
          <table:table-cell office:value-type="float" office:value="1.5065949999999999" table:style-name="ce55">
            <text:p>1.51</text:p>
          </table:table-cell>
          <table:table-cell office:value-type="float" office:value="0.33096399999999998" table:style-name="ce55">
            <text:p>0.33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55</text:p>
          </table:table-cell>
          <table:table-cell office:value-type="float" office:value="1.0916159999999999" table:style-name="ce55">
            <text:p>1.09</text:p>
          </table:table-cell>
          <table:table-cell office:value-type="float" office:value="0.34312700000000002" table:style-name="ce55">
            <text:p>0.34</text:p>
          </table:table-cell>
          <table:table-cell office:value-type="float" office:value="1.99735" table:style-name="ce55">
            <text:p>2.00</text:p>
          </table:table-cell>
          <table:table-cell office:value-type="float" office:value="1.9923500000000001" table:style-name="ce55">
            <text:p>1.99</text:p>
          </table:table-cell>
          <table:table-cell office:value-type="float" office:value="0.97328700000000001" table:style-name="ce55">
            <text:p>0.97</text:p>
          </table:table-cell>
          <table:table-cell office:value-type="float" office:value="0.38278299999999998" table:style-name="ce55">
            <text:p>0.38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59</text:p>
          </table:table-cell>
          <table:table-cell office:value-type="float" office:value="3.8785599999999998" table:style-name="ce55">
            <text:p>3.88</text:p>
          </table:table-cell>
          <table:table-cell office:value-type="float" office:value="0.27165400000000001" table:style-name="ce55">
            <text:p>0.27</text:p>
          </table:table-cell>
          <table:table-cell office:value-type="float" office:value="1.583839" table:style-name="ce55">
            <text:p>1.58</text:p>
          </table:table-cell>
          <table:table-cell office:value-type="float" office:value="2.9415" table:style-name="ce55">
            <text:p>2.94</text:p>
          </table:table-cell>
          <table:table-cell office:value-type="float" office:value="3.0669219999999999" table:style-name="ce55">
            <text:p>3.07</text:p>
          </table:table-cell>
          <table:table-cell office:value-type="float" office:value="0.82733599999999996" table:style-name="ce55">
            <text:p>0.83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72<text:s/></text:p>
          </table:table-cell>
          <table:table-cell office:value-type="float" office:value="2.4931030000000001" table:style-name="ce55">
            <text:p>2.49</text:p>
          </table:table-cell>
          <table:table-cell office:value-type="float" office:value="0.59468900000000002" table:style-name="ce55">
            <text:p>0.59</text:p>
          </table:table-cell>
          <table:table-cell office:value-type="float" office:value="2.053083" table:style-name="ce55">
            <text:p>2.05</text:p>
          </table:table-cell>
          <table:table-cell office:value-type="float" office:value="2.0618599999999998" table:style-name="ce55">
            <text:p>2.06</text:p>
          </table:table-cell>
          <table:table-cell office:value-type="float" office:value="2.4980760000000002" table:style-name="ce55">
            <text:p>2.50</text:p>
          </table:table-cell>
          <table:table-cell office:value-type="float" office:value="0.58413999999999999" table:style-name="ce55">
            <text:p>0.58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83</text:p>
          </table:table-cell>
          <table:table-cell office:value-type="float" office:value="1.388244" table:style-name="ce55">
            <text:p>1.39</text:p>
          </table:table-cell>
          <table:table-cell office:value-type="float" office:value="0.63110900000000003" table:style-name="ce55">
            <text:p>0.63</text:p>
          </table:table-cell>
          <table:table-cell office:value-type="float" office:value="1.7867249999999999" table:style-name="ce55">
            <text:p>1.79</text:p>
          </table:table-cell>
          <table:table-cell office:value-type="float" office:value="2.5271479999999999" table:style-name="ce55">
            <text:p>2.53</text:p>
          </table:table-cell>
          <table:table-cell office:value-type="float" office:value="1.4733160000000001" table:style-name="ce55">
            <text:p>1.47</text:p>
          </table:table-cell>
          <table:table-cell office:value-type="float" office:value="0.31028899999999998" table:style-name="ce55">
            <text:p>0.31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81</text:p>
          </table:table-cell>
          <table:table-cell office:value-type="float" office:value="1.9794830000000001" table:style-name="ce55">
            <text:p>1.98</text:p>
          </table:table-cell>
          <table:table-cell office:value-type="float" office:value="0" table:style-name="ce57">
            <text:p>0</text:p>
          </table:table-cell>
          <table:table-cell office:value-type="float" office:value="1.5454460000000001" table:style-name="ce55">
            <text:p>1.55</text:p>
          </table:table-cell>
          <table:table-cell office:value-type="float" office:value="2.006821" table:style-name="ce55">
            <text:p>2.01</text:p>
          </table:table-cell>
          <table:table-cell office:value-type="float" office:value="0.99276500000000001" table:style-name="ce55">
            <text:p>0.99</text:p>
          </table:table-cell>
          <table:table-cell office:value-type="float" office:value="0.446023" table:style-name="ce55">
            <text:p>0.45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88</text:p>
          </table:table-cell>
          <table:table-cell office:value-type="float" office:value="1.43895" table:style-name="ce55">
            <text:p>1.44</text:p>
          </table:table-cell>
          <table:table-cell office:value-type="float" office:value="0.22121399999999999" table:style-name="ce55">
            <text:p>0.22</text:p>
          </table:table-cell>
          <table:table-cell office:value-type="float" office:value="2.4777360000000002" table:style-name="ce55">
            <text:p>2.48</text:p>
          </table:table-cell>
          <table:table-cell office:value-type="float" office:value="2.788411" table:style-name="ce55">
            <text:p>2.79</text:p>
          </table:table-cell>
          <table:table-cell office:value-type="float" office:value="0.86465400000000003" table:style-name="ce55">
            <text:p>0.86</text:p>
          </table:table-cell>
          <table:table-cell office:value-type="float" office:value="0.79274" table:style-name="ce55">
            <text:p>0.79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201</text:p>
          </table:table-cell>
          <table:table-cell office:value-type="float" office:value="2.3282720000000001" table:style-name="ce55">
            <text:p>2.33</text:p>
          </table:table-cell>
          <table:table-cell office:value-type="float" office:value="0.317166" table:style-name="ce55">
            <text:p>0.32</text:p>
          </table:table-cell>
          <table:table-cell office:value-type="float" office:value="1.834098" table:style-name="ce55">
            <text:p>1.83</text:p>
          </table:table-cell>
          <table:table-cell office:value-type="float" office:value="3.134735" table:style-name="ce55">
            <text:p>3.13</text:p>
          </table:table-cell>
          <table:table-cell office:value-type="float" office:value="1.8954219999999999" table:style-name="ce55">
            <text:p>1.90</text:p>
          </table:table-cell>
          <table:table-cell office:value-type="float" office:value="0.494979" table:style-name="ce55">
            <text:p>0.49</text:p>
          </table:table-cell>
          <table:table-cell table:number-columns-repeated="16376"/>
        </table:table-row>
        <table:table-row table:number-rows-repeated="1048520" table:style-name="ro1">
          <table:table-cell table:number-columns-repeated="16384"/>
        </table:table-row>
      </table:table>
      <table:table table:name="TFD_R_Total_Fixation_Duration" table:style-name="ta1">
        <table:table-column table:style-name="co73" table:default-cell-style-name="ce1"/>
        <table:table-column table:style-name="co74" table:default-cell-style-name="ce1"/>
        <table:table-column table:style-name="co40" table:default-cell-style-name="ce1"/>
        <table:table-column table:style-name="co10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RED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9">
            <text:p>Total fixation duration in AOI [s]</text:p>
          </table:table-cell>
          <table:table-cell office:value-type="string" table:style-name="ce60">
            <text:p>Participant nr</text:p>
          </table:table-cell>
          <table:table-cell office:value-type="string" table:style-name="ce59">
            <text:p>R bucket</text:p>
          </table:table-cell>
          <table:table-cell office:value-type="string" table:style-name="ce60">
            <text:p>R helmet + face</text:p>
          </table:table-cell>
          <table:table-cell office:value-type="string" table:style-name="ce60">
            <text:p>R jacket</text:p>
          </table:table-cell>
          <table:table-cell office:value-type="string" table:style-name="ce60">
            <text:p>Y bag</text:p>
          </table:table-cell>
          <table:table-cell office:value-type="string" table:style-name="ce60">
            <text:p>Y bucket</text:p>
          </table:table-cell>
          <table:table-cell office:value-type="string" table:style-name="ce61">
            <text:p>Y helmet + face</text:p>
          </table:table-cell>
          <table:table-cell table:number-columns-repeated="16376"/>
        </table:table-row>
        <table:table-row table:style-name="ro1">
          <table:table-cell office:value-type="string" table:style-name="ce54">
            <text:p>R-RED</text:p>
          </table:table-cell>
          <table:table-cell office:value-type="string" table:style-name="ce3">
            <text:p>P001</text:p>
          </table:table-cell>
          <table:table-cell office:value-type="float" office:value="2.0767069999999999" table:style-name="ce55">
            <text:p>2.08</text:p>
          </table:table-cell>
          <table:table-cell office:value-type="float" office:value="0.92625999999999997" table:style-name="ce55">
            <text:p>0.93</text:p>
          </table:table-cell>
          <table:table-cell office:value-type="float" office:value="2.6879759999999999" table:style-name="ce55">
            <text:p>2.69</text:p>
          </table:table-cell>
          <table:table-cell office:value-type="float" office:value="2.552387" table:style-name="ce55">
            <text:p>2.55</text:p>
          </table:table-cell>
          <table:table-cell office:value-type="float" office:value="1.0470759999999999" table:style-name="ce55">
            <text:p>1.05</text:p>
          </table:table-cell>
          <table:table-cell office:value-type="float" office:value="0.53019700000000003" table:style-name="ce55">
            <text:p>0.53</text:p>
          </table:table-cell>
          <table:table-cell table:number-columns-repeated="16376"/>
        </table:table-row>
        <table:table-row table:style-name="ro1">
          <table:table-cell office:value-type="string" table:style-name="ce56">
            <text:p>Y-YELLOW</text:p>
          </table:table-cell>
          <table:table-cell office:value-type="string" table:style-name="ce3">
            <text:p>P002</text:p>
          </table:table-cell>
          <table:table-cell office:value-type="float" office:value="1.5531010000000001" table:style-name="ce55">
            <text:p>1.55</text:p>
          </table:table-cell>
          <table:table-cell office:value-type="float" office:value="0.25462400000000002" table:style-name="ce55">
            <text:p>0.25</text:p>
          </table:table-cell>
          <table:table-cell office:value-type="float" office:value="2.37866" table:style-name="ce55">
            <text:p>2.38</text:p>
          </table:table-cell>
          <table:table-cell office:value-type="float" office:value="2.520276" table:style-name="ce55">
            <text:p>2.52</text:p>
          </table:table-cell>
          <table:table-cell office:value-type="float" office:value="1.1646700000000001" table:style-name="ce55">
            <text:p>1.16</text:p>
          </table:table-cell>
          <table:table-cell office:value-type="float" office:value="0.31187900000000002" table:style-name="ce55">
            <text:p>0.31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09</text:p>
          </table:table-cell>
          <table:table-cell office:value-type="float" office:value="1.51661" table:style-name="ce55">
            <text:p>1.52</text:p>
          </table:table-cell>
          <table:table-cell office:value-type="float" office:value="0.64913399999999999" table:style-name="ce55">
            <text:p>0.65</text:p>
          </table:table-cell>
          <table:table-cell office:value-type="float" office:value="1.3719509999999999" table:style-name="ce55">
            <text:p>1.37</text:p>
          </table:table-cell>
          <table:table-cell office:value-type="float" office:value="2.403607" table:style-name="ce55">
            <text:p>2.40</text:p>
          </table:table-cell>
          <table:table-cell office:value-type="float" office:value="2.0065369999999998" table:style-name="ce55">
            <text:p>2.01</text:p>
          </table:table-cell>
          <table:table-cell office:value-type="float" office:value="0.45760299999999998" table:style-name="ce55">
            <text:p>0.46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12</text:p>
          </table:table-cell>
          <table:table-cell office:value-type="float" office:value="0.61977599999999999" table:style-name="ce55">
            <text:p>0.62</text:p>
          </table:table-cell>
          <table:table-cell office:value-type="float" office:value="0" table:style-name="ce57">
            <text:p>0</text:p>
          </table:table-cell>
          <table:table-cell office:value-type="float" office:value="0.75553000000000003" table:style-name="ce55">
            <text:p>0.76</text:p>
          </table:table-cell>
          <table:table-cell office:value-type="float" office:value="3.0933389999999998" table:style-name="ce55">
            <text:p>3.09</text:p>
          </table:table-cell>
          <table:table-cell office:value-type="float" office:value="0.92128699999999997" table:style-name="ce55">
            <text:p>0.92</text:p>
          </table:table-cell>
          <table:table-cell office:value-type="float" office:value="0.30549700000000002" table:style-name="ce55">
            <text:p>0.31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13</text:p>
          </table:table-cell>
          <table:table-cell office:value-type="float" office:value="1.9892590000000001" table:style-name="ce55">
            <text:p>1.99</text:p>
          </table:table-cell>
          <table:table-cell office:value-type="float" office:value="0.58137799999999995" table:style-name="ce55">
            <text:p>0.58</text:p>
          </table:table-cell>
          <table:table-cell office:value-type="float" office:value="2.4339689999999998" table:style-name="ce55">
            <text:p>2.43</text:p>
          </table:table-cell>
          <table:table-cell office:value-type="float" office:value="1.2931029999999999" table:style-name="ce55">
            <text:p>1.29</text:p>
          </table:table-cell>
          <table:table-cell office:value-type="float" office:value="0.22165699999999999" table:style-name="ce55">
            <text:p>0.22</text:p>
          </table:table-cell>
          <table:table-cell office:value-type="float" office:value="0.93918900000000005" table:style-name="ce55">
            <text:p>0.94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17</text:p>
          </table:table-cell>
          <table:table-cell office:value-type="float" office:value="0.59124600000000005" table:style-name="ce55">
            <text:p>0.59</text:p>
          </table:table-cell>
          <table:table-cell office:value-type="float" office:value="0.53446199999999999" table:style-name="ce55">
            <text:p>0.53</text:p>
          </table:table-cell>
          <table:table-cell office:value-type="float" office:value="1.6977819999999999" table:style-name="ce55">
            <text:p>1.70</text:p>
          </table:table-cell>
          <table:table-cell office:value-type="float" office:value="2.988407" table:style-name="ce55">
            <text:p>2.99</text:p>
          </table:table-cell>
          <table:table-cell office:value-type="float" office:value="0.88163000000000002" table:style-name="ce55">
            <text:p>0.88</text:p>
          </table:table-cell>
          <table:table-cell office:value-type="float" office:value="0.53053600000000001" table:style-name="ce55">
            <text:p>0.53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20</text:p>
          </table:table-cell>
          <table:table-cell office:value-type="float" office:value="1.5926990000000001" table:style-name="ce55">
            <text:p>1.59</text:p>
          </table:table-cell>
          <table:table-cell office:value-type="float" office:value="0.46088800000000002" table:style-name="ce55">
            <text:p>0.46</text:p>
          </table:table-cell>
          <table:table-cell office:value-type="float" office:value="2.629105" table:style-name="ce55">
            <text:p>2.63</text:p>
          </table:table-cell>
          <table:table-cell office:value-type="float" office:value="2.9519410000000001" table:style-name="ce55">
            <text:p>2.95</text:p>
          </table:table-cell>
          <table:table-cell office:value-type="float" office:value="0.27154800000000001" table:style-name="ce55">
            <text:p>0.27</text:p>
          </table:table-cell>
          <table:table-cell office:value-type="float" office:value="0.53961499999999996" table:style-name="ce55">
            <text:p>0.54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22</text:p>
          </table:table-cell>
          <table:table-cell office:value-type="float" office:value="1.1903859999999999" table:style-name="ce55">
            <text:p>1.19</text:p>
          </table:table-cell>
          <table:table-cell office:value-type="float" office:value="0" table:style-name="ce57">
            <text:p>0</text:p>
          </table:table-cell>
          <table:table-cell office:value-type="float" office:value="2.681152" table:style-name="ce55">
            <text:p>2.68</text:p>
          </table:table-cell>
          <table:table-cell office:value-type="float" office:value="2.5115189999999998" table:style-name="ce55">
            <text:p>2.51</text:p>
          </table:table-cell>
          <table:table-cell office:value-type="float" office:value="0.92492799999999997" table:style-name="ce55">
            <text:p>0.92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27</text:p>
          </table:table-cell>
          <table:table-cell office:value-type="float" office:value="1.150234" table:style-name="ce55">
            <text:p>1.15</text:p>
          </table:table-cell>
          <table:table-cell office:value-type="float" office:value="0.18677199999999999" table:style-name="ce55">
            <text:p>0.19</text:p>
          </table:table-cell>
          <table:table-cell office:value-type="float" office:value="1.818943" table:style-name="ce55">
            <text:p>1.82</text:p>
          </table:table-cell>
          <table:table-cell office:value-type="float" office:value="1.767695" table:style-name="ce55">
            <text:p>1.77</text:p>
          </table:table-cell>
          <table:table-cell office:value-type="float" office:value="1.37453" table:style-name="ce55">
            <text:p>1.37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34</text:p>
          </table:table-cell>
          <table:table-cell office:value-type="float" office:value="2.865132" table:style-name="ce55">
            <text:p>2.87</text:p>
          </table:table-cell>
          <table:table-cell office:value-type="float" office:value="0.132359" table:style-name="ce55">
            <text:p>0.13</text:p>
          </table:table-cell>
          <table:table-cell office:value-type="float" office:value="1.7984199999999999" table:style-name="ce55">
            <text:p>1.80</text:p>
          </table:table-cell>
          <table:table-cell office:value-type="float" office:value="1.694925" table:style-name="ce55">
            <text:p>1.69</text:p>
          </table:table-cell>
          <table:table-cell office:value-type="float" office:value="1.454912" table:style-name="ce55">
            <text:p>1.45</text:p>
          </table:table-cell>
          <table:table-cell office:value-type="float" office:value="0.27498699999999998" table:style-name="ce55">
            <text:p>0.27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35</text:p>
          </table:table-cell>
          <table:table-cell office:value-type="float" office:value="1.3413040000000001" table:style-name="ce55">
            <text:p>1.34</text:p>
          </table:table-cell>
          <table:table-cell office:value-type="float" office:value="0.60262400000000005" table:style-name="ce55">
            <text:p>0.60</text:p>
          </table:table-cell>
          <table:table-cell office:value-type="float" office:value="2.068673" table:style-name="ce55">
            <text:p>2.07</text:p>
          </table:table-cell>
          <table:table-cell office:value-type="float" office:value="1.3781699999999999" table:style-name="ce55">
            <text:p>1.38</text:p>
          </table:table-cell>
          <table:table-cell office:value-type="float" office:value="1.204475" table:style-name="ce55">
            <text:p>1.20</text:p>
          </table:table-cell>
          <table:table-cell office:value-type="float" office:value="0.28832099999999999" table:style-name="ce55">
            <text:p>0.29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40</text:p>
          </table:table-cell>
          <table:table-cell office:value-type="float" office:value="2.7438950000000002" table:style-name="ce55">
            <text:p>2.74</text:p>
          </table:table-cell>
          <table:table-cell office:value-type="float" office:value="0.56238999999999995" table:style-name="ce55">
            <text:p>0.56</text:p>
          </table:table-cell>
          <table:table-cell office:value-type="float" office:value="1.434528" table:style-name="ce55">
            <text:p>1.43</text:p>
          </table:table-cell>
          <table:table-cell office:value-type="float" office:value="1.456413" table:style-name="ce55">
            <text:p>1.46</text:p>
          </table:table-cell>
          <table:table-cell office:value-type="float" office:value="1.191419" table:style-name="ce55">
            <text:p>1.19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42</text:p>
          </table:table-cell>
          <table:table-cell office:value-type="float" office:value="1.4812609999999999" table:style-name="ce55">
            <text:p>1.48</text:p>
          </table:table-cell>
          <table:table-cell office:value-type="float" office:value="0.19219900000000001" table:style-name="ce55">
            <text:p>0.19</text:p>
          </table:table-cell>
          <table:table-cell office:value-type="float" office:value="1.9528479999999999" table:style-name="ce55">
            <text:p>1.95</text:p>
          </table:table-cell>
          <table:table-cell office:value-type="float" office:value="2.5841289999999999" table:style-name="ce55">
            <text:p>2.58</text:p>
          </table:table-cell>
          <table:table-cell office:value-type="float" office:value="0.394982" table:style-name="ce55">
            <text:p>0.39</text:p>
          </table:table-cell>
          <table:table-cell office:value-type="float" office:value="0.26495800000000003" table:style-name="ce55">
            <text:p>0.26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46</text:p>
          </table:table-cell>
          <table:table-cell office:value-type="float" office:value="0.47331200000000001" table:style-name="ce55">
            <text:p>0.47</text:p>
          </table:table-cell>
          <table:table-cell office:value-type="float" office:value="0.26902999999999999" table:style-name="ce55">
            <text:p>0.27</text:p>
          </table:table-cell>
          <table:table-cell office:value-type="float" office:value="1.2012039999999999" table:style-name="ce55">
            <text:p>1.20</text:p>
          </table:table-cell>
          <table:table-cell office:value-type="float" office:value="1.6878610000000001" table:style-name="ce55">
            <text:p>1.69</text:p>
          </table:table-cell>
          <table:table-cell office:value-type="float" office:value="2.1063429999999999" table:style-name="ce55">
            <text:p>2.11</text:p>
          </table:table-cell>
          <table:table-cell office:value-type="float" office:value="0.229434" table:style-name="ce55">
            <text:p>0.23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50</text:p>
          </table:table-cell>
          <table:table-cell office:value-type="float" office:value="1.2378880000000001" table:style-name="ce55">
            <text:p>1.24</text:p>
          </table:table-cell>
          <table:table-cell office:value-type="float" office:value="0.21998999999999999" table:style-name="ce55">
            <text:p>0.22</text:p>
          </table:table-cell>
          <table:table-cell office:value-type="float" office:value="2.2328969999999999" table:style-name="ce55">
            <text:p>2.23</text:p>
          </table:table-cell>
          <table:table-cell office:value-type="float" office:value="2.4037320000000002" table:style-name="ce55">
            <text:p>2.40</text:p>
          </table:table-cell>
          <table:table-cell office:value-type="float" office:value="0.92822400000000005" table:style-name="ce55">
            <text:p>0.93</text:p>
          </table:table-cell>
          <table:table-cell office:value-type="float" office:value="0.44242599999999999" table:style-name="ce55">
            <text:p>0.44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52</text:p>
          </table:table-cell>
          <table:table-cell office:value-type="float" office:value="0.80579400000000001" table:style-name="ce55">
            <text:p>0.81</text:p>
          </table:table-cell>
          <table:table-cell office:value-type="float" office:value="0.58697500000000002" table:style-name="ce55">
            <text:p>0.59</text:p>
          </table:table-cell>
          <table:table-cell office:value-type="float" office:value="0.71064300000000002" table:style-name="ce55">
            <text:p>0.71</text:p>
          </table:table-cell>
          <table:table-cell office:value-type="float" office:value="2.9469349999999999" table:style-name="ce55">
            <text:p>2.95</text:p>
          </table:table-cell>
          <table:table-cell office:value-type="float" office:value="4.6058190000000003" table:style-name="ce55">
            <text:p>4.61</text:p>
          </table:table-cell>
          <table:table-cell office:value-type="float" office:value="0.96672499999999995" table:style-name="ce55">
            <text:p>0.97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56</text:p>
          </table:table-cell>
          <table:table-cell office:value-type="float" office:value="0.44163200000000002" table:style-name="ce55">
            <text:p>0.44</text:p>
          </table:table-cell>
          <table:table-cell office:value-type="float" office:value="0.56198999999999999" table:style-name="ce55">
            <text:p>0.56</text:p>
          </table:table-cell>
          <table:table-cell office:value-type="float" office:value="0.60830200000000001" table:style-name="ce55">
            <text:p>0.61</text:p>
          </table:table-cell>
          <table:table-cell office:value-type="float" office:value="3.5445669999999998" table:style-name="ce55">
            <text:p>3.54</text:p>
          </table:table-cell>
          <table:table-cell office:value-type="float" office:value="3.7624080000000002" table:style-name="ce55">
            <text:p>3.76</text:p>
          </table:table-cell>
          <table:table-cell office:value-type="float" office:value="0.89901600000000004" table:style-name="ce55">
            <text:p>0.90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60</text:p>
          </table:table-cell>
          <table:table-cell office:value-type="float" office:value="3.041833" table:style-name="ce55">
            <text:p>3.04</text:p>
          </table:table-cell>
          <table:table-cell office:value-type="float" office:value="0.38714199999999999" table:style-name="ce55">
            <text:p>0.39</text:p>
          </table:table-cell>
          <table:table-cell office:value-type="float" office:value="2.7345600000000001" table:style-name="ce55">
            <text:p>2.73</text:p>
          </table:table-cell>
          <table:table-cell office:value-type="float" office:value="3.2768109999999999" table:style-name="ce55">
            <text:p>3.28</text:p>
          </table:table-cell>
          <table:table-cell office:value-type="float" office:value="1.4862010000000001" table:style-name="ce55">
            <text:p>1.49</text:p>
          </table:table-cell>
          <table:table-cell office:value-type="float" office:value="0.55889299999999997" table:style-name="ce55">
            <text:p>0.56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75</text:p>
          </table:table-cell>
          <table:table-cell office:value-type="float" office:value="0.62924999999999998" table:style-name="ce55">
            <text:p>0.63</text:p>
          </table:table-cell>
          <table:table-cell office:value-type="float" office:value="0.34978999999999999" table:style-name="ce55">
            <text:p>0.35</text:p>
          </table:table-cell>
          <table:table-cell office:value-type="float" office:value="1.44621" table:style-name="ce55">
            <text:p>1.45</text:p>
          </table:table-cell>
          <table:table-cell office:value-type="float" office:value="3.9907300000000001" table:style-name="ce55">
            <text:p>3.99</text:p>
          </table:table-cell>
          <table:table-cell office:value-type="float" office:value="3.6677740000000001" table:style-name="ce55">
            <text:p>3.67</text:p>
          </table:table-cell>
          <table:table-cell office:value-type="float" office:value="1.0723389999999999" table:style-name="ce55">
            <text:p>1.07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79</text:p>
          </table:table-cell>
          <table:table-cell office:value-type="float" office:value="2.5033020000000001" table:style-name="ce55">
            <text:p>2.50</text:p>
          </table:table-cell>
          <table:table-cell office:value-type="float" office:value="1.0104569999999999" table:style-name="ce55">
            <text:p>1.01</text:p>
          </table:table-cell>
          <table:table-cell office:value-type="float" office:value="2.05165" table:style-name="ce55">
            <text:p>2.05</text:p>
          </table:table-cell>
          <table:table-cell office:value-type="float" office:value="2.2270129999999999" table:style-name="ce55">
            <text:p>2.23</text:p>
          </table:table-cell>
          <table:table-cell office:value-type="float" office:value="2.7750870000000001" table:style-name="ce55">
            <text:p>2.78</text:p>
          </table:table-cell>
          <table:table-cell office:value-type="float" office:value="1.0392349999999999" table:style-name="ce55">
            <text:p>1.04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80</text:p>
          </table:table-cell>
          <table:table-cell office:value-type="float" office:value="2.3210739999999999" table:style-name="ce55">
            <text:p>2.32</text:p>
          </table:table-cell>
          <table:table-cell office:value-type="float" office:value="0.18946299999999999" table:style-name="ce55">
            <text:p>0.19</text:p>
          </table:table-cell>
          <table:table-cell office:value-type="float" office:value="2.4728279999999998" table:style-name="ce55">
            <text:p>2.47</text:p>
          </table:table-cell>
          <table:table-cell office:value-type="float" office:value="2.457837" table:style-name="ce55">
            <text:p>2.46</text:p>
          </table:table-cell>
          <table:table-cell office:value-type="float" office:value="1.5182290000000001" table:style-name="ce55">
            <text:p>1.52</text:p>
          </table:table-cell>
          <table:table-cell office:value-type="float" office:value="0.32674300000000001" table:style-name="ce55">
            <text:p>0.33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83</text:p>
          </table:table-cell>
          <table:table-cell office:value-type="float" office:value="1.388169" table:style-name="ce55">
            <text:p>1.39</text:p>
          </table:table-cell>
          <table:table-cell office:value-type="float" office:value="0.22053700000000001" table:style-name="ce55">
            <text:p>0.22</text:p>
          </table:table-cell>
          <table:table-cell office:value-type="float" office:value="1.250945" table:style-name="ce55">
            <text:p>1.25</text:p>
          </table:table-cell>
          <table:table-cell office:value-type="float" office:value="2.2241689999999998" table:style-name="ce55">
            <text:p>2.22</text:p>
          </table:table-cell>
          <table:table-cell office:value-type="float" office:value="1.8739680000000001" table:style-name="ce55">
            <text:p>1.87</text:p>
          </table:table-cell>
          <table:table-cell office:value-type="float" office:value="0.14666000000000001" table:style-name="ce55">
            <text:p>0.15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84</text:p>
          </table:table-cell>
          <table:table-cell office:value-type="float" office:value="2.0232399999999999" table:style-name="ce55">
            <text:p>2.02</text:p>
          </table:table-cell>
          <table:table-cell office:value-type="float" office:value="0.22589300000000001" table:style-name="ce55">
            <text:p>0.23</text:p>
          </table:table-cell>
          <table:table-cell office:value-type="float" office:value="3.0867640000000001" table:style-name="ce55">
            <text:p>3.09</text:p>
          </table:table-cell>
          <table:table-cell office:value-type="float" office:value="3.3526910000000001" table:style-name="ce55">
            <text:p>3.35</text:p>
          </table:table-cell>
          <table:table-cell office:value-type="float" office:value="0.87662700000000005" table:style-name="ce55">
            <text:p>0.88</text:p>
          </table:table-cell>
          <table:table-cell office:value-type="float" office:value="0.21832299999999999" table:style-name="ce55">
            <text:p>0.22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90</text:p>
          </table:table-cell>
          <table:table-cell office:value-type="float" office:value="0.98495699999999997" table:style-name="ce55">
            <text:p>0.98</text:p>
          </table:table-cell>
          <table:table-cell office:value-type="float" office:value="0" table:style-name="ce57">
            <text:p>0</text:p>
          </table:table-cell>
          <table:table-cell office:value-type="float" office:value="1.863618" table:style-name="ce55">
            <text:p>1.86</text:p>
          </table:table-cell>
          <table:table-cell office:value-type="float" office:value="2.9318520000000001" table:style-name="ce55">
            <text:p>2.93</text:p>
          </table:table-cell>
          <table:table-cell office:value-type="float" office:value="0.530949" table:style-name="ce55">
            <text:p>0.53</text:p>
          </table:table-cell>
          <table:table-cell office:value-type="float" office:value="0.74985000000000002" table:style-name="ce55">
            <text:p>0.75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91</text:p>
          </table:table-cell>
          <table:table-cell office:value-type="float" office:value="1.3908240000000001" table:style-name="ce55">
            <text:p>1.39</text:p>
          </table:table-cell>
          <table:table-cell office:value-type="float" office:value="0.721939" table:style-name="ce55">
            <text:p>0.72</text:p>
          </table:table-cell>
          <table:table-cell office:value-type="float" office:value="2.8448929999999999" table:style-name="ce55">
            <text:p>2.84</text:p>
          </table:table-cell>
          <table:table-cell office:value-type="float" office:value="3.6743100000000002" table:style-name="ce55">
            <text:p>3.67</text:p>
          </table:table-cell>
          <table:table-cell office:value-type="float" office:value="0.38870900000000003" table:style-name="ce55">
            <text:p>0.39</text:p>
          </table:table-cell>
          <table:table-cell office:value-type="float" office:value="0.68731200000000003" table:style-name="ce55">
            <text:p>0.69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98</text:p>
          </table:table-cell>
          <table:table-cell office:value-type="float" office:value="2.472718" table:style-name="ce55">
            <text:p>2.47</text:p>
          </table:table-cell>
          <table:table-cell office:value-type="float" office:value="0.23108300000000001" table:style-name="ce55">
            <text:p>0.23</text:p>
          </table:table-cell>
          <table:table-cell office:value-type="float" office:value="2.7107489999999999" table:style-name="ce55">
            <text:p>2.71</text:p>
          </table:table-cell>
          <table:table-cell office:value-type="float" office:value="2.5860560000000001" table:style-name="ce55">
            <text:p>2.59</text:p>
          </table:table-cell>
          <table:table-cell office:value-type="float" office:value="1.353796" table:style-name="ce55">
            <text:p>1.35</text:p>
          </table:table-cell>
          <table:table-cell office:value-type="float" office:value="0.21499099999999999" table:style-name="ce55">
            <text:p>0.21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099</text:p>
          </table:table-cell>
          <table:table-cell office:value-type="float" office:value="1.073796" table:style-name="ce55">
            <text:p>1.07</text:p>
          </table:table-cell>
          <table:table-cell office:value-type="float" office:value="0.34915000000000002" table:style-name="ce55">
            <text:p>0.35</text:p>
          </table:table-cell>
          <table:table-cell office:value-type="float" office:value="2.3172769999999998" table:style-name="ce55">
            <text:p>2.32</text:p>
          </table:table-cell>
          <table:table-cell office:value-type="float" office:value="3.6941199999999998" table:style-name="ce55">
            <text:p>3.69</text:p>
          </table:table-cell>
          <table:table-cell office:value-type="float" office:value="0.88996299999999995" table:style-name="ce55">
            <text:p>0.89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01</text:p>
          </table:table-cell>
          <table:table-cell office:value-type="float" office:value="1.196617" table:style-name="ce55">
            <text:p>1.20</text:p>
          </table:table-cell>
          <table:table-cell office:value-type="float" office:value="0.41423399999999999" table:style-name="ce55">
            <text:p>0.41</text:p>
          </table:table-cell>
          <table:table-cell office:value-type="float" office:value="0.68830100000000005" table:style-name="ce55">
            <text:p>0.69</text:p>
          </table:table-cell>
          <table:table-cell office:value-type="float" office:value="3.3612639999999998" table:style-name="ce55">
            <text:p>3.36</text:p>
          </table:table-cell>
          <table:table-cell office:value-type="float" office:value="2.5613290000000002" table:style-name="ce55">
            <text:p>2.56</text:p>
          </table:table-cell>
          <table:table-cell office:value-type="float" office:value="0.72748999999999997" table:style-name="ce55">
            <text:p>0.73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19</text:p>
          </table:table-cell>
          <table:table-cell office:value-type="float" office:value="1.4558770000000001" table:style-name="ce55">
            <text:p>1.46</text:p>
          </table:table-cell>
          <table:table-cell office:value-type="float" office:value="0.71574199999999999" table:style-name="ce55">
            <text:p>0.72</text:p>
          </table:table-cell>
          <table:table-cell office:value-type="float" office:value="1.8968149999999999" table:style-name="ce55">
            <text:p>1.90</text:p>
          </table:table-cell>
          <table:table-cell office:value-type="float" office:value="1.283131" table:style-name="ce55">
            <text:p>1.28</text:p>
          </table:table-cell>
          <table:table-cell office:value-type="float" office:value="0.51330399999999998" table:style-name="ce55">
            <text:p>0.51</text:p>
          </table:table-cell>
          <table:table-cell office:value-type="float" office:value="0.57324699999999995" table:style-name="ce55">
            <text:p>0.57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28</text:p>
          </table:table-cell>
          <table:table-cell office:value-type="float" office:value="1.9779089999999999" table:style-name="ce55">
            <text:p>1.98</text:p>
          </table:table-cell>
          <table:table-cell office:value-type="float" office:value="0.25557000000000002" table:style-name="ce55">
            <text:p>0.26</text:p>
          </table:table-cell>
          <table:table-cell office:value-type="float" office:value="1.5480100000000001" table:style-name="ce55">
            <text:p>1.55</text:p>
          </table:table-cell>
          <table:table-cell office:value-type="float" office:value="1.8499049999999999" table:style-name="ce55">
            <text:p>1.85</text:p>
          </table:table-cell>
          <table:table-cell office:value-type="float" office:value="0.86211800000000005" table:style-name="ce55">
            <text:p>0.86</text:p>
          </table:table-cell>
          <table:table-cell office:value-type="float" office:value="0.38635599999999998" table:style-name="ce55">
            <text:p>0.39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29</text:p>
          </table:table-cell>
          <table:table-cell office:value-type="float" office:value="1.353475" table:style-name="ce55">
            <text:p>1.35</text:p>
          </table:table-cell>
          <table:table-cell office:value-type="float" office:value="0.31165300000000001" table:style-name="ce55">
            <text:p>0.31</text:p>
          </table:table-cell>
          <table:table-cell office:value-type="float" office:value="1.5835079999999999" table:style-name="ce55">
            <text:p>1.58</text:p>
          </table:table-cell>
          <table:table-cell office:value-type="float" office:value="3.0885210000000001" table:style-name="ce55">
            <text:p>3.09</text:p>
          </table:table-cell>
          <table:table-cell office:value-type="float" office:value="0.84742499999999998" table:style-name="ce55">
            <text:p>0.85</text:p>
          </table:table-cell>
          <table:table-cell office:value-type="float" office:value="0.34998499999999999" table:style-name="ce55">
            <text:p>0.35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34</text:p>
          </table:table-cell>
          <table:table-cell office:value-type="float" office:value="1.2804329999999999" table:style-name="ce55">
            <text:p>1.28</text:p>
          </table:table-cell>
          <table:table-cell office:value-type="float" office:value="0.129606" table:style-name="ce55">
            <text:p>0.13</text:p>
          </table:table-cell>
          <table:table-cell office:value-type="float" office:value="1.5270790000000001" table:style-name="ce55">
            <text:p>1.53</text:p>
          </table:table-cell>
          <table:table-cell office:value-type="float" office:value="2.828478" table:style-name="ce55">
            <text:p>2.83</text:p>
          </table:table-cell>
          <table:table-cell office:value-type="float" office:value="1.104093" table:style-name="ce55">
            <text:p>1.10</text:p>
          </table:table-cell>
          <table:table-cell office:value-type="float" office:value="0.43966300000000003" table:style-name="ce55">
            <text:p>0.44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27</text:p>
          </table:table-cell>
          <table:table-cell office:value-type="float" office:value="2.1965439999999998" table:style-name="ce55">
            <text:p>2.20</text:p>
          </table:table-cell>
          <table:table-cell office:value-type="float" office:value="0.55569199999999996" table:style-name="ce55">
            <text:p>0.56</text:p>
          </table:table-cell>
          <table:table-cell office:value-type="float" office:value="2.0987439999999999" table:style-name="ce55">
            <text:p>2.10</text:p>
          </table:table-cell>
          <table:table-cell office:value-type="float" office:value="2.3492120000000001" table:style-name="ce55">
            <text:p>2.35</text:p>
          </table:table-cell>
          <table:table-cell office:value-type="float" office:value="3.1781790000000001" table:style-name="ce55">
            <text:p>3.18</text:p>
          </table:table-cell>
          <table:table-cell office:value-type="float" office:value="0.58794000000000002" table:style-name="ce55">
            <text:p>0.59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41</text:p>
          </table:table-cell>
          <table:table-cell office:value-type="float" office:value="1.940537" table:style-name="ce55">
            <text:p>1.94</text:p>
          </table:table-cell>
          <table:table-cell office:value-type="float" office:value="0.42995499999999998" table:style-name="ce55">
            <text:p>0.43</text:p>
          </table:table-cell>
          <table:table-cell office:value-type="float" office:value="2.4936729999999998" table:style-name="ce55">
            <text:p>2.49</text:p>
          </table:table-cell>
          <table:table-cell office:value-type="float" office:value="1.9971989999999999" table:style-name="ce55">
            <text:p>2.00</text:p>
          </table:table-cell>
          <table:table-cell office:value-type="float" office:value="1.3686739999999999" table:style-name="ce55">
            <text:p>1.37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46</text:p>
          </table:table-cell>
          <table:table-cell office:value-type="float" office:value="1.012586" table:style-name="ce55">
            <text:p>1.01</text:p>
          </table:table-cell>
          <table:table-cell office:value-type="float" office:value="0.15665899999999999" table:style-name="ce55">
            <text:p>0.16</text:p>
          </table:table-cell>
          <table:table-cell office:value-type="float" office:value="2.1309979999999999" table:style-name="ce55">
            <text:p>2.13</text:p>
          </table:table-cell>
          <table:table-cell office:value-type="float" office:value="3.4056820000000001" table:style-name="ce55">
            <text:p>3.41</text:p>
          </table:table-cell>
          <table:table-cell office:value-type="float" office:value="2.1534249999999999" table:style-name="ce55">
            <text:p>2.15</text:p>
          </table:table-cell>
          <table:table-cell office:value-type="float" office:value="0.88466400000000001" table:style-name="ce55">
            <text:p>0.88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47</text:p>
          </table:table-cell>
          <table:table-cell office:value-type="float" office:value="2.6150090000000001" table:style-name="ce55">
            <text:p>2.62</text:p>
          </table:table-cell>
          <table:table-cell office:value-type="float" office:value="0.196658" table:style-name="ce55">
            <text:p>0.20</text:p>
          </table:table-cell>
          <table:table-cell office:value-type="float" office:value="2.6589830000000001" table:style-name="ce55">
            <text:p>2.66</text:p>
          </table:table-cell>
          <table:table-cell office:value-type="float" office:value="2.9044949999999998" table:style-name="ce55">
            <text:p>2.90</text:p>
          </table:table-cell>
          <table:table-cell office:value-type="float" office:value="1.793331" table:style-name="ce55">
            <text:p>1.79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48</text:p>
          </table:table-cell>
          <table:table-cell office:value-type="float" office:value="0.54997499999999999" table:style-name="ce55">
            <text:p>0.55</text:p>
          </table:table-cell>
          <table:table-cell office:value-type="float" office:value="0.56214399999999998" table:style-name="ce55">
            <text:p>0.56</text:p>
          </table:table-cell>
          <table:table-cell office:value-type="float" office:value="2.137661" table:style-name="ce55">
            <text:p>2.14</text:p>
          </table:table-cell>
          <table:table-cell office:value-type="float" office:value="1.61015" table:style-name="ce55">
            <text:p>1.61</text:p>
          </table:table-cell>
          <table:table-cell office:value-type="float" office:value="1.9848749999999999" table:style-name="ce55">
            <text:p>1.98</text:p>
          </table:table-cell>
          <table:table-cell office:value-type="float" office:value="0.23810999999999999" table:style-name="ce55">
            <text:p>0.24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51</text:p>
          </table:table-cell>
          <table:table-cell office:value-type="float" office:value="1.7581990000000001" table:style-name="ce55">
            <text:p>1.76</text:p>
          </table:table-cell>
          <table:table-cell office:value-type="float" office:value="0.15155099999999999" table:style-name="ce55">
            <text:p>0.15</text:p>
          </table:table-cell>
          <table:table-cell office:value-type="float" office:value="2.324754" table:style-name="ce55">
            <text:p>2.32</text:p>
          </table:table-cell>
          <table:table-cell office:value-type="float" office:value="2.0613920000000001" table:style-name="ce55">
            <text:p>2.06</text:p>
          </table:table-cell>
          <table:table-cell office:value-type="float" office:value="1.2656639999999999" table:style-name="ce55">
            <text:p>1.27</text:p>
          </table:table-cell>
          <table:table-cell office:value-type="float" office:value="0.58390799999999998" table:style-name="ce55">
            <text:p>0.58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54</text:p>
          </table:table-cell>
          <table:table-cell office:value-type="float" office:value="1.5983229999999999" table:style-name="ce55">
            <text:p>1.60</text:p>
          </table:table-cell>
          <table:table-cell office:value-type="float" office:value="0.53423699999999996" table:style-name="ce55">
            <text:p>0.53</text:p>
          </table:table-cell>
          <table:table-cell office:value-type="float" office:value="2.6334719999999998" table:style-name="ce55">
            <text:p>2.63</text:p>
          </table:table-cell>
          <table:table-cell office:value-type="float" office:value="3.513439" table:style-name="ce55">
            <text:p>3.51</text:p>
          </table:table-cell>
          <table:table-cell office:value-type="float" office:value="0.79829600000000001" table:style-name="ce55">
            <text:p>0.80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58</text:p>
          </table:table-cell>
          <table:table-cell office:value-type="float" office:value="1.521649" table:style-name="ce55">
            <text:p>1.52</text:p>
          </table:table-cell>
          <table:table-cell office:value-type="float" office:value="0.60185299999999997" table:style-name="ce55">
            <text:p>0.60</text:p>
          </table:table-cell>
          <table:table-cell office:value-type="float" office:value="0.24998999999999999" table:style-name="ce55">
            <text:p>0.25</text:p>
          </table:table-cell>
          <table:table-cell office:value-type="float" office:value="4.1941100000000002" table:style-name="ce55">
            <text:p>4.19</text:p>
          </table:table-cell>
          <table:table-cell office:value-type="float" office:value="4.06534" table:style-name="ce55">
            <text:p>4.07</text:p>
          </table:table-cell>
          <table:table-cell office:value-type="float" office:value="1.6146799999999999" table:style-name="ce55">
            <text:p>1.61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60</text:p>
          </table:table-cell>
          <table:table-cell office:value-type="float" office:value="1.553059" table:style-name="ce55">
            <text:p>1.55</text:p>
          </table:table-cell>
          <table:table-cell office:value-type="float" office:value="0.264988" table:style-name="ce55">
            <text:p>0.26</text:p>
          </table:table-cell>
          <table:table-cell office:value-type="float" office:value="2.0052989999999999" table:style-name="ce55">
            <text:p>2.01</text:p>
          </table:table-cell>
          <table:table-cell office:value-type="float" office:value="2.6616939999999998" table:style-name="ce55">
            <text:p>2.66</text:p>
          </table:table-cell>
          <table:table-cell office:value-type="float" office:value="1.79484" table:style-name="ce55">
            <text:p>1.79</text:p>
          </table:table-cell>
          <table:table-cell office:value-type="float" office:value="0.58683700000000005" table:style-name="ce55">
            <text:p>0.59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61</text:p>
          </table:table-cell>
          <table:table-cell office:value-type="float" office:value="1.4789410000000001" table:style-name="ce55">
            <text:p>1.48</text:p>
          </table:table-cell>
          <table:table-cell office:value-type="float" office:value="0.718916" table:style-name="ce55">
            <text:p>0.72</text:p>
          </table:table-cell>
          <table:table-cell office:value-type="float" office:value="0.58763600000000005" table:style-name="ce55">
            <text:p>0.59</text:p>
          </table:table-cell>
          <table:table-cell office:value-type="float" office:value="2.0661649999999998" table:style-name="ce55">
            <text:p>2.07</text:p>
          </table:table-cell>
          <table:table-cell office:value-type="float" office:value="2.161537" table:style-name="ce55">
            <text:p>2.16</text:p>
          </table:table-cell>
          <table:table-cell office:value-type="float" office:value="0.51987399999999995" table:style-name="ce55">
            <text:p>0.52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63</text:p>
          </table:table-cell>
          <table:table-cell office:value-type="float" office:value="1.2093970000000001" table:style-name="ce55">
            <text:p>1.21</text:p>
          </table:table-cell>
          <table:table-cell office:value-type="float" office:value="0.215367" table:style-name="ce55">
            <text:p>0.22</text:p>
          </table:table-cell>
          <table:table-cell office:value-type="float" office:value="1.398085" table:style-name="ce55">
            <text:p>1.40</text:p>
          </table:table-cell>
          <table:table-cell office:value-type="float" office:value="1.2077329999999999" table:style-name="ce55">
            <text:p>1.21</text:p>
          </table:table-cell>
          <table:table-cell office:value-type="float" office:value="0.83317200000000002" table:style-name="ce55">
            <text:p>0.83</text:p>
          </table:table-cell>
          <table:table-cell office:value-type="float" office:value="0.26367600000000002" table:style-name="ce55">
            <text:p>0.26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64</text:p>
          </table:table-cell>
          <table:table-cell office:value-type="float" office:value="1.6571610000000001" table:style-name="ce55">
            <text:p>1.66</text:p>
          </table:table-cell>
          <table:table-cell office:value-type="float" office:value="0" table:style-name="ce57">
            <text:p>0</text:p>
          </table:table-cell>
          <table:table-cell office:value-type="float" office:value="2.2333440000000002" table:style-name="ce55">
            <text:p>2.23</text:p>
          </table:table-cell>
          <table:table-cell office:value-type="float" office:value="2.0146959999999998" table:style-name="ce55">
            <text:p>2.01</text:p>
          </table:table-cell>
          <table:table-cell office:value-type="float" office:value="1.657807" table:style-name="ce55">
            <text:p>1.66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65</text:p>
          </table:table-cell>
          <table:table-cell office:value-type="float" office:value="1.5699240000000001" table:style-name="ce55">
            <text:p>1.57</text:p>
          </table:table-cell>
          <table:table-cell office:value-type="float" office:value="0.67068099999999997" table:style-name="ce55">
            <text:p>0.67</text:p>
          </table:table-cell>
          <table:table-cell office:value-type="float" office:value="2.2075040000000001" table:style-name="ce55">
            <text:p>2.21</text:p>
          </table:table-cell>
          <table:table-cell office:value-type="float" office:value="1.800495" table:style-name="ce55">
            <text:p>1.80</text:p>
          </table:table-cell>
          <table:table-cell office:value-type="float" office:value="1.1898709999999999" table:style-name="ce55">
            <text:p>1.19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66</text:p>
          </table:table-cell>
          <table:table-cell office:value-type="float" office:value="2.2532179999999999" table:style-name="ce55">
            <text:p>2.25</text:p>
          </table:table-cell>
          <table:table-cell office:value-type="float" office:value="0.63380400000000003" table:style-name="ce55">
            <text:p>0.63</text:p>
          </table:table-cell>
          <table:table-cell office:value-type="float" office:value="0.96158699999999997" table:style-name="ce55">
            <text:p>0.96</text:p>
          </table:table-cell>
          <table:table-cell office:value-type="float" office:value="2.1770420000000001" table:style-name="ce55">
            <text:p>2.18</text:p>
          </table:table-cell>
          <table:table-cell office:value-type="float" office:value="1.203273" table:style-name="ce55">
            <text:p>1.20</text:p>
          </table:table-cell>
          <table:table-cell office:value-type="float" office:value="0.60997000000000001" table:style-name="ce55">
            <text:p>0.61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69</text:p>
          </table:table-cell>
          <table:table-cell office:value-type="float" office:value="3.7072639999999999" table:style-name="ce55">
            <text:p>3.71</text:p>
          </table:table-cell>
          <table:table-cell office:value-type="float" office:value="1.262672" table:style-name="ce55">
            <text:p>1.26</text:p>
          </table:table-cell>
          <table:table-cell office:value-type="float" office:value="1.094946" table:style-name="ce55">
            <text:p>1.09</text:p>
          </table:table-cell>
          <table:table-cell office:value-type="float" office:value="2.0528119999999999" table:style-name="ce55">
            <text:p>2.05</text:p>
          </table:table-cell>
          <table:table-cell office:value-type="float" office:value="2.2298900000000001" table:style-name="ce55">
            <text:p>2.23</text:p>
          </table:table-cell>
          <table:table-cell office:value-type="float" office:value="0.35970999999999997" table:style-name="ce55">
            <text:p>0.36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70</text:p>
          </table:table-cell>
          <table:table-cell office:value-type="float" office:value="1.2202010000000001" table:style-name="ce55">
            <text:p>1.22</text:p>
          </table:table-cell>
          <table:table-cell office:value-type="float" office:value="0.68631600000000004" table:style-name="ce55">
            <text:p>0.69</text:p>
          </table:table-cell>
          <table:table-cell office:value-type="float" office:value="1.6614850000000001" table:style-name="ce55">
            <text:p>1.66</text:p>
          </table:table-cell>
          <table:table-cell office:value-type="float" office:value="1.353731" table:style-name="ce55">
            <text:p>1.35</text:p>
          </table:table-cell>
          <table:table-cell office:value-type="float" office:value="2.5357180000000001" table:style-name="ce55">
            <text:p>2.54</text:p>
          </table:table-cell>
          <table:table-cell office:value-type="float" office:value="0.35511599999999999" table:style-name="ce55">
            <text:p>0.36</text:p>
          </table:table-cell>
          <table:table-cell table:number-columns-repeated="16376"/>
        </table:table-row>
        <table:table-row table:style-name="ro1">
          <table:table-cell table:style-name="ce62"/>
          <table:table-cell office:value-type="string" table:style-name="ce63">
            <text:p>P177</text:p>
          </table:table-cell>
          <table:table-cell office:value-type="float" office:value="1.0111349999999999" table:style-name="ce64">
            <text:p>1.01</text:p>
          </table:table-cell>
          <table:table-cell office:value-type="float" office:value="0.32754499999999998" table:style-name="ce64">
            <text:p>0.33</text:p>
          </table:table-cell>
          <table:table-cell office:value-type="float" office:value="1.7729140000000001" table:style-name="ce64">
            <text:p>1.77</text:p>
          </table:table-cell>
          <table:table-cell office:value-type="float" office:value="2.1164000000000001" table:style-name="ce64">
            <text:p>2.12</text:p>
          </table:table-cell>
          <table:table-cell office:value-type="float" office:value="0.23396" table:style-name="ce64">
            <text:p>0.23</text:p>
          </table:table-cell>
          <table:table-cell office:value-type="float" office:value="0.37933499999999998" table:style-name="ce64">
            <text:p>0.38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79</text:p>
          </table:table-cell>
          <table:table-cell office:value-type="float" office:value="1.591702" table:style-name="ce64">
            <text:p>1.59</text:p>
          </table:table-cell>
          <table:table-cell office:value-type="float" office:value="0.55041600000000002" table:style-name="ce64">
            <text:p>0.55</text:p>
          </table:table-cell>
          <table:table-cell office:value-type="float" office:value="2.2766730000000002" table:style-name="ce64">
            <text:p>2.28</text:p>
          </table:table-cell>
          <table:table-cell office:value-type="float" office:value="2.6047530000000001" table:style-name="ce64">
            <text:p>2.60</text:p>
          </table:table-cell>
          <table:table-cell office:value-type="float" office:value="0.38948199999999999" table:style-name="ce64">
            <text:p>0.39</text:p>
          </table:table-cell>
          <table:table-cell office:value-type="float" office:value="0.73755099999999996" table:style-name="ce64">
            <text:p>0.74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84</text:p>
          </table:table-cell>
          <table:table-cell office:value-type="float" office:value="0.90798400000000001" table:style-name="ce64">
            <text:p>0.91</text:p>
          </table:table-cell>
          <table:table-cell office:value-type="float" office:value="0.47080100000000003" table:style-name="ce64">
            <text:p>0.47</text:p>
          </table:table-cell>
          <table:table-cell office:value-type="float" office:value="2.3495970000000002" table:style-name="ce64">
            <text:p>2.35</text:p>
          </table:table-cell>
          <table:table-cell office:value-type="float" office:value="2.4486080000000001" table:style-name="ce64">
            <text:p>2.45</text:p>
          </table:table-cell>
          <table:table-cell office:value-type="float" office:value="1.6061939999999999" table:style-name="ce64">
            <text:p>1.61</text:p>
          </table:table-cell>
          <table:table-cell office:value-type="float" office:value="0.28045900000000001" table:style-name="ce64">
            <text:p>0.28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86</text:p>
          </table:table-cell>
          <table:table-cell office:value-type="float" office:value="1.218934" table:style-name="ce64">
            <text:p>1.22</text:p>
          </table:table-cell>
          <table:table-cell office:value-type="float" office:value="0.201657" table:style-name="ce64">
            <text:p>0.20</text:p>
          </table:table-cell>
          <table:table-cell office:value-type="float" office:value="1.4406540000000001" table:style-name="ce64">
            <text:p>1.44</text:p>
          </table:table-cell>
          <table:table-cell office:value-type="float" office:value="2.004464" table:style-name="ce64">
            <text:p>2.00</text:p>
          </table:table-cell>
          <table:table-cell office:value-type="float" office:value="0.93274699999999999" table:style-name="ce64">
            <text:p>0.93</text:p>
          </table:table-cell>
          <table:table-cell office:value-type="float" office:value="0.30488900000000002" table:style-name="ce64">
            <text:p>0.30</text:p>
          </table:table-cell>
          <table:table-cell table:number-columns-repeated="16376"/>
        </table:table-row>
        <table:table-row table:style-name="ro1">
          <table:table-cell table:style-name="ce56"/>
          <table:table-cell office:value-type="string" table:style-name="ce3">
            <text:p>P190</text:p>
          </table:table-cell>
          <table:table-cell office:value-type="float" office:value="1.8160860000000001" table:style-name="ce64">
            <text:p>1.82</text:p>
          </table:table-cell>
          <table:table-cell office:value-type="float" office:value="0" table:style-name="ce65">
            <text:p>0</text:p>
          </table:table-cell>
          <table:table-cell office:value-type="float" office:value="1.44269" table:style-name="ce64">
            <text:p>1.44</text:p>
          </table:table-cell>
          <table:table-cell office:value-type="float" office:value="2.9781710000000001" table:style-name="ce64">
            <text:p>2.98</text:p>
          </table:table-cell>
          <table:table-cell office:value-type="float" office:value="1.021004" table:style-name="ce64">
            <text:p>1.02</text:p>
          </table:table-cell>
          <table:table-cell office:value-type="float" office:value="0.34953600000000001" table:style-name="ce64">
            <text:p>0.35</text:p>
          </table:table-cell>
          <table:table-cell table:number-columns-repeated="16376"/>
        </table:table-row>
        <table:table-row table:style-name="ro1">
          <table:table-cell table:style-name="ce66"/>
          <table:table-cell office:value-type="string" table:style-name="ce6">
            <text:p>P192</text:p>
          </table:table-cell>
          <table:table-cell office:value-type="float" office:value="1.244942" table:style-name="ce55">
            <text:p>1.24</text:p>
          </table:table-cell>
          <table:table-cell office:value-type="float" office:value="0.68635000000000002" table:style-name="ce55">
            <text:p>0.69</text:p>
          </table:table-cell>
          <table:table-cell office:value-type="float" office:value="0.72427699999999995" table:style-name="ce55">
            <text:p>0.72</text:p>
          </table:table-cell>
          <table:table-cell office:value-type="float" office:value="2.207077" table:style-name="ce55">
            <text:p>2.21</text:p>
          </table:table-cell>
          <table:table-cell office:value-type="float" office:value="1.966318" table:style-name="ce55">
            <text:p>1.97</text:p>
          </table:table-cell>
          <table:table-cell office:value-type="float" office:value="0.50288699999999997" table:style-name="ce55">
            <text:p>0.50</text:p>
          </table:table-cell>
          <table:table-cell table:number-columns-repeated="16376"/>
        </table:table-row>
        <table:table-row table:style-name="ro1">
          <table:table-cell table:style-name="ce66"/>
          <table:table-cell office:value-type="string" table:style-name="ce6">
            <text:p>P196</text:p>
          </table:table-cell>
          <table:table-cell office:value-type="float" office:value="1.8289029999999999" table:style-name="ce55">
            <text:p>1.83</text:p>
          </table:table-cell>
          <table:table-cell office:value-type="float" office:value="0" table:style-name="ce57">
            <text:p>0</text:p>
          </table:table-cell>
          <table:table-cell office:value-type="float" office:value="2.1815769999999999" table:style-name="ce55">
            <text:p>2.18</text:p>
          </table:table-cell>
          <table:table-cell office:value-type="float" office:value="2.8839830000000002" table:style-name="ce55">
            <text:p>2.88</text:p>
          </table:table-cell>
          <table:table-cell office:value-type="float" office:value="1.2137709999999999" table:style-name="ce55">
            <text:p>1.21</text:p>
          </table:table-cell>
          <table:table-cell office:value-type="float" office:value="0.23810999999999999" table:style-name="ce55">
            <text:p>0.24</text:p>
          </table:table-cell>
          <table:table-cell table:number-columns-repeated="16376"/>
        </table:table-row>
        <table:table-row table:style-name="ro1">
          <table:table-cell table:style-name="ce66"/>
          <table:table-cell office:value-type="string" table:style-name="ce6">
            <text:p>P197</text:p>
          </table:table-cell>
          <table:table-cell office:value-type="float" office:value="1.076867" table:style-name="ce55">
            <text:p>1.08</text:p>
          </table:table-cell>
          <table:table-cell office:value-type="float" office:value="0" table:style-name="ce57">
            <text:p>0</text:p>
          </table:table-cell>
          <table:table-cell office:value-type="float" office:value="1.7692870000000001" table:style-name="ce55">
            <text:p>1.77</text:p>
          </table:table-cell>
          <table:table-cell office:value-type="float" office:value="2.290171" table:style-name="ce55">
            <text:p>2.29</text:p>
          </table:table-cell>
          <table:table-cell office:value-type="float" office:value="1.194042" table:style-name="ce55">
            <text:p>1.19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66"/>
          <table:table-cell office:value-type="string" table:style-name="ce6">
            <text:p>P200</text:p>
          </table:table-cell>
          <table:table-cell office:value-type="float" office:value="1.4372020000000001" table:style-name="ce55">
            <text:p>1.44</text:p>
          </table:table-cell>
          <table:table-cell office:value-type="float" office:value="0.36413699999999999" table:style-name="ce55">
            <text:p>0.36</text:p>
          </table:table-cell>
          <table:table-cell office:value-type="float" office:value="1.7228760000000001" table:style-name="ce55">
            <text:p>1.72</text:p>
          </table:table-cell>
          <table:table-cell office:value-type="float" office:value="2.6908599999999998" table:style-name="ce55">
            <text:p>2.69</text:p>
          </table:table-cell>
          <table:table-cell office:value-type="float" office:value="1.5953809999999999" table:style-name="ce55">
            <text:p>1.60</text:p>
          </table:table-cell>
          <table:table-cell office:value-type="float" office:value="0.21332300000000001" table:style-name="ce55">
            <text:p>0.21</text:p>
          </table:table-cell>
          <table:table-cell table:number-columns-repeated="16376"/>
        </table:table-row>
        <table:table-row table:number-rows-repeated="1048517" table:style-name="ro1">
          <table:table-cell table:number-columns-repeated="16384"/>
        </table:table-row>
      </table:table>
      <table:table table:name="TFD_Y_Total_Fixation_Duration_" table:style-name="ta1">
        <table:table-column table:style-name="co75" table:default-cell-style-name="ce1"/>
        <table:table-column table:style-name="co76" table:default-cell-style-name="ce1"/>
        <table:table-column table:style-name="co2" table:default-cell-style-name="ce1"/>
        <table:table-column table:style-name="co20" table:default-cell-style-name="ce1"/>
        <table:table-column table:style-name="co2" table:number-columns-repeated="3" table:default-cell-style-name="ce1"/>
        <table:table-column table:style-name="co77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YELLOW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9">
            <text:p>Total fixation duration in AOI [s]</text:p>
          </table:table-cell>
          <table:table-cell office:value-type="string" table:style-name="ce60">
            <text:p>Participant nr</text:p>
          </table:table-cell>
          <table:table-cell office:value-type="string" table:style-name="ce59">
            <text:p>R bucket</text:p>
          </table:table-cell>
          <table:table-cell office:value-type="string" table:style-name="ce60">
            <text:p>R helmet + face</text:p>
          </table:table-cell>
          <table:table-cell office:value-type="string" table:style-name="ce60">
            <text:p>R jacket</text:p>
          </table:table-cell>
          <table:table-cell office:value-type="string" table:style-name="ce60">
            <text:p>Y bag</text:p>
          </table:table-cell>
          <table:table-cell office:value-type="string" table:style-name="ce60">
            <text:p>Y bucket</text:p>
          </table:table-cell>
          <table:table-cell office:value-type="string" table:style-name="ce61">
            <text:p>Y helmet + face</text:p>
          </table:table-cell>
          <table:table-cell table:number-columns-repeated="16376"/>
        </table:table-row>
        <table:table-row table:style-name="ro1">
          <table:table-cell office:value-type="string" table:style-name="ce56">
            <text:p>R-RED</text:p>
          </table:table-cell>
          <table:table-cell office:value-type="string" table:style-name="ce3">
            <text:p>P003</text:p>
          </table:table-cell>
          <table:table-cell office:value-type="float" office:value="2.3912149999999999" table:style-name="ce55">
            <text:p>2.39</text:p>
          </table:table-cell>
          <table:table-cell office:value-type="float" office:value="0.49105300000000002" table:style-name="ce55">
            <text:p>0.49</text:p>
          </table:table-cell>
          <table:table-cell office:value-type="float" office:value="1.853086" table:style-name="ce55">
            <text:p>1.85</text:p>
          </table:table-cell>
          <table:table-cell office:value-type="float" office:value="2.4196819999999999" table:style-name="ce55">
            <text:p>2.42</text:p>
          </table:table-cell>
          <table:table-cell office:value-type="float" office:value="3.1948409999999998" table:style-name="ce55">
            <text:p>3.19</text:p>
          </table:table-cell>
          <table:table-cell office:value-type="float" office:value="0.79175600000000002" table:style-name="ce55">
            <text:p>0.79</text:p>
          </table:table-cell>
          <table:table-cell table:number-columns-repeated="16376"/>
        </table:table-row>
        <table:table-row table:style-name="ro1">
          <table:table-cell office:value-type="string" table:style-name="ce67">
            <text:p>Y-YELLOW</text:p>
          </table:table-cell>
          <table:table-cell office:value-type="string" table:style-name="ce3">
            <text:p>P004</text:p>
          </table:table-cell>
          <table:table-cell office:value-type="float" office:value="1.801215" table:style-name="ce55">
            <text:p>1.80</text:p>
          </table:table-cell>
          <table:table-cell office:value-type="float" office:value="0.31665300000000002" table:style-name="ce55">
            <text:p>0.32</text:p>
          </table:table-cell>
          <table:table-cell office:value-type="float" office:value="2.7560180000000001" table:style-name="ce55">
            <text:p>2.76</text:p>
          </table:table-cell>
          <table:table-cell office:value-type="float" office:value="3.3927849999999999" table:style-name="ce55">
            <text:p>3.39</text:p>
          </table:table-cell>
          <table:table-cell office:value-type="float" office:value="1.203006" table:style-name="ce55">
            <text:p>1.20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08</text:p>
          </table:table-cell>
          <table:table-cell office:value-type="float" office:value="0.84254399999999996" table:style-name="ce55">
            <text:p>0.84</text:p>
          </table:table-cell>
          <table:table-cell office:value-type="float" office:value="0.62556500000000004" table:style-name="ce55">
            <text:p>0.63</text:p>
          </table:table-cell>
          <table:table-cell office:value-type="float" office:value="3.0365099999999998" table:style-name="ce55">
            <text:p>3.04</text:p>
          </table:table-cell>
          <table:table-cell office:value-type="float" office:value="3.2817609999999999" table:style-name="ce55">
            <text:p>3.28</text:p>
          </table:table-cell>
          <table:table-cell office:value-type="float" office:value="0.17364199999999999" table:style-name="ce55">
            <text:p>0.17</text:p>
          </table:table-cell>
          <table:table-cell office:value-type="float" office:value="0.74674799999999997" table:style-name="ce55">
            <text:p>0.75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02</text:p>
          </table:table-cell>
          <table:table-cell office:value-type="float" office:value="5.2106760000000003" table:style-name="ce55">
            <text:p>5.21</text:p>
          </table:table-cell>
          <table:table-cell office:value-type="float" office:value="1.69729" table:style-name="ce55">
            <text:p>1.70</text:p>
          </table:table-cell>
          <table:table-cell office:value-type="float" office:value="1.262195" table:style-name="ce55">
            <text:p>1.26</text:p>
          </table:table-cell>
          <table:table-cell office:value-type="float" office:value="0.66496999999999995" table:style-name="ce55">
            <text:p>0.66</text:p>
          </table:table-cell>
          <table:table-cell office:value-type="float" office:value="0.761633" table:style-name="ce55">
            <text:p>0.76</text:p>
          </table:table-cell>
          <table:table-cell office:value-type="float" office:value="0.36959799999999998" table:style-name="ce55">
            <text:p>0.37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11</text:p>
          </table:table-cell>
          <table:table-cell office:value-type="float" office:value="1.738211" table:style-name="ce55">
            <text:p>1.74</text:p>
          </table:table-cell>
          <table:table-cell office:value-type="float" office:value="1.1439319999999999" table:style-name="ce55">
            <text:p>1.14</text:p>
          </table:table-cell>
          <table:table-cell office:value-type="float" office:value="1.6165020000000001" table:style-name="ce55">
            <text:p>1.62</text:p>
          </table:table-cell>
          <table:table-cell office:value-type="float" office:value="2.1175419999999998" table:style-name="ce55">
            <text:p>2.12</text:p>
          </table:table-cell>
          <table:table-cell office:value-type="float" office:value="0.98326100000000005" table:style-name="ce55">
            <text:p>0.98</text:p>
          </table:table-cell>
          <table:table-cell office:value-type="float" office:value="0.32194699999999998" table:style-name="ce55">
            <text:p>0.32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18</text:p>
          </table:table-cell>
          <table:table-cell office:value-type="float" office:value="1.9858610000000001" table:style-name="ce55">
            <text:p>1.99</text:p>
          </table:table-cell>
          <table:table-cell office:value-type="float" office:value="0.23171900000000001" table:style-name="ce55">
            <text:p>0.23</text:p>
          </table:table-cell>
          <table:table-cell office:value-type="float" office:value="1.5433840000000001" table:style-name="ce55">
            <text:p>1.54</text:p>
          </table:table-cell>
          <table:table-cell office:value-type="float" office:value="2.5677490000000001" table:style-name="ce55">
            <text:p>2.57</text:p>
          </table:table-cell>
          <table:table-cell office:value-type="float" office:value="0.74330200000000002" table:style-name="ce55">
            <text:p>0.74</text:p>
          </table:table-cell>
          <table:table-cell office:value-type="float" office:value="5.1289000000000001E-2" table:style-name="ce55">
            <text:p>0.05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19</text:p>
          </table:table-cell>
          <table:table-cell office:value-type="float" office:value="1.3705989999999999" table:style-name="ce55">
            <text:p>1.37</text:p>
          </table:table-cell>
          <table:table-cell office:value-type="float" office:value="0.33077400000000001" table:style-name="ce55">
            <text:p>0.33</text:p>
          </table:table-cell>
          <table:table-cell office:value-type="float" office:value="2.3067169999999999" table:style-name="ce55">
            <text:p>2.31</text:p>
          </table:table-cell>
          <table:table-cell office:value-type="float" office:value="2.790044" table:style-name="ce55">
            <text:p>2.79</text:p>
          </table:table-cell>
          <table:table-cell office:value-type="float" office:value="0.41200399999999998" table:style-name="ce55">
            <text:p>0.41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24</text:p>
          </table:table-cell>
          <table:table-cell office:value-type="float" office:value="2.862174" table:style-name="ce55">
            <text:p>2.86</text:p>
          </table:table-cell>
          <table:table-cell office:value-type="float" office:value="0.17997299999999999" table:style-name="ce55">
            <text:p>0.18</text:p>
          </table:table-cell>
          <table:table-cell office:value-type="float" office:value="1.729787" table:style-name="ce55">
            <text:p>1.73</text:p>
          </table:table-cell>
          <table:table-cell office:value-type="float" office:value="2.7875619999999999" table:style-name="ce55">
            <text:p>2.79</text:p>
          </table:table-cell>
          <table:table-cell office:value-type="float" office:value="0.67996699999999999" table:style-name="ce55">
            <text:p>0.68</text:p>
          </table:table-cell>
          <table:table-cell office:value-type="float" office:value="0.19320899999999999" table:style-name="ce55">
            <text:p>0.19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26</text:p>
          </table:table-cell>
          <table:table-cell office:value-type="float" office:value="2.4018799999999998" table:style-name="ce55">
            <text:p>2.40</text:p>
          </table:table-cell>
          <table:table-cell office:value-type="float" office:value="0.36532500000000001" table:style-name="ce55">
            <text:p>0.37</text:p>
          </table:table-cell>
          <table:table-cell office:value-type="float" office:value="2.8450869999999999" table:style-name="ce55">
            <text:p>2.85</text:p>
          </table:table-cell>
          <table:table-cell office:value-type="float" office:value="0.96343999999999996" table:style-name="ce55">
            <text:p>0.96</text:p>
          </table:table-cell>
          <table:table-cell office:value-type="float" office:value="0.956152" table:style-name="ce55">
            <text:p>0.96</text:p>
          </table:table-cell>
          <table:table-cell office:value-type="float" office:value="0.82605300000000004" table:style-name="ce55">
            <text:p>0.83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28</text:p>
          </table:table-cell>
          <table:table-cell office:value-type="float" office:value="2.3267069999999999" table:style-name="ce55">
            <text:p>2.33</text:p>
          </table:table-cell>
          <table:table-cell office:value-type="float" office:value="8.8329000000000005E-2" table:style-name="ce55">
            <text:p>0.09</text:p>
          </table:table-cell>
          <table:table-cell office:value-type="float" office:value="2.3964789999999998" table:style-name="ce55">
            <text:p>2.40</text:p>
          </table:table-cell>
          <table:table-cell office:value-type="float" office:value="2.8212999999999999" table:style-name="ce55">
            <text:p>2.82</text:p>
          </table:table-cell>
          <table:table-cell office:value-type="float" office:value="1.146023" table:style-name="ce55">
            <text:p>1.15</text:p>
          </table:table-cell>
          <table:table-cell office:value-type="float" office:value="6.9997000000000004E-2" table:style-name="ce55">
            <text:p>0.07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30</text:p>
          </table:table-cell>
          <table:table-cell office:value-type="float" office:value="1.9024970000000001" table:style-name="ce55">
            <text:p>1.90</text:p>
          </table:table-cell>
          <table:table-cell office:value-type="float" office:value="0.17999299999999999" table:style-name="ce55">
            <text:p>0.18</text:p>
          </table:table-cell>
          <table:table-cell office:value-type="float" office:value="1.6200190000000001" table:style-name="ce55">
            <text:p>1.62</text:p>
          </table:table-cell>
          <table:table-cell office:value-type="float" office:value="2.024378" table:style-name="ce55">
            <text:p>2.02</text:p>
          </table:table-cell>
          <table:table-cell office:value-type="float" office:value="1.342015" table:style-name="ce55">
            <text:p>1.34</text:p>
          </table:table-cell>
          <table:table-cell office:value-type="float" office:value="0.42402899999999999" table:style-name="ce55">
            <text:p>0.42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25">
            <text:p>P038</text:p>
          </table:table-cell>
          <table:table-cell office:value-type="float" office:value="1.326635" table:style-name="ce68">
            <text:p>1.33</text:p>
          </table:table-cell>
          <table:table-cell office:value-type="float" office:value="0.634216" table:style-name="ce68">
            <text:p>0.63</text:p>
          </table:table-cell>
          <table:table-cell office:value-type="float" office:value="2.0156209999999999" table:style-name="ce68">
            <text:p>2.02</text:p>
          </table:table-cell>
          <table:table-cell office:value-type="float" office:value="2.7601420000000001" table:style-name="ce68">
            <text:p>2.76</text:p>
          </table:table-cell>
          <table:table-cell office:value-type="float" office:value="0.236045" table:style-name="ce68">
            <text:p>0.24</text:p>
          </table:table-cell>
          <table:table-cell office:value-type="float" office:value="0.296653" table:style-name="ce68">
            <text:p>0.30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39</text:p>
          </table:table-cell>
          <table:table-cell office:value-type="float" office:value="1.5299309999999999" table:style-name="ce55">
            <text:p>1.53</text:p>
          </table:table-cell>
          <table:table-cell office:value-type="float" office:value="0.78518100000000002" table:style-name="ce55">
            <text:p>0.79</text:p>
          </table:table-cell>
          <table:table-cell office:value-type="float" office:value="1.4755039999999999" table:style-name="ce55">
            <text:p>1.48</text:p>
          </table:table-cell>
          <table:table-cell office:value-type="float" office:value="2.5279430000000001" table:style-name="ce55">
            <text:p>2.53</text:p>
          </table:table-cell>
          <table:table-cell office:value-type="float" office:value="2.0742449999999999" table:style-name="ce55">
            <text:p>2.07</text:p>
          </table:table-cell>
          <table:table-cell office:value-type="float" office:value="0.33395200000000003" table:style-name="ce55">
            <text:p>0.33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44</text:p>
          </table:table-cell>
          <table:table-cell office:value-type="float" office:value="0.989954" table:style-name="ce55">
            <text:p>0.99</text:p>
          </table:table-cell>
          <table:table-cell office:value-type="float" office:value="0.76661100000000004" table:style-name="ce55">
            <text:p>0.77</text:p>
          </table:table-cell>
          <table:table-cell office:value-type="float" office:value="2.3581970000000001" table:style-name="ce55">
            <text:p>2.36</text:p>
          </table:table-cell>
          <table:table-cell office:value-type="float" office:value="2.8539699999999999" table:style-name="ce55">
            <text:p>2.85</text:p>
          </table:table-cell>
          <table:table-cell office:value-type="float" office:value="0.28662399999999999" table:style-name="ce55">
            <text:p>0.29</text:p>
          </table:table-cell>
          <table:table-cell office:value-type="float" office:value="0.57997200000000004" table:style-name="ce55">
            <text:p>0.58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48</text:p>
          </table:table-cell>
          <table:table-cell office:value-type="float" office:value="1.423454" table:style-name="ce55">
            <text:p>1.42</text:p>
          </table:table-cell>
          <table:table-cell office:value-type="float" office:value="0.226656" table:style-name="ce55">
            <text:p>0.23</text:p>
          </table:table-cell>
          <table:table-cell office:value-type="float" office:value="3.0905010000000002" table:style-name="ce55">
            <text:p>3.09</text:p>
          </table:table-cell>
          <table:table-cell office:value-type="float" office:value="2.4983369999999998" table:style-name="ce55">
            <text:p>2.50</text:p>
          </table:table-cell>
          <table:table-cell office:value-type="float" office:value="1.5332030000000001" table:style-name="ce55">
            <text:p>1.53</text:p>
          </table:table-cell>
          <table:table-cell office:value-type="float" office:value="0.337808" table:style-name="ce55">
            <text:p>0.34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53</text:p>
          </table:table-cell>
          <table:table-cell office:value-type="float" office:value="3.9364650000000001" table:style-name="ce55">
            <text:p>3.94</text:p>
          </table:table-cell>
          <table:table-cell office:value-type="float" office:value="1.3255239999999999" table:style-name="ce55">
            <text:p>1.33</text:p>
          </table:table-cell>
          <table:table-cell office:value-type="float" office:value="1.7148300000000001" table:style-name="ce55">
            <text:p>1.71</text:p>
          </table:table-cell>
          <table:table-cell office:value-type="float" office:value="0.79049100000000005" table:style-name="ce55">
            <text:p>0.79</text:p>
          </table:table-cell>
          <table:table-cell office:value-type="float" office:value="0.39498299999999997" table:style-name="ce55">
            <text:p>0.39</text:p>
          </table:table-cell>
          <table:table-cell office:value-type="float" office:value="0.46983900000000001" table:style-name="ce55">
            <text:p>0.47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54</text:p>
          </table:table-cell>
          <table:table-cell office:value-type="float" office:value="6.0480450000000001" table:style-name="ce55">
            <text:p>6.05</text:p>
          </table:table-cell>
          <table:table-cell office:value-type="float" office:value="1.547566" table:style-name="ce55">
            <text:p>1.55</text:p>
          </table:table-cell>
          <table:table-cell office:value-type="float" office:value="1.783209" table:style-name="ce55">
            <text:p>1.78</text:p>
          </table:table-cell>
          <table:table-cell office:value-type="float" office:value="1.356077" table:style-name="ce55">
            <text:p>1.36</text:p>
          </table:table-cell>
          <table:table-cell office:value-type="float" office:value="0.90829199999999999" table:style-name="ce55">
            <text:p>0.91</text:p>
          </table:table-cell>
          <table:table-cell office:value-type="float" office:value="0.36161900000000002" table:style-name="ce55">
            <text:p>0.36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58</text:p>
          </table:table-cell>
          <table:table-cell office:value-type="float" office:value="0.88407199999999997" table:style-name="ce55">
            <text:p>0.88</text:p>
          </table:table-cell>
          <table:table-cell office:value-type="float" office:value="0.188083" table:style-name="ce55">
            <text:p>0.19</text:p>
          </table:table-cell>
          <table:table-cell office:value-type="float" office:value="1.9724600000000001" table:style-name="ce55">
            <text:p>1.97</text:p>
          </table:table-cell>
          <table:table-cell office:value-type="float" office:value="1.20011" table:style-name="ce55">
            <text:p>1.20</text:p>
          </table:table-cell>
          <table:table-cell office:value-type="float" office:value="1.5848100000000001" table:style-name="ce55">
            <text:p>1.58</text:p>
          </table:table-cell>
          <table:table-cell office:value-type="float" office:value="0.33432000000000001" table:style-name="ce55">
            <text:p>0.33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59</text:p>
          </table:table-cell>
          <table:table-cell office:value-type="float" office:value="2.3077580000000002" table:style-name="ce55">
            <text:p>2.31</text:p>
          </table:table-cell>
          <table:table-cell office:value-type="float" office:value="0.79127800000000004" table:style-name="ce55">
            <text:p>0.79</text:p>
          </table:table-cell>
          <table:table-cell office:value-type="float" office:value="1.9572069999999999" table:style-name="ce55">
            <text:p>1.96</text:p>
          </table:table-cell>
          <table:table-cell office:value-type="float" office:value="1.525299" table:style-name="ce55">
            <text:p>1.53</text:p>
          </table:table-cell>
          <table:table-cell office:value-type="float" office:value="1.3458859999999999" table:style-name="ce55">
            <text:p>1.35</text:p>
          </table:table-cell>
          <table:table-cell office:value-type="float" office:value="0.63903600000000005" table:style-name="ce55">
            <text:p>0.64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65</text:p>
          </table:table-cell>
          <table:table-cell office:value-type="float" office:value="2.1257959999999998" table:style-name="ce55">
            <text:p>2.13</text:p>
          </table:table-cell>
          <table:table-cell office:value-type="float" office:value="0.17674400000000001" table:style-name="ce55">
            <text:p>0.18</text:p>
          </table:table-cell>
          <table:table-cell office:value-type="float" office:value="2.0435400000000001" table:style-name="ce55">
            <text:p>2.04</text:p>
          </table:table-cell>
          <table:table-cell office:value-type="float" office:value="2.3993329999999999" table:style-name="ce55">
            <text:p>2.40</text:p>
          </table:table-cell>
          <table:table-cell office:value-type="float" office:value="0.72883900000000001" table:style-name="ce55">
            <text:p>0.73</text:p>
          </table:table-cell>
          <table:table-cell office:value-type="float" office:value="0.51246499999999995" table:style-name="ce55">
            <text:p>0.51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66</text:p>
          </table:table-cell>
          <table:table-cell office:value-type="float" office:value="1.448267" table:style-name="ce55">
            <text:p>1.45</text:p>
          </table:table-cell>
          <table:table-cell office:value-type="float" office:value="0.198244" table:style-name="ce55">
            <text:p>0.20</text:p>
          </table:table-cell>
          <table:table-cell office:value-type="float" office:value="2.0322550000000001" table:style-name="ce55">
            <text:p>2.03</text:p>
          </table:table-cell>
          <table:table-cell office:value-type="float" office:value="3.1408049999999998" table:style-name="ce55">
            <text:p>3.14</text:p>
          </table:table-cell>
          <table:table-cell office:value-type="float" office:value="0.70799999999999996" table:style-name="ce55">
            <text:p>0.71</text:p>
          </table:table-cell>
          <table:table-cell office:value-type="float" office:value="0.49359399999999998" table:style-name="ce55">
            <text:p>0.49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67</text:p>
          </table:table-cell>
          <table:table-cell office:value-type="float" office:value="1.976315" table:style-name="ce55">
            <text:p>1.98</text:p>
          </table:table-cell>
          <table:table-cell office:value-type="float" office:value="1.430758" table:style-name="ce55">
            <text:p>1.43</text:p>
          </table:table-cell>
          <table:table-cell office:value-type="float" office:value="1.6627320000000001" table:style-name="ce55">
            <text:p>1.66</text:p>
          </table:table-cell>
          <table:table-cell office:value-type="float" office:value="2.6901830000000002" table:style-name="ce55">
            <text:p>2.69</text:p>
          </table:table-cell>
          <table:table-cell office:value-type="float" office:value="1.003288" table:style-name="ce55">
            <text:p>1.00</text:p>
          </table:table-cell>
          <table:table-cell office:value-type="float" office:value="0.31914999999999999" table:style-name="ce55">
            <text:p>0.32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72</text:p>
          </table:table-cell>
          <table:table-cell office:value-type="float" office:value="1.9018980000000001" table:style-name="ce55">
            <text:p>1.90</text:p>
          </table:table-cell>
          <table:table-cell office:value-type="float" office:value="0.66229000000000005" table:style-name="ce55">
            <text:p>0.66</text:p>
          </table:table-cell>
          <table:table-cell office:value-type="float" office:value="1.838373" table:style-name="ce55">
            <text:p>1.84</text:p>
          </table:table-cell>
          <table:table-cell office:value-type="float" office:value="3.6256590000000002" table:style-name="ce55">
            <text:p>3.63</text:p>
          </table:table-cell>
          <table:table-cell office:value-type="float" office:value="1.4836910000000001" table:style-name="ce55">
            <text:p>1.48</text:p>
          </table:table-cell>
          <table:table-cell office:value-type="float" office:value="0.446938" table:style-name="ce55">
            <text:p>0.45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73</text:p>
          </table:table-cell>
          <table:table-cell office:value-type="float" office:value="1.8566590000000001" table:style-name="ce55">
            <text:p>1.86</text:p>
          </table:table-cell>
          <table:table-cell office:value-type="float" office:value="0.175372" table:style-name="ce55">
            <text:p>0.18</text:p>
          </table:table-cell>
          <table:table-cell office:value-type="float" office:value="1.1723969999999999" table:style-name="ce55">
            <text:p>1.17</text:p>
          </table:table-cell>
          <table:table-cell office:value-type="float" office:value="2.858358" table:style-name="ce55">
            <text:p>2.86</text:p>
          </table:table-cell>
          <table:table-cell office:value-type="float" office:value="0.80799900000000002" table:style-name="ce55">
            <text:p>0.81</text:p>
          </table:table-cell>
          <table:table-cell office:value-type="float" office:value="0.53021600000000002" table:style-name="ce55">
            <text:p>0.53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78</text:p>
          </table:table-cell>
          <table:table-cell office:value-type="float" office:value="2.5993460000000002" table:style-name="ce55">
            <text:p>2.60</text:p>
          </table:table-cell>
          <table:table-cell office:value-type="float" office:value="0" table:style-name="ce57">
            <text:p>0</text:p>
          </table:table-cell>
          <table:table-cell office:value-type="float" office:value="2.160879" table:style-name="ce55">
            <text:p>2.16</text:p>
          </table:table-cell>
          <table:table-cell office:value-type="float" office:value="2.4054319999999998" table:style-name="ce55">
            <text:p>2.41</text:p>
          </table:table-cell>
          <table:table-cell office:value-type="float" office:value="0.96663399999999999" table:style-name="ce55">
            <text:p>0.97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82</text:p>
          </table:table-cell>
          <table:table-cell office:value-type="float" office:value="0.81572" table:style-name="ce55">
            <text:p>0.82</text:p>
          </table:table-cell>
          <table:table-cell office:value-type="float" office:value="0.34429399999999999" table:style-name="ce55">
            <text:p>0.34</text:p>
          </table:table-cell>
          <table:table-cell office:value-type="float" office:value="2.3079200000000002" table:style-name="ce55">
            <text:p>2.31</text:p>
          </table:table-cell>
          <table:table-cell office:value-type="float" office:value="2.348983" table:style-name="ce55">
            <text:p>2.35</text:p>
          </table:table-cell>
          <table:table-cell office:value-type="float" office:value="1.2689239999999999" table:style-name="ce55">
            <text:p>1.27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86</text:p>
          </table:table-cell>
          <table:table-cell office:value-type="float" office:value="1.2722279999999999" table:style-name="ce55">
            <text:p>1.27</text:p>
          </table:table-cell>
          <table:table-cell office:value-type="float" office:value="8.3677000000000001E-2" table:style-name="ce55">
            <text:p>0.08</text:p>
          </table:table-cell>
          <table:table-cell office:value-type="float" office:value="1.9456059999999999" table:style-name="ce55">
            <text:p>1.95</text:p>
          </table:table-cell>
          <table:table-cell office:value-type="float" office:value="0.42676199999999997" table:style-name="ce55">
            <text:p>0.43</text:p>
          </table:table-cell>
          <table:table-cell office:value-type="float" office:value="2.971902" table:style-name="ce55">
            <text:p>2.97</text:p>
          </table:table-cell>
          <table:table-cell office:value-type="float" office:value="0.51685499999999995" table:style-name="ce55">
            <text:p>0.52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87</text:p>
          </table:table-cell>
          <table:table-cell office:value-type="float" office:value="3.773174" table:style-name="ce55">
            <text:p>3.77</text:p>
          </table:table-cell>
          <table:table-cell office:value-type="float" office:value="1.228531" table:style-name="ce55">
            <text:p>1.23</text:p>
          </table:table-cell>
          <table:table-cell office:value-type="float" office:value="2.2894890000000001" table:style-name="ce55">
            <text:p>2.29</text:p>
          </table:table-cell>
          <table:table-cell office:value-type="float" office:value="1.0831059999999999" table:style-name="ce55">
            <text:p>1.08</text:p>
          </table:table-cell>
          <table:table-cell office:value-type="float" office:value="0.958291" table:style-name="ce55">
            <text:p>0.96</text:p>
          </table:table-cell>
          <table:table-cell office:value-type="float" office:value="0.31598900000000002" table:style-name="ce55">
            <text:p>0.32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88</text:p>
          </table:table-cell>
          <table:table-cell office:value-type="float" office:value="5.3426090000000004" table:style-name="ce55">
            <text:p>5.34</text:p>
          </table:table-cell>
          <table:table-cell office:value-type="float" office:value="1.6293150000000001" table:style-name="ce55">
            <text:p>1.63</text:p>
          </table:table-cell>
          <table:table-cell office:value-type="float" office:value="1.7586630000000001" table:style-name="ce55">
            <text:p>1.76</text:p>
          </table:table-cell>
          <table:table-cell office:value-type="float" office:value="0.62404400000000004" table:style-name="ce55">
            <text:p>0.62</text:p>
          </table:table-cell>
          <table:table-cell office:value-type="float" office:value="0.60330700000000004" table:style-name="ce55">
            <text:p>0.60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94</text:p>
          </table:table-cell>
          <table:table-cell office:value-type="float" office:value="3.217692" table:style-name="ce55">
            <text:p>3.22</text:p>
          </table:table-cell>
          <table:table-cell office:value-type="float" office:value="1.773542" table:style-name="ce55">
            <text:p>1.77</text:p>
          </table:table-cell>
          <table:table-cell office:value-type="float" office:value="1.6589579999999999" table:style-name="ce55">
            <text:p>1.66</text:p>
          </table:table-cell>
          <table:table-cell office:value-type="float" office:value="0.44934200000000002" table:style-name="ce55">
            <text:p>0.45</text:p>
          </table:table-cell>
          <table:table-cell office:value-type="float" office:value="1.0082739999999999" table:style-name="ce55">
            <text:p>1.01</text:p>
          </table:table-cell>
          <table:table-cell office:value-type="float" office:value="0.351877" table:style-name="ce55">
            <text:p>0.35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096</text:p>
          </table:table-cell>
          <table:table-cell office:value-type="float" office:value="2.4150719999999999" table:style-name="ce55">
            <text:p>2.42</text:p>
          </table:table-cell>
          <table:table-cell office:value-type="float" office:value="1.077367" table:style-name="ce55">
            <text:p>1.08</text:p>
          </table:table-cell>
          <table:table-cell office:value-type="float" office:value="2.1730450000000001" table:style-name="ce55">
            <text:p>2.17</text:p>
          </table:table-cell>
          <table:table-cell office:value-type="float" office:value="2.8075030000000001" table:style-name="ce55">
            <text:p>2.81</text:p>
          </table:table-cell>
          <table:table-cell office:value-type="float" office:value="0.60365000000000002" table:style-name="ce55">
            <text:p>0.60</text:p>
          </table:table-cell>
          <table:table-cell office:value-type="float" office:value="0.64098699999999997" table:style-name="ce55">
            <text:p>0.64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00</text:p>
          </table:table-cell>
          <table:table-cell office:value-type="float" office:value="1.7922800000000001" table:style-name="ce55">
            <text:p>1.79</text:p>
          </table:table-cell>
          <table:table-cell office:value-type="float" office:value="0.767401" table:style-name="ce55">
            <text:p>0.77</text:p>
          </table:table-cell>
          <table:table-cell office:value-type="float" office:value="3.181209" table:style-name="ce55">
            <text:p>3.18</text:p>
          </table:table-cell>
          <table:table-cell office:value-type="float" office:value="2.6744759999999999" table:style-name="ce55">
            <text:p>2.67</text:p>
          </table:table-cell>
          <table:table-cell office:value-type="float" office:value="1.3160000000000001" table:style-name="ce55">
            <text:p>1.32</text:p>
          </table:table-cell>
          <table:table-cell office:value-type="float" office:value="0.94447400000000004" table:style-name="ce55">
            <text:p>0.94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03</text:p>
          </table:table-cell>
          <table:table-cell office:value-type="float" office:value="1.201616" table:style-name="ce55">
            <text:p>1.20</text:p>
          </table:table-cell>
          <table:table-cell office:value-type="float" office:value="0.17576800000000001" table:style-name="ce55">
            <text:p>0.18</text:p>
          </table:table-cell>
          <table:table-cell office:value-type="float" office:value="1.9028670000000001" table:style-name="ce55">
            <text:p>1.90</text:p>
          </table:table-cell>
          <table:table-cell office:value-type="float" office:value="1.784033" table:style-name="ce55">
            <text:p>1.78</text:p>
          </table:table-cell>
          <table:table-cell office:value-type="float" office:value="0.80196500000000004" table:style-name="ce55">
            <text:p>0.80</text:p>
          </table:table-cell>
          <table:table-cell office:value-type="float" office:value="0.25209999999999999" table:style-name="ce55">
            <text:p>0.25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07</text:p>
          </table:table-cell>
          <table:table-cell office:value-type="float" office:value="2.349809" table:style-name="ce55">
            <text:p>2.35</text:p>
          </table:table-cell>
          <table:table-cell office:value-type="float" office:value="0.46141500000000002" table:style-name="ce55">
            <text:p>0.46</text:p>
          </table:table-cell>
          <table:table-cell office:value-type="float" office:value="1.7260089999999999" table:style-name="ce55">
            <text:p>1.73</text:p>
          </table:table-cell>
          <table:table-cell office:value-type="float" office:value="1.7449380000000001" table:style-name="ce55">
            <text:p>1.74</text:p>
          </table:table-cell>
          <table:table-cell office:value-type="float" office:value="1.384498" table:style-name="ce55">
            <text:p>1.38</text:p>
          </table:table-cell>
          <table:table-cell office:value-type="float" office:value="0.29165400000000002" table:style-name="ce55">
            <text:p>0.29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15</text:p>
          </table:table-cell>
          <table:table-cell office:value-type="float" office:value="2.0190640000000002" table:style-name="ce55">
            <text:p>2.02</text:p>
          </table:table-cell>
          <table:table-cell office:value-type="float" office:value="0.23583000000000001" table:style-name="ce55">
            <text:p>0.24</text:p>
          </table:table-cell>
          <table:table-cell office:value-type="float" office:value="2.788081" table:style-name="ce55">
            <text:p>2.79</text:p>
          </table:table-cell>
          <table:table-cell office:value-type="float" office:value="2.7045170000000001" table:style-name="ce55">
            <text:p>2.70</text:p>
          </table:table-cell>
          <table:table-cell office:value-type="float" office:value="1.3140559999999999" table:style-name="ce55">
            <text:p>1.31</text:p>
          </table:table-cell>
          <table:table-cell office:value-type="float" office:value="0.46588099999999999" table:style-name="ce55">
            <text:p>0.47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20</text:p>
          </table:table-cell>
          <table:table-cell office:value-type="float" office:value="3.3715139999999999" table:style-name="ce55">
            <text:p>3.37</text:p>
          </table:table-cell>
          <table:table-cell office:value-type="float" office:value="1.518365" table:style-name="ce55">
            <text:p>1.52</text:p>
          </table:table-cell>
          <table:table-cell office:value-type="float" office:value="1.1727810000000001" table:style-name="ce55">
            <text:p>1.17</text:p>
          </table:table-cell>
          <table:table-cell office:value-type="float" office:value="0.916493" table:style-name="ce55">
            <text:p>0.92</text:p>
          </table:table-cell>
          <table:table-cell office:value-type="float" office:value="1.6482600000000001" table:style-name="ce55">
            <text:p>1.65</text:p>
          </table:table-cell>
          <table:table-cell office:value-type="float" office:value="0.49983" table:style-name="ce55">
            <text:p>0.50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25</text:p>
          </table:table-cell>
          <table:table-cell office:value-type="float" office:value="1.007833" table:style-name="ce55">
            <text:p>1.01</text:p>
          </table:table-cell>
          <table:table-cell office:value-type="float" office:value="0.53695000000000004" table:style-name="ce55">
            <text:p>0.54</text:p>
          </table:table-cell>
          <table:table-cell office:value-type="float" office:value="2.383969" table:style-name="ce55">
            <text:p>2.38</text:p>
          </table:table-cell>
          <table:table-cell office:value-type="float" office:value="1.933748" table:style-name="ce55">
            <text:p>1.93</text:p>
          </table:table-cell>
          <table:table-cell office:value-type="float" office:value="1.6604000000000001E-2" table:style-name="ce55">
            <text:p>0.02</text:p>
          </table:table-cell>
          <table:table-cell office:value-type="float" office:value="0.56610700000000003" table:style-name="ce55">
            <text:p>0.57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26</text:p>
          </table:table-cell>
          <table:table-cell office:value-type="float" office:value="0.939585" table:style-name="ce55">
            <text:p>0.94</text:p>
          </table:table-cell>
          <table:table-cell office:value-type="float" office:value="0.85712299999999997" table:style-name="ce55">
            <text:p>0.86</text:p>
          </table:table-cell>
          <table:table-cell office:value-type="float" office:value="0.93071499999999996" table:style-name="ce55">
            <text:p>0.93</text:p>
          </table:table-cell>
          <table:table-cell office:value-type="float" office:value="2.4780530000000001" table:style-name="ce55">
            <text:p>2.48</text:p>
          </table:table-cell>
          <table:table-cell office:value-type="float" office:value="1.0246280000000001" table:style-name="ce55">
            <text:p>1.02</text:p>
          </table:table-cell>
          <table:table-cell office:value-type="float" office:value="0.66054199999999996" table:style-name="ce55">
            <text:p>0.66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33</text:p>
          </table:table-cell>
          <table:table-cell office:value-type="float" office:value="0.379554" table:style-name="ce55">
            <text:p>0.38</text:p>
          </table:table-cell>
          <table:table-cell office:value-type="float" office:value="0.33741199999999999" table:style-name="ce55">
            <text:p>0.34</text:p>
          </table:table-cell>
          <table:table-cell office:value-type="float" office:value="1.457171" table:style-name="ce55">
            <text:p>1.46</text:p>
          </table:table-cell>
          <table:table-cell office:value-type="float" office:value="1.796449" table:style-name="ce55">
            <text:p>1.80</text:p>
          </table:table-cell>
          <table:table-cell office:value-type="float" office:value="0.44642700000000002" table:style-name="ce55">
            <text:p>0.45</text:p>
          </table:table-cell>
          <table:table-cell office:value-type="float" office:value="0.59625499999999998" table:style-name="ce55">
            <text:p>0.60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35</text:p>
          </table:table-cell>
          <table:table-cell office:value-type="float" office:value="1.731568" table:style-name="ce55">
            <text:p>1.73</text:p>
          </table:table-cell>
          <table:table-cell office:value-type="float" office:value="0.15829199999999999" table:style-name="ce55">
            <text:p>0.16</text:p>
          </table:table-cell>
          <table:table-cell office:value-type="float" office:value="2.2942369999999999" table:style-name="ce55">
            <text:p>2.29</text:p>
          </table:table-cell>
          <table:table-cell office:value-type="float" office:value="1.489584" table:style-name="ce55">
            <text:p>1.49</text:p>
          </table:table-cell>
          <table:table-cell office:value-type="float" office:value="0.82745500000000005" table:style-name="ce55">
            <text:p>0.83</text:p>
          </table:table-cell>
          <table:table-cell office:value-type="float" office:value="0.71934200000000004" table:style-name="ce55">
            <text:p>0.72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49</text:p>
          </table:table-cell>
          <table:table-cell office:value-type="float" office:value="0.72330000000000005" table:style-name="ce55">
            <text:p>0.72</text:p>
          </table:table-cell>
          <table:table-cell office:value-type="float" office:value="0.60771900000000001" table:style-name="ce55">
            <text:p>0.61</text:p>
          </table:table-cell>
          <table:table-cell office:value-type="float" office:value="1.4285829999999999" table:style-name="ce55">
            <text:p>1.43</text:p>
          </table:table-cell>
          <table:table-cell office:value-type="float" office:value="1.672852" table:style-name="ce55">
            <text:p>1.67</text:p>
          </table:table-cell>
          <table:table-cell office:value-type="float" office:value="0.51648099999999997" table:style-name="ce55">
            <text:p>0.52</text:p>
          </table:table-cell>
          <table:table-cell office:value-type="float" office:value="0.58823000000000003" table:style-name="ce55">
            <text:p>0.59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53</text:p>
          </table:table-cell>
          <table:table-cell office:value-type="float" office:value="1.461598" table:style-name="ce55">
            <text:p>1.46</text:p>
          </table:table-cell>
          <table:table-cell office:value-type="float" office:value="7.7465000000000006E-2" table:style-name="ce55">
            <text:p>0.08</text:p>
          </table:table-cell>
          <table:table-cell office:value-type="float" office:value="2.7942010000000002" table:style-name="ce55">
            <text:p>2.79</text:p>
          </table:table-cell>
          <table:table-cell office:value-type="float" office:value="3.0286119999999999" table:style-name="ce55">
            <text:p>3.03</text:p>
          </table:table-cell>
          <table:table-cell office:value-type="float" office:value="1.162992" table:style-name="ce55">
            <text:p>1.16</text:p>
          </table:table-cell>
          <table:table-cell office:value-type="float" office:value="0.24832199999999999" table:style-name="ce55">
            <text:p>0.25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56</text:p>
          </table:table-cell>
          <table:table-cell office:value-type="float" office:value="1.9220429999999999" table:style-name="ce55">
            <text:p>1.92</text:p>
          </table:table-cell>
          <table:table-cell office:value-type="float" office:value="0" table:style-name="ce57">
            <text:p>0</text:p>
          </table:table-cell>
          <table:table-cell office:value-type="float" office:value="1.503776" table:style-name="ce55">
            <text:p>1.50</text:p>
          </table:table-cell>
          <table:table-cell office:value-type="float" office:value="2.6637740000000001" table:style-name="ce55">
            <text:p>2.66</text:p>
          </table:table-cell>
          <table:table-cell office:value-type="float" office:value="1.0329219999999999" table:style-name="ce55">
            <text:p>1.03</text:p>
          </table:table-cell>
          <table:table-cell office:value-type="float" office:value="0.38664799999999999" table:style-name="ce55">
            <text:p>0.39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57</text:p>
          </table:table-cell>
          <table:table-cell office:value-type="float" office:value="0.57830599999999999" table:style-name="ce55">
            <text:p>0.58</text:p>
          </table:table-cell>
          <table:table-cell office:value-type="float" office:value="0.245175" table:style-name="ce55">
            <text:p>0.25</text:p>
          </table:table-cell>
          <table:table-cell office:value-type="float" office:value="1.900504" table:style-name="ce55">
            <text:p>1.90</text:p>
          </table:table-cell>
          <table:table-cell office:value-type="float" office:value="1.7106619999999999" table:style-name="ce55">
            <text:p>1.71</text:p>
          </table:table-cell>
          <table:table-cell office:value-type="float" office:value="0" table:style-name="ce57">
            <text:p>0</text:p>
          </table:table-cell>
          <table:table-cell office:value-type="float" office:value="0.37831599999999999" table:style-name="ce55">
            <text:p>0.38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67</text:p>
          </table:table-cell>
          <table:table-cell office:value-type="float" office:value="1.8593599999999999" table:style-name="ce55">
            <text:p>1.86</text:p>
          </table:table-cell>
          <table:table-cell office:value-type="float" office:value="1.4560420000000001" table:style-name="ce55">
            <text:p>1.46</text:p>
          </table:table-cell>
          <table:table-cell office:value-type="float" office:value="0.57277500000000003" table:style-name="ce55">
            <text:p>0.57</text:p>
          </table:table-cell>
          <table:table-cell office:value-type="float" office:value="2.042872" table:style-name="ce55">
            <text:p>2.04</text:p>
          </table:table-cell>
          <table:table-cell office:value-type="float" office:value="2.796306" table:style-name="ce55">
            <text:p>2.80</text:p>
          </table:table-cell>
          <table:table-cell office:value-type="float" office:value="0.39258199999999999" table:style-name="ce55">
            <text:p>0.39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68</text:p>
          </table:table-cell>
          <table:table-cell office:value-type="float" office:value="2.7464979999999999" table:style-name="ce55">
            <text:p>2.75</text:p>
          </table:table-cell>
          <table:table-cell office:value-type="float" office:value="1.732726" table:style-name="ce55">
            <text:p>1.73</text:p>
          </table:table-cell>
          <table:table-cell office:value-type="float" office:value="1.1013539999999999" table:style-name="ce55">
            <text:p>1.10</text:p>
          </table:table-cell>
          <table:table-cell office:value-type="float" office:value="2.7851689999999998" table:style-name="ce55">
            <text:p>2.79</text:p>
          </table:table-cell>
          <table:table-cell office:value-type="float" office:value="2.3632200000000001" table:style-name="ce55">
            <text:p>2.36</text:p>
          </table:table-cell>
          <table:table-cell office:value-type="float" office:value="0.54915899999999995" table:style-name="ce55">
            <text:p>0.55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71</text:p>
          </table:table-cell>
          <table:table-cell office:value-type="float" office:value="1.76823" table:style-name="ce55">
            <text:p>1.77</text:p>
          </table:table-cell>
          <table:table-cell office:value-type="float" office:value="0.60507500000000003" table:style-name="ce55">
            <text:p>0.61</text:p>
          </table:table-cell>
          <table:table-cell office:value-type="float" office:value="1.197487" table:style-name="ce55">
            <text:p>1.20</text:p>
          </table:table-cell>
          <table:table-cell office:value-type="float" office:value="2.1491099999999999" table:style-name="ce55">
            <text:p>2.15</text:p>
          </table:table-cell>
          <table:table-cell office:value-type="float" office:value="1.789895" table:style-name="ce55">
            <text:p>1.79</text:p>
          </table:table-cell>
          <table:table-cell office:value-type="float" office:value="0.54202499999999998" table:style-name="ce55">
            <text:p>0.54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76</text:p>
          </table:table-cell>
          <table:table-cell office:value-type="float" office:value="1.8601019999999999" table:style-name="ce55">
            <text:p>1.86</text:p>
          </table:table-cell>
          <table:table-cell office:value-type="float" office:value="0.249112" table:style-name="ce55">
            <text:p>0.25</text:p>
          </table:table-cell>
          <table:table-cell office:value-type="float" office:value="2.502262" table:style-name="ce55">
            <text:p>2.50</text:p>
          </table:table-cell>
          <table:table-cell office:value-type="float" office:value="2.6351420000000001" table:style-name="ce55">
            <text:p>2.64</text:p>
          </table:table-cell>
          <table:table-cell office:value-type="float" office:value="3.9019780000000002" table:style-name="ce55">
            <text:p>3.90</text:p>
          </table:table-cell>
          <table:table-cell office:value-type="float" office:value="0.28742099999999998" table:style-name="ce55">
            <text:p>0.29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73</text:p>
          </table:table-cell>
          <table:table-cell office:value-type="float" office:value="2.794241" table:style-name="ce55">
            <text:p>2.79</text:p>
          </table:table-cell>
          <table:table-cell office:value-type="float" office:value="1.004867" table:style-name="ce55">
            <text:p>1.00</text:p>
          </table:table-cell>
          <table:table-cell office:value-type="float" office:value="1.800573" table:style-name="ce55">
            <text:p>1.80</text:p>
          </table:table-cell>
          <table:table-cell office:value-type="float" office:value="2.9410919999999998" table:style-name="ce55">
            <text:p>2.94</text:p>
          </table:table-cell>
          <table:table-cell office:value-type="float" office:value="1.5915870000000001" table:style-name="ce55">
            <text:p>1.59</text:p>
          </table:table-cell>
          <table:table-cell office:value-type="float" office:value="1.0787359999999999" table:style-name="ce55">
            <text:p>1.08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75</text:p>
          </table:table-cell>
          <table:table-cell office:value-type="float" office:value="0.32331599999999999" table:style-name="ce55">
            <text:p>0.32</text:p>
          </table:table-cell>
          <table:table-cell office:value-type="float" office:value="0.42241299999999998" table:style-name="ce55">
            <text:p>0.42</text:p>
          </table:table-cell>
          <table:table-cell office:value-type="float" office:value="2.5463719999999999" table:style-name="ce55">
            <text:p>2.55</text:p>
          </table:table-cell>
          <table:table-cell office:value-type="float" office:value="3.0037859999999998" table:style-name="ce55">
            <text:p>3.00</text:p>
          </table:table-cell>
          <table:table-cell office:value-type="float" office:value="0.48828500000000002" table:style-name="ce55">
            <text:p>0.49</text:p>
          </table:table-cell>
          <table:table-cell office:value-type="float" office:value="0" table:style-name="ce57">
            <text:p>0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80</text:p>
          </table:table-cell>
          <table:table-cell office:value-type="float" office:value="2.124905" table:style-name="ce55">
            <text:p>2.12</text:p>
          </table:table-cell>
          <table:table-cell office:value-type="float" office:value="0.49112800000000001" table:style-name="ce55">
            <text:p>0.49</text:p>
          </table:table-cell>
          <table:table-cell office:value-type="float" office:value="2.7682890000000002" table:style-name="ce55">
            <text:p>2.77</text:p>
          </table:table-cell>
          <table:table-cell office:value-type="float" office:value="2.4658630000000001" table:style-name="ce55">
            <text:p>2.47</text:p>
          </table:table-cell>
          <table:table-cell office:value-type="float" office:value="2.1297030000000001" table:style-name="ce55">
            <text:p>2.13</text:p>
          </table:table-cell>
          <table:table-cell office:value-type="float" office:value="0.126661" table:style-name="ce55">
            <text:p>0.13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82</text:p>
          </table:table-cell>
          <table:table-cell office:value-type="float" office:value="1.851078" table:style-name="ce55">
            <text:p>1.85</text:p>
          </table:table-cell>
          <table:table-cell office:value-type="float" office:value="0.26600400000000002" table:style-name="ce55">
            <text:p>0.27</text:p>
          </table:table-cell>
          <table:table-cell office:value-type="float" office:value="1.866233" table:style-name="ce55">
            <text:p>1.87</text:p>
          </table:table-cell>
          <table:table-cell office:value-type="float" office:value="2.1700309999999998" table:style-name="ce55">
            <text:p>2.17</text:p>
          </table:table-cell>
          <table:table-cell office:value-type="float" office:value="2.010278" table:style-name="ce55">
            <text:p>2.01</text:p>
          </table:table-cell>
          <table:table-cell office:value-type="float" office:value="0.59081499999999998" table:style-name="ce55">
            <text:p>0.59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85</text:p>
          </table:table-cell>
          <table:table-cell office:value-type="float" office:value="0.41828399999999999" table:style-name="ce55">
            <text:p>0.42</text:p>
          </table:table-cell>
          <table:table-cell office:value-type="float" office:value="0.744116" table:style-name="ce55">
            <text:p>0.74</text:p>
          </table:table-cell>
          <table:table-cell office:value-type="float" office:value="2.6411730000000002" table:style-name="ce55">
            <text:p>2.64</text:p>
          </table:table-cell>
          <table:table-cell office:value-type="float" office:value="2.175046" table:style-name="ce55">
            <text:p>2.18</text:p>
          </table:table-cell>
          <table:table-cell office:value-type="float" office:value="1.0299259999999999" table:style-name="ce55">
            <text:p>1.03</text:p>
          </table:table-cell>
          <table:table-cell office:value-type="float" office:value="0.47367399999999998" table:style-name="ce55">
            <text:p>0.47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87</text:p>
          </table:table-cell>
          <table:table-cell office:value-type="float" office:value="2.1180150000000002" table:style-name="ce55">
            <text:p>2.12</text:p>
          </table:table-cell>
          <table:table-cell office:value-type="float" office:value="0.74279300000000004" table:style-name="ce55">
            <text:p>0.74</text:p>
          </table:table-cell>
          <table:table-cell office:value-type="float" office:value="1.39367" table:style-name="ce55">
            <text:p>1.39</text:p>
          </table:table-cell>
          <table:table-cell office:value-type="float" office:value="1.7430890000000001" table:style-name="ce55">
            <text:p>1.74</text:p>
          </table:table-cell>
          <table:table-cell office:value-type="float" office:value="0.48968699999999998" table:style-name="ce55">
            <text:p>0.49</text:p>
          </table:table-cell>
          <table:table-cell office:value-type="float" office:value="0.43432500000000002" table:style-name="ce55">
            <text:p>0.43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91</text:p>
          </table:table-cell>
          <table:table-cell office:value-type="float" office:value="3.7880509999999998" table:style-name="ce55">
            <text:p>3.79</text:p>
          </table:table-cell>
          <table:table-cell office:value-type="float" office:value="1.4393069999999999" table:style-name="ce55">
            <text:p>1.44</text:p>
          </table:table-cell>
          <table:table-cell office:value-type="float" office:value="0.69997100000000001" table:style-name="ce55">
            <text:p>0.70</text:p>
          </table:table-cell>
          <table:table-cell office:value-type="float" office:value="1.452091" table:style-name="ce55">
            <text:p>1.45</text:p>
          </table:table-cell>
          <table:table-cell office:value-type="float" office:value="1.8282350000000001" table:style-name="ce55">
            <text:p>1.83</text:p>
          </table:table-cell>
          <table:table-cell office:value-type="float" office:value="0.25789200000000001" table:style-name="ce55">
            <text:p>0.26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93</text:p>
          </table:table-cell>
          <table:table-cell office:value-type="float" office:value="2.8293789999999999" table:style-name="ce55">
            <text:p>2.83</text:p>
          </table:table-cell>
          <table:table-cell office:value-type="float" office:value="1.2055769999999999" table:style-name="ce55">
            <text:p>1.21</text:p>
          </table:table-cell>
          <table:table-cell office:value-type="float" office:value="2.2236220000000002" table:style-name="ce55">
            <text:p>2.22</text:p>
          </table:table-cell>
          <table:table-cell office:value-type="float" office:value="1.1926289999999999" table:style-name="ce55">
            <text:p>1.19</text:p>
          </table:table-cell>
          <table:table-cell office:value-type="float" office:value="0.81490600000000002" table:style-name="ce55">
            <text:p>0.81</text:p>
          </table:table-cell>
          <table:table-cell office:value-type="float" office:value="0.15832599999999999" table:style-name="ce55">
            <text:p>0.16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98</text:p>
          </table:table-cell>
          <table:table-cell office:value-type="float" office:value="3.4481190000000002" table:style-name="ce55">
            <text:p>3.45</text:p>
          </table:table-cell>
          <table:table-cell office:value-type="float" office:value="1.2951839999999999" table:style-name="ce55">
            <text:p>1.30</text:p>
          </table:table-cell>
          <table:table-cell office:value-type="float" office:value="1.5722560000000001" table:style-name="ce55">
            <text:p>1.57</text:p>
          </table:table-cell>
          <table:table-cell office:value-type="float" office:value="1.072505" table:style-name="ce55">
            <text:p>1.07</text:p>
          </table:table-cell>
          <table:table-cell office:value-type="float" office:value="1.3609469999999999" table:style-name="ce55">
            <text:p>1.36</text:p>
          </table:table-cell>
          <table:table-cell office:value-type="float" office:value="0.29058400000000001" table:style-name="ce55">
            <text:p>0.29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table:style-name="ce3">
            <text:p>P199</text:p>
          </table:table-cell>
          <table:table-cell office:value-type="float" office:value="1.531644" table:style-name="ce55">
            <text:p>1.53</text:p>
          </table:table-cell>
          <table:table-cell office:value-type="float" office:value="0.30323099999999997" table:style-name="ce55">
            <text:p>0.30</text:p>
          </table:table-cell>
          <table:table-cell office:value-type="float" office:value="1.795372" table:style-name="ce55">
            <text:p>1.80</text:p>
          </table:table-cell>
          <table:table-cell office:value-type="float" office:value="1.1765840000000001" table:style-name="ce55">
            <text:p>1.18</text:p>
          </table:table-cell>
          <table:table-cell office:value-type="float" office:value="0.97911400000000004" table:style-name="ce55">
            <text:p>0.98</text:p>
          </table:table-cell>
          <table:table-cell office:value-type="float" office:value="0.33606799999999998" table:style-name="ce55">
            <text:p>0.34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TFD_K_Total_Fixation_Duration_" table:style-name="ta1">
        <table:table-column table:style-name="co78" table:default-cell-style-name="ce1"/>
        <table:table-column table:style-name="co6" table:default-cell-style-name="ce1"/>
        <table:table-column table:style-name="co2" table:number-columns-repeated="5" table:default-cell-style-name="ce1"/>
        <table:table-column table:style-name="co49" table:default-cell-style-name="ce1"/>
        <table:table-column table:style-name="co7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EXCLUDE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3">
            <text:p>Total fixation duration in AOI [s]</text:p>
          </table:table-cell>
          <table:table-cell office:value-type="string" table:style-name="ce53">
            <text:p>Participant nr</text:p>
          </table:table-cell>
          <table:table-cell office:value-type="string" table:style-name="ce53">
            <text:p>R bucket</text:p>
          </table:table-cell>
          <table:table-cell office:value-type="string" table:style-name="ce53">
            <text:p>R helmet + face</text:p>
          </table:table-cell>
          <table:table-cell office:value-type="string" table:style-name="ce53">
            <text:p>R jacket</text:p>
          </table:table-cell>
          <table:table-cell office:value-type="string" table:style-name="ce53">
            <text:p>Y bag</text:p>
          </table:table-cell>
          <table:table-cell office:value-type="string" table:style-name="ce53">
            <text:p>Y bucket</text:p>
          </table:table-cell>
          <table:table-cell office:value-type="string" table:style-name="ce53">
            <text:p>Y helmet + face</text:p>
          </table:table-cell>
          <table:table-cell office:value-type="string" table:style-name="ce53">
            <text:p>reason why it is in K group</text:p>
          </table:table-cell>
          <table:table-cell table:number-columns-repeated="16375" table:style-name="ce1"/>
        </table:table-row>
        <table:table-row table:style-name="ro1">
          <table:table-cell table:style-name="ce43"/>
          <table:table-cell office:value-type="string" table:style-name="ce69">
            <text:p>P007</text:p>
          </table:table-cell>
          <table:table-cell office:value-type="string" table:style-name="ce43">
            <text:p>x</text:p>
          </table:table-cell>
          <table:table-cell table:number-columns-repeated="5" table:style-name="ce43"/>
          <table:table-cell office:value-type="string" table:style-name="ce43">
            <text:p>x no ET / resignation / retracted</text:p>
          </table:table-cell>
          <table:table-cell office:value-type="string" table:style-name="ce70">
            <text:p>R-RED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71">
            <text:p>P010</text:p>
          </table:table-cell>
          <table:table-cell office:value-type="float" office:value="0.97996000000000005" table:style-name="ce68">
            <text:p>0.98</text:p>
          </table:table-cell>
          <table:table-cell office:value-type="float" office:value="0.80668099999999998" table:style-name="ce68">
            <text:p>0.81</text:p>
          </table:table-cell>
          <table:table-cell office:value-type="float" office:value="2.1524740000000002" table:style-name="ce68">
            <text:p>2.15</text:p>
          </table:table-cell>
          <table:table-cell office:value-type="float" office:value="1.987395" table:style-name="ce68">
            <text:p>1.99</text:p>
          </table:table-cell>
          <table:table-cell office:value-type="float" office:value="0.69820800000000005" table:style-name="ce68">
            <text:p>0.70</text:p>
          </table:table-cell>
          <table:table-cell office:value-type="float" office:value="0.64987600000000001" table:style-name="ce68">
            <text:p>0.65</text:p>
          </table:table-cell>
          <table:table-cell office:value-type="string" table:style-name="ce4">
            <text:p>T goggles / data quality / procedure</text:p>
          </table:table-cell>
          <table:table-cell office:value-type="string" table:style-name="ce70">
            <text:p>Y-YELLOW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71">
            <text:p>P014</text:p>
          </table:table-cell>
          <table:table-cell office:value-type="float" office:value="1.0395449999999999" table:style-name="ce72">
            <text:p>1.04</text:p>
          </table:table-cell>
          <table:table-cell office:value-type="float" office:value="0.296655" table:style-name="ce72">
            <text:p>0.30</text:p>
          </table:table-cell>
          <table:table-cell office:value-type="float" office:value="1.314854" table:style-name="ce72">
            <text:p>1.31</text:p>
          </table:table-cell>
          <table:table-cell office:value-type="float" office:value="2.1696580000000001" table:style-name="ce72">
            <text:p>2.17</text:p>
          </table:table-cell>
          <table:table-cell office:value-type="float" office:value="1.937676" table:style-name="ce72">
            <text:p>1.94</text:p>
          </table:table-cell>
          <table:table-cell office:value-type="float" office:value="0.57713000000000003" table:style-name="ce72">
            <text:p>0.58</text:p>
          </table:table-cell>
          <table:table-cell office:value-type="string" table:style-name="ce4">
            <text:p>Y gogless / data quality / procedure</text:p>
          </table:table-cell>
          <table:table-cell table:number-columns-repeated="16375" table:style-name="ce1"/>
        </table:table-row>
        <table:table-row table:style-name="ro1">
          <table:table-cell table:style-name="ce4"/>
          <table:table-cell office:value-type="string" table:style-name="ce71">
            <text:p>P021</text:p>
          </table:table-cell>
          <table:table-cell office:value-type="float" office:value="2.4105859999999999" table:style-name="ce72">
            <text:p>2.41</text:p>
          </table:table-cell>
          <table:table-cell office:value-type="float" office:value="0.220579" table:style-name="ce72">
            <text:p>0.22</text:p>
          </table:table-cell>
          <table:table-cell office:value-type="float" office:value="1.5841449999999999" table:style-name="ce72">
            <text:p>1.58</text:p>
          </table:table-cell>
          <table:table-cell office:value-type="float" office:value="1.269107" table:style-name="ce72">
            <text:p>1.27</text:p>
          </table:table-cell>
          <table:table-cell office:value-type="float" office:value="1.3206420000000001" table:style-name="ce72">
            <text:p>1.32</text:p>
          </table:table-cell>
          <table:table-cell office:value-type="float" office:value="0.44039200000000001" table:style-name="ce72">
            <text:p>0.44</text:p>
          </table:table-cell>
          <table:table-cell office:value-type="string" table:style-name="ce4">
            <text:p>R goggles / data quality / procedure</text:p>
          </table:table-cell>
          <table:table-cell table:number-columns-repeated="16375" table:style-name="ce1"/>
        </table:table-row>
        <table:table-row table:style-name="ro1">
          <table:table-cell table:style-name="ce4"/>
          <table:table-cell office:value-type="string" table:style-name="ce71">
            <text:p>P033</text:p>
          </table:table-cell>
          <table:table-cell office:value-type="float" office:value="1.746329" table:style-name="ce72">
            <text:p>1.75</text:p>
          </table:table-cell>
          <table:table-cell office:value-type="float" office:value="0.23849100000000001" table:style-name="ce72">
            <text:p>0.24</text:p>
          </table:table-cell>
          <table:table-cell office:value-type="float" office:value="1.910312" table:style-name="ce72">
            <text:p>1.91</text:p>
          </table:table-cell>
          <table:table-cell office:value-type="float" office:value="2.944928" table:style-name="ce72">
            <text:p>2.94</text:p>
          </table:table-cell>
          <table:table-cell office:value-type="float" office:value="0.27626800000000001" table:style-name="ce72">
            <text:p>0.28</text:p>
          </table:table-cell>
          <table:table-cell office:value-type="float" office:value="0.40851500000000002" table:style-name="ce72">
            <text:p>0.41</text:p>
          </table:table-cell>
          <table:table-cell office:value-type="string" table:style-name="ce4">
            <text:p>Y gogless / data quality / procedure</text:p>
          </table:table-cell>
          <table:table-cell table:number-columns-repeated="16375" table:style-name="ce1"/>
        </table:table-row>
        <table:table-row table:style-name="ro1">
          <table:table-cell table:style-name="ce4"/>
          <table:table-cell office:value-type="string" table:style-name="ce71">
            <text:p>P041</text:p>
          </table:table-cell>
          <table:table-cell office:value-type="float" office:value="0.64497300000000002" table:style-name="ce72">
            <text:p>0.64</text:p>
          </table:table-cell>
          <table:table-cell office:value-type="float" office:value="8.1661999999999998E-2" table:style-name="ce72">
            <text:p>0.08</text:p>
          </table:table-cell>
          <table:table-cell office:value-type="float" office:value="1.5405089999999999" table:style-name="ce72">
            <text:p>1.54</text:p>
          </table:table-cell>
          <table:table-cell office:value-type="float" office:value="1.6636420000000001" table:style-name="ce72">
            <text:p>1.66</text:p>
          </table:table-cell>
          <table:table-cell office:value-type="float" office:value="0.20665800000000001" table:style-name="ce72">
            <text:p>0.21</text:p>
          </table:table-cell>
          <table:table-cell office:value-type="float" office:value="0.26633600000000002" table:style-name="ce72">
            <text:p>0.27</text:p>
          </table:table-cell>
          <table:table-cell office:value-type="string" table:style-name="ce4">
            <text:p>T goggles / data quality / procedure</text:p>
          </table:table-cell>
          <table:table-cell table:number-columns-repeated="16375" table:style-name="ce1"/>
        </table:table-row>
        <table:table-row table:style-name="ro1">
          <table:table-cell table:style-name="ce4"/>
          <table:table-cell office:value-type="string" table:style-name="ce71">
            <text:p>P049</text:p>
          </table:table-cell>
          <table:table-cell office:value-type="float" office:value="0.95326100000000002" table:style-name="ce72">
            <text:p>0.95</text:p>
          </table:table-cell>
          <table:table-cell office:value-type="float" office:value="0.14371500000000001" table:style-name="ce72">
            <text:p>0.14</text:p>
          </table:table-cell>
          <table:table-cell office:value-type="float" office:value="1.7583709999999999" table:style-name="ce72">
            <text:p>1.76</text:p>
          </table:table-cell>
          <table:table-cell office:value-type="float" office:value="1.877462" table:style-name="ce72">
            <text:p>1.88</text:p>
          </table:table-cell>
          <table:table-cell office:value-type="float" office:value="0.97221500000000005" table:style-name="ce72">
            <text:p>0.97</text:p>
          </table:table-cell>
          <table:table-cell office:value-type="float" office:value="0.29665399999999997" table:style-name="ce72">
            <text:p>0.30</text:p>
          </table:table-cell>
          <table:table-cell office:value-type="string" table:style-name="ce4">
            <text:p>T goggles / data quality / procedure</text:p>
          </table:table-cell>
          <table:table-cell table:number-columns-repeated="16375" table:style-name="ce1"/>
        </table:table-row>
        <table:table-row table:style-name="ro1">
          <table:table-cell table:style-name="ce4"/>
          <table:table-cell office:value-type="string" table:style-name="ce71">
            <text:p>P055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 table:style-name="ce1"/>
        </table:table-row>
        <table:table-row table:style-name="ro1">
          <table:table-cell table:style-name="ce4"/>
          <table:table-cell office:value-type="string" table:style-name="ce71">
            <text:p>P057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 table:style-name="ce1"/>
        </table:table-row>
        <table:table-row table:style-name="ro1">
          <table:table-cell table:style-name="ce4"/>
          <table:table-cell office:value-type="string" table:style-name="ce71">
            <text:p>P061</text:p>
          </table:table-cell>
          <table:table-cell office:value-type="float" office:value="1.513466" table:style-name="ce72">
            <text:p>1.51</text:p>
          </table:table-cell>
          <table:table-cell office:value-type="float" office:value="0.50596099999999999" table:style-name="ce72">
            <text:p>0.51</text:p>
          </table:table-cell>
          <table:table-cell office:value-type="float" office:value="1.7987679999999999" table:style-name="ce72">
            <text:p>1.80</text:p>
          </table:table-cell>
          <table:table-cell office:value-type="float" office:value="2.7428819999999998" table:style-name="ce72">
            <text:p>2.74</text:p>
          </table:table-cell>
          <table:table-cell office:value-type="float" office:value="2.037255" table:style-name="ce72">
            <text:p>2.04</text:p>
          </table:table-cell>
          <table:table-cell office:value-type="float" office:value="0.29848999999999998" table:style-name="ce72">
            <text:p>0.30</text:p>
          </table:table-cell>
          <table:table-cell office:value-type="string" table:style-name="ce4">
            <text:p>R goggles / data quality / procedure</text:p>
          </table:table-cell>
          <table:table-cell table:number-columns-repeated="16375" table:style-name="ce1"/>
        </table:table-row>
        <table:table-row table:style-name="ro1">
          <table:table-cell table:style-name="ce4"/>
          <table:table-cell office:value-type="string" table:style-name="ce71">
            <text:p>P068</text:p>
          </table:table-cell>
          <table:table-cell office:value-type="float" office:value="0.82083799999999996" table:style-name="ce72">
            <text:p>0.82</text:p>
          </table:table-cell>
          <table:table-cell office:value-type="float" office:value="0.107742" table:style-name="ce72">
            <text:p>0.11</text:p>
          </table:table-cell>
          <table:table-cell office:value-type="float" office:value="1.1834180000000001" table:style-name="ce72">
            <text:p>1.18</text:p>
          </table:table-cell>
          <table:table-cell office:value-type="float" office:value="4.0327039999999998" table:style-name="ce72">
            <text:p>4.03</text:p>
          </table:table-cell>
          <table:table-cell office:value-type="float" office:value="3.1515219999999999" table:style-name="ce72">
            <text:p>3.15</text:p>
          </table:table-cell>
          <table:table-cell office:value-type="float" office:value="1.02125" table:style-name="ce72">
            <text:p>1.02</text:p>
          </table:table-cell>
          <table:table-cell office:value-type="string" table:style-name="ce4">
            <text:p>R goggles / data quality / procedure</text:p>
          </table:table-cell>
          <table:table-cell table:number-columns-repeated="16375" table:style-name="ce1"/>
        </table:table-row>
        <table:table-row table:style-name="ro1">
          <table:table-cell table:style-name="ce4"/>
          <table:table-cell office:value-type="string" table:style-name="ce71">
            <text:p>P071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 table:style-name="ce1"/>
        </table:table-row>
        <table:table-row table:style-name="ro1">
          <table:table-cell table:style-name="ce4"/>
          <table:table-cell office:value-type="string" table:style-name="ce71">
            <text:p>P074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 table:style-name="ce1"/>
        </table:table-row>
        <table:table-row table:style-name="ro1">
          <table:table-cell table:style-name="ce4"/>
          <table:table-cell office:value-type="string" table:style-name="ce71">
            <text:p>P095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 table:style-name="ce1"/>
        </table:table-row>
        <table:table-row table:style-name="ro1">
          <table:table-cell table:style-name="ce4"/>
          <table:table-cell office:value-type="string" table:style-name="ce71">
            <text:p>P097</text:p>
          </table:table-cell>
          <table:table-cell office:value-type="float" office:value="1.0404150000000001" table:style-name="ce72">
            <text:p>1.04</text:p>
          </table:table-cell>
          <table:table-cell office:value-type="float" office:value="0.20038" table:style-name="ce72">
            <text:p>0.20</text:p>
          </table:table-cell>
          <table:table-cell office:value-type="float" office:value="2.1636980000000001" table:style-name="ce72">
            <text:p>2.16</text:p>
          </table:table-cell>
          <table:table-cell office:value-type="float" office:value="2.847906" table:style-name="ce72">
            <text:p>2.85</text:p>
          </table:table-cell>
          <table:table-cell office:value-type="float" office:value="0.29350700000000002" table:style-name="ce72">
            <text:p>0.29</text:p>
          </table:table-cell>
          <table:table-cell office:value-type="float" office:value="0.44174000000000002" table:style-name="ce72">
            <text:p>0.44</text:p>
          </table:table-cell>
          <table:table-cell office:value-type="string" table:style-name="ce4">
            <text:p>R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06</text:p>
          </table:table-cell>
          <table:table-cell office:value-type="float" office:value="1.278243" table:style-name="ce72">
            <text:p>1.28</text:p>
          </table:table-cell>
          <table:table-cell office:value-type="float" office:value="0.32219199999999998" table:style-name="ce72">
            <text:p>0.32</text:p>
          </table:table-cell>
          <table:table-cell office:value-type="float" office:value="2.207821" table:style-name="ce72">
            <text:p>2.21</text:p>
          </table:table-cell>
          <table:table-cell office:value-type="float" office:value="2.7712319999999999" table:style-name="ce72">
            <text:p>2.77</text:p>
          </table:table-cell>
          <table:table-cell office:value-type="float" office:value="0.57958799999999999" table:style-name="ce72">
            <text:p>0.58</text:p>
          </table:table-cell>
          <table:table-cell office:value-type="float" office:value="0.34231899999999998" table:style-name="ce72">
            <text:p>0.34</text:p>
          </table:table-cell>
          <table:table-cell office:value-type="string" table:style-name="ce4">
            <text:p>R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12</text:p>
          </table:table-cell>
          <table:table-cell office:value-type="float" office:value="1.291876" table:style-name="ce72">
            <text:p>1.29</text:p>
          </table:table-cell>
          <table:table-cell office:value-type="float" office:value="0.73445199999999999" table:style-name="ce72">
            <text:p>0.73</text:p>
          </table:table-cell>
          <table:table-cell office:value-type="float" office:value="1.8486370000000001" table:style-name="ce72">
            <text:p>1.85</text:p>
          </table:table-cell>
          <table:table-cell office:value-type="float" office:value="3.2762280000000001" table:style-name="ce72">
            <text:p>3.28</text:p>
          </table:table-cell>
          <table:table-cell office:value-type="float" office:value="0.45595200000000002" table:style-name="ce72">
            <text:p>0.46</text:p>
          </table:table-cell>
          <table:table-cell office:value-type="float" office:value="0.30862000000000001" table:style-name="ce72">
            <text:p>0.31</text:p>
          </table:table-cell>
          <table:table-cell office:value-type="string" table:style-name="ce4">
            <text:p>Y gogles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13</text:p>
          </table:table-cell>
          <table:table-cell office:value-type="float" office:value="1.3527389999999999" table:style-name="ce72">
            <text:p>1.35</text:p>
          </table:table-cell>
          <table:table-cell office:value-type="float" office:value="0.28204299999999999" table:style-name="ce72">
            <text:p>0.28</text:p>
          </table:table-cell>
          <table:table-cell office:value-type="float" office:value="1.5495969999999999" table:style-name="ce72">
            <text:p>1.55</text:p>
          </table:table-cell>
          <table:table-cell office:value-type="float" office:value="2.172879" table:style-name="ce72">
            <text:p>2.17</text:p>
          </table:table-cell>
          <table:table-cell office:value-type="float" office:value="1.0634939999999999" table:style-name="ce72">
            <text:p>1.06</text:p>
          </table:table-cell>
          <table:table-cell office:value-type="float" office:value="0.65427199999999996" table:style-name="ce72">
            <text:p>0.65</text:p>
          </table:table-cell>
          <table:table-cell office:value-type="string" table:style-name="ce4">
            <text:p>T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14</text:p>
          </table:table-cell>
          <table:table-cell office:value-type="float" office:value="2.299865" table:style-name="ce72">
            <text:p>2.30</text:p>
          </table:table-cell>
          <table:table-cell office:value-type="float" office:value="0.24329100000000001" table:style-name="ce72">
            <text:p>0.24</text:p>
          </table:table-cell>
          <table:table-cell office:value-type="float" office:value="1.7224539999999999" table:style-name="ce72">
            <text:p>1.72</text:p>
          </table:table-cell>
          <table:table-cell office:value-type="float" office:value="3.507266" table:style-name="ce72">
            <text:p>3.51</text:p>
          </table:table-cell>
          <table:table-cell office:value-type="float" office:value="0.95995799999999998" table:style-name="ce72">
            <text:p>0.96</text:p>
          </table:table-cell>
          <table:table-cell office:value-type="float" office:value="0.38452700000000001" table:style-name="ce72">
            <text:p>0.38</text:p>
          </table:table-cell>
          <table:table-cell office:value-type="string" table:style-name="ce4">
            <text:p>T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16</text:p>
          </table:table-cell>
          <table:table-cell office:value-type="float" office:value="1.4900500000000001" table:style-name="ce72">
            <text:p>1.49</text:p>
          </table:table-cell>
          <table:table-cell office:value-type="float" office:value="0.122867" table:style-name="ce72">
            <text:p>0.12</text:p>
          </table:table-cell>
          <table:table-cell office:value-type="float" office:value="1.760394" table:style-name="ce72">
            <text:p>1.76</text:p>
          </table:table-cell>
          <table:table-cell office:value-type="float" office:value="2.253314" table:style-name="ce72">
            <text:p>2.25</text:p>
          </table:table-cell>
          <table:table-cell office:value-type="float" office:value="0.63065400000000005" table:style-name="ce72">
            <text:p>0.63</text:p>
          </table:table-cell>
          <table:table-cell office:value-type="float" office:value="0.40598600000000001" table:style-name="ce72">
            <text:p>0.41</text:p>
          </table:table-cell>
          <table:table-cell office:value-type="string" table:style-name="ce4">
            <text:p>R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17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18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21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37</text:p>
          </table:table-cell>
          <table:table-cell office:value-type="float" office:value="2.050322" table:style-name="ce72">
            <text:p>2.05</text:p>
          </table:table-cell>
          <table:table-cell office:value-type="float" office:value="0.35259600000000002" table:style-name="ce72">
            <text:p>0.35</text:p>
          </table:table-cell>
          <table:table-cell office:value-type="float" office:value="1.747692" table:style-name="ce72">
            <text:p>1.75</text:p>
          </table:table-cell>
          <table:table-cell office:value-type="float" office:value="2.7023109999999999" table:style-name="ce72">
            <text:p>2.70</text:p>
          </table:table-cell>
          <table:table-cell office:value-type="float" office:value="1.8006819999999999" table:style-name="ce72">
            <text:p>1.80</text:p>
          </table:table-cell>
          <table:table-cell office:value-type="float" office:value="0.34498000000000001" table:style-name="ce72">
            <text:p>0.34</text:p>
          </table:table-cell>
          <table:table-cell office:value-type="string" table:style-name="ce4">
            <text:p>Y gogles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38</text:p>
          </table:table-cell>
          <table:table-cell office:value-type="float" office:value="2.332986" table:style-name="ce72">
            <text:p>2.33</text:p>
          </table:table-cell>
          <table:table-cell office:value-type="float" office:value="0.17425199999999999" table:style-name="ce72">
            <text:p>0.17</text:p>
          </table:table-cell>
          <table:table-cell office:value-type="float" office:value="2.4211480000000001" table:style-name="ce72">
            <text:p>2.42</text:p>
          </table:table-cell>
          <table:table-cell office:value-type="float" office:value="2.837853" table:style-name="ce72">
            <text:p>2.84</text:p>
          </table:table-cell>
          <table:table-cell office:value-type="float" office:value="1.2974680000000001" table:style-name="ce72">
            <text:p>1.30</text:p>
          </table:table-cell>
          <table:table-cell office:value-type="float" office:value="0.66957800000000001" table:style-name="ce72">
            <text:p>0.67</text:p>
          </table:table-cell>
          <table:table-cell office:value-type="string" table:style-name="ce4">
            <text:p>R goggles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43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62</text:p>
          </table:table-cell>
          <table:table-cell office:value-type="float" office:value="1.621659" table:style-name="ce72">
            <text:p>1.62</text:p>
          </table:table-cell>
          <table:table-cell office:value-type="float" office:value="1.079307" table:style-name="ce72">
            <text:p>1.08</text:p>
          </table:table-cell>
          <table:table-cell office:value-type="float" office:value="1.7678389999999999" table:style-name="ce72">
            <text:p>1.77</text:p>
          </table:table-cell>
          <table:table-cell office:value-type="float" office:value="1.791531" table:style-name="ce72">
            <text:p>1.79</text:p>
          </table:table-cell>
          <table:table-cell office:value-type="float" office:value="0.53997300000000004" table:style-name="ce72">
            <text:p>0.54</text:p>
          </table:table-cell>
          <table:table-cell office:value-type="float" office:value="0.70380100000000001" table:style-name="ce72">
            <text:p>0.70</text:p>
          </table:table-cell>
          <table:table-cell office:value-type="string" table:style-name="ce4">
            <text:p>R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74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78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94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95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TTFF_T_Time_to_First_Fixation" table:style-name="ta1">
        <table:table-column table:style-name="co80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RANSPARENT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3">
            <text:p>Time to first fixation in AOI [s]</text:p>
          </table:table-cell>
          <table:table-cell office:value-type="string" table:style-name="ce73">
            <text:p>Participant</text:p>
          </table:table-cell>
          <table:table-cell office:value-type="string" table:style-name="ce73">
            <text:p>R bucket</text:p>
          </table:table-cell>
          <table:table-cell office:value-type="string" table:style-name="ce73">
            <text:p>R helmet + face</text:p>
          </table:table-cell>
          <table:table-cell office:value-type="string" table:style-name="ce73">
            <text:p>R jacket</text:p>
          </table:table-cell>
          <table:table-cell office:value-type="string" table:style-name="ce73">
            <text:p>Y bag</text:p>
          </table:table-cell>
          <table:table-cell office:value-type="string" table:style-name="ce73">
            <text:p>Y bucket</text:p>
          </table:table-cell>
          <table:table-cell office:value-type="string" table:style-name="ce73">
            <text:p>Y helmet + face</text:p>
          </table:table-cell>
          <table:table-cell table:number-columns-repeated="16376"/>
        </table:table-row>
        <table:table-row table:style-name="ro1">
          <table:table-cell office:value-type="string" table:style-name="ce56">
            <text:p>R-RED</text:p>
          </table:table-cell>
          <table:table-cell office:value-type="string" table:style-name="ce5">
            <text:p>P005</text:p>
          </table:table-cell>
          <table:table-cell office:value-type="float" office:value="12.177628" table:style-name="ce74">
            <text:p>12.18</text:p>
          </table:table-cell>
          <table:table-cell office:value-type="float" office:value="31.643252" table:style-name="ce74">
            <text:p>31.64</text:p>
          </table:table-cell>
          <table:table-cell office:value-type="float" office:value="83.638994999999994" table:style-name="ce74">
            <text:p>83.64</text:p>
          </table:table-cell>
          <table:table-cell office:value-type="float" office:value="61.695708000000003" table:style-name="ce74">
            <text:p>61.70</text:p>
          </table:table-cell>
          <table:table-cell office:value-type="float" office:value="1.041571" table:style-name="ce74">
            <text:p>1.04</text:p>
          </table:table-cell>
          <table:table-cell office:value-type="float" office:value="51.903989000000003" table:style-name="ce74">
            <text:p>51.90</text:p>
          </table:table-cell>
          <table:table-cell table:number-columns-repeated="16376"/>
        </table:table-row>
        <table:table-row table:style-name="ro1">
          <table:table-cell office:value-type="string" table:style-name="ce67">
            <text:p>Y-YELLOW</text:p>
          </table:table-cell>
          <table:table-cell office:value-type="string" table:style-name="ce5">
            <text:p>P006</text:p>
          </table:table-cell>
          <table:table-cell office:value-type="float" office:value="2.3242829999999999" table:style-name="ce74">
            <text:p>2.32</text:p>
          </table:table-cell>
          <table:table-cell office:value-type="float" office:value="31.594432999999999" table:style-name="ce74">
            <text:p>31.59</text:p>
          </table:table-cell>
          <table:table-cell office:value-type="float" office:value="83.504530000000003" table:style-name="ce74">
            <text:p>83.50</text:p>
          </table:table-cell>
          <table:table-cell office:value-type="float" office:value="62.082025000000002" table:style-name="ce74">
            <text:p>62.08</text:p>
          </table:table-cell>
          <table:table-cell office:value-type="float" office:value="1.794305" table:style-name="ce74">
            <text:p>1.79</text:p>
          </table:table-cell>
          <table:table-cell office:value-type="float" office:value="51.921911999999999" table:style-name="ce74">
            <text:p>51.92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15</text:p>
          </table:table-cell>
          <table:table-cell office:value-type="float" office:value="3.2766519999999999" table:style-name="ce74">
            <text:p>3.28</text:p>
          </table:table-cell>
          <table:table-cell table:style-name="ce75"/>
          <table:table-cell office:value-type="float" office:value="83.825368999999995" table:style-name="ce74">
            <text:p>83.83</text:p>
          </table:table-cell>
          <table:table-cell office:value-type="float" office:value="62.42015" table:style-name="ce74">
            <text:p>62.42</text:p>
          </table:table-cell>
          <table:table-cell office:value-type="float" office:value="2.2516929999999999" table:style-name="ce74">
            <text:p>2.25</text:p>
          </table:table-cell>
          <table:table-cell table:style-name="ce75"/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16</text:p>
          </table:table-cell>
          <table:table-cell office:value-type="float" office:value="12.152336" table:style-name="ce74">
            <text:p>12.15</text:p>
          </table:table-cell>
          <table:table-cell office:value-type="float" office:value="33.996248999999999" table:style-name="ce74">
            <text:p>34.00</text:p>
          </table:table-cell>
          <table:table-cell office:value-type="float" office:value="83.695141000000007" table:style-name="ce74">
            <text:p>83.70</text:p>
          </table:table-cell>
          <table:table-cell office:value-type="float" office:value="61.717937999999997" table:style-name="ce74">
            <text:p>61.72</text:p>
          </table:table-cell>
          <table:table-cell office:value-type="float" office:value="3.2877990000000001" table:style-name="ce74">
            <text:p>3.29</text:p>
          </table:table-cell>
          <table:table-cell table:style-name="ce75"/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23</text:p>
          </table:table-cell>
          <table:table-cell office:value-type="float" office:value="10.703110000000001" table:style-name="ce74">
            <text:p>10.70</text:p>
          </table:table-cell>
          <table:table-cell office:value-type="float" office:value="32.076529000000001" table:style-name="ce74">
            <text:p>32.08</text:p>
          </table:table-cell>
          <table:table-cell office:value-type="float" office:value="83.590349000000003" table:style-name="ce74">
            <text:p>83.59</text:p>
          </table:table-cell>
          <table:table-cell office:value-type="float" office:value="61.932566000000001" table:style-name="ce74">
            <text:p>61.93</text:p>
          </table:table-cell>
          <table:table-cell office:value-type="float" office:value="11.139758" table:style-name="ce74">
            <text:p>11.14</text:p>
          </table:table-cell>
          <table:table-cell office:value-type="float" office:value="51.942675000000001" table:style-name="ce74">
            <text:p>51.94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25</text:p>
          </table:table-cell>
          <table:table-cell office:value-type="float" office:value="0.68345100000000003" table:style-name="ce74">
            <text:p>0.68</text:p>
          </table:table-cell>
          <table:table-cell office:value-type="float" office:value="31.513570999999999" table:style-name="ce74">
            <text:p>31.51</text:p>
          </table:table-cell>
          <table:table-cell office:value-type="float" office:value="83.971624000000006" table:style-name="ce74">
            <text:p>83.97</text:p>
          </table:table-cell>
          <table:table-cell office:value-type="float" office:value="61.654727999999999" table:style-name="ce74">
            <text:p>61.65</text:p>
          </table:table-cell>
          <table:table-cell office:value-type="float" office:value="1.0751010000000001" table:style-name="ce74">
            <text:p>1.08</text:p>
          </table:table-cell>
          <table:table-cell office:value-type="float" office:value="51.889206000000001" table:style-name="ce74">
            <text:p>51.89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29</text:p>
          </table:table-cell>
          <table:table-cell office:value-type="float" office:value="13.046422" table:style-name="ce74">
            <text:p>13.05</text:p>
          </table:table-cell>
          <table:table-cell office:value-type="float" office:value="31.829754999999999" table:style-name="ce74">
            <text:p>31.83</text:p>
          </table:table-cell>
          <table:table-cell office:value-type="float" office:value="84.319598999999997" table:style-name="ce74">
            <text:p>84.32</text:p>
          </table:table-cell>
          <table:table-cell office:value-type="float" office:value="61.647671000000003" table:style-name="ce74">
            <text:p>61.65</text:p>
          </table:table-cell>
          <table:table-cell office:value-type="float" office:value="15.612939000000001" table:style-name="ce74">
            <text:p>15.61</text:p>
          </table:table-cell>
          <table:table-cell table:style-name="ce75"/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31</text:p>
          </table:table-cell>
          <table:table-cell office:value-type="float" office:value="1.223023" table:style-name="ce74">
            <text:p>1.22</text:p>
          </table:table-cell>
          <table:table-cell office:value-type="float" office:value="31.687764000000001" table:style-name="ce74">
            <text:p>31.69</text:p>
          </table:table-cell>
          <table:table-cell office:value-type="float" office:value="83.440522999999999" table:style-name="ce74">
            <text:p>83.44</text:p>
          </table:table-cell>
          <table:table-cell office:value-type="float" office:value="61.993003999999999" table:style-name="ce74">
            <text:p>61.99</text:p>
          </table:table-cell>
          <table:table-cell office:value-type="float" office:value="15.547293" table:style-name="ce74">
            <text:p>15.55</text:p>
          </table:table-cell>
          <table:table-cell office:value-type="float" office:value="51.898786000000001" table:style-name="ce74">
            <text:p>51.9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32</text:p>
          </table:table-cell>
          <table:table-cell office:value-type="float" office:value="1.4433940000000001" table:style-name="ce74">
            <text:p>1.44</text:p>
          </table:table-cell>
          <table:table-cell office:value-type="float" office:value="31.701993000000002" table:style-name="ce74">
            <text:p>31.70</text:p>
          </table:table-cell>
          <table:table-cell office:value-type="float" office:value="83.439203000000006" table:style-name="ce74">
            <text:p>83.44</text:p>
          </table:table-cell>
          <table:table-cell office:value-type="float" office:value="62.045271999999997" table:style-name="ce74">
            <text:p>62.05</text:p>
          </table:table-cell>
          <table:table-cell office:value-type="float" office:value="1.0767439999999999" table:style-name="ce74">
            <text:p>1.08</text:p>
          </table:table-cell>
          <table:table-cell office:value-type="float" office:value="51.759154000000002" table:style-name="ce74">
            <text:p>51.76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36</text:p>
          </table:table-cell>
          <table:table-cell office:value-type="float" office:value="1.5159609999999999" table:style-name="ce74">
            <text:p>1.52</text:p>
          </table:table-cell>
          <table:table-cell office:value-type="float" office:value="31.546023000000002" table:style-name="ce74">
            <text:p>31.55</text:p>
          </table:table-cell>
          <table:table-cell office:value-type="float" office:value="83.651587000000006" table:style-name="ce74">
            <text:p>83.65</text:p>
          </table:table-cell>
          <table:table-cell office:value-type="float" office:value="61.665497000000002" table:style-name="ce74">
            <text:p>61.67</text:p>
          </table:table-cell>
          <table:table-cell office:value-type="float" office:value="1.7092860000000001" table:style-name="ce74">
            <text:p>1.71</text:p>
          </table:table-cell>
          <table:table-cell office:value-type="float" office:value="51.773311" table:style-name="ce74">
            <text:p>51.77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37</text:p>
          </table:table-cell>
          <table:table-cell office:value-type="float" office:value="1.9344079999999999" table:style-name="ce74">
            <text:p>1.93</text:p>
          </table:table-cell>
          <table:table-cell office:value-type="float" office:value="31.533263999999999" table:style-name="ce74">
            <text:p>31.53</text:p>
          </table:table-cell>
          <table:table-cell office:value-type="float" office:value="83.485167000000004" table:style-name="ce74">
            <text:p>83.49</text:p>
          </table:table-cell>
          <table:table-cell office:value-type="float" office:value="61.717292" table:style-name="ce74">
            <text:p>61.72</text:p>
          </table:table-cell>
          <table:table-cell office:value-type="float" office:value="0.73112999999999995" table:style-name="ce74">
            <text:p>0.73</text:p>
          </table:table-cell>
          <table:table-cell office:value-type="float" office:value="51.756824999999999" table:style-name="ce74">
            <text:p>51.76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43</text:p>
          </table:table-cell>
          <table:table-cell office:value-type="float" office:value="0.90157399999999999" table:style-name="ce74">
            <text:p>0.90</text:p>
          </table:table-cell>
          <table:table-cell office:value-type="float" office:value="33.736567999999998" table:style-name="ce74">
            <text:p>33.74</text:p>
          </table:table-cell>
          <table:table-cell office:value-type="float" office:value="83.775685999999993" table:style-name="ce74">
            <text:p>83.78</text:p>
          </table:table-cell>
          <table:table-cell office:value-type="float" office:value="61.905816000000002" table:style-name="ce74">
            <text:p>61.91</text:p>
          </table:table-cell>
          <table:table-cell office:value-type="float" office:value="2.5514999999999999" table:style-name="ce74">
            <text:p>2.55</text:p>
          </table:table-cell>
          <table:table-cell table:style-name="ce75"/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45</text:p>
          </table:table-cell>
          <table:table-cell office:value-type="float" office:value="4.6568019999999999" table:style-name="ce74">
            <text:p>4.66</text:p>
          </table:table-cell>
          <table:table-cell office:value-type="float" office:value="31.958739000000001" table:style-name="ce74">
            <text:p>31.96</text:p>
          </table:table-cell>
          <table:table-cell office:value-type="float" office:value="83.539492999999993" table:style-name="ce74">
            <text:p>83.54</text:p>
          </table:table-cell>
          <table:table-cell office:value-type="float" office:value="65.968727999999999" table:style-name="ce74">
            <text:p>65.97</text:p>
          </table:table-cell>
          <table:table-cell table:style-name="ce75"/>
          <table:table-cell office:value-type="float" office:value="51.807144999999998" table:style-name="ce74">
            <text:p>51.81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47</text:p>
          </table:table-cell>
          <table:table-cell office:value-type="float" office:value="0.56644099999999997" table:style-name="ce74">
            <text:p>0.57</text:p>
          </table:table-cell>
          <table:table-cell office:value-type="float" office:value="31.606674999999999" table:style-name="ce74">
            <text:p>31.61</text:p>
          </table:table-cell>
          <table:table-cell office:value-type="float" office:value="83.623889000000005" table:style-name="ce74">
            <text:p>83.62</text:p>
          </table:table-cell>
          <table:table-cell office:value-type="float" office:value="61.877732999999999" table:style-name="ce74">
            <text:p>61.88</text:p>
          </table:table-cell>
          <table:table-cell office:value-type="float" office:value="15.605684999999999" table:style-name="ce74">
            <text:p>15.61</text:p>
          </table:table-cell>
          <table:table-cell office:value-type="float" office:value="51.870016" table:style-name="ce74">
            <text:p>51.87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51</text:p>
          </table:table-cell>
          <table:table-cell office:value-type="float" office:value="2.215201" table:style-name="ce74">
            <text:p>2.22</text:p>
          </table:table-cell>
          <table:table-cell office:value-type="float" office:value="31.629125999999999" table:style-name="ce74">
            <text:p>31.63</text:p>
          </table:table-cell>
          <table:table-cell office:value-type="float" office:value="83.490030000000004" table:style-name="ce74">
            <text:p>83.49</text:p>
          </table:table-cell>
          <table:table-cell office:value-type="float" office:value="61.648513000000001" table:style-name="ce74">
            <text:p>61.65</text:p>
          </table:table-cell>
          <table:table-cell office:value-type="float" office:value="0.63527199999999995" table:style-name="ce74">
            <text:p>0.64</text:p>
          </table:table-cell>
          <table:table-cell office:value-type="float" office:value="51.975174000000003" table:style-name="ce74">
            <text:p>51.98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62</text:p>
          </table:table-cell>
          <table:table-cell office:value-type="float" office:value="1.009952" table:style-name="ce74">
            <text:p>1.01</text:p>
          </table:table-cell>
          <table:table-cell office:value-type="float" office:value="31.505022" table:style-name="ce74">
            <text:p>31.51</text:p>
          </table:table-cell>
          <table:table-cell office:value-type="float" office:value="83.716071999999997" table:style-name="ce74">
            <text:p>83.72</text:p>
          </table:table-cell>
          <table:table-cell office:value-type="float" office:value="61.958469999999998" table:style-name="ce74">
            <text:p>61.96</text:p>
          </table:table-cell>
          <table:table-cell office:value-type="float" office:value="0.44167499999999998" table:style-name="ce74">
            <text:p>0.44</text:p>
          </table:table-cell>
          <table:table-cell office:value-type="float" office:value="51.924368999999999" table:style-name="ce74">
            <text:p>51.92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63</text:p>
          </table:table-cell>
          <table:table-cell office:value-type="float" office:value="12.454934" table:style-name="ce74">
            <text:p>12.45</text:p>
          </table:table-cell>
          <table:table-cell office:value-type="float" office:value="31.607267" table:style-name="ce74">
            <text:p>31.61</text:p>
          </table:table-cell>
          <table:table-cell office:value-type="float" office:value="83.579669999999993" table:style-name="ce74">
            <text:p>83.58</text:p>
          </table:table-cell>
          <table:table-cell office:value-type="float" office:value="61.644671000000002" table:style-name="ce74">
            <text:p>61.64</text:p>
          </table:table-cell>
          <table:table-cell office:value-type="float" office:value="0.89889600000000003" table:style-name="ce74">
            <text:p>0.90</text:p>
          </table:table-cell>
          <table:table-cell office:value-type="float" office:value="51.847878000000001" table:style-name="ce74">
            <text:p>51.85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64</text:p>
          </table:table-cell>
          <table:table-cell office:value-type="float" office:value="1.847885" table:style-name="ce74">
            <text:p>1.85</text:p>
          </table:table-cell>
          <table:table-cell office:value-type="float" office:value="35.209482000000001" table:style-name="ce74">
            <text:p>35.21</text:p>
          </table:table-cell>
          <table:table-cell office:value-type="float" office:value="83.666978" table:style-name="ce74">
            <text:p>83.67</text:p>
          </table:table-cell>
          <table:table-cell office:value-type="float" office:value="61.635613999999997" table:style-name="ce74">
            <text:p>61.64</text:p>
          </table:table-cell>
          <table:table-cell office:value-type="float" office:value="1.5578989999999999" table:style-name="ce74">
            <text:p>1.56</text:p>
          </table:table-cell>
          <table:table-cell office:value-type="float" office:value="51.976967999999999" table:style-name="ce74">
            <text:p>51.98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69</text:p>
          </table:table-cell>
          <table:table-cell office:value-type="float" office:value="1.2681469999999999" table:style-name="ce74">
            <text:p>1.27</text:p>
          </table:table-cell>
          <table:table-cell office:value-type="float" office:value="32.351443000000003" table:style-name="ce74">
            <text:p>32.35</text:p>
          </table:table-cell>
          <table:table-cell office:value-type="float" office:value="83.724935000000002" table:style-name="ce74">
            <text:p>83.72</text:p>
          </table:table-cell>
          <table:table-cell office:value-type="float" office:value="61.906723999999997" table:style-name="ce74">
            <text:p>61.91</text:p>
          </table:table-cell>
          <table:table-cell office:value-type="float" office:value="0.476516" table:style-name="ce74">
            <text:p>0.48</text:p>
          </table:table-cell>
          <table:table-cell office:value-type="float" office:value="51.932236000000003" table:style-name="ce74">
            <text:p>51.93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70</text:p>
          </table:table-cell>
          <table:table-cell office:value-type="float" office:value="1.066913" table:style-name="ce74">
            <text:p>1.07</text:p>
          </table:table-cell>
          <table:table-cell office:value-type="float" office:value="31.612000999999999" table:style-name="ce74">
            <text:p>31.61</text:p>
          </table:table-cell>
          <table:table-cell office:value-type="float" office:value="84.287441999999999" table:style-name="ce74">
            <text:p>84.29</text:p>
          </table:table-cell>
          <table:table-cell office:value-type="float" office:value="61.666843999999998" table:style-name="ce74">
            <text:p>61.67</text:p>
          </table:table-cell>
          <table:table-cell office:value-type="float" office:value="0.448606" table:style-name="ce74">
            <text:p>0.45</text:p>
          </table:table-cell>
          <table:table-cell office:value-type="float" office:value="52.084296999999999" table:style-name="ce74">
            <text:p>52.08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76</text:p>
          </table:table-cell>
          <table:table-cell office:value-type="float" office:value="12.459431" table:style-name="ce74">
            <text:p>12.46</text:p>
          </table:table-cell>
          <table:table-cell office:value-type="float" office:value="31.535292999999999" table:style-name="ce74">
            <text:p>31.54</text:p>
          </table:table-cell>
          <table:table-cell office:value-type="float" office:value="83.584252000000006" table:style-name="ce74">
            <text:p>83.58</text:p>
          </table:table-cell>
          <table:table-cell office:value-type="float" office:value="61.899470000000001" table:style-name="ce74">
            <text:p>61.90</text:p>
          </table:table-cell>
          <table:table-cell office:value-type="float" office:value="15.192638000000001" table:style-name="ce74">
            <text:p>15.19</text:p>
          </table:table-cell>
          <table:table-cell office:value-type="float" office:value="52.425635" table:style-name="ce74">
            <text:p>52.43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77</text:p>
          </table:table-cell>
          <table:table-cell office:value-type="float" office:value="1.194272" table:style-name="ce74">
            <text:p>1.19</text:p>
          </table:table-cell>
          <table:table-cell office:value-type="float" office:value="33.574241999999998" table:style-name="ce74">
            <text:p>33.57</text:p>
          </table:table-cell>
          <table:table-cell office:value-type="float" office:value="83.779793999999995" table:style-name="ce74">
            <text:p>83.78</text:p>
          </table:table-cell>
          <table:table-cell office:value-type="float" office:value="61.830750000000002" table:style-name="ce74">
            <text:p>61.83</text:p>
          </table:table-cell>
          <table:table-cell office:value-type="float" office:value="0.87595199999999995" table:style-name="ce74">
            <text:p>0.88</text:p>
          </table:table-cell>
          <table:table-cell office:value-type="float" office:value="51.896135999999998" table:style-name="ce74">
            <text:p>51.9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81</text:p>
          </table:table-cell>
          <table:table-cell office:value-type="float" office:value="1.568179" table:style-name="ce74">
            <text:p>1.57</text:p>
          </table:table-cell>
          <table:table-cell office:value-type="float" office:value="31.658684999999998" table:style-name="ce74">
            <text:p>31.66</text:p>
          </table:table-cell>
          <table:table-cell office:value-type="float" office:value="83.363963999999996" table:style-name="ce74">
            <text:p>83.36</text:p>
          </table:table-cell>
          <table:table-cell office:value-type="float" office:value="61.627141000000002" table:style-name="ce74">
            <text:p>61.63</text:p>
          </table:table-cell>
          <table:table-cell office:value-type="float" office:value="2.2964790000000002" table:style-name="ce74">
            <text:p>2.30</text:p>
          </table:table-cell>
          <table:table-cell office:value-type="float" office:value="51.836137000000001" table:style-name="ce74">
            <text:p>51.84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85</text:p>
          </table:table-cell>
          <table:table-cell office:value-type="float" office:value="13.391420999999999" table:style-name="ce74">
            <text:p>13.39</text:p>
          </table:table-cell>
          <table:table-cell office:value-type="float" office:value="31.599240000000002" table:style-name="ce74">
            <text:p>31.60</text:p>
          </table:table-cell>
          <table:table-cell office:value-type="float" office:value="83.432830999999993" table:style-name="ce74">
            <text:p>83.43</text:p>
          </table:table-cell>
          <table:table-cell office:value-type="float" office:value="61.677778000000004" table:style-name="ce74">
            <text:p>61.68</text:p>
          </table:table-cell>
          <table:table-cell office:value-type="float" office:value="15.103009999999999" table:style-name="ce74">
            <text:p>15.10</text:p>
          </table:table-cell>
          <table:table-cell office:value-type="float" office:value="51.893588000000001" table:style-name="ce74">
            <text:p>51.89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89</text:p>
          </table:table-cell>
          <table:table-cell office:value-type="float" office:value="1.12121" table:style-name="ce74">
            <text:p>1.12</text:p>
          </table:table-cell>
          <table:table-cell office:value-type="float" office:value="32.131886000000002" table:style-name="ce74">
            <text:p>32.13</text:p>
          </table:table-cell>
          <table:table-cell office:value-type="float" office:value="84.166891000000007" table:style-name="ce74">
            <text:p>84.17</text:p>
          </table:table-cell>
          <table:table-cell office:value-type="float" office:value="61.660147000000002" table:style-name="ce74">
            <text:p>61.66</text:p>
          </table:table-cell>
          <table:table-cell office:value-type="float" office:value="0.414574" table:style-name="ce74">
            <text:p>0.41</text:p>
          </table:table-cell>
          <table:table-cell office:value-type="float" office:value="51.658597" table:style-name="ce74">
            <text:p>51.66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92</text:p>
          </table:table-cell>
          <table:table-cell office:value-type="float" office:value="12.549507" table:style-name="ce74">
            <text:p>12.55</text:p>
          </table:table-cell>
          <table:table-cell office:value-type="float" office:value="31.77356" table:style-name="ce74">
            <text:p>31.77</text:p>
          </table:table-cell>
          <table:table-cell office:value-type="float" office:value="83.856121999999999" table:style-name="ce74">
            <text:p>83.86</text:p>
          </table:table-cell>
          <table:table-cell office:value-type="float" office:value="61.979092000000001" table:style-name="ce74">
            <text:p>61.98</text:p>
          </table:table-cell>
          <table:table-cell office:value-type="float" office:value="2.758337" table:style-name="ce74">
            <text:p>2.76</text:p>
          </table:table-cell>
          <table:table-cell office:value-type="float" office:value="52.357506000000001" table:style-name="ce74">
            <text:p>52.36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93</text:p>
          </table:table-cell>
          <table:table-cell office:value-type="float" office:value="6.2980280000000004" table:style-name="ce74">
            <text:p>6.30</text:p>
          </table:table-cell>
          <table:table-cell table:style-name="ce75"/>
          <table:table-cell office:value-type="float" office:value="84.020337999999995" table:style-name="ce74">
            <text:p>84.02</text:p>
          </table:table-cell>
          <table:table-cell office:value-type="float" office:value="62.342030999999999" table:style-name="ce74">
            <text:p>62.34</text:p>
          </table:table-cell>
          <table:table-cell office:value-type="float" office:value="15.870855000000001" table:style-name="ce74">
            <text:p>15.87</text:p>
          </table:table-cell>
          <table:table-cell table:style-name="ce75"/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04</text:p>
          </table:table-cell>
          <table:table-cell office:value-type="float" office:value="1.0700080000000001" table:style-name="ce74">
            <text:p>1.07</text:p>
          </table:table-cell>
          <table:table-cell office:value-type="float" office:value="31.590792" table:style-name="ce74">
            <text:p>31.59</text:p>
          </table:table-cell>
          <table:table-cell office:value-type="float" office:value="83.660155000000003" table:style-name="ce74">
            <text:p>83.66</text:p>
          </table:table-cell>
          <table:table-cell office:value-type="float" office:value="61.665832999999999" table:style-name="ce74">
            <text:p>61.67</text:p>
          </table:table-cell>
          <table:table-cell office:value-type="float" office:value="1.5349870000000001" table:style-name="ce74">
            <text:p>1.53</text:p>
          </table:table-cell>
          <table:table-cell office:value-type="float" office:value="51.894942999999998" table:style-name="ce74">
            <text:p>51.89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05</text:p>
          </table:table-cell>
          <table:table-cell office:value-type="float" office:value="13.141705999999999" table:style-name="ce74">
            <text:p>13.14</text:p>
          </table:table-cell>
          <table:table-cell office:value-type="float" office:value="31.544048" table:style-name="ce74">
            <text:p>31.54</text:p>
          </table:table-cell>
          <table:table-cell office:value-type="float" office:value="83.599952000000002" table:style-name="ce74">
            <text:p>83.60</text:p>
          </table:table-cell>
          <table:table-cell office:value-type="float" office:value="61.627164999999998" table:style-name="ce74">
            <text:p>61.63</text:p>
          </table:table-cell>
          <table:table-cell office:value-type="float" office:value="15.723223000000001" table:style-name="ce74">
            <text:p>15.72</text:p>
          </table:table-cell>
          <table:table-cell office:value-type="float" office:value="51.806832" table:style-name="ce74">
            <text:p>51.81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08</text:p>
          </table:table-cell>
          <table:table-cell office:value-type="float" office:value="10.908417999999999" table:style-name="ce74">
            <text:p>10.91</text:p>
          </table:table-cell>
          <table:table-cell office:value-type="float" office:value="31.621935000000001" table:style-name="ce74">
            <text:p>31.62</text:p>
          </table:table-cell>
          <table:table-cell office:value-type="float" office:value="83.441322" table:style-name="ce74">
            <text:p>83.44</text:p>
          </table:table-cell>
          <table:table-cell office:value-type="float" office:value="61.571475999999997" table:style-name="ce74">
            <text:p>61.57</text:p>
          </table:table-cell>
          <table:table-cell office:value-type="float" office:value="2.5255209999999999" table:style-name="ce74">
            <text:p>2.53</text:p>
          </table:table-cell>
          <table:table-cell office:value-type="float" office:value="51.841298000000002" table:style-name="ce74">
            <text:p>51.84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09</text:p>
          </table:table-cell>
          <table:table-cell office:value-type="float" office:value="0.93842199999999998" table:style-name="ce74">
            <text:p>0.94</text:p>
          </table:table-cell>
          <table:table-cell office:value-type="float" office:value="31.662262999999999" table:style-name="ce74">
            <text:p>31.66</text:p>
          </table:table-cell>
          <table:table-cell office:value-type="float" office:value="83.786844000000002" table:style-name="ce74">
            <text:p>83.79</text:p>
          </table:table-cell>
          <table:table-cell office:value-type="float" office:value="61.886572000000001" table:style-name="ce74">
            <text:p>61.89</text:p>
          </table:table-cell>
          <table:table-cell office:value-type="float" office:value="1.2784059999999999" table:style-name="ce74">
            <text:p>1.28</text:p>
          </table:table-cell>
          <table:table-cell office:value-type="float" office:value="51.976328000000002" table:style-name="ce74">
            <text:p>51.98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10</text:p>
          </table:table-cell>
          <table:table-cell office:value-type="float" office:value="13.386234" table:style-name="ce74">
            <text:p>13.39</text:p>
          </table:table-cell>
          <table:table-cell office:value-type="float" office:value="32.194220999999999" table:style-name="ce74">
            <text:p>32.19</text:p>
          </table:table-cell>
          <table:table-cell office:value-type="float" office:value="83.603702999999996" table:style-name="ce74">
            <text:p>83.60</text:p>
          </table:table-cell>
          <table:table-cell office:value-type="float" office:value="61.993721999999998" table:style-name="ce74">
            <text:p>61.99</text:p>
          </table:table-cell>
          <table:table-cell office:value-type="float" office:value="1.1985170000000001" table:style-name="ce74">
            <text:p>1.20</text:p>
          </table:table-cell>
          <table:table-cell office:value-type="float" office:value="51.957571999999999" table:style-name="ce74">
            <text:p>51.96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11</text:p>
          </table:table-cell>
          <table:table-cell office:value-type="float" office:value="13.375412000000001" table:style-name="ce74">
            <text:p>13.38</text:p>
          </table:table-cell>
          <table:table-cell table:style-name="ce75"/>
          <table:table-cell office:value-type="float" office:value="83.760064999999997" table:style-name="ce74">
            <text:p>83.76</text:p>
          </table:table-cell>
          <table:table-cell office:value-type="float" office:value="61.940322999999999" table:style-name="ce74">
            <text:p>61.94</text:p>
          </table:table-cell>
          <table:table-cell office:value-type="float" office:value="15.598611999999999" table:style-name="ce74">
            <text:p>15.60</text:p>
          </table:table-cell>
          <table:table-cell office:value-type="float" office:value="51.938381" table:style-name="ce74">
            <text:p>51.94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22</text:p>
          </table:table-cell>
          <table:table-cell office:value-type="float" office:value="0.80850299999999997" table:style-name="ce74">
            <text:p>0.81</text:p>
          </table:table-cell>
          <table:table-cell office:value-type="float" office:value="31.530266000000001" table:style-name="ce74">
            <text:p>31.53</text:p>
          </table:table-cell>
          <table:table-cell office:value-type="float" office:value="83.617825999999994" table:style-name="ce74">
            <text:p>83.62</text:p>
          </table:table-cell>
          <table:table-cell office:value-type="float" office:value="61.851956999999999" table:style-name="ce74">
            <text:p>61.85</text:p>
          </table:table-cell>
          <table:table-cell office:value-type="float" office:value="0.42685400000000001" table:style-name="ce74">
            <text:p>0.43</text:p>
          </table:table-cell>
          <table:table-cell office:value-type="float" office:value="51.732486000000002" table:style-name="ce74">
            <text:p>51.73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23</text:p>
          </table:table-cell>
          <table:table-cell office:value-type="float" office:value="4.7319550000000001" table:style-name="ce74">
            <text:p>4.73</text:p>
          </table:table-cell>
          <table:table-cell office:value-type="float" office:value="31.581882" table:style-name="ce74">
            <text:p>31.58</text:p>
          </table:table-cell>
          <table:table-cell office:value-type="float" office:value="83.709530000000001" table:style-name="ce74">
            <text:p>83.71</text:p>
          </table:table-cell>
          <table:table-cell office:value-type="float" office:value="61.955264" table:style-name="ce74">
            <text:p>61.96</text:p>
          </table:table-cell>
          <table:table-cell office:value-type="float" office:value="15.671395" table:style-name="ce74">
            <text:p>15.67</text:p>
          </table:table-cell>
          <table:table-cell office:value-type="float" office:value="52.647187000000002" table:style-name="ce74">
            <text:p>52.65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24</text:p>
          </table:table-cell>
          <table:table-cell office:value-type="float" office:value="7.1946310000000002" table:style-name="ce74">
            <text:p>7.19</text:p>
          </table:table-cell>
          <table:table-cell office:value-type="float" office:value="31.619133000000001" table:style-name="ce74">
            <text:p>31.62</text:p>
          </table:table-cell>
          <table:table-cell office:value-type="float" office:value="83.480136999999999" table:style-name="ce74">
            <text:p>83.48</text:p>
          </table:table-cell>
          <table:table-cell office:value-type="float" office:value="61.528812000000002" table:style-name="ce74">
            <text:p>61.53</text:p>
          </table:table-cell>
          <table:table-cell office:value-type="float" office:value="3.2165110000000001" table:style-name="ce74">
            <text:p>3.22</text:p>
          </table:table-cell>
          <table:table-cell office:value-type="float" office:value="52.02919" table:style-name="ce74">
            <text:p>52.03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30</text:p>
          </table:table-cell>
          <table:table-cell office:value-type="float" office:value="1.0133620000000001" table:style-name="ce74">
            <text:p>1.01</text:p>
          </table:table-cell>
          <table:table-cell office:value-type="float" office:value="31.946784000000001" table:style-name="ce74">
            <text:p>31.95</text:p>
          </table:table-cell>
          <table:table-cell office:value-type="float" office:value="83.656056000000007" table:style-name="ce74">
            <text:p>83.66</text:p>
          </table:table-cell>
          <table:table-cell office:value-type="float" office:value="62.036897000000003" table:style-name="ce74">
            <text:p>62.04</text:p>
          </table:table-cell>
          <table:table-cell office:value-type="float" office:value="0.79170499999999999" table:style-name="ce74">
            <text:p>0.79</text:p>
          </table:table-cell>
          <table:table-cell office:value-type="float" office:value="51.869089000000002" table:style-name="ce74">
            <text:p>51.87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31</text:p>
          </table:table-cell>
          <table:table-cell office:value-type="float" office:value="5.626169" table:style-name="ce74">
            <text:p>5.63</text:p>
          </table:table-cell>
          <table:table-cell office:value-type="float" office:value="31.517278000000001" table:style-name="ce74">
            <text:p>31.52</text:p>
          </table:table-cell>
          <table:table-cell office:value-type="float" office:value="83.540499999999994" table:style-name="ce74">
            <text:p>83.54</text:p>
          </table:table-cell>
          <table:table-cell office:value-type="float" office:value="62.012979000000001" table:style-name="ce74">
            <text:p>62.01</text:p>
          </table:table-cell>
          <table:table-cell office:value-type="float" office:value="15.380661999999999" table:style-name="ce74">
            <text:p>15.38</text:p>
          </table:table-cell>
          <table:table-cell office:value-type="float" office:value="51.720184000000003" table:style-name="ce74">
            <text:p>51.72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32</text:p>
          </table:table-cell>
          <table:table-cell office:value-type="float" office:value="1.1010470000000001" table:style-name="ce74">
            <text:p>1.10</text:p>
          </table:table-cell>
          <table:table-cell office:value-type="float" office:value="31.607818999999999" table:style-name="ce74">
            <text:p>31.61</text:p>
          </table:table-cell>
          <table:table-cell office:value-type="float" office:value="83.397084000000007" table:style-name="ce74">
            <text:p>83.40</text:p>
          </table:table-cell>
          <table:table-cell office:value-type="float" office:value="61.711233999999997" table:style-name="ce74">
            <text:p>61.71</text:p>
          </table:table-cell>
          <table:table-cell office:value-type="float" office:value="1.254373" table:style-name="ce74">
            <text:p>1.25</text:p>
          </table:table-cell>
          <table:table-cell office:value-type="float" office:value="51.986646" table:style-name="ce74">
            <text:p>51.99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36</text:p>
          </table:table-cell>
          <table:table-cell office:value-type="float" office:value="13.409673" table:style-name="ce74">
            <text:p>13.41</text:p>
          </table:table-cell>
          <table:table-cell office:value-type="float" office:value="31.566455000000001" table:style-name="ce74">
            <text:p>31.57</text:p>
          </table:table-cell>
          <table:table-cell office:value-type="float" office:value="83.546127999999996" table:style-name="ce74">
            <text:p>83.55</text:p>
          </table:table-cell>
          <table:table-cell office:value-type="float" office:value="61.882663000000001" table:style-name="ce74">
            <text:p>61.88</text:p>
          </table:table-cell>
          <table:table-cell office:value-type="float" office:value="4.386806" table:style-name="ce74">
            <text:p>4.39</text:p>
          </table:table-cell>
          <table:table-cell office:value-type="float" office:value="51.836334999999998" table:style-name="ce74">
            <text:p>51.84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39</text:p>
          </table:table-cell>
          <table:table-cell office:value-type="float" office:value="1.910372" table:style-name="ce74">
            <text:p>1.91</text:p>
          </table:table-cell>
          <table:table-cell office:value-type="float" office:value="31.858799000000001" table:style-name="ce74">
            <text:p>31.86</text:p>
          </table:table-cell>
          <table:table-cell office:value-type="float" office:value="83.534396999999998" table:style-name="ce74">
            <text:p>83.53</text:p>
          </table:table-cell>
          <table:table-cell office:value-type="float" office:value="61.553947000000001" table:style-name="ce74">
            <text:p>61.55</text:p>
          </table:table-cell>
          <table:table-cell office:value-type="float" office:value="1.54206" table:style-name="ce74">
            <text:p>1.54</text:p>
          </table:table-cell>
          <table:table-cell office:value-type="float" office:value="52.066040999999998" table:style-name="ce74">
            <text:p>52.07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40</text:p>
          </table:table-cell>
          <table:table-cell office:value-type="float" office:value="1.387384" table:style-name="ce74">
            <text:p>1.39</text:p>
          </table:table-cell>
          <table:table-cell office:value-type="float" office:value="31.851585" table:style-name="ce74">
            <text:p>31.85</text:p>
          </table:table-cell>
          <table:table-cell office:value-type="float" office:value="83.574751000000006" table:style-name="ce74">
            <text:p>83.57</text:p>
          </table:table-cell>
          <table:table-cell office:value-type="float" office:value="61.616233000000001" table:style-name="ce74">
            <text:p>61.62</text:p>
          </table:table-cell>
          <table:table-cell office:value-type="float" office:value="1.554041" table:style-name="ce74">
            <text:p>1.55</text:p>
          </table:table-cell>
          <table:table-cell office:value-type="float" office:value="51.589382999999998" table:style-name="ce74">
            <text:p>51.59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42</text:p>
          </table:table-cell>
          <table:table-cell office:value-type="float" office:value="12.366434999999999" table:style-name="ce74">
            <text:p>12.37</text:p>
          </table:table-cell>
          <table:table-cell table:style-name="ce75"/>
          <table:table-cell office:value-type="float" office:value="84.004227" table:style-name="ce74">
            <text:p>84.00</text:p>
          </table:table-cell>
          <table:table-cell office:value-type="float" office:value="61.959268000000002" table:style-name="ce74">
            <text:p>61.96</text:p>
          </table:table-cell>
          <table:table-cell office:value-type="float" office:value="7.5100199999999999" table:style-name="ce74">
            <text:p>7.51</text:p>
          </table:table-cell>
          <table:table-cell office:value-type="float" office:value="52.950468000000001" table:style-name="ce74">
            <text:p>52.95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44</text:p>
          </table:table-cell>
          <table:table-cell office:value-type="float" office:value="2.2942010000000002" table:style-name="ce74">
            <text:p>2.29</text:p>
          </table:table-cell>
          <table:table-cell office:value-type="float" office:value="32.208159000000002" table:style-name="ce74">
            <text:p>32.21</text:p>
          </table:table-cell>
          <table:table-cell office:value-type="float" office:value="83.649364000000006" table:style-name="ce74">
            <text:p>83.65</text:p>
          </table:table-cell>
          <table:table-cell office:value-type="float" office:value="62.026820000000001" table:style-name="ce74">
            <text:p>62.03</text:p>
          </table:table-cell>
          <table:table-cell office:value-type="float" office:value="15.702363" table:style-name="ce74">
            <text:p>15.70</text:p>
          </table:table-cell>
          <table:table-cell office:value-type="float" office:value="53.895358999999999" table:style-name="ce74">
            <text:p>53.9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45</text:p>
          </table:table-cell>
          <table:table-cell office:value-type="float" office:value="13.343081" table:style-name="ce74">
            <text:p>13.34</text:p>
          </table:table-cell>
          <table:table-cell office:value-type="float" office:value="31.604531999999999" table:style-name="ce74">
            <text:p>31.60</text:p>
          </table:table-cell>
          <table:table-cell office:value-type="float" office:value="83.584389000000002" table:style-name="ce74">
            <text:p>83.58</text:p>
          </table:table-cell>
          <table:table-cell office:value-type="float" office:value="61.946748999999997" table:style-name="ce74">
            <text:p>61.95</text:p>
          </table:table-cell>
          <table:table-cell office:value-type="float" office:value="2.151993" table:style-name="ce74">
            <text:p>2.15</text:p>
          </table:table-cell>
          <table:table-cell office:value-type="float" office:value="51.874406999999998" table:style-name="ce74">
            <text:p>51.87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50</text:p>
          </table:table-cell>
          <table:table-cell office:value-type="float" office:value="2.456499" table:style-name="ce74">
            <text:p>2.46</text:p>
          </table:table-cell>
          <table:table-cell office:value-type="float" office:value="32.001520999999997" table:style-name="ce74">
            <text:p>32.00</text:p>
          </table:table-cell>
          <table:table-cell office:value-type="float" office:value="83.571849999999998" table:style-name="ce74">
            <text:p>83.57</text:p>
          </table:table-cell>
          <table:table-cell office:value-type="float" office:value="62.003103000000003" table:style-name="ce74">
            <text:p>62.00</text:p>
          </table:table-cell>
          <table:table-cell office:value-type="float" office:value="2.2287020000000002" table:style-name="ce74">
            <text:p>2.23</text:p>
          </table:table-cell>
          <table:table-cell office:value-type="float" office:value="51.850797999999998" table:style-name="ce74">
            <text:p>51.85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52</text:p>
          </table:table-cell>
          <table:table-cell office:value-type="float" office:value="3.4836010000000002" table:style-name="ce74">
            <text:p>3.48</text:p>
          </table:table-cell>
          <table:table-cell office:value-type="float" office:value="31.681612999999999" table:style-name="ce74">
            <text:p>31.68</text:p>
          </table:table-cell>
          <table:table-cell office:value-type="float" office:value="83.613102999999995" table:style-name="ce74">
            <text:p>83.61</text:p>
          </table:table-cell>
          <table:table-cell office:value-type="float" office:value="62.018163999999999" table:style-name="ce74">
            <text:p>62.02</text:p>
          </table:table-cell>
          <table:table-cell office:value-type="float" office:value="4.490596" table:style-name="ce74">
            <text:p>4.49</text:p>
          </table:table-cell>
          <table:table-cell office:value-type="float" office:value="53.380481000000003" table:style-name="ce74">
            <text:p>53.38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55</text:p>
          </table:table-cell>
          <table:table-cell office:value-type="float" office:value="12.753987" table:style-name="ce74">
            <text:p>12.75</text:p>
          </table:table-cell>
          <table:table-cell office:value-type="float" office:value="31.521519000000001" table:style-name="ce74">
            <text:p>31.52</text:p>
          </table:table-cell>
          <table:table-cell office:value-type="float" office:value="83.589731999999998" table:style-name="ce74">
            <text:p>83.59</text:p>
          </table:table-cell>
          <table:table-cell office:value-type="float" office:value="61.62856" table:style-name="ce74">
            <text:p>61.63</text:p>
          </table:table-cell>
          <table:table-cell office:value-type="float" office:value="5.2471690000000004" table:style-name="ce74">
            <text:p>5.25</text:p>
          </table:table-cell>
          <table:table-cell office:value-type="float" office:value="52.095928999999998" table:style-name="ce74">
            <text:p>52.1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59</text:p>
          </table:table-cell>
          <table:table-cell office:value-type="float" office:value="1.2188589999999999" table:style-name="ce74">
            <text:p>1.22</text:p>
          </table:table-cell>
          <table:table-cell office:value-type="float" office:value="31.810554" table:style-name="ce74">
            <text:p>31.81</text:p>
          </table:table-cell>
          <table:table-cell office:value-type="float" office:value="83.606029000000007" table:style-name="ce74">
            <text:p>83.61</text:p>
          </table:table-cell>
          <table:table-cell office:value-type="float" office:value="61.878867" table:style-name="ce74">
            <text:p>61.88</text:p>
          </table:table-cell>
          <table:table-cell office:value-type="float" office:value="1.600509" table:style-name="ce74">
            <text:p>1.60</text:p>
          </table:table-cell>
          <table:table-cell office:value-type="float" office:value="51.733499000000002" table:style-name="ce74">
            <text:p>51.73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72<text:s/></text:p>
          </table:table-cell>
          <table:table-cell office:value-type="float" office:value="2.1463800000000002" table:style-name="ce74">
            <text:p>2.15</text:p>
          </table:table-cell>
          <table:table-cell office:value-type="float" office:value="32.183143000000001" table:style-name="ce74">
            <text:p>32.18</text:p>
          </table:table-cell>
          <table:table-cell office:value-type="float" office:value="83.623131000000001" table:style-name="ce74">
            <text:p>83.62</text:p>
          </table:table-cell>
          <table:table-cell office:value-type="float" office:value="62.032682999999999" table:style-name="ce74">
            <text:p>62.03</text:p>
          </table:table-cell>
          <table:table-cell office:value-type="float" office:value="1.8347290000000001" table:style-name="ce74">
            <text:p>1.83</text:p>
          </table:table-cell>
          <table:table-cell office:value-type="float" office:value="51.903064000000001" table:style-name="ce74">
            <text:p>51.9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83</text:p>
          </table:table-cell>
          <table:table-cell office:value-type="float" office:value="2.4640029999999999" table:style-name="ce74">
            <text:p>2.46</text:p>
          </table:table-cell>
          <table:table-cell office:value-type="float" office:value="32.163455999999996" table:style-name="ce74">
            <text:p>32.16</text:p>
          </table:table-cell>
          <table:table-cell office:value-type="float" office:value="83.468193999999997" table:style-name="ce74">
            <text:p>83.47</text:p>
          </table:table-cell>
          <table:table-cell office:value-type="float" office:value="62.131673999999997" table:style-name="ce74">
            <text:p>62.13</text:p>
          </table:table-cell>
          <table:table-cell office:value-type="float" office:value="0.74074799999999996" table:style-name="ce74">
            <text:p>0.74</text:p>
          </table:table-cell>
          <table:table-cell office:value-type="float" office:value="51.876182" table:style-name="ce74">
            <text:p>51.88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81</text:p>
          </table:table-cell>
          <table:table-cell office:value-type="float" office:value="1.144039" table:style-name="ce74">
            <text:p>1.14</text:p>
          </table:table-cell>
          <table:table-cell table:style-name="ce75"/>
          <table:table-cell office:value-type="float" office:value="83.674954" table:style-name="ce74">
            <text:p>83.67</text:p>
          </table:table-cell>
          <table:table-cell office:value-type="float" office:value="61.640143000000002" table:style-name="ce74">
            <text:p>61.64</text:p>
          </table:table-cell>
          <table:table-cell office:value-type="float" office:value="0.910717" table:style-name="ce74">
            <text:p>0.91</text:p>
          </table:table-cell>
          <table:table-cell office:value-type="float" office:value="52.008302999999998" table:style-name="ce74">
            <text:p>52.01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88</text:p>
          </table:table-cell>
          <table:table-cell office:value-type="float" office:value="0.97931999999999997" table:style-name="ce74">
            <text:p>0.98</text:p>
          </table:table-cell>
          <table:table-cell office:value-type="float" office:value="31.812521" table:style-name="ce74">
            <text:p>31.81</text:p>
          </table:table-cell>
          <table:table-cell office:value-type="float" office:value="83.633471999999998" table:style-name="ce74">
            <text:p>83.63</text:p>
          </table:table-cell>
          <table:table-cell office:value-type="float" office:value="62.025832000000001" table:style-name="ce74">
            <text:p>62.03</text:p>
          </table:table-cell>
          <table:table-cell office:value-type="float" office:value="0.76766299999999998" table:style-name="ce74">
            <text:p>0.77</text:p>
          </table:table-cell>
          <table:table-cell office:value-type="float" office:value="51.697321000000002" table:style-name="ce74">
            <text:p>51.7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201</text:p>
          </table:table-cell>
          <table:table-cell office:value-type="float" office:value="0.76140600000000003" table:style-name="ce74">
            <text:p>0.76</text:p>
          </table:table-cell>
          <table:table-cell office:value-type="float" office:value="31.532626" table:style-name="ce74">
            <text:p>31.53</text:p>
          </table:table-cell>
          <table:table-cell office:value-type="float" office:value="83.553749999999994" table:style-name="ce74">
            <text:p>83.55</text:p>
          </table:table-cell>
          <table:table-cell office:value-type="float" office:value="62.654949000000002" table:style-name="ce74">
            <text:p>62.65</text:p>
          </table:table-cell>
          <table:table-cell office:value-type="float" office:value="2.2294879999999999" table:style-name="ce74">
            <text:p>2.23</text:p>
          </table:table-cell>
          <table:table-cell office:value-type="float" office:value="51.805422" table:style-name="ce74">
            <text:p>51.81</text:p>
          </table:table-cell>
          <table:table-cell table:number-columns-repeated="16376"/>
        </table:table-row>
        <table:table-row table:number-rows-repeated="1048520" table:style-name="ro1">
          <table:table-cell table:number-columns-repeated="16384"/>
        </table:table-row>
      </table:table>
      <table:table table:name="TTFF_R_Time_to_First_Fixation" table:style-name="ta1">
        <table:table-column table:style-name="co12" table:default-cell-style-name="ce1"/>
        <table:table-column table:style-name="co2" table:number-columns-repeated="2" table:default-cell-style-name="ce1"/>
        <table:table-column table:style-name="co81" table:default-cell-style-name="ce1"/>
        <table:table-column table:style-name="co2" table:number-columns-repeated="3" table:default-cell-style-name="ce1"/>
        <table:table-column table:style-name="co82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RED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3">
            <text:p>Time to first fixation in AOI [s]</text:p>
          </table:table-cell>
          <table:table-cell office:value-type="string" table:style-name="ce73">
            <text:p>Participant</text:p>
          </table:table-cell>
          <table:table-cell office:value-type="string" table:style-name="ce73">
            <text:p>R bucket</text:p>
          </table:table-cell>
          <table:table-cell office:value-type="string" table:style-name="ce73">
            <text:p>R helmet + face</text:p>
          </table:table-cell>
          <table:table-cell office:value-type="string" table:style-name="ce73">
            <text:p>R jacket</text:p>
          </table:table-cell>
          <table:table-cell office:value-type="string" table:style-name="ce73">
            <text:p>Y bag</text:p>
          </table:table-cell>
          <table:table-cell office:value-type="string" table:style-name="ce73">
            <text:p>Y bucket</text:p>
          </table:table-cell>
          <table:table-cell office:value-type="string" table:style-name="ce73">
            <text:p>Y helmet + face</text:p>
          </table:table-cell>
          <table:table-cell table:number-columns-repeated="16376"/>
        </table:table-row>
        <table:table-row table:style-name="ro1">
          <table:table-cell office:value-type="string" table:style-name="ce56">
            <text:p>R-RED</text:p>
          </table:table-cell>
          <table:table-cell office:value-type="string" table:style-name="ce5">
            <text:p>P001</text:p>
          </table:table-cell>
          <table:table-cell office:value-type="float" office:value="1.2543249999999999" table:style-name="ce74">
            <text:p>1.25</text:p>
          </table:table-cell>
          <table:table-cell office:value-type="float" office:value="31.636438999999999" table:style-name="ce74">
            <text:p>31.64</text:p>
          </table:table-cell>
          <table:table-cell office:value-type="float" office:value="83.600381999999996" table:style-name="ce74">
            <text:p>83.60</text:p>
          </table:table-cell>
          <table:table-cell office:value-type="float" office:value="62.022753000000002" table:style-name="ce74">
            <text:p>62.02</text:p>
          </table:table-cell>
          <table:table-cell office:value-type="float" office:value="0.78601299999999996" table:style-name="ce74">
            <text:p>0.79</text:p>
          </table:table-cell>
          <table:table-cell office:value-type="float" office:value="53.130035999999997" table:style-name="ce74">
            <text:p>53.13</text:p>
          </table:table-cell>
          <table:table-cell table:number-columns-repeated="16376"/>
        </table:table-row>
        <table:table-row table:style-name="ro1">
          <table:table-cell office:value-type="string" table:style-name="ce67">
            <text:p>Y-YELLOW</text:p>
          </table:table-cell>
          <table:table-cell office:value-type="string" table:style-name="ce5">
            <text:p>P002</text:p>
          </table:table-cell>
          <table:table-cell office:value-type="float" office:value="5.0949080000000002" table:style-name="ce74">
            <text:p>5.09</text:p>
          </table:table-cell>
          <table:table-cell office:value-type="float" office:value="31.622195999999999" table:style-name="ce74">
            <text:p>31.62</text:p>
          </table:table-cell>
          <table:table-cell office:value-type="float" office:value="83.690832999999998" table:style-name="ce74">
            <text:p>83.69</text:p>
          </table:table-cell>
          <table:table-cell office:value-type="float" office:value="61.873317999999998" table:style-name="ce74">
            <text:p>61.87</text:p>
          </table:table-cell>
          <table:table-cell office:value-type="float" office:value="5.4648919999999999" table:style-name="ce74">
            <text:p>5.46</text:p>
          </table:table-cell>
          <table:table-cell office:value-type="float" office:value="51.935563999999999" table:style-name="ce74">
            <text:p>51.94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09</text:p>
          </table:table-cell>
          <table:table-cell office:value-type="float" office:value="3.5678209999999999" table:style-name="ce74">
            <text:p>3.57</text:p>
          </table:table-cell>
          <table:table-cell office:value-type="float" office:value="32.143048999999998" table:style-name="ce74">
            <text:p>32.14</text:p>
          </table:table-cell>
          <table:table-cell office:value-type="float" office:value="84.020488999999998" table:style-name="ce74">
            <text:p>84.02</text:p>
          </table:table-cell>
          <table:table-cell office:value-type="float" office:value="62.189824000000002" table:style-name="ce74">
            <text:p>62.19</text:p>
          </table:table-cell>
          <table:table-cell office:value-type="float" office:value="0.50632999999999995" table:style-name="ce74">
            <text:p>0.51</text:p>
          </table:table-cell>
          <table:table-cell office:value-type="float" office:value="52.637130999999997" table:style-name="ce74">
            <text:p>52.64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12</text:p>
          </table:table-cell>
          <table:table-cell office:value-type="float" office:value="13.829915" table:style-name="ce74">
            <text:p>13.83</text:p>
          </table:table-cell>
          <table:table-cell table:style-name="ce75"/>
          <table:table-cell office:value-type="float" office:value="83.905760999999998" table:style-name="ce74">
            <text:p>83.91</text:p>
          </table:table-cell>
          <table:table-cell office:value-type="float" office:value="61.648330000000001" table:style-name="ce74">
            <text:p>61.65</text:p>
          </table:table-cell>
          <table:table-cell office:value-type="float" office:value="15.618174" table:style-name="ce74">
            <text:p>15.62</text:p>
          </table:table-cell>
          <table:table-cell office:value-type="float" office:value="52.062477999999999" table:style-name="ce74">
            <text:p>52.06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13</text:p>
          </table:table-cell>
          <table:table-cell office:value-type="float" office:value="5.8394550000000001" table:style-name="ce74">
            <text:p>5.84</text:p>
          </table:table-cell>
          <table:table-cell office:value-type="float" office:value="31.552973999999999" table:style-name="ce74">
            <text:p>31.55</text:p>
          </table:table-cell>
          <table:table-cell office:value-type="float" office:value="83.530557000000002" table:style-name="ce74">
            <text:p>83.53</text:p>
          </table:table-cell>
          <table:table-cell office:value-type="float" office:value="61.927858999999998" table:style-name="ce74">
            <text:p>61.93</text:p>
          </table:table-cell>
          <table:table-cell office:value-type="float" office:value="15.648956999999999" table:style-name="ce74">
            <text:p>15.65</text:p>
          </table:table-cell>
          <table:table-cell office:value-type="float" office:value="51.85369" table:style-name="ce74">
            <text:p>51.85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17</text:p>
          </table:table-cell>
          <table:table-cell office:value-type="float" office:value="2.2580070000000001" table:style-name="ce74">
            <text:p>2.26</text:p>
          </table:table-cell>
          <table:table-cell office:value-type="float" office:value="31.720037000000001" table:style-name="ce74">
            <text:p>31.72</text:p>
          </table:table-cell>
          <table:table-cell office:value-type="float" office:value="83.610568999999998" table:style-name="ce74">
            <text:p>83.61</text:p>
          </table:table-cell>
          <table:table-cell office:value-type="float" office:value="61.629561000000002" table:style-name="ce74">
            <text:p>61.63</text:p>
          </table:table-cell>
          <table:table-cell office:value-type="float" office:value="15.535698999999999" table:style-name="ce74">
            <text:p>15.54</text:p>
          </table:table-cell>
          <table:table-cell office:value-type="float" office:value="51.865448000000001" table:style-name="ce74">
            <text:p>51.87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20</text:p>
          </table:table-cell>
          <table:table-cell office:value-type="float" office:value="4.5965949999999998" table:style-name="ce74">
            <text:p>4.60</text:p>
          </table:table-cell>
          <table:table-cell office:value-type="float" office:value="31.750215000000001" table:style-name="ce74">
            <text:p>31.75</text:p>
          </table:table-cell>
          <table:table-cell office:value-type="float" office:value="83.987673000000001" table:style-name="ce74">
            <text:p>83.99</text:p>
          </table:table-cell>
          <table:table-cell office:value-type="float" office:value="62.159793999999998" table:style-name="ce74">
            <text:p>62.16</text:p>
          </table:table-cell>
          <table:table-cell office:value-type="float" office:value="16.052651000000001" table:style-name="ce74">
            <text:p>16.05</text:p>
          </table:table-cell>
          <table:table-cell office:value-type="float" office:value="52.147058999999999" table:style-name="ce74">
            <text:p>52.15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22</text:p>
          </table:table-cell>
          <table:table-cell office:value-type="float" office:value="5.8514090000000003" table:style-name="ce74">
            <text:p>5.85</text:p>
          </table:table-cell>
          <table:table-cell table:style-name="ce75"/>
          <table:table-cell office:value-type="float" office:value="83.585794000000007" table:style-name="ce74">
            <text:p>83.59</text:p>
          </table:table-cell>
          <table:table-cell office:value-type="float" office:value="61.709035" table:style-name="ce74">
            <text:p>61.71</text:p>
          </table:table-cell>
          <table:table-cell office:value-type="float" office:value="2.8399070000000002" table:style-name="ce74">
            <text:p>2.84</text:p>
          </table:table-cell>
          <table:table-cell table:style-name="ce75"/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27</text:p>
          </table:table-cell>
          <table:table-cell office:value-type="float" office:value="13.344531999999999" table:style-name="ce74">
            <text:p>13.34</text:p>
          </table:table-cell>
          <table:table-cell office:value-type="float" office:value="31.525154000000001" table:style-name="ce74">
            <text:p>31.53</text:p>
          </table:table-cell>
          <table:table-cell office:value-type="float" office:value="83.621634" table:style-name="ce74">
            <text:p>83.62</text:p>
          </table:table-cell>
          <table:table-cell office:value-type="float" office:value="62.103718000000001" table:style-name="ce74">
            <text:p>62.10</text:p>
          </table:table-cell>
          <table:table-cell office:value-type="float" office:value="15.507738" table:style-name="ce74">
            <text:p>15.51</text:p>
          </table:table-cell>
          <table:table-cell table:style-name="ce75"/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34</text:p>
          </table:table-cell>
          <table:table-cell office:value-type="float" office:value="2.7763640000000001" table:style-name="ce74">
            <text:p>2.78</text:p>
          </table:table-cell>
          <table:table-cell office:value-type="float" office:value="31.955825000000001" table:style-name="ce74">
            <text:p>31.96</text:p>
          </table:table-cell>
          <table:table-cell office:value-type="float" office:value="83.529432" table:style-name="ce74">
            <text:p>83.53</text:p>
          </table:table-cell>
          <table:table-cell office:value-type="float" office:value="61.921059" table:style-name="ce74">
            <text:p>61.92</text:p>
          </table:table-cell>
          <table:table-cell office:value-type="float" office:value="3.3830040000000001" table:style-name="ce74">
            <text:p>3.38</text:p>
          </table:table-cell>
          <table:table-cell office:value-type="float" office:value="51.870508000000001" table:style-name="ce74">
            <text:p>51.87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35</text:p>
          </table:table-cell>
          <table:table-cell office:value-type="float" office:value="12.891082000000001" table:style-name="ce74">
            <text:p>12.89</text:p>
          </table:table-cell>
          <table:table-cell office:value-type="float" office:value="31.637654000000001" table:style-name="ce74">
            <text:p>31.64</text:p>
          </table:table-cell>
          <table:table-cell office:value-type="float" office:value="83.688101000000003" table:style-name="ce74">
            <text:p>83.69</text:p>
          </table:table-cell>
          <table:table-cell office:value-type="float" office:value="62.086010999999999" table:style-name="ce74">
            <text:p>62.09</text:p>
          </table:table-cell>
          <table:table-cell office:value-type="float" office:value="1.233336" table:style-name="ce74">
            <text:p>1.23</text:p>
          </table:table-cell>
          <table:table-cell office:value-type="float" office:value="52.482387000000003" table:style-name="ce74">
            <text:p>52.48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40</text:p>
          </table:table-cell>
          <table:table-cell office:value-type="float" office:value="11.613810000000001" table:style-name="ce74">
            <text:p>11.61</text:p>
          </table:table-cell>
          <table:table-cell office:value-type="float" office:value="31.605889000000001" table:style-name="ce74">
            <text:p>31.61</text:p>
          </table:table-cell>
          <table:table-cell office:value-type="float" office:value="83.554767999999996" table:style-name="ce74">
            <text:p>83.55</text:p>
          </table:table-cell>
          <table:table-cell office:value-type="float" office:value="61.940519999999999" table:style-name="ce74">
            <text:p>61.94</text:p>
          </table:table-cell>
          <table:table-cell office:value-type="float" office:value="2.2359580000000001" table:style-name="ce74">
            <text:p>2.24</text:p>
          </table:table-cell>
          <table:table-cell table:style-name="ce75"/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42</text:p>
          </table:table-cell>
          <table:table-cell office:value-type="float" office:value="12.090685000000001" table:style-name="ce74">
            <text:p>12.09</text:p>
          </table:table-cell>
          <table:table-cell office:value-type="float" office:value="31.764143000000001" table:style-name="ce74">
            <text:p>31.76</text:p>
          </table:table-cell>
          <table:table-cell office:value-type="float" office:value="83.510378000000003" table:style-name="ce74">
            <text:p>83.51</text:p>
          </table:table-cell>
          <table:table-cell office:value-type="float" office:value="61.673166000000002" table:style-name="ce74">
            <text:p>61.67</text:p>
          </table:table-cell>
          <table:table-cell office:value-type="float" office:value="15.893815999999999" table:style-name="ce74">
            <text:p>15.89</text:p>
          </table:table-cell>
          <table:table-cell office:value-type="float" office:value="52.003660000000004" table:style-name="ce74">
            <text:p>52.0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46</text:p>
          </table:table-cell>
          <table:table-cell office:value-type="float" office:value="12.574159999999999" table:style-name="ce74">
            <text:p>12.57</text:p>
          </table:table-cell>
          <table:table-cell office:value-type="float" office:value="31.599140999999999" table:style-name="ce74">
            <text:p>31.60</text:p>
          </table:table-cell>
          <table:table-cell office:value-type="float" office:value="83.647469999999998" table:style-name="ce74">
            <text:p>83.65</text:p>
          </table:table-cell>
          <table:table-cell office:value-type="float" office:value="61.915326999999998" table:style-name="ce74">
            <text:p>61.92</text:p>
          </table:table-cell>
          <table:table-cell office:value-type="float" office:value="15.464001" table:style-name="ce74">
            <text:p>15.46</text:p>
          </table:table-cell>
          <table:table-cell office:value-type="float" office:value="51.904353" table:style-name="ce74">
            <text:p>51.9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50</text:p>
          </table:table-cell>
          <table:table-cell office:value-type="float" office:value="13.340538" table:style-name="ce74">
            <text:p>13.34</text:p>
          </table:table-cell>
          <table:table-cell office:value-type="float" office:value="31.829585999999999" table:style-name="ce74">
            <text:p>31.83</text:p>
          </table:table-cell>
          <table:table-cell office:value-type="float" office:value="83.445302999999996" table:style-name="ce74">
            <text:p>83.45</text:p>
          </table:table-cell>
          <table:table-cell office:value-type="float" office:value="62.351135999999997" table:style-name="ce74">
            <text:p>62.35</text:p>
          </table:table-cell>
          <table:table-cell office:value-type="float" office:value="1.6527940000000001" table:style-name="ce74">
            <text:p>1.65</text:p>
          </table:table-cell>
          <table:table-cell office:value-type="float" office:value="51.823576000000003" table:style-name="ce74">
            <text:p>51.82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52</text:p>
          </table:table-cell>
          <table:table-cell office:value-type="float" office:value="0.89155099999999998" table:style-name="ce74">
            <text:p>0.89</text:p>
          </table:table-cell>
          <table:table-cell office:value-type="float" office:value="31.600096000000001" table:style-name="ce74">
            <text:p>31.60</text:p>
          </table:table-cell>
          <table:table-cell office:value-type="float" office:value="83.566535999999999" table:style-name="ce74">
            <text:p>83.57</text:p>
          </table:table-cell>
          <table:table-cell office:value-type="float" office:value="61.886696000000001" table:style-name="ce74">
            <text:p>61.89</text:p>
          </table:table-cell>
          <table:table-cell office:value-type="float" office:value="0.49823600000000001" table:style-name="ce74">
            <text:p>0.50</text:p>
          </table:table-cell>
          <table:table-cell office:value-type="float" office:value="52.227203000000003" table:style-name="ce74">
            <text:p>52.23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56</text:p>
          </table:table-cell>
          <table:table-cell office:value-type="float" office:value="13.020797" table:style-name="ce74">
            <text:p>13.02</text:p>
          </table:table-cell>
          <table:table-cell office:value-type="float" office:value="31.569787999999999" table:style-name="ce74">
            <text:p>31.57</text:p>
          </table:table-cell>
          <table:table-cell office:value-type="float" office:value="83.651956999999996" table:style-name="ce74">
            <text:p>83.65</text:p>
          </table:table-cell>
          <table:table-cell office:value-type="float" office:value="61.905287999999999" table:style-name="ce74">
            <text:p>61.91</text:p>
          </table:table-cell>
          <table:table-cell office:value-type="float" office:value="1.194796" table:style-name="ce74">
            <text:p>1.19</text:p>
          </table:table-cell>
          <table:table-cell office:value-type="float" office:value="52.003649000000003" table:style-name="ce74">
            <text:p>52.0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60</text:p>
          </table:table-cell>
          <table:table-cell office:value-type="float" office:value="1.0703750000000001" table:style-name="ce74">
            <text:p>1.07</text:p>
          </table:table-cell>
          <table:table-cell office:value-type="float" office:value="31.858681000000001" table:style-name="ce74">
            <text:p>31.86</text:p>
          </table:table-cell>
          <table:table-cell office:value-type="float" office:value="83.639049999999997" table:style-name="ce74">
            <text:p>83.64</text:p>
          </table:table-cell>
          <table:table-cell office:value-type="float" office:value="61.931100999999998" table:style-name="ce74">
            <text:p>61.93</text:p>
          </table:table-cell>
          <table:table-cell office:value-type="float" office:value="1.5103549999999999" table:style-name="ce74">
            <text:p>1.51</text:p>
          </table:table-cell>
          <table:table-cell office:value-type="float" office:value="51.889598999999997" table:style-name="ce74">
            <text:p>51.89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75</text:p>
          </table:table-cell>
          <table:table-cell office:value-type="float" office:value="14.133737999999999" table:style-name="ce74">
            <text:p>14.13</text:p>
          </table:table-cell>
          <table:table-cell office:value-type="float" office:value="31.829463000000001" table:style-name="ce74">
            <text:p>31.83</text:p>
          </table:table-cell>
          <table:table-cell office:value-type="float" office:value="83.608412999999999" table:style-name="ce74">
            <text:p>83.61</text:p>
          </table:table-cell>
          <table:table-cell office:value-type="float" office:value="61.715898000000003" table:style-name="ce74">
            <text:p>61.72</text:p>
          </table:table-cell>
          <table:table-cell office:value-type="float" office:value="4.7575710000000004" table:style-name="ce74">
            <text:p>4.76</text:p>
          </table:table-cell>
          <table:table-cell office:value-type="float" office:value="52.383380000000002" table:style-name="ce74">
            <text:p>52.38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79</text:p>
          </table:table-cell>
          <table:table-cell office:value-type="float" office:value="1.188399" table:style-name="ce74">
            <text:p>1.19</text:p>
          </table:table-cell>
          <table:table-cell office:value-type="float" office:value="31.561624999999999" table:style-name="ce74">
            <text:p>31.56</text:p>
          </table:table-cell>
          <table:table-cell office:value-type="float" office:value="83.570828000000006" table:style-name="ce74">
            <text:p>83.57</text:p>
          </table:table-cell>
          <table:table-cell office:value-type="float" office:value="63.365929000000001" table:style-name="ce74">
            <text:p>63.37</text:p>
          </table:table-cell>
          <table:table-cell office:value-type="float" office:value="1.7533749999999999" table:style-name="ce74">
            <text:p>1.75</text:p>
          </table:table-cell>
          <table:table-cell office:value-type="float" office:value="51.604143000000001" table:style-name="ce74">
            <text:p>51.6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80</text:p>
          </table:table-cell>
          <table:table-cell office:value-type="float" office:value="0.82407600000000003" table:style-name="ce74">
            <text:p>0.82</text:p>
          </table:table-cell>
          <table:table-cell office:value-type="float" office:value="31.614602999999999" table:style-name="ce74">
            <text:p>31.61</text:p>
          </table:table-cell>
          <table:table-cell office:value-type="float" office:value="83.569176999999996" table:style-name="ce74">
            <text:p>83.57</text:p>
          </table:table-cell>
          <table:table-cell office:value-type="float" office:value="61.706828000000002" table:style-name="ce74">
            <text:p>61.71</text:p>
          </table:table-cell>
          <table:table-cell office:value-type="float" office:value="14.511678" table:style-name="ce74">
            <text:p>14.51</text:p>
          </table:table-cell>
          <table:table-cell office:value-type="float" office:value="51.819584999999996" table:style-name="ce74">
            <text:p>51.82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83</text:p>
          </table:table-cell>
          <table:table-cell office:value-type="float" office:value="13.472255000000001" table:style-name="ce74">
            <text:p>13.47</text:p>
          </table:table-cell>
          <table:table-cell office:value-type="float" office:value="31.905743999999999" table:style-name="ce74">
            <text:p>31.91</text:p>
          </table:table-cell>
          <table:table-cell office:value-type="float" office:value="83.778351000000001" table:style-name="ce74">
            <text:p>83.78</text:p>
          </table:table-cell>
          <table:table-cell office:value-type="float" office:value="62.489215999999999" table:style-name="ce74">
            <text:p>62.49</text:p>
          </table:table-cell>
          <table:table-cell office:value-type="float" office:value="15.4438" table:style-name="ce74">
            <text:p>15.44</text:p>
          </table:table-cell>
          <table:table-cell office:value-type="float" office:value="51.948588000000001" table:style-name="ce74">
            <text:p>51.95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84</text:p>
          </table:table-cell>
          <table:table-cell office:value-type="float" office:value="2.2873559999999999" table:style-name="ce74">
            <text:p>2.29</text:p>
          </table:table-cell>
          <table:table-cell office:value-type="float" office:value="31.598614000000001" table:style-name="ce74">
            <text:p>31.60</text:p>
          </table:table-cell>
          <table:table-cell office:value-type="float" office:value="83.543464999999998" table:style-name="ce74">
            <text:p>83.54</text:p>
          </table:table-cell>
          <table:table-cell office:value-type="float" office:value="61.947915000000002" table:style-name="ce74">
            <text:p>61.95</text:p>
          </table:table-cell>
          <table:table-cell office:value-type="float" office:value="0.810755" table:style-name="ce74">
            <text:p>0.81</text:p>
          </table:table-cell>
          <table:table-cell office:value-type="float" office:value="52.879674999999999" table:style-name="ce74">
            <text:p>52.88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90</text:p>
          </table:table-cell>
          <table:table-cell office:value-type="float" office:value="1.7997099999999999" table:style-name="ce74">
            <text:p>1.80</text:p>
          </table:table-cell>
          <table:table-cell table:style-name="ce75"/>
          <table:table-cell office:value-type="float" office:value="83.522210000000001" table:style-name="ce74">
            <text:p>83.52</text:p>
          </table:table-cell>
          <table:table-cell office:value-type="float" office:value="61.865740000000002" table:style-name="ce74">
            <text:p>61.87</text:p>
          </table:table-cell>
          <table:table-cell office:value-type="float" office:value="15.399039999999999" table:style-name="ce74">
            <text:p>15.40</text:p>
          </table:table-cell>
          <table:table-cell office:value-type="float" office:value="51.944426" table:style-name="ce74">
            <text:p>51.94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91</text:p>
          </table:table-cell>
          <table:table-cell office:value-type="float" office:value="3.5537649999999998" table:style-name="ce74">
            <text:p>3.55</text:p>
          </table:table-cell>
          <table:table-cell office:value-type="float" office:value="31.563316" table:style-name="ce74">
            <text:p>31.56</text:p>
          </table:table-cell>
          <table:table-cell office:value-type="float" office:value="83.706321000000003" table:style-name="ce74">
            <text:p>83.71</text:p>
          </table:table-cell>
          <table:table-cell office:value-type="float" office:value="61.592638000000001" table:style-name="ce74">
            <text:p>61.59</text:p>
          </table:table-cell>
          <table:table-cell office:value-type="float" office:value="16.259813000000001" table:style-name="ce74">
            <text:p>16.26</text:p>
          </table:table-cell>
          <table:table-cell office:value-type="float" office:value="52.130363000000003" table:style-name="ce74">
            <text:p>52.13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98</text:p>
          </table:table-cell>
          <table:table-cell office:value-type="float" office:value="2.511876" table:style-name="ce74">
            <text:p>2.51</text:p>
          </table:table-cell>
          <table:table-cell office:value-type="float" office:value="31.522614999999998" table:style-name="ce74">
            <text:p>31.52</text:p>
          </table:table-cell>
          <table:table-cell office:value-type="float" office:value="83.551039000000003" table:style-name="ce74">
            <text:p>83.55</text:p>
          </table:table-cell>
          <table:table-cell office:value-type="float" office:value="61.657814999999999" table:style-name="ce74">
            <text:p>61.66</text:p>
          </table:table-cell>
          <table:table-cell office:value-type="float" office:value="3.1635149999999999" table:style-name="ce74">
            <text:p>3.16</text:p>
          </table:table-cell>
          <table:table-cell office:value-type="float" office:value="51.674323999999999" table:style-name="ce74">
            <text:p>51.67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099</text:p>
          </table:table-cell>
          <table:table-cell office:value-type="float" office:value="11.314730000000001" table:style-name="ce74">
            <text:p>11.31</text:p>
          </table:table-cell>
          <table:table-cell office:value-type="float" office:value="31.671061000000002" table:style-name="ce74">
            <text:p>31.67</text:p>
          </table:table-cell>
          <table:table-cell office:value-type="float" office:value="83.486035999999999" table:style-name="ce74">
            <text:p>83.49</text:p>
          </table:table-cell>
          <table:table-cell office:value-type="float" office:value="62.350557999999999" table:style-name="ce74">
            <text:p>62.35</text:p>
          </table:table-cell>
          <table:table-cell office:value-type="float" office:value="15.607835" table:style-name="ce74">
            <text:p>15.61</text:p>
          </table:table-cell>
          <table:table-cell table:style-name="ce75"/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01</text:p>
          </table:table-cell>
          <table:table-cell office:value-type="float" office:value="10.154809999999999" table:style-name="ce74">
            <text:p>10.15</text:p>
          </table:table-cell>
          <table:table-cell office:value-type="float" office:value="31.921983000000001" table:style-name="ce74">
            <text:p>31.92</text:p>
          </table:table-cell>
          <table:table-cell office:value-type="float" office:value="83.544216000000006" table:style-name="ce74">
            <text:p>83.54</text:p>
          </table:table-cell>
          <table:table-cell office:value-type="float" office:value="61.907398000000001" table:style-name="ce74">
            <text:p>61.91</text:p>
          </table:table-cell>
          <table:table-cell office:value-type="float" office:value="1.3252980000000001" table:style-name="ce74">
            <text:p>1.33</text:p>
          </table:table-cell>
          <table:table-cell office:value-type="float" office:value="51.952579" table:style-name="ce74">
            <text:p>51.95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19</text:p>
          </table:table-cell>
          <table:table-cell office:value-type="float" office:value="6.9424929999999998" table:style-name="ce74">
            <text:p>6.94</text:p>
          </table:table-cell>
          <table:table-cell office:value-type="float" office:value="31.544250999999999" table:style-name="ce74">
            <text:p>31.54</text:p>
          </table:table-cell>
          <table:table-cell office:value-type="float" office:value="83.573134999999994" table:style-name="ce74">
            <text:p>83.57</text:p>
          </table:table-cell>
          <table:table-cell office:value-type="float" office:value="61.627229999999997" table:style-name="ce74">
            <text:p>61.63</text:p>
          </table:table-cell>
          <table:table-cell office:value-type="float" office:value="15.278741" table:style-name="ce74">
            <text:p>15.28</text:p>
          </table:table-cell>
          <table:table-cell office:value-type="float" office:value="51.885209000000003" table:style-name="ce74">
            <text:p>51.89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28</text:p>
          </table:table-cell>
          <table:table-cell office:value-type="float" office:value="12.617697" table:style-name="ce74">
            <text:p>12.62</text:p>
          </table:table-cell>
          <table:table-cell office:value-type="float" office:value="31.789462" table:style-name="ce74">
            <text:p>31.79</text:p>
          </table:table-cell>
          <table:table-cell office:value-type="float" office:value="83.746399999999994" table:style-name="ce74">
            <text:p>83.75</text:p>
          </table:table-cell>
          <table:table-cell office:value-type="float" office:value="62.115475000000004" table:style-name="ce74">
            <text:p>62.12</text:p>
          </table:table-cell>
          <table:table-cell office:value-type="float" office:value="15.737526000000001" table:style-name="ce74">
            <text:p>15.74</text:p>
          </table:table-cell>
          <table:table-cell office:value-type="float" office:value="51.902351000000003" table:style-name="ce74">
            <text:p>51.9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29</text:p>
          </table:table-cell>
          <table:table-cell office:value-type="float" office:value="3.131399" table:style-name="ce74">
            <text:p>3.13</text:p>
          </table:table-cell>
          <table:table-cell office:value-type="float" office:value="33.656472000000001" table:style-name="ce74">
            <text:p>33.66</text:p>
          </table:table-cell>
          <table:table-cell office:value-type="float" office:value="83.593038000000007" table:style-name="ce74">
            <text:p>83.59</text:p>
          </table:table-cell>
          <table:table-cell office:value-type="float" office:value="62.018393000000003" table:style-name="ce74">
            <text:p>62.02</text:p>
          </table:table-cell>
          <table:table-cell office:value-type="float" office:value="15.644062999999999" table:style-name="ce74">
            <text:p>15.64</text:p>
          </table:table-cell>
          <table:table-cell office:value-type="float" office:value="51.790576000000001" table:style-name="ce74">
            <text:p>51.79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34</text:p>
          </table:table-cell>
          <table:table-cell office:value-type="float" office:value="12.766047" table:style-name="ce74">
            <text:p>12.77</text:p>
          </table:table-cell>
          <table:table-cell office:value-type="float" office:value="31.620459" table:style-name="ce74">
            <text:p>31.62</text:p>
          </table:table-cell>
          <table:table-cell office:value-type="float" office:value="83.830937000000006" table:style-name="ce74">
            <text:p>83.83</text:p>
          </table:table-cell>
          <table:table-cell office:value-type="float" office:value="61.694184" table:style-name="ce74">
            <text:p>61.69</text:p>
          </table:table-cell>
          <table:table-cell office:value-type="float" office:value="15.560911000000001" table:style-name="ce74">
            <text:p>15.56</text:p>
          </table:table-cell>
          <table:table-cell office:value-type="float" office:value="51.859321000000001" table:style-name="ce74">
            <text:p>51.86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27</text:p>
          </table:table-cell>
          <table:table-cell office:value-type="float" office:value="3.9768370000000002" table:style-name="ce74">
            <text:p>3.98</text:p>
          </table:table-cell>
          <table:table-cell office:value-type="float" office:value="31.926568" table:style-name="ce74">
            <text:p>31.93</text:p>
          </table:table-cell>
          <table:table-cell office:value-type="float" office:value="84.340096000000003" table:style-name="ce74">
            <text:p>84.34</text:p>
          </table:table-cell>
          <table:table-cell office:value-type="float" office:value="61.882156999999999" table:style-name="ce74">
            <text:p>61.88</text:p>
          </table:table-cell>
          <table:table-cell office:value-type="float" office:value="1.5903" table:style-name="ce74">
            <text:p>1.59</text:p>
          </table:table-cell>
          <table:table-cell office:value-type="float" office:value="52.013617000000004" table:style-name="ce74">
            <text:p>52.01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41</text:p>
          </table:table-cell>
          <table:table-cell office:value-type="float" office:value="1.395235" table:style-name="ce74">
            <text:p>1.40</text:p>
          </table:table-cell>
          <table:table-cell office:value-type="float" office:value="31.646027" table:style-name="ce74">
            <text:p>31.65</text:p>
          </table:table-cell>
          <table:table-cell office:value-type="float" office:value="83.857946999999996" table:style-name="ce74">
            <text:p>83.86</text:p>
          </table:table-cell>
          <table:table-cell office:value-type="float" office:value="61.944083999999997" table:style-name="ce74">
            <text:p>61.94</text:p>
          </table:table-cell>
          <table:table-cell office:value-type="float" office:value="2.3335129999999999" table:style-name="ce74">
            <text:p>2.33</text:p>
          </table:table-cell>
          <table:table-cell table:style-name="ce75"/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46</text:p>
          </table:table-cell>
          <table:table-cell office:value-type="float" office:value="6.2414440000000004" table:style-name="ce74">
            <text:p>6.24</text:p>
          </table:table-cell>
          <table:table-cell office:value-type="float" office:value="31.925094000000001" table:style-name="ce74">
            <text:p>31.93</text:p>
          </table:table-cell>
          <table:table-cell office:value-type="float" office:value="83.451145999999994" table:style-name="ce74">
            <text:p>83.45</text:p>
          </table:table-cell>
          <table:table-cell office:value-type="float" office:value="61.575619000000003" table:style-name="ce74">
            <text:p>61.58</text:p>
          </table:table-cell>
          <table:table-cell office:value-type="float" office:value="4.8765390000000002" table:style-name="ce74">
            <text:p>4.88</text:p>
          </table:table-cell>
          <table:table-cell office:value-type="float" office:value="51.752240999999998" table:style-name="ce74">
            <text:p>51.75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47</text:p>
          </table:table-cell>
          <table:table-cell office:value-type="float" office:value="13.130444000000001" table:style-name="ce74">
            <text:p>13.13</text:p>
          </table:table-cell>
          <table:table-cell office:value-type="float" office:value="31.917722000000001" table:style-name="ce74">
            <text:p>31.92</text:p>
          </table:table-cell>
          <table:table-cell office:value-type="float" office:value="83.651647999999994" table:style-name="ce74">
            <text:p>83.65</text:p>
          </table:table-cell>
          <table:table-cell office:value-type="float" office:value="61.743867999999999" table:style-name="ce74">
            <text:p>61.74</text:p>
          </table:table-cell>
          <table:table-cell office:value-type="float" office:value="1.287749" table:style-name="ce74">
            <text:p>1.29</text:p>
          </table:table-cell>
          <table:table-cell table:style-name="ce75"/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48</text:p>
          </table:table-cell>
          <table:table-cell office:value-type="float" office:value="13.950321000000001" table:style-name="ce74">
            <text:p>13.95</text:p>
          </table:table-cell>
          <table:table-cell office:value-type="float" office:value="31.540571" table:style-name="ce74">
            <text:p>31.54</text:p>
          </table:table-cell>
          <table:table-cell office:value-type="float" office:value="83.594545999999994" table:style-name="ce74">
            <text:p>83.59</text:p>
          </table:table-cell>
          <table:table-cell office:value-type="float" office:value="61.874217999999999" table:style-name="ce74">
            <text:p>61.87</text:p>
          </table:table-cell>
          <table:table-cell office:value-type="float" office:value="3.0858910000000002" table:style-name="ce74">
            <text:p>3.09</text:p>
          </table:table-cell>
          <table:table-cell office:value-type="float" office:value="51.971871999999998" table:style-name="ce74">
            <text:p>51.97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51</text:p>
          </table:table-cell>
          <table:table-cell office:value-type="float" office:value="2.0490599999999999" table:style-name="ce74">
            <text:p>2.05</text:p>
          </table:table-cell>
          <table:table-cell office:value-type="float" office:value="31.691725000000002" table:style-name="ce74">
            <text:p>31.69</text:p>
          </table:table-cell>
          <table:table-cell office:value-type="float" office:value="83.589526000000006" table:style-name="ce74">
            <text:p>83.59</text:p>
          </table:table-cell>
          <table:table-cell office:value-type="float" office:value="62.239412999999999" table:style-name="ce74">
            <text:p>62.24</text:p>
          </table:table-cell>
          <table:table-cell office:value-type="float" office:value="3.2922989999999999" table:style-name="ce74">
            <text:p>3.29</text:p>
          </table:table-cell>
          <table:table-cell office:value-type="float" office:value="51.758048000000002" table:style-name="ce74">
            <text:p>51.76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54</text:p>
          </table:table-cell>
          <table:table-cell office:value-type="float" office:value="13.290704" table:style-name="ce74">
            <text:p>13.29</text:p>
          </table:table-cell>
          <table:table-cell office:value-type="float" office:value="31.560517999999998" table:style-name="ce74">
            <text:p>31.56</text:p>
          </table:table-cell>
          <table:table-cell office:value-type="float" office:value="83.602140000000006" table:style-name="ce74">
            <text:p>83.60</text:p>
          </table:table-cell>
          <table:table-cell office:value-type="float" office:value="61.705396999999998" table:style-name="ce74">
            <text:p>61.71</text:p>
          </table:table-cell>
          <table:table-cell office:value-type="float" office:value="8.9142700000000001" table:style-name="ce74">
            <text:p>8.91</text:p>
          </table:table-cell>
          <table:table-cell table:style-name="ce75"/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58</text:p>
          </table:table-cell>
          <table:table-cell office:value-type="float" office:value="4.3830739999999997" table:style-name="ce74">
            <text:p>4.38</text:p>
          </table:table-cell>
          <table:table-cell office:value-type="float" office:value="31.607329" table:style-name="ce74">
            <text:p>31.61</text:p>
          </table:table-cell>
          <table:table-cell office:value-type="float" office:value="84.123868999999999" table:style-name="ce74">
            <text:p>84.12</text:p>
          </table:table-cell>
          <table:table-cell office:value-type="float" office:value="62.138717999999997" table:style-name="ce74">
            <text:p>62.14</text:p>
          </table:table-cell>
          <table:table-cell office:value-type="float" office:value="1.3232489999999999" table:style-name="ce74">
            <text:p>1.32</text:p>
          </table:table-cell>
          <table:table-cell office:value-type="float" office:value="51.787191999999997" table:style-name="ce74">
            <text:p>51.79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60</text:p>
          </table:table-cell>
          <table:table-cell office:value-type="float" office:value="13.400613" table:style-name="ce74">
            <text:p>13.40</text:p>
          </table:table-cell>
          <table:table-cell office:value-type="float" office:value="31.577984000000001" table:style-name="ce74">
            <text:p>31.58</text:p>
          </table:table-cell>
          <table:table-cell office:value-type="float" office:value="83.554439000000002" table:style-name="ce74">
            <text:p>83.55</text:p>
          </table:table-cell>
          <table:table-cell office:value-type="float" office:value="61.906775000000003" table:style-name="ce74">
            <text:p>61.91</text:p>
          </table:table-cell>
          <table:table-cell office:value-type="float" office:value="1.409597" table:style-name="ce74">
            <text:p>1.41</text:p>
          </table:table-cell>
          <table:table-cell office:value-type="float" office:value="51.925218000000001" table:style-name="ce74">
            <text:p>51.93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61</text:p>
          </table:table-cell>
          <table:table-cell office:value-type="float" office:value="3.1878340000000001" table:style-name="ce74">
            <text:p>3.19</text:p>
          </table:table-cell>
          <table:table-cell office:value-type="float" office:value="31.530301999999999" table:style-name="ce74">
            <text:p>31.53</text:p>
          </table:table-cell>
          <table:table-cell office:value-type="float" office:value="84.121166000000002" table:style-name="ce74">
            <text:p>84.12</text:p>
          </table:table-cell>
          <table:table-cell office:value-type="float" office:value="61.901065000000003" table:style-name="ce74">
            <text:p>61.90</text:p>
          </table:table-cell>
          <table:table-cell office:value-type="float" office:value="3.6878090000000001" table:style-name="ce74">
            <text:p>3.69</text:p>
          </table:table-cell>
          <table:table-cell office:value-type="float" office:value="53.703434000000001" table:style-name="ce74">
            <text:p>53.7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63</text:p>
          </table:table-cell>
          <table:table-cell office:value-type="float" office:value="12.652279" table:style-name="ce74">
            <text:p>12.65</text:p>
          </table:table-cell>
          <table:table-cell office:value-type="float" office:value="31.747962000000001" table:style-name="ce74">
            <text:p>31.75</text:p>
          </table:table-cell>
          <table:table-cell office:value-type="float" office:value="83.769925000000001" table:style-name="ce74">
            <text:p>83.77</text:p>
          </table:table-cell>
          <table:table-cell office:value-type="float" office:value="61.919516000000002" table:style-name="ce74">
            <text:p>61.92</text:p>
          </table:table-cell>
          <table:table-cell office:value-type="float" office:value="15.605460000000001" table:style-name="ce74">
            <text:p>15.61</text:p>
          </table:table-cell>
          <table:table-cell office:value-type="float" office:value="53.796444999999999" table:style-name="ce74">
            <text:p>53.8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64</text:p>
          </table:table-cell>
          <table:table-cell office:value-type="float" office:value="4.1646000000000001" table:style-name="ce74">
            <text:p>4.16</text:p>
          </table:table-cell>
          <table:table-cell table:style-name="ce75"/>
          <table:table-cell office:value-type="float" office:value="83.633498000000003" table:style-name="ce74">
            <text:p>83.63</text:p>
          </table:table-cell>
          <table:table-cell office:value-type="float" office:value="61.858451000000002" table:style-name="ce74">
            <text:p>61.86</text:p>
          </table:table-cell>
          <table:table-cell office:value-type="float" office:value="5.821186" table:style-name="ce74">
            <text:p>5.82</text:p>
          </table:table-cell>
          <table:table-cell table:style-name="ce75"/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65</text:p>
          </table:table-cell>
          <table:table-cell office:value-type="float" office:value="1.846007" table:style-name="ce74">
            <text:p>1.85</text:p>
          </table:table-cell>
          <table:table-cell office:value-type="float" office:value="31.813672" table:style-name="ce74">
            <text:p>31.81</text:p>
          </table:table-cell>
          <table:table-cell office:value-type="float" office:value="83.484397999999999" table:style-name="ce74">
            <text:p>83.48</text:p>
          </table:table-cell>
          <table:table-cell office:value-type="float" office:value="62.054929999999999" table:style-name="ce74">
            <text:p>62.05</text:p>
          </table:table-cell>
          <table:table-cell office:value-type="float" office:value="15.458561" table:style-name="ce74">
            <text:p>15.46</text:p>
          </table:table-cell>
          <table:table-cell table:style-name="ce75"/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66</text:p>
          </table:table-cell>
          <table:table-cell office:value-type="float" office:value="6.1612920000000004" table:style-name="ce74">
            <text:p>6.16</text:p>
          </table:table-cell>
          <table:table-cell office:value-type="float" office:value="31.963403" table:style-name="ce74">
            <text:p>31.96</text:p>
          </table:table-cell>
          <table:table-cell office:value-type="float" office:value="85.021469999999994" table:style-name="ce74">
            <text:p>85.02</text:p>
          </table:table-cell>
          <table:table-cell office:value-type="float" office:value="61.716707999999997" table:style-name="ce74">
            <text:p>61.72</text:p>
          </table:table-cell>
          <table:table-cell office:value-type="float" office:value="2.3131629999999999" table:style-name="ce74">
            <text:p>2.31</text:p>
          </table:table-cell>
          <table:table-cell office:value-type="float" office:value="51.848886999999998" table:style-name="ce74">
            <text:p>51.85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69</text:p>
          </table:table-cell>
          <table:table-cell office:value-type="float" office:value="6.0018750000000001" table:style-name="ce74">
            <text:p>6.00</text:p>
          </table:table-cell>
          <table:table-cell office:value-type="float" office:value="32.243549999999999" table:style-name="ce74">
            <text:p>32.24</text:p>
          </table:table-cell>
          <table:table-cell office:value-type="float" office:value="84.304449000000005" table:style-name="ce74">
            <text:p>84.30</text:p>
          </table:table-cell>
          <table:table-cell office:value-type="float" office:value="62.140616000000001" table:style-name="ce74">
            <text:p>62.14</text:p>
          </table:table-cell>
          <table:table-cell office:value-type="float" office:value="3.7353170000000002" table:style-name="ce74">
            <text:p>3.74</text:p>
          </table:table-cell>
          <table:table-cell office:value-type="float" office:value="52.400638000000001" table:style-name="ce74">
            <text:p>52.4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70</text:p>
          </table:table-cell>
          <table:table-cell office:value-type="float" office:value="2.7824080000000002" table:style-name="ce74">
            <text:p>2.78</text:p>
          </table:table-cell>
          <table:table-cell office:value-type="float" office:value="31.825877999999999" table:style-name="ce74">
            <text:p>31.83</text:p>
          </table:table-cell>
          <table:table-cell office:value-type="float" office:value="84.792700999999994" table:style-name="ce74">
            <text:p>84.79</text:p>
          </table:table-cell>
          <table:table-cell office:value-type="float" office:value="62.602943000000003" table:style-name="ce74">
            <text:p>62.60</text:p>
          </table:table-cell>
          <table:table-cell office:value-type="float" office:value="3.2158190000000002" table:style-name="ce74">
            <text:p>3.22</text:p>
          </table:table-cell>
          <table:table-cell office:value-type="float" office:value="52.465823999999998" table:style-name="ce74">
            <text:p>52.47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77</text:p>
          </table:table-cell>
          <table:table-cell office:value-type="float" office:value="4.5749269999999997" table:style-name="ce74">
            <text:p>4.57</text:p>
          </table:table-cell>
          <table:table-cell office:value-type="float" office:value="31.670176999999999" table:style-name="ce74">
            <text:p>31.67</text:p>
          </table:table-cell>
          <table:table-cell office:value-type="float" office:value="83.600791999999998" table:style-name="ce74">
            <text:p>83.60</text:p>
          </table:table-cell>
          <table:table-cell office:value-type="float" office:value="62.305250000000001" table:style-name="ce74">
            <text:p>62.31</text:p>
          </table:table-cell>
          <table:table-cell office:value-type="float" office:value="5.8331999999999997" table:style-name="ce74">
            <text:p>5.83</text:p>
          </table:table-cell>
          <table:table-cell office:value-type="float" office:value="52.284106000000001" table:style-name="ce74">
            <text:p>52.28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79</text:p>
          </table:table-cell>
          <table:table-cell office:value-type="float" office:value="3.0705830000000001" table:style-name="ce74">
            <text:p>3.07</text:p>
          </table:table-cell>
          <table:table-cell office:value-type="float" office:value="31.655304000000001" table:style-name="ce74">
            <text:p>31.66</text:p>
          </table:table-cell>
          <table:table-cell office:value-type="float" office:value="83.586528000000001" table:style-name="ce74">
            <text:p>83.59</text:p>
          </table:table-cell>
          <table:table-cell office:value-type="float" office:value="61.967529999999996" table:style-name="ce74">
            <text:p>61.97</text:p>
          </table:table-cell>
          <table:table-cell office:value-type="float" office:value="2.4289459999999998" table:style-name="ce74">
            <text:p>2.43</text:p>
          </table:table-cell>
          <table:table-cell office:value-type="float" office:value="51.903816999999997" table:style-name="ce74">
            <text:p>51.9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86</text:p>
          </table:table-cell>
          <table:table-cell office:value-type="float" office:value="13.414441" table:style-name="ce74">
            <text:p>13.41</text:p>
          </table:table-cell>
          <table:table-cell office:value-type="float" office:value="31.88015" table:style-name="ce74">
            <text:p>31.88</text:p>
          </table:table-cell>
          <table:table-cell office:value-type="float" office:value="83.827414000000005" table:style-name="ce74">
            <text:p>83.83</text:p>
          </table:table-cell>
          <table:table-cell office:value-type="float" office:value="63.269947000000002" table:style-name="ce74">
            <text:p>63.27</text:p>
          </table:table-cell>
          <table:table-cell office:value-type="float" office:value="15.457684" table:style-name="ce74">
            <text:p>15.46</text:p>
          </table:table-cell>
          <table:table-cell office:value-type="float" office:value="52.822491999999997" table:style-name="ce74">
            <text:p>52.82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84</text:p>
          </table:table-cell>
          <table:table-cell office:value-type="float" office:value="13.504847" table:style-name="ce74">
            <text:p>13.50</text:p>
          </table:table-cell>
          <table:table-cell office:value-type="float" office:value="31.676722999999999" table:style-name="ce74">
            <text:p>31.68</text:p>
          </table:table-cell>
          <table:table-cell office:value-type="float" office:value="84.204464999999999" table:style-name="ce74">
            <text:p>84.20</text:p>
          </table:table-cell>
          <table:table-cell office:value-type="float" office:value="61.667369000000001" table:style-name="ce74">
            <text:p>61.67</text:p>
          </table:table-cell>
          <table:table-cell office:value-type="float" office:value="1.158817" table:style-name="ce74">
            <text:p>1.16</text:p>
          </table:table-cell>
          <table:table-cell office:value-type="float" office:value="51.895736999999997" table:style-name="ce74">
            <text:p>51.9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90</text:p>
          </table:table-cell>
          <table:table-cell office:value-type="float" office:value="11.200396" table:style-name="ce74">
            <text:p>11.20</text:p>
          </table:table-cell>
          <table:table-cell table:style-name="ce75"/>
          <table:table-cell office:value-type="float" office:value="83.716565000000003" table:style-name="ce74">
            <text:p>83.72</text:p>
          </table:table-cell>
          <table:table-cell office:value-type="float" office:value="61.999167999999997" table:style-name="ce74">
            <text:p>62.00</text:p>
          </table:table-cell>
          <table:table-cell office:value-type="float" office:value="2.060886" table:style-name="ce74">
            <text:p>2.06</text:p>
          </table:table-cell>
          <table:table-cell office:value-type="float" office:value="51.897024999999999" table:style-name="ce74">
            <text:p>51.9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92</text:p>
          </table:table-cell>
          <table:table-cell office:value-type="float" office:value="6.6983860000000002" table:style-name="ce74">
            <text:p>6.70</text:p>
          </table:table-cell>
          <table:table-cell office:value-type="float" office:value="32.047068000000003" table:style-name="ce74">
            <text:p>32.05</text:p>
          </table:table-cell>
          <table:table-cell office:value-type="float" office:value="83.618362000000005" table:style-name="ce74">
            <text:p>83.62</text:p>
          </table:table-cell>
          <table:table-cell office:value-type="float" office:value="62.030486000000003" table:style-name="ce74">
            <text:p>62.03</text:p>
          </table:table-cell>
          <table:table-cell office:value-type="float" office:value="2.4687109999999999" table:style-name="ce74">
            <text:p>2.47</text:p>
          </table:table-cell>
          <table:table-cell office:value-type="float" office:value="52.498353999999999" table:style-name="ce74">
            <text:p>52.50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96</text:p>
          </table:table-cell>
          <table:table-cell office:value-type="float" office:value="4.3618790000000001" table:style-name="ce74">
            <text:p>4.36</text:p>
          </table:table-cell>
          <table:table-cell table:style-name="ce75"/>
          <table:table-cell office:value-type="float" office:value="83.647531999999998" table:style-name="ce74">
            <text:p>83.65</text:p>
          </table:table-cell>
          <table:table-cell office:value-type="float" office:value="61.714618000000002" table:style-name="ce74">
            <text:p>61.71</text:p>
          </table:table-cell>
          <table:table-cell office:value-type="float" office:value="2.4469219999999998" table:style-name="ce74">
            <text:p>2.45</text:p>
          </table:table-cell>
          <table:table-cell office:value-type="float" office:value="51.874406999999998" table:style-name="ce74">
            <text:p>51.87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197</text:p>
          </table:table-cell>
          <table:table-cell office:value-type="float" office:value="13.233834" table:style-name="ce74">
            <text:p>13.23</text:p>
          </table:table-cell>
          <table:table-cell table:style-name="ce75"/>
          <table:table-cell office:value-type="float" office:value="83.866463999999993" table:style-name="ce74">
            <text:p>83.87</text:p>
          </table:table-cell>
          <table:table-cell office:value-type="float" office:value="61.196938000000003" table:style-name="ce74">
            <text:p>61.20</text:p>
          </table:table-cell>
          <table:table-cell office:value-type="float" office:value="15.33203" table:style-name="ce74">
            <text:p>15.33</text:p>
          </table:table-cell>
          <table:table-cell table:style-name="ce75"/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P200</text:p>
          </table:table-cell>
          <table:table-cell office:value-type="float" office:value="5.1246" table:style-name="ce74">
            <text:p>5.12</text:p>
          </table:table-cell>
          <table:table-cell office:value-type="float" office:value="32.060568000000004" table:style-name="ce74">
            <text:p>32.06</text:p>
          </table:table-cell>
          <table:table-cell office:value-type="float" office:value="83.912135000000006" table:style-name="ce74">
            <text:p>83.91</text:p>
          </table:table-cell>
          <table:table-cell office:value-type="float" office:value="61.657912000000003" table:style-name="ce74">
            <text:p>61.66</text:p>
          </table:table-cell>
          <table:table-cell office:value-type="float" office:value="3.5446499999999999" table:style-name="ce74">
            <text:p>3.54</text:p>
          </table:table-cell>
          <table:table-cell office:value-type="float" office:value="53.11544" table:style-name="ce74">
            <text:p>53.12</text:p>
          </table:table-cell>
          <table:table-cell table:number-columns-repeated="16376"/>
        </table:table-row>
        <table:table-row table:number-rows-repeated="1048517" table:style-name="ro1">
          <table:table-cell table:number-columns-repeated="16384"/>
        </table:table-row>
      </table:table>
      <table:table table:name="TTFF_Y_Time_to_First_Fixation_" table:style-name="ta1">
        <table:table-column table:style-name="co8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YELLOW GOGG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3">
            <text:p>Time to first fixation in AOI [s]</text:p>
          </table:table-cell>
          <table:table-cell office:value-type="string" table:style-name="ce53">
            <text:p>Participant</text:p>
          </table:table-cell>
          <table:table-cell office:value-type="string" table:style-name="ce65">
            <text:p>Y ttf</text:p>
          </table:table-cell>
          <table:table-cell office:value-type="string" table:style-name="ce53">
            <text:p>R bucket</text:p>
          </table:table-cell>
          <table:table-cell office:value-type="string" table:style-name="ce53">
            <text:p>R helmet + face</text:p>
          </table:table-cell>
          <table:table-cell office:value-type="string" table:style-name="ce53">
            <text:p>R jacket</text:p>
          </table:table-cell>
          <table:table-cell office:value-type="string" table:style-name="ce53">
            <text:p>Y bag</text:p>
          </table:table-cell>
          <table:table-cell office:value-type="string" table:style-name="ce53">
            <text:p>Y bucket</text:p>
          </table:table-cell>
          <table:table-cell office:value-type="string" table:style-name="ce53">
            <text:p>Y helmet + face</text:p>
          </table:table-cell>
          <table:table-cell table:number-columns-repeated="16375"/>
        </table:table-row>
        <table:table-row table:style-name="ro1">
          <table:table-cell office:value-type="string" table:style-name="ce56">
            <text:p>R-RED</text:p>
          </table:table-cell>
          <table:table-cell office:value-type="string" table:style-name="ce3">
            <text:p>P003</text:p>
          </table:table-cell>
          <table:table-cell office:value-type="float" office:value="3.0916380000000001" table:style-name="ce64">
            <text:p>3.09</text:p>
          </table:table-cell>
          <table:table-cell office:value-type="float" office:value="3.0916380000000001" table:style-name="ce64">
            <text:p>3.09</text:p>
          </table:table-cell>
          <table:table-cell office:value-type="float" office:value="31.633026999999998" table:style-name="ce64">
            <text:p>31.63</text:p>
          </table:table-cell>
          <table:table-cell office:value-type="float" office:value="83.587374999999994" table:style-name="ce64">
            <text:p>83.59</text:p>
          </table:table-cell>
          <table:table-cell office:value-type="float" office:value="61.675790999999997" table:style-name="ce64">
            <text:p>61.68</text:p>
          </table:table-cell>
          <table:table-cell office:value-type="float" office:value="0.91678099999999996" table:style-name="ce64">
            <text:p>0.92</text:p>
          </table:table-cell>
          <table:table-cell office:value-type="float" office:value="51.882337" table:style-name="ce64">
            <text:p>51.88</text:p>
          </table:table-cell>
          <table:table-cell table:number-columns-repeated="16375"/>
        </table:table-row>
        <table:table-row table:style-name="ro1">
          <table:table-cell office:value-type="string" table:style-name="ce67">
            <text:p>Y-YELLOW</text:p>
          </table:table-cell>
          <table:table-cell office:value-type="string" table:style-name="ce3">
            <text:p>P004</text:p>
          </table:table-cell>
          <table:table-cell office:value-type="float" office:value="2.7555740000000002" table:style-name="ce64">
            <text:p>2.76</text:p>
          </table:table-cell>
          <table:table-cell office:value-type="float" office:value="2.7555740000000002" table:style-name="ce64">
            <text:p>2.76</text:p>
          </table:table-cell>
          <table:table-cell office:value-type="float" office:value="32.352370000000001" table:style-name="ce64">
            <text:p>32.35</text:p>
          </table:table-cell>
          <table:table-cell office:value-type="float" office:value="83.661443000000006" table:style-name="ce64">
            <text:p>83.66</text:p>
          </table:table-cell>
          <table:table-cell office:value-type="float" office:value="62.425607999999997" table:style-name="ce64">
            <text:p>62.43</text:p>
          </table:table-cell>
          <table:table-cell office:value-type="float" office:value="15.658272" table:style-name="ce64">
            <text:p>15.66</text:p>
          </table:table-cell>
          <table:table-cell table:style-name="ce65"/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08</text:p>
          </table:table-cell>
          <table:table-cell office:value-type="float" office:value="13.591170999999999" table:style-name="ce64">
            <text:p>13.59</text:p>
          </table:table-cell>
          <table:table-cell office:value-type="float" office:value="13.591170999999999" table:style-name="ce64">
            <text:p>13.59</text:p>
          </table:table-cell>
          <table:table-cell office:value-type="float" office:value="31.594653000000001" table:style-name="ce64">
            <text:p>31.59</text:p>
          </table:table-cell>
          <table:table-cell office:value-type="float" office:value="83.495907000000003" table:style-name="ce64">
            <text:p>83.50</text:p>
          </table:table-cell>
          <table:table-cell office:value-type="float" office:value="61.663561999999999" table:style-name="ce64">
            <text:p>61.66</text:p>
          </table:table-cell>
          <table:table-cell office:value-type="float" office:value="18.145235" table:style-name="ce64">
            <text:p>18.15</text:p>
          </table:table-cell>
          <table:table-cell office:value-type="float" office:value="51.652535" table:style-name="ce64">
            <text:p>51.65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02</text:p>
          </table:table-cell>
          <table:table-cell office:value-type="float" office:value="1.3097799999999999" table:style-name="ce64">
            <text:p>1.31</text:p>
          </table:table-cell>
          <table:table-cell office:value-type="float" office:value="1.3097799999999999" table:style-name="ce64">
            <text:p>1.31</text:p>
          </table:table-cell>
          <table:table-cell office:value-type="float" office:value="32.018183000000001" table:style-name="ce64">
            <text:p>32.02</text:p>
          </table:table-cell>
          <table:table-cell office:value-type="float" office:value="84.551400000000001" table:style-name="ce64">
            <text:p>84.55</text:p>
          </table:table-cell>
          <table:table-cell office:value-type="float" office:value="62.109937000000002" table:style-name="ce64">
            <text:p>62.11</text:p>
          </table:table-cell>
          <table:table-cell office:value-type="float" office:value="0.48648200000000003" table:style-name="ce64">
            <text:p>0.49</text:p>
          </table:table-cell>
          <table:table-cell office:value-type="float" office:value="52.002516999999997" table:style-name="ce64">
            <text:p>52.00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11</text:p>
          </table:table-cell>
          <table:table-cell office:value-type="float" office:value="2.3989220000000002" table:style-name="ce64">
            <text:p>2.40</text:p>
          </table:table-cell>
          <table:table-cell office:value-type="float" office:value="2.3989220000000002" table:style-name="ce64">
            <text:p>2.40</text:p>
          </table:table-cell>
          <table:table-cell office:value-type="float" office:value="31.538786999999999" table:style-name="ce64">
            <text:p>31.54</text:p>
          </table:table-cell>
          <table:table-cell office:value-type="float" office:value="83.533148999999995" table:style-name="ce64">
            <text:p>83.53</text:p>
          </table:table-cell>
          <table:table-cell office:value-type="float" office:value="62.087553999999997" table:style-name="ce64">
            <text:p>62.09</text:p>
          </table:table-cell>
          <table:table-cell office:value-type="float" office:value="3.3938809999999999" table:style-name="ce64">
            <text:p>3.39</text:p>
          </table:table-cell>
          <table:table-cell office:value-type="float" office:value="52.766083999999999" table:style-name="ce64">
            <text:p>52.77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18</text:p>
          </table:table-cell>
          <table:table-cell office:value-type="float" office:value="5.8060710000000002" table:style-name="ce64">
            <text:p>5.81</text:p>
          </table:table-cell>
          <table:table-cell office:value-type="float" office:value="5.8060710000000002" table:style-name="ce64">
            <text:p>5.81</text:p>
          </table:table-cell>
          <table:table-cell office:value-type="float" office:value="31.689688" table:style-name="ce64">
            <text:p>31.69</text:p>
          </table:table-cell>
          <table:table-cell office:value-type="float" office:value="83.708770999999999" table:style-name="ce64">
            <text:p>83.71</text:p>
          </table:table-cell>
          <table:table-cell office:value-type="float" office:value="61.700418999999997" table:style-name="ce64">
            <text:p>61.70</text:p>
          </table:table-cell>
          <table:table-cell office:value-type="float" office:value="0.88132500000000003" table:style-name="ce64">
            <text:p>0.88</text:p>
          </table:table-cell>
          <table:table-cell office:value-type="float" office:value="52.423217000000001" table:style-name="ce64">
            <text:p>52.42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19</text:p>
          </table:table-cell>
          <table:table-cell office:value-type="float" office:value="13.024112000000001" table:style-name="ce64">
            <text:p>13.02</text:p>
          </table:table-cell>
          <table:table-cell office:value-type="float" office:value="13.024112000000001" table:style-name="ce64">
            <text:p>13.02</text:p>
          </table:table-cell>
          <table:table-cell office:value-type="float" office:value="31.632334" table:style-name="ce64">
            <text:p>31.63</text:p>
          </table:table-cell>
          <table:table-cell office:value-type="float" office:value="83.563512000000003" table:style-name="ce64">
            <text:p>83.56</text:p>
          </table:table-cell>
          <table:table-cell office:value-type="float" office:value="61.916936999999997" table:style-name="ce64">
            <text:p>61.92</text:p>
          </table:table-cell>
          <table:table-cell office:value-type="float" office:value="15.608955999999999" table:style-name="ce64">
            <text:p>15.61</text:p>
          </table:table-cell>
          <table:table-cell table:style-name="ce65"/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24</text:p>
          </table:table-cell>
          <table:table-cell office:value-type="float" office:value="1.161189" table:style-name="ce64">
            <text:p>1.16</text:p>
          </table:table-cell>
          <table:table-cell office:value-type="float" office:value="1.161189" table:style-name="ce64">
            <text:p>1.16</text:p>
          </table:table-cell>
          <table:table-cell office:value-type="float" office:value="32.209595999999998" table:style-name="ce64">
            <text:p>32.21</text:p>
          </table:table-cell>
          <table:table-cell office:value-type="float" office:value="83.520353" table:style-name="ce64">
            <text:p>83.52</text:p>
          </table:table-cell>
          <table:table-cell office:value-type="float" office:value="61.424712999999997" table:style-name="ce64">
            <text:p>61.42</text:p>
          </table:table-cell>
          <table:table-cell office:value-type="float" office:value="15.675440999999999" table:style-name="ce64">
            <text:p>15.68</text:p>
          </table:table-cell>
          <table:table-cell office:value-type="float" office:value="52.033650000000002" table:style-name="ce64">
            <text:p>52.03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26</text:p>
          </table:table-cell>
          <table:table-cell office:value-type="float" office:value="1.7690680000000001" table:style-name="ce64">
            <text:p>1.77</text:p>
          </table:table-cell>
          <table:table-cell office:value-type="float" office:value="1.7690680000000001" table:style-name="ce64">
            <text:p>1.77</text:p>
          </table:table-cell>
          <table:table-cell office:value-type="float" office:value="31.660910000000001" table:style-name="ce64">
            <text:p>31.66</text:p>
          </table:table-cell>
          <table:table-cell office:value-type="float" office:value="83.474136000000001" table:style-name="ce64">
            <text:p>83.47</text:p>
          </table:table-cell>
          <table:table-cell office:value-type="float" office:value="61.674377" table:style-name="ce64">
            <text:p>61.67</text:p>
          </table:table-cell>
          <table:table-cell office:value-type="float" office:value="0.62581600000000004" table:style-name="ce64">
            <text:p>0.63</text:p>
          </table:table-cell>
          <table:table-cell office:value-type="float" office:value="51.948017" table:style-name="ce64">
            <text:p>51.95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28</text:p>
          </table:table-cell>
          <table:table-cell office:value-type="float" office:value="12.37724" table:style-name="ce64">
            <text:p>12.38</text:p>
          </table:table-cell>
          <table:table-cell office:value-type="float" office:value="12.37724" table:style-name="ce64">
            <text:p>12.38</text:p>
          </table:table-cell>
          <table:table-cell office:value-type="float" office:value="31.804594999999999" table:style-name="ce64">
            <text:p>31.80</text:p>
          </table:table-cell>
          <table:table-cell office:value-type="float" office:value="83.621750000000006" table:style-name="ce64">
            <text:p>83.62</text:p>
          </table:table-cell>
          <table:table-cell office:value-type="float" office:value="61.634507999999997" table:style-name="ce64">
            <text:p>61.63</text:p>
          </table:table-cell>
          <table:table-cell office:value-type="float" office:value="15.47541" table:style-name="ce64">
            <text:p>15.48</text:p>
          </table:table-cell>
          <table:table-cell office:value-type="float" office:value="51.970253" table:style-name="ce64">
            <text:p>51.97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30</text:p>
          </table:table-cell>
          <table:table-cell office:value-type="float" office:value="4.8489519999999997" table:style-name="ce64">
            <text:p>4.85</text:p>
          </table:table-cell>
          <table:table-cell office:value-type="float" office:value="4.8489519999999997" table:style-name="ce64">
            <text:p>4.85</text:p>
          </table:table-cell>
          <table:table-cell office:value-type="float" office:value="31.648702" table:style-name="ce64">
            <text:p>31.65</text:p>
          </table:table-cell>
          <table:table-cell office:value-type="float" office:value="83.481579999999994" table:style-name="ce64">
            <text:p>83.48</text:p>
          </table:table-cell>
          <table:table-cell office:value-type="float" office:value="62.208514999999998" table:style-name="ce64">
            <text:p>62.21</text:p>
          </table:table-cell>
          <table:table-cell office:value-type="float" office:value="1.987446" table:style-name="ce64">
            <text:p>1.99</text:p>
          </table:table-cell>
          <table:table-cell office:value-type="float" office:value="51.809874999999998" table:style-name="ce64">
            <text:p>51.81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38</text:p>
          </table:table-cell>
          <table:table-cell office:value-type="float" office:value="1.1160220000000001" table:style-name="ce64">
            <text:p>1.12</text:p>
          </table:table-cell>
          <table:table-cell office:value-type="float" office:value="13.490643" table:style-name="ce64">
            <text:p>13.49</text:p>
          </table:table-cell>
          <table:table-cell office:value-type="float" office:value="31.718776999999999" table:style-name="ce64">
            <text:p>31.72</text:p>
          </table:table-cell>
          <table:table-cell office:value-type="float" office:value="83.575847999999993" table:style-name="ce64">
            <text:p>83.58</text:p>
          </table:table-cell>
          <table:table-cell office:value-type="float" office:value="61.576016000000003" table:style-name="ce64">
            <text:p>61.58</text:p>
          </table:table-cell>
          <table:table-cell office:value-type="float" office:value="16.243874000000002" table:style-name="ce64">
            <text:p>16.24</text:p>
          </table:table-cell>
          <table:table-cell office:value-type="float" office:value="51.965316999999999" table:style-name="ce64">
            <text:p>51.97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39</text:p>
          </table:table-cell>
          <table:table-cell table:style-name="ce64"/>
          <table:table-cell office:value-type="float" office:value="1.1160220000000001" table:style-name="ce64">
            <text:p>1.12</text:p>
          </table:table-cell>
          <table:table-cell office:value-type="float" office:value="32.883659000000002" table:style-name="ce64">
            <text:p>32.88</text:p>
          </table:table-cell>
          <table:table-cell office:value-type="float" office:value="84.283371000000002" table:style-name="ce64">
            <text:p>84.28</text:p>
          </table:table-cell>
          <table:table-cell office:value-type="float" office:value="62.070239999999998" table:style-name="ce64">
            <text:p>62.07</text:p>
          </table:table-cell>
          <table:table-cell office:value-type="float" office:value="0.69270699999999996" table:style-name="ce64">
            <text:p>0.69</text:p>
          </table:table-cell>
          <table:table-cell office:value-type="float" office:value="52.726022999999998" table:style-name="ce64">
            <text:p>52.73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44</text:p>
          </table:table-cell>
          <table:table-cell office:value-type="float" office:value="12.084294999999999" table:style-name="ce64">
            <text:p>12.08</text:p>
          </table:table-cell>
          <table:table-cell office:value-type="float" office:value="12.084294999999999" table:style-name="ce64">
            <text:p>12.08</text:p>
          </table:table-cell>
          <table:table-cell office:value-type="float" office:value="31.614104999999999" table:style-name="ce64">
            <text:p>31.61</text:p>
          </table:table-cell>
          <table:table-cell office:value-type="float" office:value="83.429027000000005" table:style-name="ce64">
            <text:p>83.43</text:p>
          </table:table-cell>
          <table:table-cell office:value-type="float" office:value="61.663671999999998" table:style-name="ce64">
            <text:p>61.66</text:p>
          </table:table-cell>
          <table:table-cell office:value-type="float" office:value="5.5079919999999998" table:style-name="ce64">
            <text:p>5.51</text:p>
          </table:table-cell>
          <table:table-cell office:value-type="float" office:value="51.832276999999998" table:style-name="ce64">
            <text:p>51.83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48</text:p>
          </table:table-cell>
          <table:table-cell office:value-type="float" office:value="12.088561" table:style-name="ce64">
            <text:p>12.09</text:p>
          </table:table-cell>
          <table:table-cell office:value-type="float" office:value="12.088561" table:style-name="ce64">
            <text:p>12.09</text:p>
          </table:table-cell>
          <table:table-cell office:value-type="float" office:value="31.49089" table:style-name="ce64">
            <text:p>31.49</text:p>
          </table:table-cell>
          <table:table-cell office:value-type="float" office:value="83.587339999999998" table:style-name="ce64">
            <text:p>83.59</text:p>
          </table:table-cell>
          <table:table-cell office:value-type="float" office:value="61.501099000000004" table:style-name="ce64">
            <text:p>61.50</text:p>
          </table:table-cell>
          <table:table-cell office:value-type="float" office:value="15.468379000000001" table:style-name="ce64">
            <text:p>15.47</text:p>
          </table:table-cell>
          <table:table-cell office:value-type="float" office:value="51.659860999999999" table:style-name="ce64">
            <text:p>51.66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53</text:p>
          </table:table-cell>
          <table:table-cell office:value-type="float" office:value="1.4475199999999999" table:style-name="ce64">
            <text:p>1.45</text:p>
          </table:table-cell>
          <table:table-cell office:value-type="float" office:value="1.4475199999999999" table:style-name="ce64">
            <text:p>1.45</text:p>
          </table:table-cell>
          <table:table-cell office:value-type="float" office:value="31.63316" table:style-name="ce64">
            <text:p>31.63</text:p>
          </table:table-cell>
          <table:table-cell office:value-type="float" office:value="84.052430000000001" table:style-name="ce64">
            <text:p>84.05</text:p>
          </table:table-cell>
          <table:table-cell office:value-type="float" office:value="61.945563" table:style-name="ce64">
            <text:p>61.95</text:p>
          </table:table-cell>
          <table:table-cell office:value-type="float" office:value="0.74255099999999996" table:style-name="ce64">
            <text:p>0.74</text:p>
          </table:table-cell>
          <table:table-cell office:value-type="float" office:value="51.626618999999998" table:style-name="ce64">
            <text:p>51.63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54</text:p>
          </table:table-cell>
          <table:table-cell office:value-type="float" office:value="1.1423380000000001" table:style-name="ce64">
            <text:p>1.14</text:p>
          </table:table-cell>
          <table:table-cell office:value-type="float" office:value="1.1423380000000001" table:style-name="ce64">
            <text:p>1.14</text:p>
          </table:table-cell>
          <table:table-cell office:value-type="float" office:value="32.242426999999999" table:style-name="ce64">
            <text:p>32.24</text:p>
          </table:table-cell>
          <table:table-cell office:value-type="float" office:value="83.559023999999994" table:style-name="ce64">
            <text:p>83.56</text:p>
          </table:table-cell>
          <table:table-cell office:value-type="float" office:value="61.982571" table:style-name="ce64">
            <text:p>61.98</text:p>
          </table:table-cell>
          <table:table-cell office:value-type="float" office:value="0.58069599999999999" table:style-name="ce64">
            <text:p>0.58</text:p>
          </table:table-cell>
          <table:table-cell office:value-type="float" office:value="52.459727999999998" table:style-name="ce64">
            <text:p>52.46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58</text:p>
          </table:table-cell>
          <table:table-cell office:value-type="float" office:value="13.505191999999999" table:style-name="ce64">
            <text:p>13.51</text:p>
          </table:table-cell>
          <table:table-cell office:value-type="float" office:value="13.505191999999999" table:style-name="ce64">
            <text:p>13.51</text:p>
          </table:table-cell>
          <table:table-cell office:value-type="float" office:value="31.751106" table:style-name="ce64">
            <text:p>31.75</text:p>
          </table:table-cell>
          <table:table-cell office:value-type="float" office:value="83.617679999999993" table:style-name="ce64">
            <text:p>83.62</text:p>
          </table:table-cell>
          <table:table-cell office:value-type="float" office:value="62.745980000000003" table:style-name="ce64">
            <text:p>62.75</text:p>
          </table:table-cell>
          <table:table-cell office:value-type="float" office:value="2.6607750000000001" table:style-name="ce64">
            <text:p>2.66</text:p>
          </table:table-cell>
          <table:table-cell office:value-type="float" office:value="51.935487999999999" table:style-name="ce64">
            <text:p>51.94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59</text:p>
          </table:table-cell>
          <table:table-cell office:value-type="float" office:value="12.981672" table:style-name="ce64">
            <text:p>12.98</text:p>
          </table:table-cell>
          <table:table-cell office:value-type="float" office:value="12.981672" table:style-name="ce64">
            <text:p>12.98</text:p>
          </table:table-cell>
          <table:table-cell office:value-type="float" office:value="31.554061000000001" table:style-name="ce64">
            <text:p>31.55</text:p>
          </table:table-cell>
          <table:table-cell office:value-type="float" office:value="83.616695000000007" table:style-name="ce64">
            <text:p>83.62</text:p>
          </table:table-cell>
          <table:table-cell office:value-type="float" office:value="61.891986000000003" table:style-name="ce64">
            <text:p>61.89</text:p>
          </table:table-cell>
          <table:table-cell office:value-type="float" office:value="15.673183999999999" table:style-name="ce64">
            <text:p>15.67</text:p>
          </table:table-cell>
          <table:table-cell office:value-type="float" office:value="51.929752999999998" table:style-name="ce64">
            <text:p>51.93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65</text:p>
          </table:table-cell>
          <table:table-cell office:value-type="float" office:value="1.5047470000000001" table:style-name="ce64">
            <text:p>1.50</text:p>
          </table:table-cell>
          <table:table-cell office:value-type="float" office:value="1.5047470000000001" table:style-name="ce64">
            <text:p>1.50</text:p>
          </table:table-cell>
          <table:table-cell office:value-type="float" office:value="32.003093" table:style-name="ce64">
            <text:p>32.00</text:p>
          </table:table-cell>
          <table:table-cell office:value-type="float" office:value="83.547111999999998" table:style-name="ce64">
            <text:p>83.55</text:p>
          </table:table-cell>
          <table:table-cell office:value-type="float" office:value="61.933833999999997" table:style-name="ce64">
            <text:p>61.93</text:p>
          </table:table-cell>
          <table:table-cell office:value-type="float" office:value="0.948106" table:style-name="ce64">
            <text:p>0.95</text:p>
          </table:table-cell>
          <table:table-cell office:value-type="float" office:value="51.783746000000001" table:style-name="ce64">
            <text:p>51.78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66</text:p>
          </table:table-cell>
          <table:table-cell office:value-type="float" office:value="12.785246000000001" table:style-name="ce64">
            <text:p>12.79</text:p>
          </table:table-cell>
          <table:table-cell office:value-type="float" office:value="12.785246000000001" table:style-name="ce64">
            <text:p>12.79</text:p>
          </table:table-cell>
          <table:table-cell office:value-type="float" office:value="35.574044000000001" table:style-name="ce64">
            <text:p>35.57</text:p>
          </table:table-cell>
          <table:table-cell office:value-type="float" office:value="83.738219000000001" table:style-name="ce64">
            <text:p>83.74</text:p>
          </table:table-cell>
          <table:table-cell office:value-type="float" office:value="61.926506000000003" table:style-name="ce64">
            <text:p>61.93</text:p>
          </table:table-cell>
          <table:table-cell office:value-type="float" office:value="0.85752399999999995" table:style-name="ce64">
            <text:p>0.86</text:p>
          </table:table-cell>
          <table:table-cell office:value-type="float" office:value="52.007919999999999" table:style-name="ce64">
            <text:p>52.01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67</text:p>
          </table:table-cell>
          <table:table-cell office:value-type="float" office:value="5.4557190000000002" table:style-name="ce64">
            <text:p>5.46</text:p>
          </table:table-cell>
          <table:table-cell office:value-type="float" office:value="5.4557190000000002" table:style-name="ce64">
            <text:p>5.46</text:p>
          </table:table-cell>
          <table:table-cell office:value-type="float" office:value="31.623925" table:style-name="ce64">
            <text:p>31.62</text:p>
          </table:table-cell>
          <table:table-cell office:value-type="float" office:value="83.678325999999998" table:style-name="ce64">
            <text:p>83.68</text:p>
          </table:table-cell>
          <table:table-cell office:value-type="float" office:value="61.922772000000002" table:style-name="ce64">
            <text:p>61.92</text:p>
          </table:table-cell>
          <table:table-cell office:value-type="float" office:value="1.4859249999999999" table:style-name="ce64">
            <text:p>1.49</text:p>
          </table:table-cell>
          <table:table-cell office:value-type="float" office:value="52.835951999999999" table:style-name="ce64">
            <text:p>52.84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72</text:p>
          </table:table-cell>
          <table:table-cell office:value-type="float" office:value="1.952215" table:style-name="ce64">
            <text:p>1.95</text:p>
          </table:table-cell>
          <table:table-cell office:value-type="float" office:value="1.952215" table:style-name="ce64">
            <text:p>1.95</text:p>
          </table:table-cell>
          <table:table-cell office:value-type="float" office:value="31.640675999999999" table:style-name="ce64">
            <text:p>31.64</text:p>
          </table:table-cell>
          <table:table-cell office:value-type="float" office:value="83.540221000000003" table:style-name="ce64">
            <text:p>83.54</text:p>
          </table:table-cell>
          <table:table-cell office:value-type="float" office:value="61.685771000000003" table:style-name="ce64">
            <text:p>61.69</text:p>
          </table:table-cell>
          <table:table-cell office:value-type="float" office:value="1.272246" table:style-name="ce64">
            <text:p>1.27</text:p>
          </table:table-cell>
          <table:table-cell office:value-type="float" office:value="52.102652999999997" table:style-name="ce64">
            <text:p>52.10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73</text:p>
          </table:table-cell>
          <table:table-cell office:value-type="float" office:value="12.365893" table:style-name="ce64">
            <text:p>12.37</text:p>
          </table:table-cell>
          <table:table-cell office:value-type="float" office:value="12.365893" table:style-name="ce64">
            <text:p>12.37</text:p>
          </table:table-cell>
          <table:table-cell office:value-type="float" office:value="31.634488999999999" table:style-name="ce64">
            <text:p>31.63</text:p>
          </table:table-cell>
          <table:table-cell office:value-type="float" office:value="84.007686000000007" table:style-name="ce64">
            <text:p>84.01</text:p>
          </table:table-cell>
          <table:table-cell office:value-type="float" office:value="62.068983000000003" table:style-name="ce64">
            <text:p>62.07</text:p>
          </table:table-cell>
          <table:table-cell office:value-type="float" office:value="15.632375" table:style-name="ce64">
            <text:p>15.63</text:p>
          </table:table-cell>
          <table:table-cell office:value-type="float" office:value="51.780256999999999" table:style-name="ce64">
            <text:p>51.78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78</text:p>
          </table:table-cell>
          <table:table-cell office:value-type="float" office:value="0.92871700000000001" table:style-name="ce64">
            <text:p>0.93</text:p>
          </table:table-cell>
          <table:table-cell office:value-type="float" office:value="0.92871700000000001" table:style-name="ce64">
            <text:p>0.93</text:p>
          </table:table-cell>
          <table:table-cell table:style-name="ce65"/>
          <table:table-cell office:value-type="float" office:value="83.467633000000006" table:style-name="ce64">
            <text:p>83.47</text:p>
          </table:table-cell>
          <table:table-cell office:value-type="float" office:value="62.205725999999999" table:style-name="ce64">
            <text:p>62.21</text:p>
          </table:table-cell>
          <table:table-cell office:value-type="float" office:value="0.56540000000000001" table:style-name="ce64">
            <text:p>0.57</text:p>
          </table:table-cell>
          <table:table-cell table:style-name="ce65"/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82</text:p>
          </table:table-cell>
          <table:table-cell office:value-type="float" office:value="13.714084" table:style-name="ce64">
            <text:p>13.71</text:p>
          </table:table-cell>
          <table:table-cell office:value-type="float" office:value="13.714084" table:style-name="ce64">
            <text:p>13.71</text:p>
          </table:table-cell>
          <table:table-cell office:value-type="float" office:value="31.668866000000001" table:style-name="ce64">
            <text:p>31.67</text:p>
          </table:table-cell>
          <table:table-cell office:value-type="float" office:value="83.726388999999998" table:style-name="ce64">
            <text:p>83.73</text:p>
          </table:table-cell>
          <table:table-cell office:value-type="float" office:value="61.885626999999999" table:style-name="ce64">
            <text:p>61.89</text:p>
          </table:table-cell>
          <table:table-cell office:value-type="float" office:value="15.590665" table:style-name="ce64">
            <text:p>15.59</text:p>
          </table:table-cell>
          <table:table-cell table:style-name="ce65"/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86</text:p>
          </table:table-cell>
          <table:table-cell office:value-type="float" office:value="1.7498549999999999" table:style-name="ce64">
            <text:p>1.75</text:p>
          </table:table-cell>
          <table:table-cell office:value-type="float" office:value="1.7498549999999999" table:style-name="ce64">
            <text:p>1.75</text:p>
          </table:table-cell>
          <table:table-cell office:value-type="float" office:value="31.695864" table:style-name="ce64">
            <text:p>31.70</text:p>
          </table:table-cell>
          <table:table-cell office:value-type="float" office:value="83.933216999999999" table:style-name="ce64">
            <text:p>83.93</text:p>
          </table:table-cell>
          <table:table-cell office:value-type="float" office:value="62.045070000000003" table:style-name="ce64">
            <text:p>62.05</text:p>
          </table:table-cell>
          <table:table-cell office:value-type="float" office:value="4.2430409999999998" table:style-name="ce64">
            <text:p>4.24</text:p>
          </table:table-cell>
          <table:table-cell office:value-type="float" office:value="52.002614999999999" table:style-name="ce64">
            <text:p>52.00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87</text:p>
          </table:table-cell>
          <table:table-cell office:value-type="float" office:value="1.14415" table:style-name="ce64">
            <text:p>1.14</text:p>
          </table:table-cell>
          <table:table-cell office:value-type="float" office:value="1.14415" table:style-name="ce64">
            <text:p>1.14</text:p>
          </table:table-cell>
          <table:table-cell office:value-type="float" office:value="32.184736999999998" table:style-name="ce64">
            <text:p>32.18</text:p>
          </table:table-cell>
          <table:table-cell office:value-type="float" office:value="83.707969000000006" table:style-name="ce64">
            <text:p>83.71</text:p>
          </table:table-cell>
          <table:table-cell office:value-type="float" office:value="61.631889999999999" table:style-name="ce64">
            <text:p>61.63</text:p>
          </table:table-cell>
          <table:table-cell office:value-type="float" office:value="0.42085" table:style-name="ce64">
            <text:p>0.42</text:p>
          </table:table-cell>
          <table:table-cell office:value-type="float" office:value="52.240361" table:style-name="ce64">
            <text:p>52.24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88</text:p>
          </table:table-cell>
          <table:table-cell office:value-type="float" office:value="1.2015089999999999" table:style-name="ce64">
            <text:p>1.20</text:p>
          </table:table-cell>
          <table:table-cell office:value-type="float" office:value="1.2015089999999999" table:style-name="ce64">
            <text:p>1.20</text:p>
          </table:table-cell>
          <table:table-cell office:value-type="float" office:value="32.091583999999997" table:style-name="ce64">
            <text:p>32.09</text:p>
          </table:table-cell>
          <table:table-cell office:value-type="float" office:value="83.687160000000006" table:style-name="ce64">
            <text:p>83.69</text:p>
          </table:table-cell>
          <table:table-cell office:value-type="float" office:value="61.937824999999997" table:style-name="ce64">
            <text:p>61.94</text:p>
          </table:table-cell>
          <table:table-cell office:value-type="float" office:value="15.175757000000001" table:style-name="ce64">
            <text:p>15.18</text:p>
          </table:table-cell>
          <table:table-cell table:style-name="ce65"/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94</text:p>
          </table:table-cell>
          <table:table-cell office:value-type="float" office:value="0.97948800000000003" table:style-name="ce64">
            <text:p>0.98</text:p>
          </table:table-cell>
          <table:table-cell office:value-type="float" office:value="0.97948800000000003" table:style-name="ce64">
            <text:p>0.98</text:p>
          </table:table-cell>
          <table:table-cell office:value-type="float" office:value="31.652908" table:style-name="ce64">
            <text:p>31.65</text:p>
          </table:table-cell>
          <table:table-cell office:value-type="float" office:value="83.613118" table:style-name="ce64">
            <text:p>83.61</text:p>
          </table:table-cell>
          <table:table-cell office:value-type="float" office:value="62.264676999999999" table:style-name="ce64">
            <text:p>62.26</text:p>
          </table:table-cell>
          <table:table-cell office:value-type="float" office:value="0.582839" table:style-name="ce64">
            <text:p>0.58</text:p>
          </table:table-cell>
          <table:table-cell office:value-type="float" office:value="51.845210999999999" table:style-name="ce64">
            <text:p>51.85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096</text:p>
          </table:table-cell>
          <table:table-cell office:value-type="float" office:value="2.681365" table:style-name="ce64">
            <text:p>2.68</text:p>
          </table:table-cell>
          <table:table-cell office:value-type="float" office:value="2.681365" table:style-name="ce64">
            <text:p>2.68</text:p>
          </table:table-cell>
          <table:table-cell office:value-type="float" office:value="31.694617999999998" table:style-name="ce64">
            <text:p>31.69</text:p>
          </table:table-cell>
          <table:table-cell office:value-type="float" office:value="83.663207999999997" table:style-name="ce64">
            <text:p>83.66</text:p>
          </table:table-cell>
          <table:table-cell office:value-type="float" office:value="62.035525999999997" table:style-name="ce64">
            <text:p>62.04</text:p>
          </table:table-cell>
          <table:table-cell office:value-type="float" office:value="15.699049" table:style-name="ce64">
            <text:p>15.70</text:p>
          </table:table-cell>
          <table:table-cell office:value-type="float" office:value="51.869804000000002" table:style-name="ce64">
            <text:p>51.87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00</text:p>
          </table:table-cell>
          <table:table-cell office:value-type="float" office:value="3.1504729999999999" table:style-name="ce64">
            <text:p>3.15</text:p>
          </table:table-cell>
          <table:table-cell office:value-type="float" office:value="3.1504729999999999" table:style-name="ce64">
            <text:p>3.15</text:p>
          </table:table-cell>
          <table:table-cell office:value-type="float" office:value="31.483995" table:style-name="ce64">
            <text:p>31.48</text:p>
          </table:table-cell>
          <table:table-cell office:value-type="float" office:value="83.522993" table:style-name="ce64">
            <text:p>83.52</text:p>
          </table:table-cell>
          <table:table-cell office:value-type="float" office:value="62.01623" table:style-name="ce64">
            <text:p>62.02</text:p>
          </table:table-cell>
          <table:table-cell office:value-type="float" office:value="4.5587109999999997" table:style-name="ce64">
            <text:p>4.56</text:p>
          </table:table-cell>
          <table:table-cell office:value-type="float" office:value="51.674621000000002" table:style-name="ce64">
            <text:p>51.67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03</text:p>
          </table:table-cell>
          <table:table-cell office:value-type="float" office:value="12.381698" table:style-name="ce64">
            <text:p>12.38</text:p>
          </table:table-cell>
          <table:table-cell office:value-type="float" office:value="12.381698" table:style-name="ce64">
            <text:p>12.38</text:p>
          </table:table-cell>
          <table:table-cell office:value-type="float" office:value="31.749960999999999" table:style-name="ce64">
            <text:p>31.75</text:p>
          </table:table-cell>
          <table:table-cell office:value-type="float" office:value="83.536911000000003" table:style-name="ce64">
            <text:p>83.54</text:p>
          </table:table-cell>
          <table:table-cell office:value-type="float" office:value="61.557394000000002" table:style-name="ce64">
            <text:p>61.56</text:p>
          </table:table-cell>
          <table:table-cell office:value-type="float" office:value="15.631563" table:style-name="ce64">
            <text:p>15.63</text:p>
          </table:table-cell>
          <table:table-cell office:value-type="float" office:value="51.939211999999998" table:style-name="ce64">
            <text:p>51.94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07</text:p>
          </table:table-cell>
          <table:table-cell office:value-type="float" office:value="4.1063039999999997" table:style-name="ce64">
            <text:p>4.11</text:p>
          </table:table-cell>
          <table:table-cell office:value-type="float" office:value="4.1063039999999997" table:style-name="ce64">
            <text:p>4.11</text:p>
          </table:table-cell>
          <table:table-cell office:value-type="float" office:value="31.678422999999999" table:style-name="ce64">
            <text:p>31.68</text:p>
          </table:table-cell>
          <table:table-cell office:value-type="float" office:value="83.530579000000003" table:style-name="ce64">
            <text:p>83.53</text:p>
          </table:table-cell>
          <table:table-cell office:value-type="float" office:value="61.633465999999999" table:style-name="ce64">
            <text:p>61.63</text:p>
          </table:table-cell>
          <table:table-cell office:value-type="float" office:value="15.6007" table:style-name="ce64">
            <text:p>15.60</text:p>
          </table:table-cell>
          <table:table-cell office:value-type="float" office:value="51.780517000000003" table:style-name="ce64">
            <text:p>51.78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15</text:p>
          </table:table-cell>
          <table:table-cell office:value-type="float" office:value="1.2094119999999999" table:style-name="ce64">
            <text:p>1.21</text:p>
          </table:table-cell>
          <table:table-cell office:value-type="float" office:value="1.2094119999999999" table:style-name="ce64">
            <text:p>1.21</text:p>
          </table:table-cell>
          <table:table-cell office:value-type="float" office:value="31.510482" table:style-name="ce64">
            <text:p>31.51</text:p>
          </table:table-cell>
          <table:table-cell office:value-type="float" office:value="83.882981000000001" table:style-name="ce64">
            <text:p>83.88</text:p>
          </table:table-cell>
          <table:table-cell office:value-type="float" office:value="61.655115000000002" table:style-name="ce64">
            <text:p>61.66</text:p>
          </table:table-cell>
          <table:table-cell office:value-type="float" office:value="15.506988" table:style-name="ce64">
            <text:p>15.51</text:p>
          </table:table-cell>
          <table:table-cell office:value-type="float" office:value="51.875104999999998" table:style-name="ce64">
            <text:p>51.88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20</text:p>
          </table:table-cell>
          <table:table-cell office:value-type="float" office:value="1.4887300000000001" table:style-name="ce64">
            <text:p>1.49</text:p>
          </table:table-cell>
          <table:table-cell office:value-type="float" office:value="1.4887300000000001" table:style-name="ce64">
            <text:p>1.49</text:p>
          </table:table-cell>
          <table:table-cell office:value-type="float" office:value="31.447181" table:style-name="ce64">
            <text:p>31.45</text:p>
          </table:table-cell>
          <table:table-cell office:value-type="float" office:value="83.882800000000003" table:style-name="ce64">
            <text:p>83.88</text:p>
          </table:table-cell>
          <table:table-cell office:value-type="float" office:value="62.230338000000003" table:style-name="ce64">
            <text:p>62.23</text:p>
          </table:table-cell>
          <table:table-cell office:value-type="float" office:value="5.1735319999999998" table:style-name="ce64">
            <text:p>5.17</text:p>
          </table:table-cell>
          <table:table-cell office:value-type="float" office:value="51.606140000000003" table:style-name="ce64">
            <text:p>51.61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25</text:p>
          </table:table-cell>
          <table:table-cell office:value-type="float" office:value="13.457527000000001" table:style-name="ce64">
            <text:p>13.46</text:p>
          </table:table-cell>
          <table:table-cell office:value-type="float" office:value="13.457527000000001" table:style-name="ce64">
            <text:p>13.46</text:p>
          </table:table-cell>
          <table:table-cell office:value-type="float" office:value="31.522746999999999" table:style-name="ce64">
            <text:p>31.52</text:p>
          </table:table-cell>
          <table:table-cell office:value-type="float" office:value="83.532262000000003" table:style-name="ce64">
            <text:p>83.53</text:p>
          </table:table-cell>
          <table:table-cell office:value-type="float" office:value="62.202818000000001" table:style-name="ce64">
            <text:p>62.20</text:p>
          </table:table-cell>
          <table:table-cell office:value-type="float" office:value="17.635702999999999" table:style-name="ce64">
            <text:p>17.64</text:p>
          </table:table-cell>
          <table:table-cell office:value-type="float" office:value="51.946081999999997" table:style-name="ce64">
            <text:p>51.95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26</text:p>
          </table:table-cell>
          <table:table-cell office:value-type="float" office:value="13.70871" table:style-name="ce64">
            <text:p>13.71</text:p>
          </table:table-cell>
          <table:table-cell office:value-type="float" office:value="13.70871" table:style-name="ce64">
            <text:p>13.71</text:p>
          </table:table-cell>
          <table:table-cell office:value-type="float" office:value="31.599418" table:style-name="ce64">
            <text:p>31.60</text:p>
          </table:table-cell>
          <table:table-cell office:value-type="float" office:value="83.513417000000004" table:style-name="ce64">
            <text:p>83.51</text:p>
          </table:table-cell>
          <table:table-cell office:value-type="float" office:value="61.637962999999999" table:style-name="ce64">
            <text:p>61.64</text:p>
          </table:table-cell>
          <table:table-cell office:value-type="float" office:value="15.535261999999999" table:style-name="ce64">
            <text:p>15.54</text:p>
          </table:table-cell>
          <table:table-cell office:value-type="float" office:value="52.106012" table:style-name="ce64">
            <text:p>52.11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33</text:p>
          </table:table-cell>
          <table:table-cell office:value-type="float" office:value="13.40232" table:style-name="ce64">
            <text:p>13.40</text:p>
          </table:table-cell>
          <table:table-cell office:value-type="float" office:value="13.40232" table:style-name="ce64">
            <text:p>13.40</text:p>
          </table:table-cell>
          <table:table-cell office:value-type="float" office:value="31.617215999999999" table:style-name="ce64">
            <text:p>31.62</text:p>
          </table:table-cell>
          <table:table-cell office:value-type="float" office:value="83.649141" table:style-name="ce64">
            <text:p>83.65</text:p>
          </table:table-cell>
          <table:table-cell office:value-type="float" office:value="61.667045999999999" table:style-name="ce64">
            <text:p>61.67</text:p>
          </table:table-cell>
          <table:table-cell office:value-type="float" office:value="4.3944609999999997" table:style-name="ce64">
            <text:p>4.39</text:p>
          </table:table-cell>
          <table:table-cell office:value-type="float" office:value="52.080902000000002" table:style-name="ce64">
            <text:p>52.08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35</text:p>
          </table:table-cell>
          <table:table-cell office:value-type="float" office:value="2.14621" table:style-name="ce64">
            <text:p>2.15</text:p>
          </table:table-cell>
          <table:table-cell office:value-type="float" office:value="2.14621" table:style-name="ce64">
            <text:p>2.15</text:p>
          </table:table-cell>
          <table:table-cell office:value-type="float" office:value="31.765705000000001" table:style-name="ce64">
            <text:p>31.77</text:p>
          </table:table-cell>
          <table:table-cell office:value-type="float" office:value="83.488612000000003" table:style-name="ce64">
            <text:p>83.49</text:p>
          </table:table-cell>
          <table:table-cell office:value-type="float" office:value="62.013837000000002" table:style-name="ce64">
            <text:p>62.01</text:p>
          </table:table-cell>
          <table:table-cell office:value-type="float" office:value="2.9894949999999998" table:style-name="ce64">
            <text:p>2.99</text:p>
          </table:table-cell>
          <table:table-cell office:value-type="float" office:value="51.873897999999997" table:style-name="ce64">
            <text:p>51.87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49</text:p>
          </table:table-cell>
          <table:table-cell office:value-type="float" office:value="4.6528219999999996" table:style-name="ce64">
            <text:p>4.65</text:p>
          </table:table-cell>
          <table:table-cell office:value-type="float" office:value="4.6528219999999996" table:style-name="ce64">
            <text:p>4.65</text:p>
          </table:table-cell>
          <table:table-cell office:value-type="float" office:value="31.459765999999998" table:style-name="ce64">
            <text:p>31.46</text:p>
          </table:table-cell>
          <table:table-cell office:value-type="float" office:value="83.490347" table:style-name="ce64">
            <text:p>83.49</text:p>
          </table:table-cell>
          <table:table-cell office:value-type="float" office:value="61.943413999999997" table:style-name="ce64">
            <text:p>61.94</text:p>
          </table:table-cell>
          <table:table-cell office:value-type="float" office:value="4.0295180000000004" table:style-name="ce64">
            <text:p>4.03</text:p>
          </table:table-cell>
          <table:table-cell office:value-type="float" office:value="51.866889999999998" table:style-name="ce64">
            <text:p>51.87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53</text:p>
          </table:table-cell>
          <table:table-cell office:value-type="float" office:value="12.486945" table:style-name="ce64">
            <text:p>12.49</text:p>
          </table:table-cell>
          <table:table-cell office:value-type="float" office:value="12.486945" table:style-name="ce64">
            <text:p>12.49</text:p>
          </table:table-cell>
          <table:table-cell office:value-type="float" office:value="31.686792000000001" table:style-name="ce64">
            <text:p>31.69</text:p>
          </table:table-cell>
          <table:table-cell office:value-type="float" office:value="83.664558999999997" table:style-name="ce64">
            <text:p>83.66</text:p>
          </table:table-cell>
          <table:table-cell office:value-type="float" office:value="61.935592999999997" table:style-name="ce64">
            <text:p>61.94</text:p>
          </table:table-cell>
          <table:table-cell office:value-type="float" office:value="15.460141999999999" table:style-name="ce64">
            <text:p>15.46</text:p>
          </table:table-cell>
          <table:table-cell office:value-type="float" office:value="52.066516999999997" table:style-name="ce64">
            <text:p>52.07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56</text:p>
          </table:table-cell>
          <table:table-cell office:value-type="float" office:value="12.975471000000001" table:style-name="ce64">
            <text:p>12.98</text:p>
          </table:table-cell>
          <table:table-cell office:value-type="float" office:value="12.975471000000001" table:style-name="ce64">
            <text:p>12.98</text:p>
          </table:table-cell>
          <table:table-cell table:style-name="ce65"/>
          <table:table-cell office:value-type="float" office:value="83.501729999999995" table:style-name="ce64">
            <text:p>83.50</text:p>
          </table:table-cell>
          <table:table-cell office:value-type="float" office:value="61.948945999999999" table:style-name="ce64">
            <text:p>61.95</text:p>
          </table:table-cell>
          <table:table-cell office:value-type="float" office:value="15.232037" table:style-name="ce64">
            <text:p>15.23</text:p>
          </table:table-cell>
          <table:table-cell office:value-type="float" office:value="51.885050999999997" table:style-name="ce64">
            <text:p>51.89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57</text:p>
          </table:table-cell>
          <table:table-cell office:value-type="float" office:value="13.63641" table:style-name="ce64">
            <text:p>13.64</text:p>
          </table:table-cell>
          <table:table-cell office:value-type="float" office:value="13.63641" table:style-name="ce64">
            <text:p>13.64</text:p>
          </table:table-cell>
          <table:table-cell office:value-type="float" office:value="31.613626" table:style-name="ce64">
            <text:p>31.61</text:p>
          </table:table-cell>
          <table:table-cell office:value-type="float" office:value="83.517724000000001" table:style-name="ce64">
            <text:p>83.52</text:p>
          </table:table-cell>
          <table:table-cell office:value-type="float" office:value="61.922505999999998" table:style-name="ce64">
            <text:p>61.92</text:p>
          </table:table-cell>
          <table:table-cell table:style-name="ce65"/>
          <table:table-cell office:value-type="float" office:value="51.772754999999997" table:style-name="ce64">
            <text:p>51.77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67</text:p>
          </table:table-cell>
          <table:table-cell office:value-type="float" office:value="9.6339939999999995" table:style-name="ce64">
            <text:p>9.63</text:p>
          </table:table-cell>
          <table:table-cell office:value-type="float" office:value="9.6339939999999995" table:style-name="ce64">
            <text:p>9.63</text:p>
          </table:table-cell>
          <table:table-cell office:value-type="float" office:value="31.774139999999999" table:style-name="ce64">
            <text:p>31.77</text:p>
          </table:table-cell>
          <table:table-cell office:value-type="float" office:value="84.513923000000005" table:style-name="ce64">
            <text:p>84.51</text:p>
          </table:table-cell>
          <table:table-cell office:value-type="float" office:value="62.364536999999999" table:style-name="ce64">
            <text:p>62.36</text:p>
          </table:table-cell>
          <table:table-cell office:value-type="float" office:value="3.2876810000000001" table:style-name="ce64">
            <text:p>3.29</text:p>
          </table:table-cell>
          <table:table-cell office:value-type="float" office:value="52.775036999999998" table:style-name="ce64">
            <text:p>52.78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68</text:p>
          </table:table-cell>
          <table:table-cell office:value-type="float" office:value="8.4436649999999993" table:style-name="ce64">
            <text:p>8.44</text:p>
          </table:table-cell>
          <table:table-cell office:value-type="float" office:value="8.4436649999999993" table:style-name="ce64">
            <text:p>8.44</text:p>
          </table:table-cell>
          <table:table-cell office:value-type="float" office:value="32.537745000000001" table:style-name="ce64">
            <text:p>32.54</text:p>
          </table:table-cell>
          <table:table-cell office:value-type="float" office:value="84.528953000000001" table:style-name="ce64">
            <text:p>84.53</text:p>
          </table:table-cell>
          <table:table-cell office:value-type="float" office:value="62.447499999999998" table:style-name="ce64">
            <text:p>62.45</text:p>
          </table:table-cell>
          <table:table-cell office:value-type="float" office:value="4.8955219999999997" table:style-name="ce64">
            <text:p>4.90</text:p>
          </table:table-cell>
          <table:table-cell office:value-type="float" office:value="53.029775999999998" table:style-name="ce64">
            <text:p>53.03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71</text:p>
          </table:table-cell>
          <table:table-cell office:value-type="float" office:value="1.801094" table:style-name="ce64">
            <text:p>1.80</text:p>
          </table:table-cell>
          <table:table-cell office:value-type="float" office:value="1.801094" table:style-name="ce64">
            <text:p>1.80</text:p>
          </table:table-cell>
          <table:table-cell office:value-type="float" office:value="32.131430999999999" table:style-name="ce64">
            <text:p>32.13</text:p>
          </table:table-cell>
          <table:table-cell office:value-type="float" office:value="83.484910999999997" table:style-name="ce64">
            <text:p>83.48</text:p>
          </table:table-cell>
          <table:table-cell office:value-type="float" office:value="61.943494000000001" table:style-name="ce64">
            <text:p>61.94</text:p>
          </table:table-cell>
          <table:table-cell office:value-type="float" office:value="7.7557869999999998" table:style-name="ce64">
            <text:p>7.76</text:p>
          </table:table-cell>
          <table:table-cell office:value-type="float" office:value="52.420105" table:style-name="ce64">
            <text:p>52.42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76</text:p>
          </table:table-cell>
          <table:table-cell office:value-type="float" office:value="2.4678469999999999" table:style-name="ce64">
            <text:p>2.47</text:p>
          </table:table-cell>
          <table:table-cell office:value-type="float" office:value="2.4678469999999999" table:style-name="ce64">
            <text:p>2.47</text:p>
          </table:table-cell>
          <table:table-cell office:value-type="float" office:value="31.522220999999998" table:style-name="ce64">
            <text:p>31.52</text:p>
          </table:table-cell>
          <table:table-cell office:value-type="float" office:value="83.671768" table:style-name="ce64">
            <text:p>83.67</text:p>
          </table:table-cell>
          <table:table-cell office:value-type="float" office:value="61.717686" table:style-name="ce64">
            <text:p>61.72</text:p>
          </table:table-cell>
          <table:table-cell office:value-type="float" office:value="0.33461800000000003" table:style-name="ce64">
            <text:p>0.33</text:p>
          </table:table-cell>
          <table:table-cell office:value-type="float" office:value="52.995679000000003" table:style-name="ce64">
            <text:p>53.00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73</text:p>
          </table:table-cell>
          <table:table-cell office:value-type="float" office:value="1.2781800000000001" table:style-name="ce64">
            <text:p>1.28</text:p>
          </table:table-cell>
          <table:table-cell office:value-type="float" office:value="1.2781800000000001" table:style-name="ce64">
            <text:p>1.28</text:p>
          </table:table-cell>
          <table:table-cell office:value-type="float" office:value="31.569898999999999" table:style-name="ce64">
            <text:p>31.57</text:p>
          </table:table-cell>
          <table:table-cell office:value-type="float" office:value="83.653822000000005" table:style-name="ce64">
            <text:p>83.65</text:p>
          </table:table-cell>
          <table:table-cell office:value-type="float" office:value="62.308275000000002" table:style-name="ce64">
            <text:p>62.31</text:p>
          </table:table-cell>
          <table:table-cell office:value-type="float" office:value="3.3630580000000001" table:style-name="ce64">
            <text:p>3.36</text:p>
          </table:table-cell>
          <table:table-cell office:value-type="float" office:value="51.712166000000003" table:style-name="ce64">
            <text:p>51.71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75</text:p>
          </table:table-cell>
          <table:table-cell office:value-type="float" office:value="13.930742" table:style-name="ce64">
            <text:p>13.93</text:p>
          </table:table-cell>
          <table:table-cell office:value-type="float" office:value="13.930742" table:style-name="ce64">
            <text:p>13.93</text:p>
          </table:table-cell>
          <table:table-cell office:value-type="float" office:value="31.587374000000001" table:style-name="ce64">
            <text:p>31.59</text:p>
          </table:table-cell>
          <table:table-cell office:value-type="float" office:value="84.297870000000003" table:style-name="ce64">
            <text:p>84.30</text:p>
          </table:table-cell>
          <table:table-cell office:value-type="float" office:value="62.269621000000001" table:style-name="ce64">
            <text:p>62.27</text:p>
          </table:table-cell>
          <table:table-cell office:value-type="float" office:value="3.6612819999999999" table:style-name="ce64">
            <text:p>3.66</text:p>
          </table:table-cell>
          <table:table-cell table:style-name="ce65"/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80</text:p>
          </table:table-cell>
          <table:table-cell office:value-type="float" office:value="2.688126" table:style-name="ce64">
            <text:p>2.69</text:p>
          </table:table-cell>
          <table:table-cell office:value-type="float" office:value="2.688126" table:style-name="ce64">
            <text:p>2.69</text:p>
          </table:table-cell>
          <table:table-cell office:value-type="float" office:value="31.539966" table:style-name="ce64">
            <text:p>31.54</text:p>
          </table:table-cell>
          <table:table-cell office:value-type="float" office:value="83.463497000000004" table:style-name="ce64">
            <text:p>83.46</text:p>
          </table:table-cell>
          <table:table-cell office:value-type="float" office:value="62.047584999999998" table:style-name="ce64">
            <text:p>62.05</text:p>
          </table:table-cell>
          <table:table-cell office:value-type="float" office:value="1.6965049999999999" table:style-name="ce64">
            <text:p>1.70</text:p>
          </table:table-cell>
          <table:table-cell office:value-type="float" office:value="52.163899000000001" table:style-name="ce64">
            <text:p>52.16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82</text:p>
          </table:table-cell>
          <table:table-cell office:value-type="float" office:value="0.98960899999999996" table:style-name="ce64">
            <text:p>0.99</text:p>
          </table:table-cell>
          <table:table-cell office:value-type="float" office:value="0.98960899999999996" table:style-name="ce64">
            <text:p>0.99</text:p>
          </table:table-cell>
          <table:table-cell office:value-type="float" office:value="31.502879" table:style-name="ce64">
            <text:p>31.50</text:p>
          </table:table-cell>
          <table:table-cell office:value-type="float" office:value="83.458648999999994" table:style-name="ce64">
            <text:p>83.46</text:p>
          </table:table-cell>
          <table:table-cell office:value-type="float" office:value="61.64181" table:style-name="ce64">
            <text:p>61.64</text:p>
          </table:table-cell>
          <table:table-cell office:value-type="float" office:value="1.289595" table:style-name="ce64">
            <text:p>1.29</text:p>
          </table:table-cell>
          <table:table-cell office:value-type="float" office:value="51.711680999999999" table:style-name="ce64">
            <text:p>51.71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85</text:p>
          </table:table-cell>
          <table:table-cell office:value-type="float" office:value="13.471812" table:style-name="ce64">
            <text:p>13.47</text:p>
          </table:table-cell>
          <table:table-cell office:value-type="float" office:value="13.471812" table:style-name="ce64">
            <text:p>13.47</text:p>
          </table:table-cell>
          <table:table-cell office:value-type="float" office:value="31.604991999999999" table:style-name="ce64">
            <text:p>31.60</text:p>
          </table:table-cell>
          <table:table-cell office:value-type="float" office:value="83.636544000000001" table:style-name="ce64">
            <text:p>83.64</text:p>
          </table:table-cell>
          <table:table-cell office:value-type="float" office:value="61.888075999999998" table:style-name="ce64">
            <text:p>61.89</text:p>
          </table:table-cell>
          <table:table-cell office:value-type="float" office:value="1.0190939999999999" table:style-name="ce64">
            <text:p>1.02</text:p>
          </table:table-cell>
          <table:table-cell office:value-type="float" office:value="52.056491000000001" table:style-name="ce64">
            <text:p>52.06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87</text:p>
          </table:table-cell>
          <table:table-cell office:value-type="float" office:value="4.3608650000000004" table:style-name="ce64">
            <text:p>4.36</text:p>
          </table:table-cell>
          <table:table-cell office:value-type="float" office:value="4.3608650000000004" table:style-name="ce64">
            <text:p>4.36</text:p>
          </table:table-cell>
          <table:table-cell office:value-type="float" office:value="31.612145999999999" table:style-name="ce64">
            <text:p>31.61</text:p>
          </table:table-cell>
          <table:table-cell office:value-type="float" office:value="83.493153000000007" table:style-name="ce64">
            <text:p>83.49</text:p>
          </table:table-cell>
          <table:table-cell office:value-type="float" office:value="61.911382000000003" table:style-name="ce64">
            <text:p>61.91</text:p>
          </table:table-cell>
          <table:table-cell office:value-type="float" office:value="15.463585999999999" table:style-name="ce64">
            <text:p>15.46</text:p>
          </table:table-cell>
          <table:table-cell office:value-type="float" office:value="51.679060999999997" table:style-name="ce64">
            <text:p>51.68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91</text:p>
          </table:table-cell>
          <table:table-cell office:value-type="float" office:value="0.92816600000000005" table:style-name="ce64">
            <text:p>0.93</text:p>
          </table:table-cell>
          <table:table-cell office:value-type="float" office:value="0.92816600000000005" table:style-name="ce64">
            <text:p>0.93</text:p>
          </table:table-cell>
          <table:table-cell office:value-type="float" office:value="32.470266000000002" table:style-name="ce64">
            <text:p>32.47</text:p>
          </table:table-cell>
          <table:table-cell office:value-type="float" office:value="84.555475999999999" table:style-name="ce64">
            <text:p>84.56</text:p>
          </table:table-cell>
          <table:table-cell office:value-type="float" office:value="63.941572999999998" table:style-name="ce64">
            <text:p>63.94</text:p>
          </table:table-cell>
          <table:table-cell office:value-type="float" office:value="10.256008" table:style-name="ce64">
            <text:p>10.26</text:p>
          </table:table-cell>
          <table:table-cell office:value-type="float" office:value="54.076582999999999" table:style-name="ce64">
            <text:p>54.08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93</text:p>
          </table:table-cell>
          <table:table-cell office:value-type="float" office:value="1.4872399999999999" table:style-name="ce64">
            <text:p>1.49</text:p>
          </table:table-cell>
          <table:table-cell office:value-type="float" office:value="1.4872399999999999" table:style-name="ce64">
            <text:p>1.49</text:p>
          </table:table-cell>
          <table:table-cell office:value-type="float" office:value="32.228977999999998" table:style-name="ce64">
            <text:p>32.23</text:p>
          </table:table-cell>
          <table:table-cell office:value-type="float" office:value="84.387973000000002" table:style-name="ce64">
            <text:p>84.39</text:p>
          </table:table-cell>
          <table:table-cell office:value-type="float" office:value="62.137577999999998" table:style-name="ce64">
            <text:p>62.14</text:p>
          </table:table-cell>
          <table:table-cell office:value-type="float" office:value="2.9039329999999999" table:style-name="ce64">
            <text:p>2.90</text:p>
          </table:table-cell>
          <table:table-cell office:value-type="float" office:value="52.544604" table:style-name="ce64">
            <text:p>52.54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98</text:p>
          </table:table-cell>
          <table:table-cell office:value-type="float" office:value="1.3300639999999999" table:style-name="ce64">
            <text:p>1.33</text:p>
          </table:table-cell>
          <table:table-cell office:value-type="float" office:value="1.3300639999999999" table:style-name="ce64">
            <text:p>1.33</text:p>
          </table:table-cell>
          <table:table-cell office:value-type="float" office:value="31.685079999999999" table:style-name="ce64">
            <text:p>31.69</text:p>
          </table:table-cell>
          <table:table-cell office:value-type="float" office:value="83.518974999999998" table:style-name="ce64">
            <text:p>83.52</text:p>
          </table:table-cell>
          <table:table-cell office:value-type="float" office:value="62.885846000000001" table:style-name="ce64">
            <text:p>62.89</text:p>
          </table:table-cell>
          <table:table-cell office:value-type="float" office:value="3.4534379999999998" table:style-name="ce64">
            <text:p>3.45</text:p>
          </table:table-cell>
          <table:table-cell office:value-type="float" office:value="52.464585999999997" table:style-name="ce64">
            <text:p>52.46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P199</text:p>
          </table:table-cell>
          <table:table-cell office:value-type="float" office:value="1.3280259999999999" table:style-name="ce64">
            <text:p>1.33</text:p>
          </table:table-cell>
          <table:table-cell office:value-type="float" office:value="1.3280259999999999" table:style-name="ce64">
            <text:p>1.33</text:p>
          </table:table-cell>
          <table:table-cell office:value-type="float" office:value="31.556487000000001" table:style-name="ce64">
            <text:p>31.56</text:p>
          </table:table-cell>
          <table:table-cell office:value-type="float" office:value="83.343676000000002" table:style-name="ce64">
            <text:p>83.34</text:p>
          </table:table-cell>
          <table:table-cell office:value-type="float" office:value="61.863140000000001" table:style-name="ce64">
            <text:p>61.86</text:p>
          </table:table-cell>
          <table:table-cell office:value-type="float" office:value="7.3910140000000002" table:style-name="ce64">
            <text:p>7.39</text:p>
          </table:table-cell>
          <table:table-cell office:value-type="float" office:value="52.408645" table:style-name="ce64">
            <text:p>52.41</text:p>
          </table:table-cell>
          <table:table-cell table:number-columns-repeated="16375"/>
        </table:table-row>
        <table:table-row table:number-rows-repeated="1048516" table:style-name="ro1">
          <table:table-cell table:number-columns-repeated="16384"/>
        </table:table-row>
      </table:table>
      <table:table table:name="TTFF_K_Time_to_First_Fixation" table:style-name="ta1">
        <table:table-column table:style-name="co73" table:default-cell-style-name="ce1"/>
        <table:table-column table:style-name="co2" table:number-columns-repeated="6" table:default-cell-style-name="ce1"/>
        <table:table-column table:style-name="co37" table:default-cell-style-name="ce1"/>
        <table:table-column table:style-name="co84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EXCLUDE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9">
            <text:p>Time to First Fixation in AOI [s]</text:p>
          </table:table-cell>
          <table:table-cell office:value-type="string" table:style-name="ce60">
            <text:p>Participant nr</text:p>
          </table:table-cell>
          <table:table-cell office:value-type="string" table:style-name="ce53">
            <text:p>R bucket</text:p>
          </table:table-cell>
          <table:table-cell office:value-type="string" table:style-name="ce53">
            <text:p>R helmet + face</text:p>
          </table:table-cell>
          <table:table-cell office:value-type="string" table:style-name="ce53">
            <text:p>R jacket</text:p>
          </table:table-cell>
          <table:table-cell office:value-type="string" table:style-name="ce53">
            <text:p>Y bag</text:p>
          </table:table-cell>
          <table:table-cell office:value-type="string" table:style-name="ce53">
            <text:p>Y bucket</text:p>
          </table:table-cell>
          <table:table-cell office:value-type="string" table:style-name="ce59">
            <text:p>Y helmet + face</text:p>
          </table:table-cell>
          <table:table-cell office:value-type="string" table:style-name="ce53">
            <text:p>reason why it is in K group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007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3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010</text:p>
          </table:table-cell>
          <table:table-cell office:value-type="float" office:value="12.667954999999999" table:style-name="ce68">
            <text:p>12.67</text:p>
          </table:table-cell>
          <table:table-cell office:value-type="float" office:value="31.696736000000001" table:style-name="ce68">
            <text:p>31.70</text:p>
          </table:table-cell>
          <table:table-cell office:value-type="float" office:value="83.735985999999997" table:style-name="ce68">
            <text:p>83.74</text:p>
          </table:table-cell>
          <table:table-cell office:value-type="float" office:value="62.057439000000002" table:style-name="ce68">
            <text:p>62.06</text:p>
          </table:table-cell>
          <table:table-cell office:value-type="float" office:value="3.94842" table:style-name="ce68">
            <text:p>3.95</text:p>
          </table:table-cell>
          <table:table-cell office:value-type="float" office:value="51.830950000000001" table:style-name="ce68">
            <text:p>51.83</text:p>
          </table:table-cell>
          <table:table-cell office:value-type="string" table:style-name="ce4">
            <text:p>T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014</text:p>
          </table:table-cell>
          <table:table-cell office:value-type="float" office:value="13.449971" table:style-name="ce68">
            <text:p>13.45</text:p>
          </table:table-cell>
          <table:table-cell office:value-type="float" office:value="31.542339999999999" table:style-name="ce68">
            <text:p>31.54</text:p>
          </table:table-cell>
          <table:table-cell office:value-type="float" office:value="83.506375000000006" table:style-name="ce68">
            <text:p>83.51</text:p>
          </table:table-cell>
          <table:table-cell office:value-type="float" office:value="61.936475000000002" table:style-name="ce68">
            <text:p>61.94</text:p>
          </table:table-cell>
          <table:table-cell office:value-type="float" office:value="1.64723" table:style-name="ce68">
            <text:p>1.65</text:p>
          </table:table-cell>
          <table:table-cell office:value-type="float" office:value="51.871364999999997" table:style-name="ce68">
            <text:p>51.87</text:p>
          </table:table-cell>
          <table:table-cell office:value-type="string" table:style-name="ce4">
            <text:p>Y gogles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021</text:p>
          </table:table-cell>
          <table:table-cell office:value-type="float" office:value="5.5017630000000004" table:style-name="ce68">
            <text:p>5.50</text:p>
          </table:table-cell>
          <table:table-cell office:value-type="float" office:value="32.031585999999997" table:style-name="ce68">
            <text:p>32.03</text:p>
          </table:table-cell>
          <table:table-cell office:value-type="float" office:value="83.663422999999995" table:style-name="ce68">
            <text:p>83.66</text:p>
          </table:table-cell>
          <table:table-cell office:value-type="float" office:value="61.922649" table:style-name="ce68">
            <text:p>61.92</text:p>
          </table:table-cell>
          <table:table-cell office:value-type="float" office:value="15.456258" table:style-name="ce68">
            <text:p>15.46</text:p>
          </table:table-cell>
          <table:table-cell office:value-type="float" office:value="51.871685999999997" table:style-name="ce68">
            <text:p>51.87</text:p>
          </table:table-cell>
          <table:table-cell office:value-type="string" table:style-name="ce4">
            <text:p>R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033</text:p>
          </table:table-cell>
          <table:table-cell office:value-type="float" office:value="5.6437439999999999" table:style-name="ce68">
            <text:p>5.64</text:p>
          </table:table-cell>
          <table:table-cell office:value-type="float" office:value="31.592238999999999" table:style-name="ce68">
            <text:p>31.59</text:p>
          </table:table-cell>
          <table:table-cell office:value-type="float" office:value="83.558053000000001" table:style-name="ce68">
            <text:p>83.56</text:p>
          </table:table-cell>
          <table:table-cell office:value-type="float" office:value="61.887515" table:style-name="ce68">
            <text:p>61.89</text:p>
          </table:table-cell>
          <table:table-cell office:value-type="float" office:value="3.8854920000000002" table:style-name="ce68">
            <text:p>3.89</text:p>
          </table:table-cell>
          <table:table-cell office:value-type="float" office:value="51.812812999999998" table:style-name="ce68">
            <text:p>51.81</text:p>
          </table:table-cell>
          <table:table-cell office:value-type="string" table:style-name="ce4">
            <text:p>Y gogles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041</text:p>
          </table:table-cell>
          <table:table-cell office:value-type="float" office:value="5.0744420000000003" table:style-name="ce68">
            <text:p>5.07</text:p>
          </table:table-cell>
          <table:table-cell office:value-type="float" office:value="31.553104000000001" table:style-name="ce68">
            <text:p>31.55</text:p>
          </table:table-cell>
          <table:table-cell office:value-type="float" office:value="83.640443000000005" table:style-name="ce68">
            <text:p>83.64</text:p>
          </table:table-cell>
          <table:table-cell office:value-type="float" office:value="62.129157999999997" table:style-name="ce68">
            <text:p>62.13</text:p>
          </table:table-cell>
          <table:table-cell office:value-type="float" office:value="15.525574000000001" table:style-name="ce68">
            <text:p>15.53</text:p>
          </table:table-cell>
          <table:table-cell office:value-type="float" office:value="51.754717999999997" table:style-name="ce68">
            <text:p>51.75</text:p>
          </table:table-cell>
          <table:table-cell office:value-type="string" table:style-name="ce4">
            <text:p>T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049</text:p>
          </table:table-cell>
          <table:table-cell office:value-type="float" office:value="1.1924570000000001" table:style-name="ce68">
            <text:p>1.19</text:p>
          </table:table-cell>
          <table:table-cell office:value-type="float" office:value="31.602193" table:style-name="ce68">
            <text:p>31.60</text:p>
          </table:table-cell>
          <table:table-cell office:value-type="float" office:value="83.594699000000006" table:style-name="ce68">
            <text:p>83.59</text:p>
          </table:table-cell>
          <table:table-cell office:value-type="float" office:value="61.940753999999998" table:style-name="ce68">
            <text:p>61.94</text:p>
          </table:table-cell>
          <table:table-cell office:value-type="float" office:value="15.338395999999999" table:style-name="ce68">
            <text:p>15.34</text:p>
          </table:table-cell>
          <table:table-cell office:value-type="float" office:value="51.938208000000003" table:style-name="ce68">
            <text:p>51.94</text:p>
          </table:table-cell>
          <table:table-cell office:value-type="string" table:style-name="ce4">
            <text:p>T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055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057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061</text:p>
          </table:table-cell>
          <table:table-cell office:value-type="float" office:value="2.482367" table:style-name="ce68">
            <text:p>2.48</text:p>
          </table:table-cell>
          <table:table-cell office:value-type="float" office:value="31.708853000000001" table:style-name="ce68">
            <text:p>31.71</text:p>
          </table:table-cell>
          <table:table-cell office:value-type="float" office:value="83.473201000000003" table:style-name="ce68">
            <text:p>83.47</text:p>
          </table:table-cell>
          <table:table-cell office:value-type="float" office:value="62.094295000000002" table:style-name="ce68">
            <text:p>62.09</text:p>
          </table:table-cell>
          <table:table-cell office:value-type="float" office:value="15.14836" table:style-name="ce68">
            <text:p>15.15</text:p>
          </table:table-cell>
          <table:table-cell office:value-type="float" office:value="51.899645999999997" table:style-name="ce68">
            <text:p>51.90</text:p>
          </table:table-cell>
          <table:table-cell office:value-type="string" table:style-name="ce4">
            <text:p>R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068</text:p>
          </table:table-cell>
          <table:table-cell office:value-type="float" office:value="13.505072999999999" table:style-name="ce68">
            <text:p>13.51</text:p>
          </table:table-cell>
          <table:table-cell office:value-type="float" office:value="31.778088" table:style-name="ce68">
            <text:p>31.78</text:p>
          </table:table-cell>
          <table:table-cell office:value-type="float" office:value="84.252658999999994" table:style-name="ce68">
            <text:p>84.25</text:p>
          </table:table-cell>
          <table:table-cell office:value-type="float" office:value="62.041128" table:style-name="ce68">
            <text:p>62.04</text:p>
          </table:table-cell>
          <table:table-cell office:value-type="float" office:value="1.792367" table:style-name="ce68">
            <text:p>1.79</text:p>
          </table:table-cell>
          <table:table-cell office:value-type="float" office:value="51.724283999999997" table:style-name="ce68">
            <text:p>51.72</text:p>
          </table:table-cell>
          <table:table-cell office:value-type="string" table:style-name="ce4">
            <text:p>R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071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074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095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097</text:p>
          </table:table-cell>
          <table:table-cell office:value-type="float" office:value="13.458982000000001" table:style-name="ce68">
            <text:p>13.46</text:p>
          </table:table-cell>
          <table:table-cell office:value-type="float" office:value="32.619661000000001" table:style-name="ce68">
            <text:p>32.62</text:p>
          </table:table-cell>
          <table:table-cell office:value-type="float" office:value="83.703649999999996" table:style-name="ce68">
            <text:p>83.70</text:p>
          </table:table-cell>
          <table:table-cell office:value-type="float" office:value="61.877569999999999" table:style-name="ce68">
            <text:p>61.88</text:p>
          </table:table-cell>
          <table:table-cell office:value-type="float" office:value="0.81632899999999997" table:style-name="ce68">
            <text:p>0.82</text:p>
          </table:table-cell>
          <table:table-cell office:value-type="float" office:value="53.328543000000003" table:style-name="ce68">
            <text:p>53.33</text:p>
          </table:table-cell>
          <table:table-cell office:value-type="string" table:style-name="ce4">
            <text:p>R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06</text:p>
          </table:table-cell>
          <table:table-cell office:value-type="float" office:value="13.630527000000001" table:style-name="ce68">
            <text:p>13.63</text:p>
          </table:table-cell>
          <table:table-cell office:value-type="float" office:value="32.133800999999998" table:style-name="ce68">
            <text:p>32.13</text:p>
          </table:table-cell>
          <table:table-cell office:value-type="float" office:value="83.653544999999994" table:style-name="ce68">
            <text:p>83.65</text:p>
          </table:table-cell>
          <table:table-cell office:value-type="float" office:value="61.627890999999998" table:style-name="ce68">
            <text:p>61.63</text:p>
          </table:table-cell>
          <table:table-cell office:value-type="float" office:value="15.635403999999999" table:style-name="ce68">
            <text:p>15.64</text:p>
          </table:table-cell>
          <table:table-cell office:value-type="float" office:value="52.422387000000001" table:style-name="ce68">
            <text:p>52.42</text:p>
          </table:table-cell>
          <table:table-cell office:value-type="string" table:style-name="ce4">
            <text:p>R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12</text:p>
          </table:table-cell>
          <table:table-cell office:value-type="float" office:value="13.246371999999999" table:style-name="ce68">
            <text:p>13.25</text:p>
          </table:table-cell>
          <table:table-cell office:value-type="float" office:value="31.579234" table:style-name="ce68">
            <text:p>31.58</text:p>
          </table:table-cell>
          <table:table-cell office:value-type="float" office:value="83.624382999999995" table:style-name="ce68">
            <text:p>83.62</text:p>
          </table:table-cell>
          <table:table-cell office:value-type="float" office:value="61.944398" table:style-name="ce68">
            <text:p>61.94</text:p>
          </table:table-cell>
          <table:table-cell office:value-type="float" office:value="15.289583" table:style-name="ce68">
            <text:p>15.29</text:p>
          </table:table-cell>
          <table:table-cell office:value-type="float" office:value="52.954340999999999" table:style-name="ce68">
            <text:p>52.95</text:p>
          </table:table-cell>
          <table:table-cell office:value-type="string" table:style-name="ce4">
            <text:p>Y gogles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13</text:p>
          </table:table-cell>
          <table:table-cell office:value-type="float" office:value="13.267882" table:style-name="ce68">
            <text:p>13.27</text:p>
          </table:table-cell>
          <table:table-cell office:value-type="float" office:value="32.193187000000002" table:style-name="ce68">
            <text:p>32.19</text:p>
          </table:table-cell>
          <table:table-cell office:value-type="float" office:value="83.610974999999996" table:style-name="ce68">
            <text:p>83.61</text:p>
          </table:table-cell>
          <table:table-cell office:value-type="float" office:value="61.932226999999997" table:style-name="ce68">
            <text:p>61.93</text:p>
          </table:table-cell>
          <table:table-cell office:value-type="float" office:value="5.0733180000000004" table:style-name="ce68">
            <text:p>5.07</text:p>
          </table:table-cell>
          <table:table-cell office:value-type="float" office:value="51.935507000000001" table:style-name="ce68">
            <text:p>51.94</text:p>
          </table:table-cell>
          <table:table-cell office:value-type="string" table:style-name="ce4">
            <text:p>T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14</text:p>
          </table:table-cell>
          <table:table-cell office:value-type="float" office:value="1.6660680000000001" table:style-name="ce68">
            <text:p>1.67</text:p>
          </table:table-cell>
          <table:table-cell office:value-type="float" office:value="32.146220999999997" table:style-name="ce68">
            <text:p>32.15</text:p>
          </table:table-cell>
          <table:table-cell office:value-type="float" office:value="84.785075000000006" table:style-name="ce68">
            <text:p>84.79</text:p>
          </table:table-cell>
          <table:table-cell office:value-type="float" office:value="61.835594999999998" table:style-name="ce68">
            <text:p>61.84</text:p>
          </table:table-cell>
          <table:table-cell office:value-type="float" office:value="0.817774" table:style-name="ce68">
            <text:p>0.82</text:p>
          </table:table-cell>
          <table:table-cell office:value-type="float" office:value="51.819881000000002" table:style-name="ce68">
            <text:p>51.82</text:p>
          </table:table-cell>
          <table:table-cell office:value-type="string" table:style-name="ce4">
            <text:p>T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16</text:p>
          </table:table-cell>
          <table:table-cell office:value-type="float" office:value="12.998652999999999" table:style-name="ce68">
            <text:p>13.00</text:p>
          </table:table-cell>
          <table:table-cell office:value-type="float" office:value="31.648137999999999" table:style-name="ce68">
            <text:p>31.65</text:p>
          </table:table-cell>
          <table:table-cell office:value-type="float" office:value="83.674982999999997" table:style-name="ce68">
            <text:p>83.67</text:p>
          </table:table-cell>
          <table:table-cell office:value-type="float" office:value="61.956719" table:style-name="ce68">
            <text:p>61.96</text:p>
          </table:table-cell>
          <table:table-cell office:value-type="float" office:value="15.675198999999999" table:style-name="ce68">
            <text:p>15.68</text:p>
          </table:table-cell>
          <table:table-cell office:value-type="float" office:value="51.901797999999999" table:style-name="ce68">
            <text:p>51.90</text:p>
          </table:table-cell>
          <table:table-cell office:value-type="string" table:style-name="ce4">
            <text:p>R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17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18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21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37</text:p>
          </table:table-cell>
          <table:table-cell office:value-type="float" office:value="0.87527900000000003" table:style-name="ce68">
            <text:p>0.88</text:p>
          </table:table-cell>
          <table:table-cell office:value-type="float" office:value="31.872772000000001" table:style-name="ce68">
            <text:p>31.87</text:p>
          </table:table-cell>
          <table:table-cell office:value-type="float" office:value="83.930593999999999" table:style-name="ce68">
            <text:p>83.93</text:p>
          </table:table-cell>
          <table:table-cell office:value-type="float" office:value="61.933523999999998" table:style-name="ce68">
            <text:p>61.93</text:p>
          </table:table-cell>
          <table:table-cell office:value-type="float" office:value="1.823558" table:style-name="ce68">
            <text:p>1.82</text:p>
          </table:table-cell>
          <table:table-cell office:value-type="float" office:value="51.950949999999999" table:style-name="ce68">
            <text:p>51.95</text:p>
          </table:table-cell>
          <table:table-cell office:value-type="string" table:style-name="ce4">
            <text:p>Y gogles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38</text:p>
          </table:table-cell>
          <table:table-cell office:value-type="float" office:value="13.25737" table:style-name="ce68">
            <text:p>13.26</text:p>
          </table:table-cell>
          <table:table-cell office:value-type="float" office:value="31.803813000000002" table:style-name="ce68">
            <text:p>31.80</text:p>
          </table:table-cell>
          <table:table-cell office:value-type="float" office:value="83.595349999999996" table:style-name="ce68">
            <text:p>83.60</text:p>
          </table:table-cell>
          <table:table-cell office:value-type="float" office:value="61.643155999999998" table:style-name="ce68">
            <text:p>61.64</text:p>
          </table:table-cell>
          <table:table-cell office:value-type="float" office:value="15.758917" table:style-name="ce68">
            <text:p>15.76</text:p>
          </table:table-cell>
          <table:table-cell office:value-type="float" office:value="51.913701000000003" table:style-name="ce68">
            <text:p>51.91</text:p>
          </table:table-cell>
          <table:table-cell office:value-type="string" table:style-name="ce4">
            <text:p>R goggles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43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62</text:p>
          </table:table-cell>
          <table:table-cell office:value-type="float" office:value="1.8486530000000001" table:style-name="ce68">
            <text:p>1.85</text:p>
          </table:table-cell>
          <table:table-cell office:value-type="float" office:value="31.680776999999999" table:style-name="ce68">
            <text:p>31.68</text:p>
          </table:table-cell>
          <table:table-cell office:value-type="float" office:value="83.583397000000005" table:style-name="ce68">
            <text:p>83.58</text:p>
          </table:table-cell>
          <table:table-cell office:value-type="float" office:value="61.932310999999999" table:style-name="ce68">
            <text:p>61.93</text:p>
          </table:table-cell>
          <table:table-cell office:value-type="float" office:value="16.511206000000001" table:style-name="ce68">
            <text:p>16.51</text:p>
          </table:table-cell>
          <table:table-cell office:value-type="float" office:value="51.926008000000003" table:style-name="ce68">
            <text:p>51.93</text:p>
          </table:table-cell>
          <table:table-cell office:value-type="string" table:style-name="ce4">
            <text:p>R goggles / data quality / procedur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74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78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94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71">
            <text:p>P195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 no ET / resignation / retracted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database-ranges>
        <table:database-range table:target-range-address="R_TIME.A3:R_TIME.A59" table:contains-header="false">
          <table:sort>
            <table:sort-by table:field-number="0"/>
          </table:sort>
        </table:database-range>
        <table:database-range table:target-range-address="Y_TIME.A3:Y_TIME.A60" table:contains-header="false">
          <table:sort>
            <table:sort-by table:field-number="0"/>
          </table:sort>
        </table:database-range>
        <table:database-range table:target-range-address="K_TIME.A3:K_TIME.A15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Docs-Roboto" svg:font-family="Docs-Roboto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ny_32_2" style:display-name="Normalny 2" style:family="table-cell" style:data-style-name="N0"/>
    <style:style style:name="Normalny_32_3" style:display-name="Normalny 3" style:family="table-cell" style:data-style-name="N0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Filip Piątek</meta:initial-creator>
    <dc:creator>Michał Dziedziak</dc:creator>
    <meta:creation-date>2024-10-15T06:43:53Z</meta:creation-date>
    <dc:date>2025-03-19T17:26:26Z</dc:date>
  </office:meta>
</office:document-meta>
</file>